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>
        <table:table-row>
          <table:table-cell office:value-type="string">
            <text:p>Date</text:p>
          </table:table-cell>
          <table:table-cell office:value-type="string">
            <text:p>Suffix</text:p>
          </table:table-cell>
          <table:table-cell office:value-type="string">
            <text:p>KM</text:p>
          </table:table-cell>
          <table:table-cell office:value-type="string">
            <text:p>Dplus</text:p>
          </table:table-cell>
          <table:table-cell office:value-type="string">
            <text:p>Top</text:p>
          </table:table-cell>
          <table:table-cell office:value-type="string">
            <text:p>People</text:p>
          </table:table-cell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Comment</text:p>
          </table:table-cell>
          <table:table-cell office:value-type="string">
            <text:p>id</text:p>
          </table:table-cell>
          <table:table-cell office:value-type="string">
            <text:p>EventLink</text:p>
          </table:table-cell>
          <table:table-cell office:value-type="string">
            <text:p>TrailShortLink</text:p>
          </table:table-cell>
          <table:table-cell office:value-type="string">
            <text:p>TrailFullLink</text:p>
          </table:table-cell>
          <table:table-cell office:value-type="string">
            <text:p>Trail1</text:p>
          </table:table-cell>
          <table:table-cell office:value-type="string">
            <text:p>Trail2</text:p>
          </table:table-cell>
          <table:table-cell office:value-type="string">
            <text:p>Album</text:p>
          </table:table-cell>
          <table:table-cell office:value-type="string">
            <text:p>HavePhoto</text:p>
          </table:table-cell>
        </table:table-row>
        <table:table-row>
          <table:table-cell office:value-type="string">
            <text:p>2020-06-28</text:p>
          </table:table-cell>
          <table:table-cell/>
          <table:table-cell office:value-type="float" office:value="8.4">
            <text:p>8.4</text:p>
          </table:table-cell>
          <table:table-cell office:value-type="float" office:value="813">
            <text:p>813</text:p>
          </table:table-cell>
          <table:table-cell office:value-type="float" office:value="1046">
            <text:p>1046</text:p>
          </table:table-cell>
          <table:table-cell office:value-type="float" office:value="3">
            <text:p>3</text:p>
          </table:table-cell>
          <table:table-cell office:value-type="string">
            <text:p>Circuit Mont Jalla – Mont Rachais</text:p>
          </table:table-cell>
          <table:table-cell office:value-type="string">
            <text:p>Hike</text:p>
          </table:table-cell>
          <table:table-cell/>
          <table:table-cell office:value-type="float" office:value="271562817">
            <text:p>271562817</text:p>
          </table:table-cell>
          <table:table-cell office:value-type="string">
            <text:p>https://www.meetup.com/grenoble-adventure-club-english-french/events/271562817</text:p>
          </table:table-cell>
          <table:table-cell office:value-type="string">
            <text:p>https://s.42l.fr/5k1GoOd4</text:p>
          </table:table-cell>
          <table:table-cell/>
          <table:table-cell/>
          <table:table-cell/>
          <table:table-cell office:value-type="string">
            <text:p>2020-06-28-Circuit-Mont-Jalla-Mont-Rachais.html</text:p>
          </table:table-cell>
          <table:table-cell/>
        </table:table-row>
        <table:table-row>
          <table:table-cell office:value-type="string">
            <text:p>2020-07-02</text:p>
          </table:table-cell>
          <table:table-cell/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Weekend Trail Planning (with apéritif)</text:p>
          </table:table-cell>
          <table:table-cell office:value-type="string">
            <text:p>Party</text:p>
          </table:table-cell>
          <table:table-cell/>
          <table:table-cell office:value-type="float" office:value="271586184">
            <text:p>271586184</text:p>
          </table:table-cell>
          <table:table-cell office:value-type="string">
            <text:p>https://www.meetup.com/grenoble-adventure-club-english-french/events/271586184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07-04</text:p>
          </table:table-cell>
          <table:table-cell/>
          <table:table-cell office:value-type="float" office:value="3.6">
            <text:p>3.6</text:p>
          </table:table-cell>
          <table:table-cell office:value-type="float" office:value="786">
            <text:p>786</text:p>
          </table:table-cell>
          <table:table-cell office:value-type="float" office:value="2082">
            <text:p>2082</text:p>
          </table:table-cell>
          <table:table-cell office:value-type="float" office:value="6">
            <text:p>6</text:p>
          </table:table-cell>
          <table:table-cell office:value-type="string">
            <text:p>Chamechaude 4th of July!</text:p>
          </table:table-cell>
          <table:table-cell office:value-type="string">
            <text:p>Hike</text:p>
          </table:table-cell>
          <table:table-cell/>
          <table:table-cell office:value-type="float" office:value="271679624">
            <text:p>271679624</text:p>
          </table:table-cell>
          <table:table-cell office:value-type="string">
            <text:p>https://www.meetup.com/grenoble-adventure-club-english-french/events/271679624</text:p>
          </table:table-cell>
          <table:table-cell office:value-type="string">
            <text:p>https://s.42l.fr/iTny7FHv</text:p>
          </table:table-cell>
          <table:table-cell/>
          <table:table-cell/>
          <table:table-cell/>
          <table:table-cell office:value-type="string">
            <text:p>2020-07-04-Chamechaude-4th-of-July.html</text:p>
          </table:table-cell>
          <table:table-cell/>
        </table:table-row>
        <table:table-row>
          <table:table-cell office:value-type="string">
            <text:p>2020-07-05</text:p>
          </table:table-cell>
          <table:table-cell/>
          <table:table-cell office:value-type="float" office:value="6.2">
            <text:p>6.2</text:p>
          </table:table-cell>
          <table:table-cell office:value-type="float" office:value="70">
            <text:p>70</text:p>
          </table:table-cell>
          <table:table-cell office:value-type="float" office:value="220">
            <text:p>220</text:p>
          </table:table-cell>
          <table:table-cell office:value-type="float" office:value="11">
            <text:p>11</text:p>
          </table:table-cell>
          <table:table-cell office:value-type="string">
            <text:p>"City Hike" with Game :)</text:p>
          </table:table-cell>
          <table:table-cell office:value-type="string">
            <text:p>Hike</text:p>
          </table:table-cell>
          <table:table-cell/>
          <table:table-cell office:value-type="float" office:value="271695565">
            <text:p>271695565</text:p>
          </table:table-cell>
          <table:table-cell office:value-type="string">
            <text:p>https://www.meetup.com/grenoble-adventure-club-english-french/events/271695565</text:p>
          </table:table-cell>
          <table:table-cell office:value-type="string">
            <text:p>https://frama.link/FzfQXGha</text:p>
          </table:table-cell>
          <table:table-cell/>
          <table:table-cell/>
          <table:table-cell/>
          <table:table-cell office:value-type="string">
            <text:p>2020-07-05-City-Hike-with-Game.html</text:p>
          </table:table-cell>
          <table:table-cell/>
        </table:table-row>
        <table:table-row>
          <table:table-cell office:value-type="string">
            <text:p>2020-07-08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Weekend Trail Planning + Game</text:p>
          </table:table-cell>
          <table:table-cell office:value-type="string">
            <text:p>Party</text:p>
          </table:table-cell>
          <table:table-cell/>
          <table:table-cell office:value-type="float" office:value="271749780">
            <text:p>271749780</text:p>
          </table:table-cell>
          <table:table-cell office:value-type="string">
            <text:p>https://www.meetup.com/grenoble-adventure-club-english-french/events/271749780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07-10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Friday Night Improvisation &amp; Late Planning</text:p>
          </table:table-cell>
          <table:table-cell office:value-type="string">
            <text:p>Party</text:p>
          </table:table-cell>
          <table:table-cell/>
          <table:table-cell office:value-type="float" office:value="271841270">
            <text:p>271841270</text:p>
          </table:table-cell>
          <table:table-cell office:value-type="string">
            <text:p>https://www.meetup.com/grenoble-adventure-club-english-french/events/271841270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07-11</text:p>
          </table:table-cell>
          <table:table-cell/>
          <table:table-cell office:value-type="float" office:value="4.3">
            <text:p>4.3</text:p>
          </table:table-cell>
          <table:table-cell office:value-type="float" office:value="60">
            <text:p>60</text:p>
          </table:table-cell>
          <table:table-cell office:value-type="float" office:value="220">
            <text:p>220</text:p>
          </table:table-cell>
          <table:table-cell office:value-type="float" office:value="4">
            <text:p>4</text:p>
          </table:table-cell>
          <table:table-cell office:value-type="string">
            <text:p>City Hike #2 with Geocaching</text:p>
          </table:table-cell>
          <table:table-cell office:value-type="string">
            <text:p>Hike</text:p>
          </table:table-cell>
          <table:table-cell/>
          <table:table-cell office:value-type="float" office:value="271771141">
            <text:p>271771141</text:p>
          </table:table-cell>
          <table:table-cell office:value-type="string">
            <text:p>https://www.meetup.com/grenoble-adventure-club-english-french/events/271771141</text:p>
          </table:table-cell>
          <table:table-cell office:value-type="string">
            <text:p>https://frama.link/XsStAy4E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07-12</text:p>
          </table:table-cell>
          <table:table-cell/>
          <table:table-cell office:value-type="float" office:value="14.6">
            <text:p>14.6</text:p>
          </table:table-cell>
          <table:table-cell office:value-type="float" office:value="1190">
            <text:p>1190</text:p>
          </table:table-cell>
          <table:table-cell office:value-type="float" office:value="2448">
            <text:p>2448</text:p>
          </table:table-cell>
          <table:table-cell office:value-type="float" office:value="15">
            <text:p>15</text:p>
          </table:table-cell>
          <table:table-cell office:value-type="string">
            <text:p>Chamrousse and the lakes, 12th of July!</text:p>
          </table:table-cell>
          <table:table-cell office:value-type="string">
            <text:p>Hike</text:p>
          </table:table-cell>
          <table:table-cell/>
          <table:table-cell office:value-type="float" office:value="271778570">
            <text:p>271778570</text:p>
          </table:table-cell>
          <table:table-cell office:value-type="string">
            <text:p>https://www.meetup.com/grenoble-adventure-club-english-french/events/271778570</text:p>
          </table:table-cell>
          <table:table-cell office:value-type="string">
            <text:p>https://frama.link/5RJcyZ8w</text:p>
          </table:table-cell>
          <table:table-cell/>
          <table:table-cell/>
          <table:table-cell/>
          <table:table-cell office:value-type="string">
            <text:p>2020-07-12-Chamrousse-and-the-lakes,-12th-of-July.html</text:p>
          </table:table-cell>
          <table:table-cell/>
        </table:table-row>
        <table:table-row>
          <table:table-cell office:value-type="string">
            <text:p>2020-07-14</text:p>
          </table:table-cell>
          <table:table-cell/>
          <table:table-cell office:value-type="float" office:value="11.9">
            <text:p>11.9</text:p>
          </table:table-cell>
          <table:table-cell office:value-type="float" office:value="442">
            <text:p>442</text:p>
          </table:table-cell>
          <table:table-cell office:value-type="float" office:value="683">
            <text:p>683</text:p>
          </table:table-cell>
          <table:table-cell office:value-type="float" office:value="16">
            <text:p>16</text:p>
          </table:table-cell>
          <table:table-cell office:value-type="string">
            <text:p>Bastille Day Hike - Vive La France !!!</text:p>
          </table:table-cell>
          <table:table-cell office:value-type="string">
            <text:p>Hike</text:p>
          </table:table-cell>
          <table:table-cell/>
          <table:table-cell office:value-type="float" office:value="271838208">
            <text:p>271838208</text:p>
          </table:table-cell>
          <table:table-cell office:value-type="string">
            <text:p>https://www.meetup.com/grenoble-adventure-club-english-french/events/271838208</text:p>
          </table:table-cell>
          <table:table-cell office:value-type="string">
            <text:p>https://frama.link/kB_8PSV_</text:p>
          </table:table-cell>
          <table:table-cell/>
          <table:table-cell/>
          <table:table-cell/>
          <table:table-cell office:value-type="string">
            <text:p>2020-07-14-Bastille-Day-Hike-Vive-La-France.html</text:p>
          </table:table-cell>
          <table:table-cell/>
        </table:table-row>
        <table:table-row>
          <table:table-cell office:value-type="string">
            <text:p>2020-07-18</text:p>
          </table:table-cell>
          <table:table-cell/>
          <table:table-cell office:value-type="float" office:value="6.6">
            <text:p>6.6</text:p>
          </table:table-cell>
          <table:table-cell office:value-type="float" office:value="50">
            <text:p>50</text:p>
          </table:table-cell>
          <table:table-cell office:value-type="float" office:value="220">
            <text:p>220</text:p>
          </table:table-cell>
          <table:table-cell office:value-type="float" office:value="7">
            <text:p>7</text:p>
          </table:table-cell>
          <table:table-cell office:value-type="string">
            <text:p>Chill afternoon Geocaching: from noob/muggle to legend</text:p>
          </table:table-cell>
          <table:table-cell office:value-type="string">
            <text:p>Hike</text:p>
          </table:table-cell>
          <table:table-cell/>
          <table:table-cell office:value-type="float" office:value="271960604">
            <text:p>271960604</text:p>
          </table:table-cell>
          <table:table-cell office:value-type="string">
            <text:p>https://www.meetup.com/grenoble-adventure-club-english-french/events/271960604</text:p>
          </table:table-cell>
          <table:table-cell office:value-type="string">
            <text:p>https://frama.link/vjEtRFtR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07-19</text:p>
          </table:table-cell>
          <table:table-cell office:value-type="string">
            <text:p>via</text:p>
          </table:table-cell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Cuves de Sassenage Cancelled! Let's do some via Ferrata instead!</text:p>
          </table:table-cell>
          <table:table-cell office:value-type="string">
            <text:p>Via</text:p>
          </table:table-cell>
          <table:table-cell/>
          <table:table-cell office:value-type="float" office:value="271946883">
            <text:p>271946883</text:p>
          </table:table-cell>
          <table:table-cell office:value-type="string">
            <text:p>https://www.meetup.com/grenoble-adventure-club-english-french/events/271946883</text:p>
          </table:table-cell>
          <table:table-cell/>
          <table:table-cell/>
          <table:table-cell/>
          <table:table-cell/>
          <table:table-cell office:value-type="string">
            <text:p>2020-07-19-[Cuves-de-Sassenage-Cancelled]-Lets-do-some-via-Ferrata-instead.html</text:p>
          </table:table-cell>
          <table:table-cell/>
        </table:table-row>
        <table:table-row>
          <table:table-cell office:value-type="string">
            <text:p>2020-07-19</text:p>
          </table:table-cell>
          <table:table-cell/>
          <table:table-cell office:value-type="float" office:value="12.2">
            <text:p>12.2</text:p>
          </table:table-cell>
          <table:table-cell office:value-type="float" office:value="869">
            <text:p>869</text:p>
          </table:table-cell>
          <table:table-cell office:value-type="float" office:value="847">
            <text:p>847</text:p>
          </table:table-cell>
          <table:table-cell office:value-type="float" office:value="11">
            <text:p>11</text:p>
          </table:table-cell>
          <table:table-cell office:value-type="string">
            <text:p>Refreshing hiking Cuves de Sassenage &amp; Ferme Durand</text:p>
          </table:table-cell>
          <table:table-cell office:value-type="string">
            <text:p>Hike</text:p>
          </table:table-cell>
          <table:table-cell/>
          <table:table-cell office:value-type="float" office:value="271987148">
            <text:p>271987148</text:p>
          </table:table-cell>
          <table:table-cell office:value-type="string">
            <text:p>https://www.meetup.com/grenoble-adventure-club-english-french/events/271987148</text:p>
          </table:table-cell>
          <table:table-cell office:value-type="string">
            <text:p>https://frama.link/Z1dSsMd1</text:p>
          </table:table-cell>
          <table:table-cell/>
          <table:table-cell/>
          <table:table-cell/>
          <table:table-cell office:value-type="string">
            <text:p>2020-07-19-Refreshing-hiking-Cuves-de-Sassenage-and-Ferme-Durand.html</text:p>
          </table:table-cell>
          <table:table-cell/>
        </table:table-row>
        <table:table-row>
          <table:table-cell office:value-type="string">
            <text:p>2020-07-25</text:p>
          </table:table-cell>
          <table:table-cell/>
          <table:table-cell office:value-type="float" office:value="9.6">
            <text:p>9.6</text:p>
          </table:table-cell>
          <table:table-cell office:value-type="float" office:value="982">
            <text:p>982</text:p>
          </table:table-cell>
          <table:table-cell office:value-type="float" office:value="1006">
            <text:p>1006</text:p>
          </table:table-cell>
          <table:table-cell office:value-type="float" office:value="7">
            <text:p>7</text:p>
          </table:table-cell>
          <table:table-cell office:value-type="string">
            <text:p>PLAN B - GR9: from Grenoble to Mont Rachais</text:p>
          </table:table-cell>
          <table:table-cell office:value-type="string">
            <text:p>Hike</text:p>
          </table:table-cell>
          <table:table-cell/>
          <table:table-cell office:value-type="float" office:value="272076374">
            <text:p>272076374</text:p>
          </table:table-cell>
          <table:table-cell office:value-type="string">
            <text:p>https://www.meetup.com/grenoble-adventure-club-english-french/events/272076374</text:p>
          </table:table-cell>
          <table:table-cell office:value-type="string">
            <text:p>https://frama.link/fp-P9n9c</text:p>
          </table:table-cell>
          <table:table-cell/>
          <table:table-cell/>
          <table:table-cell/>
          <table:table-cell office:value-type="string">
            <text:p>2020-07-25-[PLAN-B]-GR9-from-Grenoble-to-Mont-Rachais.html</text:p>
          </table:table-cell>
          <table:table-cell/>
        </table:table-row>
        <table:table-row>
          <table:table-cell office:value-type="string">
            <text:p>2020-07-26</text:p>
          </table:table-cell>
          <table:table-cell/>
          <table:table-cell office:value-type="float" office:value="20.8">
            <text:p>20.8</text:p>
          </table:table-cell>
          <table:table-cell office:value-type="float" office:value="570">
            <text:p>570</text:p>
          </table:table-cell>
          <table:table-cell office:value-type="float" office:value="720">
            <text:p>720</text:p>
          </table:table-cell>
          <table:table-cell office:value-type="float" office:value="20">
            <text:p>20</text:p>
          </table:table-cell>
          <table:table-cell office:value-type="string">
            <text:p>Sunday Funday!</text:p>
          </table:table-cell>
          <table:table-cell office:value-type="string">
            <text:p>Hike</text:p>
          </table:table-cell>
          <table:table-cell/>
          <table:table-cell office:value-type="float" office:value="272059645">
            <text:p>272059645</text:p>
          </table:table-cell>
          <table:table-cell office:value-type="string">
            <text:p>https://www.meetup.com/grenoble-adventure-club-english-french/events/272059645</text:p>
          </table:table-cell>
          <table:table-cell office:value-type="string">
            <text:p>https://s.42l.fr/OVHHa0Md</text:p>
          </table:table-cell>
          <table:table-cell/>
          <table:table-cell/>
          <table:table-cell/>
          <table:table-cell office:value-type="string">
            <text:p>2020-07-26-Sunday-Funday.html</text:p>
          </table:table-cell>
          <table:table-cell/>
        </table:table-row>
        <table:table-row>
          <table:table-cell office:value-type="string">
            <text:p>2020-07-31</text:p>
          </table:table-cell>
          <table:table-cell/>
          <table:table-cell/>
          <table:table-cell/>
          <table:table-cell/>
          <table:table-cell office:value-type="float" office:value="5">
            <text:p>5</text:p>
          </table:table-cell>
          <table:table-cell office:value-type="string">
            <text:p>Les diamants de Mistral!</text:p>
          </table:table-cell>
          <table:table-cell office:value-type="string">
            <text:p>Game</text:p>
          </table:table-cell>
          <table:table-cell/>
          <table:table-cell office:value-type="float" office:value="272216179">
            <text:p>272216179</text:p>
          </table:table-cell>
          <table:table-cell office:value-type="string">
            <text:p>https://www.meetup.com/grenoble-adventure-club-english-french/events/272216179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08-01</text:p>
          </table:table-cell>
          <table:table-cell/>
          <table:table-cell office:value-type="float" office:value="21">
            <text:p>21</text:p>
          </table:table-cell>
          <table:table-cell office:value-type="float" office:value="1628">
            <text:p>1628</text:p>
          </table:table-cell>
          <table:table-cell office:value-type="float" office:value="2020">
            <text:p>2020</text:p>
          </table:table-cell>
          <table:table-cell office:value-type="float" office:value="6">
            <text:p>6</text:p>
          </table:table-cell>
          <table:table-cell office:value-type="string">
            <text:p>La dent de Crolles and more (or not)...</text:p>
          </table:table-cell>
          <table:table-cell office:value-type="string">
            <text:p>Hike</text:p>
          </table:table-cell>
          <table:table-cell/>
          <table:table-cell office:value-type="float" office:value="272212113">
            <text:p>272212113</text:p>
          </table:table-cell>
          <table:table-cell office:value-type="string">
            <text:p>https://www.meetup.com/grenoble-adventure-club-english-french/events/272212113</text:p>
          </table:table-cell>
          <table:table-cell office:value-type="string">
            <text:p>https://s.42l.fr/DqIv6LwB</text:p>
          </table:table-cell>
          <table:table-cell/>
          <table:table-cell/>
          <table:table-cell/>
          <table:table-cell office:value-type="string">
            <text:p>2020-08-01-La-dent-de-Crolles-and-more-or-not.html</text:p>
          </table:table-cell>
          <table:table-cell/>
        </table:table-row>
        <table:table-row>
          <table:table-cell office:value-type="string">
            <text:p>2020-08-02</text:p>
          </table:table-cell>
          <table:table-cell/>
          <table:table-cell office:value-type="float" office:value="9.1">
            <text:p>9.1</text:p>
          </table:table-cell>
          <table:table-cell office:value-type="float" office:value="837">
            <text:p>837</text:p>
          </table:table-cell>
          <table:table-cell office:value-type="float" office:value="2414">
            <text:p>2414</text:p>
          </table:table-cell>
          <table:table-cell office:value-type="float" office:value="10">
            <text:p>10</text:p>
          </table:table-cell>
          <table:table-cell office:value-type="string">
            <text:p>Too hot on Sunday, let's go to Brouffier</text:p>
          </table:table-cell>
          <table:table-cell office:value-type="string">
            <text:p>Hike</text:p>
          </table:table-cell>
          <table:table-cell/>
          <table:table-cell office:value-type="float" office:value="272245836">
            <text:p>272245836</text:p>
          </table:table-cell>
          <table:table-cell office:value-type="string">
            <text:p>https://www.meetup.com/grenoble-adventure-club-english-french/events/272245836</text:p>
          </table:table-cell>
          <table:table-cell office:value-type="string">
            <text:p>https://frama.link/myvV6DZ3</text:p>
          </table:table-cell>
          <table:table-cell/>
          <table:table-cell/>
          <table:table-cell/>
          <table:table-cell office:value-type="string">
            <text:p>2020-08-02-Too-hot-on-Sunday,-lets-go-to-Brouffier.html</text:p>
          </table:table-cell>
          <table:table-cell/>
        </table:table-row>
        <table:table-row>
          <table:table-cell office:value-type="string">
            <text:p>2020-08-08</text:p>
          </table:table-cell>
          <table:table-cell/>
          <table:table-cell/>
          <table:table-cell/>
          <table:table-cell/>
          <table:table-cell office:value-type="float" office:value="12">
            <text:p>12</text:p>
          </table:table-cell>
          <table:table-cell office:value-type="string">
            <text:p>🌡️ 37°C on Saturday. Beginner 'Fresh' ❄️via ferrata along the river 🌊</text:p>
          </table:table-cell>
          <table:table-cell office:value-type="string">
            <text:p>Via</text:p>
          </table:table-cell>
          <table:table-cell/>
          <table:table-cell office:value-type="float" office:value="272376076">
            <text:p>272376076</text:p>
          </table:table-cell>
          <table:table-cell office:value-type="string">
            <text:p>https://www.meetup.com/grenoble-adventure-club-english-french/events/272376076</text:p>
          </table:table-cell>
          <table:table-cell/>
          <table:table-cell/>
          <table:table-cell/>
          <table:table-cell/>
          <table:table-cell office:value-type="string">
            <text:p>2020-08-08-🌡️-37°C-on-Saturday-Beginner-Fresh-❄️via-ferrata-along-the-river-🌊.html</text:p>
          </table:table-cell>
          <table:table-cell/>
        </table:table-row>
        <table:table-row>
          <table:table-cell office:value-type="string">
            <text:p>2020-08-09</text:p>
          </table:table-cell>
          <table:table-cell/>
          <table:table-cell office:value-type="float" office:value="13.4">
            <text:p>13.4</text:p>
          </table:table-cell>
          <table:table-cell office:value-type="float" office:value="83">
            <text:p>83</text:p>
          </table:table-cell>
          <table:table-cell office:value-type="float" office:value="233">
            <text:p>233</text:p>
          </table:table-cell>
          <table:table-cell office:value-type="float" office:value="14">
            <text:p>14</text:p>
          </table:table-cell>
          <table:table-cell office:value-type="string">
            <text:p>Row 🚣 row 🚣 row 🚣 your boat Gently down the stream.. Life is but a dream!</text:p>
          </table:table-cell>
          <table:table-cell office:value-type="string">
            <text:p>Canoe</text:p>
          </table:table-cell>
          <table:table-cell/>
          <table:table-cell office:value-type="float" office:value="272193664">
            <text:p>272193664</text:p>
          </table:table-cell>
          <table:table-cell office:value-type="string">
            <text:p>https://www.meetup.com/grenoble-adventure-club-english-french/events/272193664</text:p>
          </table:table-cell>
          <table:table-cell office:value-type="string">
            <text:p>https://s.42l.fr/gqJORTQH</text:p>
          </table:table-cell>
          <table:table-cell/>
          <table:table-cell/>
          <table:table-cell/>
          <table:table-cell office:value-type="string">
            <text:p>2020-08-09-Row-🚣-row-🚣-row-🚣-your-boat-Gently-down-the-stream-Life-is-but-a-dream.html</text:p>
          </table:table-cell>
          <table:table-cell/>
        </table:table-row>
        <table:table-row>
          <table:table-cell office:value-type="string">
            <text:p>2020-08-11</text:p>
          </table:table-cell>
          <table:table-cell/>
          <table:table-cell office:value-type="float" office:value="3.2">
            <text:p>3.2</text:p>
          </table:table-cell>
          <table:table-cell office:value-type="float" office:value="271">
            <text:p>271</text:p>
          </table:table-cell>
          <table:table-cell office:value-type="float" office:value="480">
            <text:p>480</text:p>
          </table:table-cell>
          <table:table-cell office:value-type="float" office:value="5">
            <text:p>5</text:p>
          </table:table-cell>
          <table:table-cell office:value-type="string">
            <text:p>Via ferrata à la Bastille 🧗‍♀️/🧗‍♂️</text:p>
          </table:table-cell>
          <table:table-cell office:value-type="string">
            <text:p>Hike</text:p>
          </table:table-cell>
          <table:table-cell/>
          <table:table-cell office:value-type="float" office:value="272501616">
            <text:p>272501616</text:p>
          </table:table-cell>
          <table:table-cell office:value-type="string">
            <text:p>https://www.meetup.com/grenoble-adventure-club-english-french/events/272501616</text:p>
          </table:table-cell>
          <table:table-cell office:value-type="string">
            <text:p>https://s.42l.fr/yg729ANy</text:p>
          </table:table-cell>
          <table:table-cell/>
          <table:table-cell/>
          <table:table-cell/>
          <table:table-cell office:value-type="string">
            <text:p>2020-08-11-Via-ferrata-a-la-Bastille-🧗‍♀️_🧗‍♂️.html</text:p>
          </table:table-cell>
          <table:table-cell/>
        </table:table-row>
        <table:table-row>
          <table:table-cell office:value-type="string">
            <text:p>2020-08-15</text:p>
          </table:table-cell>
          <table:table-cell/>
          <table:table-cell/>
          <table:table-cell/>
          <table:table-cell/>
          <table:table-cell office:value-type="float" office:value="8">
            <text:p>8</text:p>
          </table:table-cell>
          <table:table-cell office:value-type="string">
            <text:p>Journée canyoning en Vercors</text:p>
          </table:table-cell>
          <table:table-cell office:value-type="string">
            <text:p>Canyoning</text:p>
          </table:table-cell>
          <table:table-cell/>
          <table:table-cell office:value-type="float" office:value="272378928">
            <text:p>272378928</text:p>
          </table:table-cell>
          <table:table-cell office:value-type="string">
            <text:p>https://www.meetup.com/grenoble-adventure-club-english-french/events/272378928</text:p>
          </table:table-cell>
          <table:table-cell/>
          <table:table-cell/>
          <table:table-cell/>
          <table:table-cell/>
          <table:table-cell office:value-type="string">
            <text:p>2020-08-15-Journee-canyoning-en-Vercors.html</text:p>
          </table:table-cell>
          <table:table-cell/>
        </table:table-row>
        <table:table-row>
          <table:table-cell office:value-type="string">
            <text:p>2020-08-16</text:p>
          </table:table-cell>
          <table:table-cell/>
          <table:table-cell/>
          <table:table-cell/>
          <table:table-cell/>
          <table:table-cell office:value-type="float" office:value="14">
            <text:p>14</text:p>
          </table:table-cell>
          <table:table-cell office:value-type="string">
            <text:p>Return à Vizille (via Vélo) - Museum of the French Revolution + Hike</text:p>
          </table:table-cell>
          <table:table-cell office:value-type="string">
            <text:p>Bike</text:p>
          </table:table-cell>
          <table:table-cell/>
          <table:table-cell office:value-type="float" office:value="272512544">
            <text:p>272512544</text:p>
          </table:table-cell>
          <table:table-cell office:value-type="string">
            <text:p>https://www.meetup.com/grenoble-adventure-club-english-french/events/272512544</text:p>
          </table:table-cell>
          <table:table-cell office:value-type="string">
            <text:p>https://s.42l.fr/b4Vurjl6</text:p>
          </table:table-cell>
          <table:table-cell/>
          <table:table-cell/>
          <table:table-cell/>
          <table:table-cell office:value-type="string">
            <text:p>2020-08-16-Return-a-Vizille-via-Velo-Museum-of-the-French-Revolution-Hike.html</text:p>
          </table:table-cell>
          <table:table-cell/>
        </table:table-row>
        <table:table-row>
          <table:table-cell office:value-type="string">
            <text:p>2020-08-22</text:p>
          </table:table-cell>
          <table:table-cell/>
          <table:table-cell office:value-type="float" office:value="3.8">
            <text:p>3.8</text:p>
          </table:table-cell>
          <table:table-cell office:value-type="float" office:value="28">
            <text:p>28</text:p>
          </table:table-cell>
          <table:table-cell office:value-type="float" office:value="1015">
            <text:p>1015</text:p>
          </table:table-cell>
          <table:table-cell office:value-type="string">
            <text:p>14?</text:p>
          </table:table-cell>
          <table:table-cell office:value-type="string">
            <text:p>Accrobrwimmiking: Accrobranche 🌳 + Swimming 🏊‍♀️ + Hiking 🥾 !!!</text:p>
          </table:table-cell>
          <table:table-cell office:value-type="string">
            <text:p>Hike</text:p>
          </table:table-cell>
          <table:table-cell/>
          <table:table-cell office:value-type="float" office:value="272527871">
            <text:p>272527871</text:p>
          </table:table-cell>
          <table:table-cell office:value-type="string">
            <text:p>https://www.meetup.com/grenoble-adventure-club-english-french/events/272527871</text:p>
          </table:table-cell>
          <table:table-cell office:value-type="string">
            <text:p>https://s.42l.fr/dCxFZnOt</text:p>
          </table:table-cell>
          <table:table-cell/>
          <table:table-cell/>
          <table:table-cell/>
          <table:table-cell office:value-type="string">
            <text:p>2020-08-22-Accrobrwimmiking-Accrobranche-🌳-Swimming-🏊‍♀️-Hiking-🥾.html</text:p>
          </table:table-cell>
          <table:table-cell/>
        </table:table-row>
        <table:table-row>
          <table:table-cell office:value-type="string">
            <text:p>2020-08-23</text:p>
          </table:table-cell>
          <table:table-cell/>
          <table:table-cell office:value-type="float" office:value="17">
            <text:p>17</text:p>
          </table:table-cell>
          <table:table-cell office:value-type="float" office:value="1600">
            <text:p>1600</text:p>
          </table:table-cell>
          <table:table-cell office:value-type="float" office:value="2680">
            <text:p>2680</text:p>
          </table:table-cell>
          <table:table-cell office:value-type="float" office:value="9">
            <text:p>9</text:p>
          </table:table-cell>
          <table:table-cell office:value-type="string">
            <text:p>🥾 Hike to 'Lac de la Fare' 2641m 🏊❄️ (D+ 1500 😲)</text:p>
          </table:table-cell>
          <table:table-cell office:value-type="string">
            <text:p>Hike</text:p>
          </table:table-cell>
          <table:table-cell/>
          <table:table-cell office:value-type="float" office:value="272658241">
            <text:p>272658241</text:p>
          </table:table-cell>
          <table:table-cell office:value-type="string">
            <text:p>https://www.meetup.com/grenoble-adventure-club-english-french/events/272658241</text:p>
          </table:table-cell>
          <table:table-cell office:value-type="string">
            <text:p>https://frama.link/YwuXmVXG</text:p>
          </table:table-cell>
          <table:table-cell/>
          <table:table-cell/>
          <table:table-cell/>
          <table:table-cell office:value-type="string">
            <text:p>2020-08-23-🥾-Hike-to-Lac-de-la-Fare-2641m-🏊❄️-D-1500-😲.html</text:p>
          </table:table-cell>
          <table:table-cell/>
        </table:table-row>
        <table:table-row>
          <table:table-cell office:value-type="string">
            <text:p>2020-08-29</text:p>
          </table:table-cell>
          <table:table-cell/>
          <table:table-cell/>
          <table:table-cell/>
          <table:table-cell/>
          <table:table-cell office:value-type="float" office:value="12">
            <text:p>12</text:p>
          </table:table-cell>
          <table:table-cell office:value-type="string">
            <text:p>Rain 🌧️ Rain 🌧️ Go Away - Come Again Another Day</text:p>
          </table:table-cell>
          <table:table-cell office:value-type="string">
            <text:p>Party</text:p>
          </table:table-cell>
          <table:table-cell/>
          <table:table-cell office:value-type="float" office:value="272872118">
            <text:p>272872118</text:p>
          </table:table-cell>
          <table:table-cell office:value-type="string">
            <text:p>https://www.meetup.com/grenoble-adventure-club-english-french/events/272872118</text:p>
          </table:table-cell>
          <table:table-cell/>
          <table:table-cell/>
          <table:table-cell/>
          <table:table-cell/>
          <table:table-cell office:value-type="string">
            <text:p>2020-08-29-Rain-🌧️-Rain-🌧️-Go-Away-Come-Again-Another-Day.html</text:p>
          </table:table-cell>
          <table:table-cell/>
        </table:table-row>
        <table:table-row>
          <table:table-cell office:value-type="string">
            <text:p>2020-09-06</text:p>
          </table:table-cell>
          <table:table-cell/>
          <table:table-cell/>
          <table:table-cell/>
          <table:table-cell/>
          <table:table-cell office:value-type="float" office:value="2">
            <text:p>2</text:p>
          </table:table-cell>
          <table:table-cell office:value-type="string">
            <text:p>🌟 Sunday GAC 🌟</text:p>
          </table:table-cell>
          <table:table-cell office:value-type="string">
            <text:p>Accro</text:p>
          </table:table-cell>
          <table:table-cell/>
          <table:table-cell office:value-type="float" office:value="273050453">
            <text:p>273050453</text:p>
          </table:table-cell>
          <table:table-cell office:value-type="string">
            <text:p>https://www.meetup.com/grenoble-adventure-club-english-french/events/273050453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09-13</text:p>
          </table:table-cell>
          <table:table-cell/>
          <table:table-cell office:value-type="float" office:value="8.8">
            <text:p>8.8</text:p>
          </table:table-cell>
          <table:table-cell office:value-type="float" office:value="1064">
            <text:p>1064</text:p>
          </table:table-cell>
          <table:table-cell office:value-type="float" office:value="2141">
            <text:p>2141</text:p>
          </table:table-cell>
          <table:table-cell office:value-type="float" office:value="8">
            <text:p>8</text:p>
          </table:table-cell>
          <table:table-cell office:value-type="string">
            <text:p>Dré dan l'pentu / Straigth to the top -- 🥾+🏊</text:p>
          </table:table-cell>
          <table:table-cell office:value-type="string">
            <text:p>Hike</text:p>
          </table:table-cell>
          <table:table-cell/>
          <table:table-cell office:value-type="float" office:value="273156020">
            <text:p>273156020</text:p>
          </table:table-cell>
          <table:table-cell office:value-type="string">
            <text:p>https://www.meetup.com/grenoble-adventure-club-english-french/events/273156020</text:p>
          </table:table-cell>
          <table:table-cell office:value-type="string">
            <text:p>https://s.42l.fr/lX-HrbRh</text:p>
          </table:table-cell>
          <table:table-cell/>
          <table:table-cell/>
          <table:table-cell/>
          <table:table-cell office:value-type="string">
            <text:p>2020-09-13-Dre-dan-lpentu-Straigth-to-the-top-🥾🏊.html</text:p>
          </table:table-cell>
          <table:table-cell/>
        </table:table-row>
        <table:table-row>
          <table:table-cell office:value-type="string">
            <text:p>2020-09-13</text:p>
          </table:table-cell>
          <table:table-cell office:value-type="string">
            <text:p>laffrey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1050">
            <text:p>1050</text:p>
          </table:table-cell>
          <table:table-cell office:value-type="float" office:value="12">
            <text:p>12</text:p>
          </table:table-cell>
          <table:table-cell office:value-type="string">
            <text:p>Around the Lac de Laffrey -- 🥾+🏊</text:p>
          </table:table-cell>
          <table:table-cell office:value-type="string">
            <text:p>Hike</text:p>
          </table:table-cell>
          <table:table-cell/>
          <table:table-cell office:value-type="float" office:value="273156179">
            <text:p>273156179</text:p>
          </table:table-cell>
          <table:table-cell office:value-type="string">
            <text:p>https://www.meetup.com/grenoble-adventure-club-english-french/events/273156179</text:p>
          </table:table-cell>
          <table:table-cell office:value-type="string">
            <text:p>https://s.42l.fr/OYlyM0Y9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10-01</text:p>
          </table:table-cell>
          <table:table-cell/>
          <table:table-cell office:value-type="float" office:value="9">
            <text:p>9</text:p>
          </table:table-cell>
          <table:table-cell office:value-type="float" office:value="500">
            <text:p>500</text:p>
          </table:table-cell>
          <table:table-cell office:value-type="float" office:value="640">
            <text:p>640</text:p>
          </table:table-cell>
          <table:table-cell office:value-type="float" office:value="18">
            <text:p>18</text:p>
          </table:table-cell>
          <table:table-cell office:value-type="string">
            <text:p>Harvest Moon (La pleine lune de moisson) Night Hike/Rando</text:p>
          </table:table-cell>
          <table:table-cell office:value-type="string">
            <text:p>Hike</text:p>
          </table:table-cell>
          <table:table-cell/>
          <table:table-cell office:value-type="float" office:value="272937963">
            <text:p>272937963</text:p>
          </table:table-cell>
          <table:table-cell office:value-type="string">
            <text:p>https://www.meetup.com/grenoble-adventure-club-english-french/events/272937963</text:p>
          </table:table-cell>
          <table:table-cell office:value-type="string">
            <text:p>https://frama.link/KGnwLpuQ</text:p>
          </table:table-cell>
          <table:table-cell/>
          <table:table-cell/>
          <table:table-cell/>
          <table:table-cell office:value-type="string">
            <text:p>2020-10-01-Harvest-Moon-La-pleine-lune-de-moisson-Night-Hike_Rando.html</text:p>
          </table:table-cell>
          <table:table-cell/>
        </table:table-row>
        <table:table-row>
          <table:table-cell office:value-type="string">
            <text:p>2020-10-11</text:p>
          </table:table-cell>
          <table:table-cell/>
          <table:table-cell office:value-type="float" office:value="18.5">
            <text:p>18.5</text:p>
          </table:table-cell>
          <table:table-cell office:value-type="float" office:value="1350">
            <text:p>1350</text:p>
          </table:table-cell>
          <table:table-cell office:value-type="float" office:value="2425">
            <text:p>2425</text:p>
          </table:table-cell>
          <table:table-cell office:value-type="float" office:value="9">
            <text:p>9</text:p>
          </table:table-cell>
          <table:table-cell office:value-type="string">
            <text:p>🥾 Hike to 'Lacs du Domènon' 2400m 🌦️ (D+ 1350m 🤩)</text:p>
          </table:table-cell>
          <table:table-cell office:value-type="string">
            <text:p>Hike</text:p>
          </table:table-cell>
          <table:table-cell/>
          <table:table-cell office:value-type="float" office:value="273744783">
            <text:p>273744783</text:p>
          </table:table-cell>
          <table:table-cell office:value-type="string">
            <text:p>https://www.meetup.com/grenoble-adventure-club-english-french/events/273744783</text:p>
          </table:table-cell>
          <table:table-cell office:value-type="string">
            <text:p>https://frama.link/0MwaJb99</text:p>
          </table:table-cell>
          <table:table-cell/>
          <table:table-cell/>
          <table:table-cell/>
          <table:table-cell office:value-type="string">
            <text:p>2020-10-11-🥾-Hike-to-Lacs-du-Domenon-2400m-🌦️-D-1350m-🤩.html</text:p>
          </table:table-cell>
          <table:table-cell/>
        </table:table-row>
        <table:table-row>
          <table:table-cell office:value-type="string">
            <text:p>2020-10-24</text:p>
          </table:table-cell>
          <table:table-cell/>
          <table:table-cell office:value-type="float" office:value="9.4">
            <text:p>9.4</text:p>
          </table:table-cell>
          <table:table-cell office:value-type="float" office:value="803">
            <text:p>803</text:p>
          </table:table-cell>
          <table:table-cell office:value-type="float" office:value="1901">
            <text:p>1901</text:p>
          </table:table-cell>
          <table:table-cell office:value-type="float" office:value="32">
            <text:p>32</text:p>
          </table:table-cell>
          <table:table-cell office:value-type="string">
            <text:p>Saint-Nizier du Moucherotte and Three Virgins (Hike) + Mölkky</text:p>
          </table:table-cell>
          <table:table-cell office:value-type="string">
            <text:p>Hike</text:p>
          </table:table-cell>
          <table:table-cell/>
          <table:table-cell office:value-type="float" office:value="272628657">
            <text:p>272628657</text:p>
          </table:table-cell>
          <table:table-cell office:value-type="string">
            <text:p>https://www.meetup.com/grenoble-adventure-club-english-french/events/272628657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 office:value-type="string">
            <text:p>2020-10-24-Saint-Nizier-du-Moucherotte-and-Three-Virgins-Hike-Molkky.html</text:p>
          </table:table-cell>
          <table:table-cell/>
        </table:table-row>
        <table:table-row>
          <table:table-cell office:value-type="string">
            <text:p>2020-11-29</text:p>
          </table:table-cell>
          <table:table-cell/>
          <table:table-cell/>
          <table:table-cell/>
          <table:table-cell/>
          <table:table-cell office:value-type="float" office:value="6">
            <text:p>6</text:p>
          </table:table-cell>
          <table:table-cell office:value-type="string">
            <text:p>Carpe Diem! Make your own adventure</text:p>
          </table:table-cell>
          <table:table-cell office:value-type="string">
            <text:p>Cancelled</text:p>
          </table:table-cell>
          <table:table-cell office:value-type="string">
            <text:p>Not a real event</text:p>
          </table:table-cell>
          <table:table-cell office:value-type="float" office:value="274864502">
            <text:p>274864502</text:p>
          </table:table-cell>
          <table:table-cell office:value-type="string">
            <text:p>https://www.meetup.com/grenoble-adventure-club-english-french/events/274864502</text:p>
          </table:table-cell>
          <table:table-cell/>
          <table:table-cell/>
          <table:table-cell/>
          <table:table-cell/>
          <table:table-cell office:value-type="string">
            <text:p>2020-11-29-Carpe-Diem-Make-your-own-adventure.html</text:p>
          </table:table-cell>
          <table:table-cell/>
        </table:table-row>
        <table:table-row>
          <table:table-cell office:value-type="string">
            <text:p>2020-12-19</text:p>
          </table:table-cell>
          <table:table-cell/>
          <table:table-cell office:value-type="float" office:value="3.3">
            <text:p>3.3</text:p>
          </table:table-cell>
          <table:table-cell office:value-type="float" office:value="338">
            <text:p>338</text:p>
          </table:table-cell>
          <table:table-cell office:value-type="float" office:value="1320">
            <text:p>1320</text:p>
          </table:table-cell>
          <table:table-cell office:value-type="float" office:value="10">
            <text:p>10</text:p>
          </table:table-cell>
          <table:table-cell office:value-type="string">
            <text:p>We are going, snowshoeing!🏔️</text:p>
          </table:table-cell>
          <table:table-cell office:value-type="string">
            <text:p>Hike</text:p>
          </table:table-cell>
          <table:table-cell/>
          <table:table-cell office:value-type="float" office:value="275198024">
            <text:p>275198024</text:p>
          </table:table-cell>
          <table:table-cell office:value-type="string">
            <text:p>https://www.meetup.com/grenoble-adventure-club-english-french/events/275198024</text:p>
          </table:table-cell>
          <table:table-cell office:value-type="string">
            <text:p>https://s.42l.fr/A9LrZ9hf</text:p>
          </table:table-cell>
          <table:table-cell/>
          <table:table-cell/>
          <table:table-cell/>
          <table:table-cell office:value-type="string">
            <text:p>2020-12-19-We-are-going,-snowshoeing🏔️.html</text:p>
          </table:table-cell>
          <table:table-cell/>
        </table:table-row>
        <table:table-row>
          <table:table-cell office:value-type="string">
            <text:p>2020-12-25</text:p>
          </table:table-cell>
          <table:table-cell/>
          <table:table-cell office:value-type="float" office:value="10.7">
            <text:p>10.7</text:p>
          </table:table-cell>
          <table:table-cell office:value-type="float" office:value="1039">
            <text:p>1039</text:p>
          </table:table-cell>
          <table:table-cell office:value-type="float" office:value="1046">
            <text:p>1046</text:p>
          </table:table-cell>
          <table:table-cell office:value-type="float" office:value="5">
            <text:p>5</text:p>
          </table:table-cell>
          <table:table-cell office:value-type="string">
            <text:p>Christmas Day 2020 “On The Rocks” 🥃 🏔</text:p>
          </table:table-cell>
          <table:table-cell office:value-type="string">
            <text:p>Hike</text:p>
          </table:table-cell>
          <table:table-cell office:value-type="string">
            <text:p>Rachais</text:p>
          </table:table-cell>
          <table:table-cell office:value-type="float" office:value="275347843">
            <text:p>275347843</text:p>
          </table:table-cell>
          <table:table-cell office:value-type="string">
            <text:p>https://www.meetup.com/grenoble-adventure-club-english-french/events/275347843</text:p>
          </table:table-cell>
          <table:table-cell office:value-type="string">
            <text:p>https://s.42l.fr/xE1yPtD0</text:p>
          </table:table-cell>
          <table:table-cell/>
          <table:table-cell/>
          <table:table-cell/>
          <table:table-cell office:value-type="string">
            <text:p>2020-12-25-Christmas-Day-2020-On-The-Rocks-🥃-🏔.html</text:p>
          </table:table-cell>
          <table:table-cell/>
        </table:table-row>
        <table:table-row>
          <table:table-cell office:value-type="string">
            <text:p>2020-12-27</text:p>
          </table:table-cell>
          <table:table-cell/>
          <table:table-cell office:value-type="float" office:value="7.9">
            <text:p>7.9</text:p>
          </table:table-cell>
          <table:table-cell office:value-type="float" office:value="528">
            <text:p>528</text:p>
          </table:table-cell>
          <table:table-cell office:value-type="float" office:value="592">
            <text:p>592</text:p>
          </table:table-cell>
          <table:table-cell office:value-type="float" office:value="6">
            <text:p>6</text:p>
          </table:table-cell>
          <table:table-cell office:value-type="string">
            <text:p>Christmas 2020 Hike Vol. II (Rocher de l'Église)</text:p>
          </table:table-cell>
          <table:table-cell office:value-type="string">
            <text:p>Hike</text:p>
          </table:table-cell>
          <table:table-cell office:value-type="string">
            <text:p>Belvedère du Scialet</text:p>
          </table:table-cell>
          <table:table-cell office:value-type="float" office:value="275376831">
            <text:p>275376831</text:p>
          </table:table-cell>
          <table:table-cell office:value-type="string">
            <text:p>https://www.meetup.com/grenoble-adventure-club-english-french/events/275376831</text:p>
          </table:table-cell>
          <table:table-cell office:value-type="string">
            <text:p>https://s.42l.fr/ZVHkQ4fk</text:p>
          </table:table-cell>
          <table:table-cell/>
          <table:table-cell/>
          <table:table-cell/>
          <table:table-cell office:value-type="string">
            <text:p>2020-12-27-Christmas-2020-Hike-Vol-II-Rocher-de-lEglise.html</text:p>
          </table:table-cell>
          <table:table-cell/>
        </table:table-row>
        <table:table-row>
          <table:table-cell office:value-type="string">
            <text:p>2021-01-09</text:p>
          </table:table-cell>
          <table:table-cell/>
          <table:table-cell office:value-type="float" office:value="11.5">
            <text:p>11.5</text:p>
          </table:table-cell>
          <table:table-cell office:value-type="float" office:value="480">
            <text:p>480</text:p>
          </table:table-cell>
          <table:table-cell office:value-type="float" office:value="595">
            <text:p>595</text:p>
          </table:table-cell>
          <table:table-cell office:value-type="float" office:value="6">
            <text:p>6</text:p>
          </table:table-cell>
          <table:table-cell office:value-type="string">
            <text:p>🥾 Hike 🥾 - 🌳 "Le chêne remarquable de Venon" 🌳</text:p>
          </table:table-cell>
          <table:table-cell office:value-type="string">
            <text:p>Hike</text:p>
          </table:table-cell>
          <table:table-cell/>
          <table:table-cell office:value-type="float" office:value="275607055">
            <text:p>275607055</text:p>
          </table:table-cell>
          <table:table-cell office:value-type="string">
            <text:p>https://www.meetup.com/grenoble-adventure-club-english-french/events/275607055</text:p>
          </table:table-cell>
          <table:table-cell office:value-type="string">
            <text:p>https://frama.link/yD_bbRhw</text:p>
          </table:table-cell>
          <table:table-cell/>
          <table:table-cell/>
          <table:table-cell/>
          <table:table-cell office:value-type="string">
            <text:p>2021-01-09-🥾-Hike-🥾-🌳-Le-chene-remarquable-de-Venon-🌳.html</text:p>
          </table:table-cell>
          <table:table-cell/>
        </table:table-row>
        <table:table-row>
          <table:table-cell office:value-type="string">
            <text:p>2021-01-10</text:p>
          </table:table-cell>
          <table:table-cell/>
          <table:table-cell office:value-type="float" office:value="15.4">
            <text:p>15.4</text:p>
          </table:table-cell>
          <table:table-cell office:value-type="float" office:value="969">
            <text:p>969</text:p>
          </table:table-cell>
          <table:table-cell office:value-type="float" office:value="823">
            <text:p>823</text:p>
          </table:table-cell>
          <table:table-cell office:value-type="float" office:value="5">
            <text:p>5</text:p>
          </table:table-cell>
          <table:table-cell office:value-type="string">
            <text:p>Weekend Hike: Sassenage Area, Chemin des Cuves, Suivez Le Furon, Mur de Satan</text:p>
          </table:table-cell>
          <table:table-cell office:value-type="string">
            <text:p>Hike</text:p>
          </table:table-cell>
          <table:table-cell/>
          <table:table-cell office:value-type="float" office:value="275600643">
            <text:p>275600643</text:p>
          </table:table-cell>
          <table:table-cell office:value-type="string">
            <text:p>https://www.meetup.com/grenoble-adventure-club-english-french/events/275600643</text:p>
          </table:table-cell>
          <table:table-cell office:value-type="string">
            <text:p>https://frama.link/Twod8TPZ</text:p>
          </table:table-cell>
          <table:table-cell/>
          <table:table-cell/>
          <table:table-cell/>
          <table:table-cell office:value-type="string">
            <text:p>2021-01-10-Weekend-Hike-Sassenage-Area,-Chemin-des-Cuves,-Suivez-Le-Furon,-Mur-de-Satan.html</text:p>
          </table:table-cell>
          <table:table-cell/>
        </table:table-row>
        <table:table-row>
          <table:table-cell office:value-type="string">
            <text:p>2021-02-06</text:p>
          </table:table-cell>
          <table:table-cell/>
          <table:table-cell office:value-type="float" office:value="7.4">
            <text:p>7.4</text:p>
          </table:table-cell>
          <table:table-cell office:value-type="float" office:value="300">
            <text:p>300</text:p>
          </table:table-cell>
          <table:table-cell office:value-type="float" office:value="1940">
            <text:p>1940</text:p>
          </table:table-cell>
          <table:table-cell office:value-type="float" office:value="13">
            <text:p>13</text:p>
          </table:table-cell>
          <table:table-cell office:value-type="string">
            <text:p>snowtubing/sledging + snowshoeing + snowcializing + snowfunning = great memories</text:p>
          </table:table-cell>
          <table:table-cell office:value-type="string">
            <text:p>Hike</text:p>
          </table:table-cell>
          <table:table-cell/>
          <table:table-cell office:value-type="float" office:value="275959229">
            <text:p>275959229</text:p>
          </table:table-cell>
          <table:table-cell office:value-type="string">
            <text:p>https://www.meetup.com/grenoble-adventure-club-english-french/events/275959229</text:p>
          </table:table-cell>
          <table:table-cell office:value-type="string">
            <text:p>https://s.42l.fr/wA-rQRtZ</text:p>
          </table:table-cell>
          <table:table-cell/>
          <table:table-cell/>
          <table:table-cell/>
          <table:table-cell office:value-type="string">
            <text:p>2021-02-06-snowtubing-sledging-snowshoeing-snowcializing-snowfunning-=-great-memories.html</text:p>
          </table:table-cell>
          <table:table-cell/>
        </table:table-row>
        <table:table-row>
          <table:table-cell office:value-type="string">
            <text:p>2021-02-14</text:p>
          </table:table-cell>
          <table:table-cell/>
          <table:table-cell office:value-type="float" office:value="7">
            <text:p>7</text:p>
          </table:table-cell>
          <table:table-cell office:value-type="float" office:value="524">
            <text:p>524</text:p>
          </table:table-cell>
          <table:table-cell office:value-type="float" office:value="635">
            <text:p>635</text:p>
          </table:table-cell>
          <table:table-cell office:value-type="float" office:value="16">
            <text:p>16</text:p>
          </table:table-cell>
          <table:table-cell office:value-type="string">
            <text:p>💗 Le Bastille by Another Way (via La Tronche) ❤️</text:p>
          </table:table-cell>
          <table:table-cell office:value-type="string">
            <text:p>Hike</text:p>
          </table:table-cell>
          <table:table-cell/>
          <table:table-cell office:value-type="float" office:value="275008068">
            <text:p>275008068</text:p>
          </table:table-cell>
          <table:table-cell office:value-type="string">
            <text:p>https://www.meetup.com/grenoble-adventure-club-english-french/events/275008068</text:p>
          </table:table-cell>
          <table:table-cell office:value-type="string">
            <text:p>https://s.42l.fr/TqWwBB03</text:p>
          </table:table-cell>
          <table:table-cell/>
          <table:table-cell office:value-type="string">
            <text:p>https://www.alltrails.com/explore/map/mon-18-jan-2021-07-22-14553ee</text:p>
          </table:table-cell>
          <table:table-cell/>
          <table:table-cell office:value-type="string">
            <text:p>2021-02-14-Le-Bastille-by-Another-Way-via-La-Tronche.html</text:p>
          </table:table-cell>
          <table:table-cell/>
        </table:table-row>
        <table:table-row>
          <table:table-cell office:value-type="string">
            <text:p>2021-02-21</text:p>
          </table:table-cell>
          <table:table-cell/>
          <table:table-cell office:value-type="float" office:value="15.8">
            <text:p>15.8</text:p>
          </table:table-cell>
          <table:table-cell office:value-type="float" office:value="436">
            <text:p>436</text:p>
          </table:table-cell>
          <table:table-cell office:value-type="float" office:value="455">
            <text:p>455</text:p>
          </table:table-cell>
          <table:table-cell office:value-type="float" office:value="18">
            <text:p>18</text:p>
          </table:table-cell>
          <table:table-cell office:value-type="string">
            <text:p>🥾 Hike - 🏰 "Bon Repos" Castle</text:p>
          </table:table-cell>
          <table:table-cell office:value-type="string">
            <text:p>Hike</text:p>
          </table:table-cell>
          <table:table-cell/>
          <table:table-cell office:value-type="float" office:value="276395387">
            <text:p>276395387</text:p>
          </table:table-cell>
          <table:table-cell office:value-type="string">
            <text:p>https://www.meetup.com/grenoble-adventure-club-english-french/events/276395387</text:p>
          </table:table-cell>
          <table:table-cell office:value-type="string">
            <text:p>https://s.42l.fr/jmJvISz_</text:p>
          </table:table-cell>
          <table:table-cell/>
          <table:table-cell/>
          <table:table-cell/>
          <table:table-cell office:value-type="string">
            <text:p>2021-02-21-🥾-Hike-🏰-Bon-Repos-Castle.html</text:p>
          </table:table-cell>
          <table:table-cell/>
        </table:table-row>
        <table:table-row>
          <table:table-cell office:value-type="string">
            <text:p>2021-02-27</text:p>
          </table:table-cell>
          <table:table-cell/>
          <table:table-cell office:value-type="float" office:value="12.8">
            <text:p>12.8</text:p>
          </table:table-cell>
          <table:table-cell office:value-type="float" office:value="567">
            <text:p>567</text:p>
          </table:table-cell>
          <table:table-cell office:value-type="float" office:value="576">
            <text:p>576</text:p>
          </table:table-cell>
          <table:table-cell office:value-type="float" office:value="7">
            <text:p>7</text:p>
          </table:table-cell>
          <table:table-cell office:value-type="string">
            <text:p>🥾 Hike - "Herbeys et son plateau de Romage" (Easy hike to enjoy sun 🌞)</text:p>
          </table:table-cell>
          <table:table-cell office:value-type="string">
            <text:p>Hike</text:p>
          </table:table-cell>
          <table:table-cell/>
          <table:table-cell office:value-type="float" office:value="276581633">
            <text:p>276581633</text:p>
          </table:table-cell>
          <table:table-cell office:value-type="string">
            <text:p>https://www.meetup.com/grenoble-adventure-club-english-french/events/276581633</text:p>
          </table:table-cell>
          <table:table-cell office:value-type="string">
            <text:p>https://s.42l.fr/MujeHgdT</text:p>
          </table:table-cell>
          <table:table-cell/>
          <table:table-cell/>
          <table:table-cell/>
          <table:table-cell office:value-type="string">
            <text:p>2021-02-27-🥾-Hike-Herbeys-et-son-plateau-de-Romage-Easy-hike-to-enjoy-sun-🌞.html</text:p>
          </table:table-cell>
          <table:table-cell/>
        </table:table-row>
        <table:table-row>
          <table:table-cell office:value-type="string">
            <text:p>2021-03-06</text:p>
          </table:table-cell>
          <table:table-cell/>
          <table:table-cell office:value-type="float" office:value="9.92">
            <text:p>9.92</text:p>
          </table:table-cell>
          <table:table-cell office:value-type="float" office:value="391">
            <text:p>391</text:p>
          </table:table-cell>
          <table:table-cell office:value-type="float" office:value="512">
            <text:p>512</text:p>
          </table:table-cell>
          <table:table-cell office:value-type="float" office:value="14">
            <text:p>14</text:p>
          </table:table-cell>
          <table:table-cell office:value-type="string">
            <text:p>🥾 Hike - Le fort de Comboire (Easy hike to enjoy rain 🌧️🐌)</text:p>
          </table:table-cell>
          <table:table-cell office:value-type="string">
            <text:p>Hike</text:p>
          </table:table-cell>
          <table:table-cell/>
          <table:table-cell office:value-type="float" office:value="276733284">
            <text:p>276733284</text:p>
          </table:table-cell>
          <table:table-cell office:value-type="string">
            <text:p>https://www.meetup.com/grenoble-adventure-club-english-french/events/276733284</text:p>
          </table:table-cell>
          <table:table-cell office:value-type="string">
            <text:p>https://s.42l.fr/nS3gJIWm</text:p>
          </table:table-cell>
          <table:table-cell/>
          <table:table-cell/>
          <table:table-cell/>
          <table:table-cell office:value-type="string">
            <text:p>2021-03-06-🥾-Hike-Le-fort-de-Comboire-Easy-hike-to-enjoy-rain-🌧️🐌.html</text:p>
          </table:table-cell>
          <table:table-cell/>
        </table:table-row>
        <table:table-row>
          <table:table-cell office:value-type="string">
            <text:p>2021-03-13</text:p>
          </table:table-cell>
          <table:table-cell/>
          <table:table-cell office:value-type="float" office:value="15.6">
            <text:p>15.6</text:p>
          </table:table-cell>
          <table:table-cell office:value-type="float" office:value="1362">
            <text:p>1362</text:p>
          </table:table-cell>
          <table:table-cell office:value-type="float" office:value="1089">
            <text:p>1089</text:p>
          </table:table-cell>
          <table:table-cell office:value-type="float" office:value="17">
            <text:p>17</text:p>
          </table:table-cell>
          <table:table-cell office:value-type="string">
            <text:p>🥾 Hike - "L'Aiguille de Chalais" 😍</text:p>
          </table:table-cell>
          <table:table-cell office:value-type="string">
            <text:p>Hike</text:p>
          </table:table-cell>
          <table:table-cell/>
          <table:table-cell office:value-type="float" office:value="276803120">
            <text:p>276803120</text:p>
          </table:table-cell>
          <table:table-cell office:value-type="string">
            <text:p>https://www.meetup.com/grenoble-adventure-club-english-french/events/276803120</text:p>
          </table:table-cell>
          <table:table-cell office:value-type="string">
            <text:p>https://s.42l.fr/I71ZHdYN</text:p>
          </table:table-cell>
          <table:table-cell/>
          <table:table-cell/>
          <table:table-cell/>
          <table:table-cell office:value-type="string">
            <text:p>2021-03-13-🥾-Hike-LAiguille-de-Chalais-😍.html</text:p>
          </table:table-cell>
          <table:table-cell/>
        </table:table-row>
        <table:table-row>
          <table:table-cell office:value-type="string">
            <text:p>2021-05-13</text:p>
          </table:table-cell>
          <table:table-cell/>
          <table:table-cell office:value-type="float" office:value="11">
            <text:p>11</text:p>
          </table:table-cell>
          <table:table-cell office:value-type="float" office:value="1045">
            <text:p>1045</text:p>
          </table:table-cell>
          <table:table-cell office:value-type="float" office:value="1046">
            <text:p>1046</text:p>
          </table:table-cell>
          <table:table-cell office:value-type="float" office:value="12">
            <text:p>12</text:p>
          </table:table-cell>
          <table:table-cell office:value-type="string">
            <text:p>🥾 Hike - Back to the basics: Jalla and/or Rachais 😎</text:p>
          </table:table-cell>
          <table:table-cell office:value-type="string">
            <text:p>Hike</text:p>
          </table:table-cell>
          <table:table-cell/>
          <table:table-cell office:value-type="float" office:value="278136992">
            <text:p>278136992</text:p>
          </table:table-cell>
          <table:table-cell office:value-type="string">
            <text:p>https://www.meetup.com/grenoble-adventure-club-english-french/events/278136992</text:p>
          </table:table-cell>
          <table:table-cell office:value-type="string">
            <text:p>https://s.42l.fr/xE1yPtD0</text:p>
          </table:table-cell>
          <table:table-cell/>
          <table:table-cell/>
          <table:table-cell/>
          <table:table-cell office:value-type="string">
            <text:p>2021-05-13-🥾-Hike-Back-to-the-basics-Jalla-and-or-Rachais-😎.html</text:p>
          </table:table-cell>
          <table:table-cell/>
        </table:table-row>
        <table:table-row>
          <table:table-cell office:value-type="string">
            <text:p>2021-05-15</text:p>
          </table:table-cell>
          <table:table-cell/>
          <table:table-cell office:value-type="float" office:value="14">
            <text:p>14</text:p>
          </table:table-cell>
          <table:table-cell office:value-type="float" office:value="850">
            <text:p>850</text:p>
          </table:table-cell>
          <table:table-cell office:value-type="float" office:value="1771">
            <text:p>1771</text:p>
          </table:table-cell>
          <table:table-cell office:value-type="float" office:value="7">
            <text:p>7</text:p>
          </table:table-cell>
          <table:table-cell office:value-type="string">
            <text:p>🥾 Hike: Pinéa + Charmant Som 🗻</text:p>
          </table:table-cell>
          <table:table-cell office:value-type="string">
            <text:p>Hike</text:p>
          </table:table-cell>
          <table:table-cell/>
          <table:table-cell office:value-type="float" office:value="278177608">
            <text:p>278177608</text:p>
          </table:table-cell>
          <table:table-cell office:value-type="string">
            <text:p>https://www.meetup.com/grenoble-adventure-club-english-french/events/278177608</text:p>
          </table:table-cell>
          <table:table-cell office:value-type="string">
            <text:p>https://s.42l.fr/_mYJ72SH</text:p>
          </table:table-cell>
          <table:table-cell/>
          <table:table-cell/>
          <table:table-cell/>
          <table:table-cell office:value-type="string">
            <text:p>2021-05-15-🥾-Hike-Pinea-Charmant-Som-🗻.html</text:p>
          </table:table-cell>
          <table:table-cell/>
        </table:table-row>
        <table:table-row>
          <table:table-cell office:value-type="string">
            <text:p>2021-05-23</text:p>
          </table:table-cell>
          <table:table-cell/>
          <table:table-cell office:value-type="float" office:value="14">
            <text:p>14</text:p>
          </table:table-cell>
          <table:table-cell office:value-type="float" office:value="890">
            <text:p>890</text:p>
          </table:table-cell>
          <table:table-cell office:value-type="float" office:value="1966">
            <text:p>1966</text:p>
          </table:table-cell>
          <table:table-cell office:value-type="float" office:value="27">
            <text:p>27</text:p>
          </table:table-cell>
          <table:table-cell office:value-type="string">
            <text:p>🥾 Hike: Vertige des Cimes + Pic St-Michel 😱</text:p>
          </table:table-cell>
          <table:table-cell office:value-type="string">
            <text:p>Hike</text:p>
          </table:table-cell>
          <table:table-cell/>
          <table:table-cell office:value-type="float" office:value="278286484">
            <text:p>278286484</text:p>
          </table:table-cell>
          <table:table-cell office:value-type="string">
            <text:p>https://www.meetup.com/grenoble-adventure-club-english-french/events/278286484</text:p>
          </table:table-cell>
          <table:table-cell office:value-type="string">
            <text:p>https://s.42l.fr/y4m08nhq</text:p>
          </table:table-cell>
          <table:table-cell/>
          <table:table-cell/>
          <table:table-cell/>
          <table:table-cell office:value-type="string">
            <text:p>2021-05-23-🥾-Hike-Vertige-des-Cimes-Pic-St-Michel-😱.html</text:p>
          </table:table-cell>
          <table:table-cell/>
        </table:table-row>
        <table:table-row>
          <table:table-cell office:value-type="string">
            <text:p>2021-05-30</text:p>
          </table:table-cell>
          <table:table-cell/>
          <table:table-cell office:value-type="float" office:value="16.5">
            <text:p>16.5</text:p>
          </table:table-cell>
          <table:table-cell office:value-type="float" office:value="700">
            <text:p>700</text:p>
          </table:table-cell>
          <table:table-cell office:value-type="float" office:value="1926">
            <text:p>1926</text:p>
          </table:table-cell>
          <table:table-cell office:value-type="float" office:value="25">
            <text:p>25</text:p>
          </table:table-cell>
          <table:table-cell office:value-type="string">
            <text:p>🥾 Hike: Le Grand Rocher 🌲🌳</text:p>
          </table:table-cell>
          <table:table-cell office:value-type="string">
            <text:p>Hike</text:p>
          </table:table-cell>
          <table:table-cell/>
          <table:table-cell office:value-type="float" office:value="278257641">
            <text:p>278257641</text:p>
          </table:table-cell>
          <table:table-cell office:value-type="string">
            <text:p>https://www.meetup.com/grenoble-adventure-club-english-french/events/278257641</text:p>
          </table:table-cell>
          <table:table-cell office:value-type="string">
            <text:p>https://s.42l.fr/8zUZUf4i</text:p>
          </table:table-cell>
          <table:table-cell/>
          <table:table-cell/>
          <table:table-cell/>
          <table:table-cell office:value-type="string">
            <text:p>2021-05-30-🥾-Hike-Le-Grand-Rocher-🌲🌳.html</text:p>
          </table:table-cell>
          <table:table-cell/>
        </table:table-row>
        <table:table-row>
          <table:table-cell office:value-type="string">
            <text:p>2021-06-06</text:p>
          </table:table-cell>
          <table:table-cell/>
          <table:table-cell office:value-type="float" office:value="16.6">
            <text:p>16.6</text:p>
          </table:table-cell>
          <table:table-cell office:value-type="float" office:value="660">
            <text:p>660</text:p>
          </table:table-cell>
          <table:table-cell office:value-type="float" office:value="1769">
            <text:p>1769</text:p>
          </table:table-cell>
          <table:table-cell office:value-type="float" office:value="30">
            <text:p>30</text:p>
          </table:table-cell>
          <table:table-cell office:value-type="string">
            <text:p>🥾 Hike: Le Sénépy not so easy? 😅☔</text:p>
          </table:table-cell>
          <table:table-cell office:value-type="string">
            <text:p>Hike</text:p>
          </table:table-cell>
          <table:table-cell/>
          <table:table-cell office:value-type="float" office:value="278590932">
            <text:p>278590932</text:p>
          </table:table-cell>
          <table:table-cell office:value-type="string">
            <text:p>https://www.meetup.com/grenoble-adventure-club-english-french/events/278590932</text:p>
          </table:table-cell>
          <table:table-cell office:value-type="string">
            <text:p>https://s.42l.fr/NVg9oEHR</text:p>
          </table:table-cell>
          <table:table-cell/>
          <table:table-cell/>
          <table:table-cell/>
          <table:table-cell office:value-type="string">
            <text:p>2021-06-06-🥾-Hike-Le-Senepy-not-so-easy?-😅☔.html</text:p>
          </table:table-cell>
          <table:table-cell/>
        </table:table-row>
        <table:table-row>
          <table:table-cell office:value-type="string">
            <text:p>2021-06-12</text:p>
          </table:table-cell>
          <table:table-cell/>
          <table:table-cell office:value-type="float" office:value="14.6">
            <text:p>14.6</text:p>
          </table:table-cell>
          <table:table-cell office:value-type="float" office:value="1360">
            <text:p>1360</text:p>
          </table:table-cell>
          <table:table-cell office:value-type="float" office:value="1800">
            <text:p>1800</text:p>
          </table:table-cell>
          <table:table-cell office:value-type="float" office:value="5">
            <text:p>5</text:p>
          </table:table-cell>
          <table:table-cell office:value-type="string">
            <text:p>🥾 Hike: Around Saint-Même Circus 🎪🌲</text:p>
          </table:table-cell>
          <table:table-cell office:value-type="string">
            <text:p>Hike</text:p>
          </table:table-cell>
          <table:table-cell/>
          <table:table-cell office:value-type="float" office:value="278751351">
            <text:p>278751351</text:p>
          </table:table-cell>
          <table:table-cell office:value-type="string">
            <text:p>https://www.meetup.com/grenoble-adventure-club-english-french/events/278751351</text:p>
          </table:table-cell>
          <table:table-cell office:value-type="string">
            <text:p>https://s.42l.fr/mGKnsVGZ</text:p>
          </table:table-cell>
          <table:table-cell/>
          <table:table-cell/>
          <table:table-cell/>
          <table:table-cell office:value-type="string">
            <text:p>2021-06-12-🥾-Hike-Around-Saint-Meme-Circus-🎪🌲.html</text:p>
          </table:table-cell>
          <table:table-cell/>
        </table:table-row>
        <table:table-row>
          <table:table-cell office:value-type="string">
            <text:p>2021-06-18</text:p>
          </table:table-cell>
          <table:table-cell/>
          <table:table-cell office:value-type="float" office:value="6.5">
            <text:p>6.5</text:p>
          </table:table-cell>
          <table:table-cell office:value-type="float" office:value="580">
            <text:p>580</text:p>
          </table:table-cell>
          <table:table-cell office:value-type="float" office:value="635">
            <text:p>635</text:p>
          </table:table-cell>
          <table:table-cell office:value-type="float" office:value="34">
            <text:p>34</text:p>
          </table:table-cell>
          <table:table-cell office:value-type="string">
            <text:p>Night Hike/Rando: Bastile my Moonlight (To celebrate change in Curfew)</text:p>
          </table:table-cell>
          <table:table-cell office:value-type="string">
            <text:p>Hike</text:p>
          </table:table-cell>
          <table:table-cell/>
          <table:table-cell office:value-type="float" office:value="278640679">
            <text:p>278640679</text:p>
          </table:table-cell>
          <table:table-cell office:value-type="string">
            <text:p>https://www.meetup.com/grenoble-adventure-club-english-french/events/278640679</text:p>
          </table:table-cell>
          <table:table-cell office:value-type="string">
            <text:p>https://s.42l.fr/Xs8Xh1t6</text:p>
          </table:table-cell>
          <table:table-cell/>
          <table:table-cell/>
          <table:table-cell/>
          <table:table-cell office:value-type="string">
            <text:p>2021-06-18-Night-Hike-Rando-Bastile-my-Moonlight-To-celebrate-change-in-Curfew.html</text:p>
          </table:table-cell>
          <table:table-cell/>
        </table:table-row>
        <table:table-row>
          <table:table-cell office:value-type="string">
            <text:p>2021-06-19</text:p>
          </table:table-cell>
          <table:table-cell/>
          <table:table-cell office:value-type="float" office:value="6.6">
            <text:p>6.6</text:p>
          </table:table-cell>
          <table:table-cell office:value-type="float" office:value="200">
            <text:p>200</text:p>
          </table:table-cell>
          <table:table-cell office:value-type="float" office:value="381">
            <text:p>381</text:p>
          </table:table-cell>
          <table:table-cell office:value-type="float" office:value="13">
            <text:p>13</text:p>
          </table:table-cell>
          <table:table-cell office:value-type="string">
            <text:p>😎 Chill: spend the heatwave near a 🥶🧊 river</text:p>
          </table:table-cell>
          <table:table-cell office:value-type="string">
            <text:p>Hike</text:p>
          </table:table-cell>
          <table:table-cell/>
          <table:table-cell office:value-type="float" office:value="278870107">
            <text:p>278870107</text:p>
          </table:table-cell>
          <table:table-cell office:value-type="string">
            <text:p>https://www.meetup.com/grenoble-adventure-club-english-french/events/278870107</text:p>
          </table:table-cell>
          <table:table-cell office:value-type="string">
            <text:p>https://s.42l.fr/eS1BeHZJ</text:p>
          </table:table-cell>
          <table:table-cell/>
          <table:table-cell/>
          <table:table-cell/>
          <table:table-cell office:value-type="string">
            <text:p>2021-06-19-😎-Chill-spend-the-heatwave-near-a-🥶🧊-river.html</text:p>
          </table:table-cell>
          <table:table-cell/>
        </table:table-row>
        <table:table-row>
          <table:table-cell office:value-type="string">
            <text:p>2021-06-20</text:p>
          </table:table-cell>
          <table:table-cell/>
          <table:table-cell/>
          <table:table-cell/>
          <table:table-cell/>
          <table:table-cell/>
          <table:table-cell office:value-type="string">
            <text:p>🥾 Hike: Lakes Achard &amp; Robert 🏊‍♀️🥶🧊</text:p>
          </table:table-cell>
          <table:table-cell office:value-type="string">
            <text:p>Cancelled</text:p>
          </table:table-cell>
          <table:table-cell office:value-type="string">
            <text:p>Rain and hail</text:p>
          </table:table-cell>
          <table:table-cell office:value-type="float" office:value="278892953">
            <text:p>278892953</text:p>
          </table:table-cell>
          <table:table-cell office:value-type="string">
            <text:p>https://www.meetup.com/grenoble-adventure-club-english-french/events/278892953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6-21</text:p>
          </table:table-cell>
          <table:table-cell/>
          <table:table-cell office:value-type="float" office:value="5.2">
            <text:p>5.2</text:p>
          </table:table-cell>
          <table:table-cell office:value-type="float" office:value="10">
            <text:p>10</text:p>
          </table:table-cell>
          <table:table-cell office:value-type="float" office:value="213">
            <text:p>213</text:p>
          </table:table-cell>
          <table:table-cell office:value-type="float" office:value="8">
            <text:p>8</text:p>
          </table:table-cell>
          <table:table-cell office:value-type="string">
            <text:p>📷 Visit: No Music Festival tonight, then let's enjoy some street art 🎨✨</text:p>
          </table:table-cell>
          <table:table-cell office:value-type="string">
            <text:p>Hike</text:p>
          </table:table-cell>
          <table:table-cell/>
          <table:table-cell office:value-type="float" office:value="278974564">
            <text:p>278974564</text:p>
          </table:table-cell>
          <table:table-cell office:value-type="string">
            <text:p>https://www.meetup.com/grenoble-adventure-club-english-french/events/278974564</text:p>
          </table:table-cell>
          <table:table-cell office:value-type="string">
            <text:p>https://s.42l.fr/6Qt5ORwX</text:p>
          </table:table-cell>
          <table:table-cell/>
          <table:table-cell/>
          <table:table-cell/>
          <table:table-cell office:value-type="string">
            <text:p>2021-06-21-📷-Visit-No-Music-Festival-tonight,-then-lets-enjoy-some-street-art-🎨✨.html</text:p>
          </table:table-cell>
          <table:table-cell/>
        </table:table-row>
        <table:table-row>
          <table:table-cell office:value-type="string">
            <text:p>2021-06-25</text:p>
          </table:table-cell>
          <table:table-cell/>
          <table:table-cell/>
          <table:table-cell/>
          <table:table-cell/>
          <table:table-cell office:value-type="float" office:value="1">
            <text:p>1</text:p>
          </table:table-cell>
          <table:table-cell office:value-type="string">
            <text:p>Afterwork hike : Sunset at Moucherotte</text:p>
          </table:table-cell>
          <table:table-cell office:value-type="string">
            <text:p>Cancelled</text:p>
          </table:table-cell>
          <table:table-cell/>
          <table:table-cell office:value-type="float" office:value="279041438">
            <text:p>279041438</text:p>
          </table:table-cell>
          <table:table-cell office:value-type="string">
            <text:p>https://www.meetup.com/grenoble-adventure-club-english-french/events/279041438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6-26</text:p>
          </table:table-cell>
          <table:table-cell/>
          <table:table-cell office:value-type="float" office:value="14.5">
            <text:p>14.5</text:p>
          </table:table-cell>
          <table:table-cell office:value-type="float" office:value="990">
            <text:p>990</text:p>
          </table:table-cell>
          <table:table-cell office:value-type="float" office:value="1987">
            <text:p>1987</text:p>
          </table:table-cell>
          <table:table-cell office:value-type="float" office:value="20">
            <text:p>20</text:p>
          </table:table-cell>
          <table:table-cell office:value-type="string">
            <text:p>🥾 Hike: Lac de la Moucherolle 🏊‍♀️🥶</text:p>
          </table:table-cell>
          <table:table-cell office:value-type="string">
            <text:p>Hike</text:p>
          </table:table-cell>
          <table:table-cell/>
          <table:table-cell office:value-type="float" office:value="279039579">
            <text:p>279039579</text:p>
          </table:table-cell>
          <table:table-cell office:value-type="string">
            <text:p>https://www.meetup.com/grenoble-adventure-club-english-french/events/279039579</text:p>
          </table:table-cell>
          <table:table-cell office:value-type="string">
            <text:p>https://s.42l.fr/CQVBzcm2</text:p>
          </table:table-cell>
          <table:table-cell/>
          <table:table-cell/>
          <table:table-cell/>
          <table:table-cell office:value-type="string">
            <text:p>2021-06-26-🥾-Hike-Lac-de-la-Moucherolle-🏊‍♀️🥶.html</text:p>
          </table:table-cell>
          <table:table-cell/>
        </table:table-row>
        <table:table-row>
          <table:table-cell office:value-type="string">
            <text:p>2021-07-01</text:p>
          </table:table-cell>
          <table:table-cell/>
          <table:table-cell/>
          <table:table-cell/>
          <table:table-cell/>
          <table:table-cell office:value-type="float" office:value="22">
            <text:p>22</text:p>
          </table:table-cell>
          <table:table-cell office:value-type="string">
            <text:p>🍺 Apéro + 🧗‍♂️ Climbing for noobs</text:p>
          </table:table-cell>
          <table:table-cell office:value-type="string">
            <text:p>Climbing</text:p>
          </table:table-cell>
          <table:table-cell/>
          <table:table-cell office:value-type="float" office:value="279129705">
            <text:p>279129705</text:p>
          </table:table-cell>
          <table:table-cell office:value-type="string">
            <text:p>https://www.meetup.com/grenoble-adventure-club-english-french/events/279129705</text:p>
          </table:table-cell>
          <table:table-cell/>
          <table:table-cell/>
          <table:table-cell/>
          <table:table-cell/>
          <table:table-cell office:value-type="string">
            <text:p>2021-07-01-🍺-Apero-🧗‍♂️-Climbing-for-noobs.html</text:p>
          </table:table-cell>
          <table:table-cell/>
        </table:table-row>
        <table:table-row>
          <table:table-cell office:value-type="string">
            <text:p>2021-07-02</text:p>
          </table:table-cell>
          <table:table-cell/>
          <table:table-cell/>
          <table:table-cell/>
          <table:table-cell/>
          <table:table-cell office:value-type="float" office:value="3">
            <text:p>3</text:p>
          </table:table-cell>
          <table:table-cell office:value-type="string">
            <text:p>🛼 Roller: "Grenoble roller hike" is back</text:p>
          </table:table-cell>
          <table:table-cell office:value-type="string">
            <text:p>Roller</text:p>
          </table:table-cell>
          <table:table-cell/>
          <table:table-cell office:value-type="float" office:value="279188833">
            <text:p>279188833</text:p>
          </table:table-cell>
          <table:table-cell office:value-type="string">
            <text:p>https://www.meetup.com/grenoble-adventure-club-english-french/events/279188833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7-02</text:p>
          </table:table-cell>
          <table:table-cell/>
          <table:table-cell office:value-type="float" office:value="8">
            <text:p>8</text:p>
          </table:table-cell>
          <table:table-cell office:value-type="float" office:value="750">
            <text:p>750</text:p>
          </table:table-cell>
          <table:table-cell office:value-type="float" office:value="2082">
            <text:p>2082</text:p>
          </table:table-cell>
          <table:table-cell office:value-type="float" office:value="3">
            <text:p>3</text:p>
          </table:table-cell>
          <table:table-cell office:value-type="string">
            <text:p>Afterwork hike : Sunset at Chamechaude</text:p>
          </table:table-cell>
          <table:table-cell office:value-type="string">
            <text:p>Hike</text:p>
          </table:table-cell>
          <table:table-cell/>
          <table:table-cell office:value-type="float" office:value="279179867">
            <text:p>279179867</text:p>
          </table:table-cell>
          <table:table-cell office:value-type="string">
            <text:p>https://www.meetup.com/grenoble-adventure-club-english-french/events/279179867</text:p>
          </table:table-cell>
          <table:table-cell office:value-type="string">
            <text:p>https://s.42l.fr/d1RYMkli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7-03</text:p>
          </table:table-cell>
          <table:table-cell/>
          <table:table-cell office:value-type="float" office:value="10">
            <text:p>10</text:p>
          </table:table-cell>
          <table:table-cell office:value-type="float" office:value="630">
            <text:p>630</text:p>
          </table:table-cell>
          <table:table-cell office:value-type="float" office:value="1407">
            <text:p>1407</text:p>
          </table:table-cell>
          <table:table-cell office:value-type="float" office:value="15">
            <text:p>15</text:p>
          </table:table-cell>
          <table:table-cell office:value-type="string">
            <text:p>🥾 Hike: Easy hike around Le Sappey and L'Ecoutoux 😎</text:p>
          </table:table-cell>
          <table:table-cell office:value-type="string">
            <text:p>Hike</text:p>
          </table:table-cell>
          <table:table-cell/>
          <table:table-cell office:value-type="float" office:value="279213815">
            <text:p>279213815</text:p>
          </table:table-cell>
          <table:table-cell office:value-type="string">
            <text:p>https://www.meetup.com/grenoble-adventure-club-english-french/events/279213815</text:p>
          </table:table-cell>
          <table:table-cell office:value-type="string">
            <text:p>https://s.42l.fr/1r0e2-C8</text:p>
          </table:table-cell>
          <table:table-cell/>
          <table:table-cell/>
          <table:table-cell/>
          <table:table-cell office:value-type="string">
            <text:p>2021-07-03-🥾-Hike-Easy-hike-around-Le-Sappey-and-LEcoutoux-😎.html</text:p>
          </table:table-cell>
          <table:table-cell/>
        </table:table-row>
        <table:table-row>
          <table:table-cell office:value-type="string">
            <text:p>2021-07-04</text:p>
          </table:table-cell>
          <table:table-cell/>
          <table:table-cell/>
          <table:table-cell/>
          <table:table-cell/>
          <table:table-cell office:value-type="float" office:value="9">
            <text:p>9</text:p>
          </table:table-cell>
          <table:table-cell office:value-type="string">
            <text:p>🔦Speleology in Vercors: Grotte des Eymards (Eymards Cave) 🧗</text:p>
          </table:table-cell>
          <table:table-cell office:value-type="string">
            <text:p>Caving</text:p>
          </table:table-cell>
          <table:table-cell/>
          <table:table-cell office:value-type="float" office:value="279171624">
            <text:p>279171624</text:p>
          </table:table-cell>
          <table:table-cell office:value-type="string">
            <text:p>https://www.meetup.com/grenoble-adventure-club-english-french/events/279171624</text:p>
          </table:table-cell>
          <table:table-cell/>
          <table:table-cell/>
          <table:table-cell/>
          <table:table-cell/>
          <table:table-cell office:value-type="string">
            <text:p>2021-07-04-🔦Speleology-in-Vercors-Grotte-des-Eymards-Eymards-Cave-🧗.html</text:p>
          </table:table-cell>
          <table:table-cell/>
        </table:table-row>
        <table:table-row>
          <table:table-cell office:value-type="string">
            <text:p>2021-07-10</text:p>
          </table:table-cell>
          <table:table-cell/>
          <table:table-cell office:value-type="float" office:value="8.4">
            <text:p>8.4</text:p>
          </table:table-cell>
          <table:table-cell office:value-type="float" office:value="806">
            <text:p>806</text:p>
          </table:table-cell>
          <table:table-cell office:value-type="float" office:value="2083">
            <text:p>2083</text:p>
          </table:table-cell>
          <table:table-cell office:value-type="float" office:value="11">
            <text:p>11</text:p>
          </table:table-cell>
          <table:table-cell office:value-type="string">
            <text:p>🥾⛺ 2 days/1 night hike: only for GOOD hikers 🐐</text:p>
          </table:table-cell>
          <table:table-cell office:value-type="string">
            <text:p>Hike</text:p>
          </table:table-cell>
          <table:table-cell office:value-type="string">
            <text:p>day 1</text:p>
          </table:table-cell>
          <table:table-cell office:value-type="float" office:value="279313627">
            <text:p>279313627</text:p>
          </table:table-cell>
          <table:table-cell office:value-type="string">
            <text:p>https://www.meetup.com/grenoble-adventure-club-english-french/events/279313627</text:p>
          </table:table-cell>
          <table:table-cell office:value-type="string">
            <text:p>https://s.42l.fr/QAlWe3pD</text:p>
          </table:table-cell>
          <table:table-cell/>
          <table:table-cell/>
          <table:table-cell/>
          <table:table-cell office:value-type="string">
            <text:p>2021-07-10-🥾⛺-2-days-1-night-hike-only-for-GOOD-hikers-🐐.html</text:p>
          </table:table-cell>
          <table:table-cell/>
        </table:table-row>
        <table:table-row>
          <table:table-cell office:value-type="string">
            <text:p>2021-07-11</text:p>
          </table:table-cell>
          <table:table-cell/>
          <table:table-cell office:value-type="float" office:value="14.2">
            <text:p>14.2</text:p>
          </table:table-cell>
          <table:table-cell office:value-type="float" office:value="1234">
            <text:p>1234</text:p>
          </table:table-cell>
          <table:table-cell office:value-type="float" office:value="2341">
            <text:p>2341</text:p>
          </table:table-cell>
          <table:table-cell office:value-type="float" office:value="11">
            <text:p>11</text:p>
          </table:table-cell>
          <table:table-cell office:value-type="string">
            <text:p>🥾⛺ 2 days/1 night hike: only for GOOD hikers 🐐</text:p>
          </table:table-cell>
          <table:table-cell office:value-type="string">
            <text:p>Hike</text:p>
          </table:table-cell>
          <table:table-cell office:value-type="string">
            <text:p>day 2</text:p>
          </table:table-cell>
          <table:table-cell office:value-type="float" office:value="279313627">
            <text:p>279313627</text:p>
          </table:table-cell>
          <table:table-cell office:value-type="string">
            <text:p>https://www.meetup.com/grenoble-adventure-club-english-french/events/279313627</text:p>
          </table:table-cell>
          <table:table-cell office:value-type="string">
            <text:p>https://s.42l.fr/r37xi2iT</text:p>
          </table:table-cell>
          <table:table-cell/>
          <table:table-cell/>
          <table:table-cell/>
          <table:table-cell office:value-type="string">
            <text:p>2021-07-10-🥾⛺-2-days-1-night-hike-only-for-GOOD-hikers-🐐.html</text:p>
          </table:table-cell>
          <table:table-cell/>
        </table:table-row>
        <table:table-row>
          <table:table-cell office:value-type="string">
            <text:p>2021-07-14</text:p>
          </table:table-cell>
          <table:table-cell/>
          <table:table-cell/>
          <table:table-cell/>
          <table:table-cell/>
          <table:table-cell office:value-type="float" office:value="5">
            <text:p>5</text:p>
          </table:table-cell>
          <table:table-cell office:value-type="string">
            <text:p>🌧️ Bad weather 🌧️ = Escape Game 🧐</text:p>
          </table:table-cell>
          <table:table-cell office:value-type="string">
            <text:p>Game</text:p>
          </table:table-cell>
          <table:table-cell/>
          <table:table-cell office:value-type="float" office:value="279439068">
            <text:p>279439068</text:p>
          </table:table-cell>
          <table:table-cell office:value-type="string">
            <text:p>https://www.meetup.com/grenoble-adventure-club-english-french/events/279439068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7-18</text:p>
          </table:table-cell>
          <table:table-cell/>
          <table:table-cell/>
          <table:table-cell/>
          <table:table-cell/>
          <table:table-cell office:value-type="float" office:value="8">
            <text:p>8</text:p>
          </table:table-cell>
          <table:table-cell office:value-type="string">
            <text:p>Canyoning in Vercors (Partie Basse les Ecouges): 🌊🧗</text:p>
          </table:table-cell>
          <table:table-cell office:value-type="string">
            <text:p>Canyoning</text:p>
          </table:table-cell>
          <table:table-cell/>
          <table:table-cell office:value-type="float" office:value="279459816">
            <text:p>279459816</text:p>
          </table:table-cell>
          <table:table-cell office:value-type="string">
            <text:p>https://www.meetup.com/grenoble-adventure-club-english-french/events/279459816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7-22</text:p>
          </table:table-cell>
          <table:table-cell/>
          <table:table-cell office:value-type="float" office:value="9">
            <text:p>9</text:p>
          </table:table-cell>
          <table:table-cell office:value-type="float" office:value="750">
            <text:p>750</text:p>
          </table:table-cell>
          <table:table-cell office:value-type="float" office:value="1901">
            <text:p>1901</text:p>
          </table:table-cell>
          <table:table-cell office:value-type="float" office:value="3">
            <text:p>3</text:p>
          </table:table-cell>
          <table:table-cell office:value-type="string">
            <text:p>Afterwork hike : Sunset at Moucherotte</text:p>
          </table:table-cell>
          <table:table-cell office:value-type="string">
            <text:p>Hike</text:p>
          </table:table-cell>
          <table:table-cell/>
          <table:table-cell office:value-type="float" office:value="279598655">
            <text:p>279598655</text:p>
          </table:table-cell>
          <table:table-cell office:value-type="string">
            <text:p>https://www.meetup.com/grenoble-adventure-club-english-french/events/279598655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7-24</text:p>
          </table:table-cell>
          <table:table-cell/>
          <table:table-cell office:value-type="float" office:value="10.2">
            <text:p>10.2</text:p>
          </table:table-cell>
          <table:table-cell office:value-type="float" office:value="856">
            <text:p>856</text:p>
          </table:table-cell>
          <table:table-cell office:value-type="float" office:value="951">
            <text:p>951</text:p>
          </table:table-cell>
          <table:table-cell office:value-type="float" office:value="23">
            <text:p>23</text:p>
          </table:table-cell>
          <table:table-cell office:value-type="string">
            <text:p>🥾 Hike: Easy hike around La Cuche (+maybe some cold stream 🏊‍♀️)</text:p>
          </table:table-cell>
          <table:table-cell office:value-type="string">
            <text:p>Hike</text:p>
          </table:table-cell>
          <table:table-cell/>
          <table:table-cell office:value-type="float" office:value="279618542">
            <text:p>279618542</text:p>
          </table:table-cell>
          <table:table-cell office:value-type="string">
            <text:p>https://www.meetup.com/grenoble-adventure-club-english-french/events/279618542</text:p>
          </table:table-cell>
          <table:table-cell office:value-type="string">
            <text:p>https://s.42l.fr/O9DUsOfI</text:p>
          </table:table-cell>
          <table:table-cell/>
          <table:table-cell/>
          <table:table-cell/>
          <table:table-cell office:value-type="string">
            <text:p>2021-07-24-🥾-Hike-Easy-hike-around-La-Cuche-maybe-some-cold-stream-🏊‍♀️.html</text:p>
          </table:table-cell>
          <table:table-cell/>
        </table:table-row>
        <table:table-row>
          <table:table-cell office:value-type="string">
            <text:p>2021-08-01</text:p>
          </table:table-cell>
          <table:table-cell/>
          <table:table-cell office:value-type="float" office:value="13.5">
            <text:p>13.5</text:p>
          </table:table-cell>
          <table:table-cell office:value-type="float" office:value="700">
            <text:p>700</text:p>
          </table:table-cell>
          <table:table-cell office:value-type="float" office:value="1643">
            <text:p>1643</text:p>
          </table:table-cell>
          <table:table-cell office:value-type="float" office:value="21">
            <text:p>21</text:p>
          </table:table-cell>
          <table:table-cell office:value-type="string">
            <text:p>🥾 Hike: GR9 - La Buffe 🗻 1623m - La Sure 🗻1643m</text:p>
          </table:table-cell>
          <table:table-cell office:value-type="string">
            <text:p>Hike</text:p>
          </table:table-cell>
          <table:table-cell/>
          <table:table-cell office:value-type="float" office:value="279800883">
            <text:p>279800883</text:p>
          </table:table-cell>
          <table:table-cell office:value-type="string">
            <text:p>https://www.meetup.com/grenoble-adventure-club-english-french/events/279800883</text:p>
          </table:table-cell>
          <table:table-cell office:value-type="string">
            <text:p>https://s.42l.fr/lVyODh6Y</text:p>
          </table:table-cell>
          <table:table-cell/>
          <table:table-cell/>
          <table:table-cell/>
          <table:table-cell office:value-type="string">
            <text:p>2021-08-01-🥾-Hike-GR9-La-Buffe-🗻-1623m-La-Sure-🗻1643m.html</text:p>
          </table:table-cell>
          <table:table-cell/>
        </table:table-row>
        <table:table-row>
          <table:table-cell office:value-type="string">
            <text:p>2021-08-07</text:p>
          </table:table-cell>
          <table:table-cell/>
          <table:table-cell office:value-type="float" office:value="15">
            <text:p>15</text:p>
          </table:table-cell>
          <table:table-cell office:value-type="float" office:value="1127">
            <text:p>1127</text:p>
          </table:table-cell>
          <table:table-cell office:value-type="float" office:value="2208">
            <text:p>2208</text:p>
          </table:table-cell>
          <table:table-cell office:value-type="float" office:value="17">
            <text:p>17</text:p>
          </table:table-cell>
          <table:table-cell office:value-type="string">
            <text:p>🥾 Hike: Sanctuaire de N.-D. de la Salette ⛪</text:p>
          </table:table-cell>
          <table:table-cell office:value-type="string">
            <text:p>Hike</text:p>
          </table:table-cell>
          <table:table-cell/>
          <table:table-cell office:value-type="float" office:value="279039077">
            <text:p>279039077</text:p>
          </table:table-cell>
          <table:table-cell office:value-type="string">
            <text:p>https://www.meetup.com/grenoble-adventure-club-english-french/events/279039077</text:p>
          </table:table-cell>
          <table:table-cell office:value-type="string">
            <text:p>https://s.42l.fr/MfGJyGuM</text:p>
          </table:table-cell>
          <table:table-cell/>
          <table:table-cell/>
          <table:table-cell/>
          <table:table-cell office:value-type="string">
            <text:p>2021-08-07-🥾-Hike-Sanctuaire-de-N-D-de-la-Salette-⛪.html</text:p>
          </table:table-cell>
          <table:table-cell/>
        </table:table-row>
        <table:table-row>
          <table:table-cell office:value-type="string">
            <text:p>2021-08-08</text:p>
          </table:table-cell>
          <table:table-cell/>
          <table:table-cell office:value-type="float" office:value="15">
            <text:p>15</text:p>
          </table:table-cell>
          <table:table-cell office:value-type="float" office:value="950">
            <text:p>950</text:p>
          </table:table-cell>
          <table:table-cell office:value-type="float" office:value="722">
            <text:p>722</text:p>
          </table:table-cell>
          <table:table-cell office:value-type="float" office:value="5">
            <text:p>5</text:p>
          </table:table-cell>
          <table:table-cell office:value-type="string">
            <text:p>🥾 Hike: around Néron + up to Jalla (+maybe some cold stream 🏊‍♀️)</text:p>
          </table:table-cell>
          <table:table-cell office:value-type="string">
            <text:p>Hike</text:p>
          </table:table-cell>
          <table:table-cell/>
          <table:table-cell office:value-type="float" office:value="279954414">
            <text:p>279954414</text:p>
          </table:table-cell>
          <table:table-cell office:value-type="string">
            <text:p>https://www.meetup.com/grenoble-adventure-club-english-french/events/279954414</text:p>
          </table:table-cell>
          <table:table-cell office:value-type="string">
            <text:p>https://s.42l.fr/_MqyjH8A</text:p>
          </table:table-cell>
          <table:table-cell/>
          <table:table-cell/>
          <table:table-cell/>
          <table:table-cell office:value-type="string">
            <text:p>2021-08-08-🥾-Hike-around-Neron-up-to-Jalla-maybe-some-cold-stream-🏊‍♀️.html</text:p>
          </table:table-cell>
          <table:table-cell/>
        </table:table-row>
        <table:table-row>
          <table:table-cell office:value-type="string">
            <text:p>2021-08-12</text:p>
          </table:table-cell>
          <table:table-cell/>
          <table:table-cell office:value-type="float" office:value="7.4">
            <text:p>7.4</text:p>
          </table:table-cell>
          <table:table-cell office:value-type="float" office:value="475">
            <text:p>475</text:p>
          </table:table-cell>
          <table:table-cell office:value-type="float" office:value="635">
            <text:p>635</text:p>
          </table:table-cell>
          <table:table-cell office:value-type="float" office:value="10">
            <text:p>10</text:p>
          </table:table-cell>
          <table:table-cell office:value-type="string">
            <text:p>🌠⛺ Night of the shooting stars! Let's go to Jalla (and why not sleep there) 🌠</text:p>
          </table:table-cell>
          <table:table-cell office:value-type="string">
            <text:p>Hike</text:p>
          </table:table-cell>
          <table:table-cell/>
          <table:table-cell office:value-type="float" office:value="280013297">
            <text:p>280013297</text:p>
          </table:table-cell>
          <table:table-cell office:value-type="string">
            <text:p>https://www.meetup.com/grenoble-adventure-club-english-french/events/280013297</text:p>
          </table:table-cell>
          <table:table-cell office:value-type="string">
            <text:p>https://s.42l.fr/VciaZ431</text:p>
          </table:table-cell>
          <table:table-cell/>
          <table:table-cell/>
          <table:table-cell/>
          <table:table-cell office:value-type="string">
            <text:p>2021-08-12-🌠⛺-Night-of-the-shooting-stars-Lets-go-to-Jalla-and-why-not-sleep-there-🌠.html</text:p>
          </table:table-cell>
          <table:table-cell/>
        </table:table-row>
        <table:table-row>
          <table:table-cell office:value-type="string">
            <text:p>2021-08-14</text:p>
          </table:table-cell>
          <table:table-cell office:value-type="string">
            <text:p>canyon</text:p>
          </table:table-cell>
          <table:table-cell/>
          <table:table-cell/>
          <table:table-cell/>
          <table:table-cell office:value-type="float" office:value="9">
            <text:p>9</text:p>
          </table:table-cell>
          <table:table-cell office:value-type="string">
            <text:p>2nd try - Canyoning in Vercors (Partie Basse les Ecouges): 🌊🧗</text:p>
          </table:table-cell>
          <table:table-cell office:value-type="string">
            <text:p>Canyoning</text:p>
          </table:table-cell>
          <table:table-cell/>
          <table:table-cell office:value-type="float" office:value="279907865">
            <text:p>279907865</text:p>
          </table:table-cell>
          <table:table-cell office:value-type="string">
            <text:p>https://www.meetup.com/grenoble-adventure-club-english-french/events/279907865</text:p>
          </table:table-cell>
          <table:table-cell/>
          <table:table-cell/>
          <table:table-cell/>
          <table:table-cell/>
          <table:table-cell office:value-type="string">
            <text:p>2021-08-14-2nd-try-Canyoning-in-Vercors-Partie-Basse-les-Ecouges-🌊🧗.html</text:p>
          </table:table-cell>
          <table:table-cell/>
        </table:table-row>
        <table:table-row>
          <table:table-cell office:value-type="string">
            <text:p>2021-08-14</text:p>
          </table:table-cell>
          <table:table-cell/>
          <table:table-cell office:value-type="float" office:value="18">
            <text:p>18</text:p>
          </table:table-cell>
          <table:table-cell office:value-type="float" office:value="1232">
            <text:p>1232</text:p>
          </table:table-cell>
          <table:table-cell office:value-type="float" office:value="2420">
            <text:p>2420</text:p>
          </table:table-cell>
          <table:table-cell office:value-type="float" office:value="21">
            <text:p>21</text:p>
          </table:table-cell>
          <table:table-cell office:value-type="string">
            <text:p>🥾 Hike: too hot on Saturday, let's swim in a 2400m lake 🥶😱</text:p>
          </table:table-cell>
          <table:table-cell office:value-type="string">
            <text:p>Hike</text:p>
          </table:table-cell>
          <table:table-cell/>
          <table:table-cell office:value-type="float" office:value="280053697">
            <text:p>280053697</text:p>
          </table:table-cell>
          <table:table-cell office:value-type="string">
            <text:p>https://www.meetup.com/grenoble-adventure-club-english-french/events/280053697</text:p>
          </table:table-cell>
          <table:table-cell office:value-type="string">
            <text:p>https://s.42l.fr/2Mzq-xbQ</text:p>
          </table:table-cell>
          <table:table-cell/>
          <table:table-cell/>
          <table:table-cell/>
          <table:table-cell office:value-type="string">
            <text:p>2021-08-14-🥾-Hike-too-hot-on-Saturday,-lets-swim-in-a-2400m-lake-🥶😱.html</text:p>
          </table:table-cell>
          <table:table-cell/>
        </table:table-row>
        <table:table-row>
          <table:table-cell office:value-type="string">
            <text:p>2021-08-15</text:p>
          </table:table-cell>
          <table:table-cell/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226">
            <text:p>226</text:p>
          </table:table-cell>
          <table:table-cell office:value-type="float" office:value="1">
            <text:p>1</text:p>
          </table:table-cell>
          <table:table-cell office:value-type="string">
            <text:p>🥾🏊‍♀️ Hike: too hot on Sunday, enjoy the lake "Bois Français" 🏊‍♀️🌞</text:p>
          </table:table-cell>
          <table:table-cell office:value-type="string">
            <text:p>Hike</text:p>
          </table:table-cell>
          <table:table-cell/>
          <table:table-cell office:value-type="float" office:value="280070147">
            <text:p>280070147</text:p>
          </table:table-cell>
          <table:table-cell office:value-type="string">
            <text:p>https://www.meetup.com/grenoble-adventure-club-english-french/events/280070147</text:p>
          </table:table-cell>
          <table:table-cell office:value-type="string">
            <text:p>https://s.42l.fr/hbxWc5uW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8-15</text:p>
          </table:table-cell>
          <table:table-cell office:value-type="string">
            <text:p>canoe</text:p>
          </table:table-cell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232">
            <text:p>232</text:p>
          </table:table-cell>
          <table:table-cell office:value-type="float" office:value="20">
            <text:p>20</text:p>
          </table:table-cell>
          <table:table-cell office:value-type="string">
            <text:p>🚣 Canoe: 11km hike to Bois Français and back in Grenoble with 20km canoe 🚣</text:p>
          </table:table-cell>
          <table:table-cell office:value-type="string">
            <text:p>Canoe</text:p>
          </table:table-cell>
          <table:table-cell/>
          <table:table-cell office:value-type="float" office:value="280011169">
            <text:p>280011169</text:p>
          </table:table-cell>
          <table:table-cell office:value-type="string">
            <text:p>https://www.meetup.com/grenoble-adventure-club-english-french/events/280011169</text:p>
          </table:table-cell>
          <table:table-cell office:value-type="string">
            <text:p>https://s.42l.fr/hbxWc5uW</text:p>
          </table:table-cell>
          <table:table-cell/>
          <table:table-cell/>
          <table:table-cell/>
          <table:table-cell office:value-type="string">
            <text:p>2021-08-15-🚣-Canoe-11km-hike-to-Bois-Francais-and-back-in-Grenoble-with-20km-canoe-🚣.html</text:p>
          </table:table-cell>
          <table:table-cell/>
        </table:table-row>
        <table:table-row>
          <table:table-cell office:value-type="string">
            <text:p>2021-08-21</text:p>
          </table:table-cell>
          <table:table-cell/>
          <table:table-cell office:value-type="float" office:value="14">
            <text:p>14</text:p>
          </table:table-cell>
          <table:table-cell office:value-type="float" office:value="981">
            <text:p>981</text:p>
          </table:table-cell>
          <table:table-cell office:value-type="float" office:value="2241">
            <text:p>2241</text:p>
          </table:table-cell>
          <table:table-cell office:value-type="float" office:value="21">
            <text:p>21</text:p>
          </table:table-cell>
          <table:table-cell office:value-type="string">
            <text:p>🧗‍♂️🥾 Via-Ferrata: hike + 2 via near Lacs Robert (2000m lakes swim 🥶)</text:p>
          </table:table-cell>
          <table:table-cell office:value-type="string">
            <text:p>Via</text:p>
          </table:table-cell>
          <table:table-cell/>
          <table:table-cell office:value-type="float" office:value="280199683">
            <text:p>280199683</text:p>
          </table:table-cell>
          <table:table-cell office:value-type="string">
            <text:p>https://www.meetup.com/grenoble-adventure-club-english-french/events/280199683</text:p>
          </table:table-cell>
          <table:table-cell office:value-type="string">
            <text:p>https://s.42l.fr/jph6_-wT</text:p>
          </table:table-cell>
          <table:table-cell/>
          <table:table-cell/>
          <table:table-cell/>
          <table:table-cell office:value-type="string">
            <text:p>2021-08-21-🧗‍♂️🥾-Via-Ferrata-2-via-near-Lacs-Robert-2000m-lakes-swim-🥶.html</text:p>
          </table:table-cell>
          <table:table-cell/>
        </table:table-row>
        <table:table-row>
          <table:table-cell office:value-type="string">
            <text:p>2021-08-22</text:p>
          </table:table-cell>
          <table:table-cell/>
          <table:table-cell office:value-type="float" office:value="12.3">
            <text:p>12.3</text:p>
          </table:table-cell>
          <table:table-cell office:value-type="float" office:value="500">
            <text:p>500</text:p>
          </table:table-cell>
          <table:table-cell office:value-type="float" office:value="690">
            <text:p>690</text:p>
          </table:table-cell>
          <table:table-cell office:value-type="float" office:value="32">
            <text:p>32</text:p>
          </table:table-cell>
          <table:table-cell office:value-type="string">
            <text:p>Once more unto the bridges, dear friends, once more!</text:p>
          </table:table-cell>
          <table:table-cell office:value-type="string">
            <text:p>Hike</text:p>
          </table:table-cell>
          <table:table-cell/>
          <table:table-cell office:value-type="float" office:value="280081009">
            <text:p>280081009</text:p>
          </table:table-cell>
          <table:table-cell office:value-type="string">
            <text:p>https://www.meetup.com/grenoble-adventure-club-english-french/events/280081009</text:p>
          </table:table-cell>
          <table:table-cell office:value-type="string">
            <text:p>https://s.42l.fr/1ctzQXbL</text:p>
          </table:table-cell>
          <table:table-cell/>
          <table:table-cell/>
          <table:table-cell/>
          <table:table-cell office:value-type="string">
            <text:p>2021-08-22-Once-more-unto-the-bridges,-dear-friends,-once-more.html</text:p>
          </table:table-cell>
          <table:table-cell/>
        </table:table-row>
        <table:table-row>
          <table:table-cell office:value-type="string">
            <text:p>2021-08-29</text:p>
          </table:table-cell>
          <table:table-cell/>
          <table:table-cell office:value-type="float" office:value="12">
            <text:p>12</text:p>
          </table:table-cell>
          <table:table-cell office:value-type="float" office:value="644">
            <text:p>644</text:p>
          </table:table-cell>
          <table:table-cell office:value-type="float" office:value="700">
            <text:p>700</text:p>
          </table:table-cell>
          <table:table-cell office:value-type="float" office:value="29">
            <text:p>29</text:p>
          </table:table-cell>
          <table:table-cell office:value-type="string">
            <text:p>🥾 Hike: Rocher de la Garde + refreshing 'surprise' 😍</text:p>
          </table:table-cell>
          <table:table-cell office:value-type="string">
            <text:p>Hike</text:p>
          </table:table-cell>
          <table:table-cell/>
          <table:table-cell office:value-type="float" office:value="280365369">
            <text:p>280365369</text:p>
          </table:table-cell>
          <table:table-cell office:value-type="string">
            <text:p>https://www.meetup.com/grenoble-adventure-club-english-french/events/280365369</text:p>
          </table:table-cell>
          <table:table-cell office:value-type="string">
            <text:p>https://s.42l.fr/iUMrGs28</text:p>
          </table:table-cell>
          <table:table-cell/>
          <table:table-cell/>
          <table:table-cell/>
          <table:table-cell office:value-type="string">
            <text:p>2021-08-29-🥾-Hike-Rocher-de-la-Garde-refreshing-surprise-😍.html</text:p>
          </table:table-cell>
          <table:table-cell/>
        </table:table-row>
        <table:table-row>
          <table:table-cell office:value-type="string">
            <text:p>2021-09-04</text:p>
          </table:table-cell>
          <table:table-cell/>
          <table:table-cell office:value-type="float" office:value="7.62">
            <text:p>7.62</text:p>
          </table:table-cell>
          <table:table-cell office:value-type="float" office:value="684">
            <text:p>684</text:p>
          </table:table-cell>
          <table:table-cell office:value-type="float" office:value="2062">
            <text:p>2062</text:p>
          </table:table-cell>
          <table:table-cell office:value-type="float" office:value="11">
            <text:p>11</text:p>
          </table:table-cell>
          <table:table-cell office:value-type="string">
            <text:p>🥾 Hike: Le Dent de Crolles</text:p>
          </table:table-cell>
          <table:table-cell office:value-type="string">
            <text:p>Hike</text:p>
          </table:table-cell>
          <table:table-cell/>
          <table:table-cell office:value-type="float" office:value="280491067">
            <text:p>280491067</text:p>
          </table:table-cell>
          <table:table-cell office:value-type="string">
            <text:p>https://www.meetup.com/grenoble-adventure-club-english-french/events/280491067</text:p>
          </table:table-cell>
          <table:table-cell office:value-type="string">
            <text:p>https://s.42l.fr/xc6LTRzQ</text:p>
          </table:table-cell>
          <table:table-cell/>
          <table:table-cell/>
          <table:table-cell/>
          <table:table-cell office:value-type="string">
            <text:p>2021-09-04-🥾-Hike-Le-Dent-de-Crolles.html</text:p>
          </table:table-cell>
          <table:table-cell/>
        </table:table-row>
        <table:table-row>
          <table:table-cell office:value-type="string">
            <text:p>2021-09-12</text:p>
          </table:table-cell>
          <table:table-cell/>
          <table:table-cell office:value-type="float" office:value="6.1">
            <text:p>6.1</text:p>
          </table:table-cell>
          <table:table-cell office:value-type="float" office:value="292">
            <text:p>292</text:p>
          </table:table-cell>
          <table:table-cell office:value-type="float" office:value="567">
            <text:p>567</text:p>
          </table:table-cell>
          <table:table-cell office:value-type="float" office:value="35">
            <text:p>35</text:p>
          </table:table-cell>
          <table:table-cell office:value-type="string">
            <text:p>Easy Hike: Le Belvédère de Vizille</text:p>
          </table:table-cell>
          <table:table-cell office:value-type="string">
            <text:p>Hike</text:p>
          </table:table-cell>
          <table:table-cell/>
          <table:table-cell office:value-type="float" office:value="280647897">
            <text:p>280647897</text:p>
          </table:table-cell>
          <table:table-cell office:value-type="string">
            <text:p>https://www.meetup.com/grenoble-adventure-club-english-french/events/280647897</text:p>
          </table:table-cell>
          <table:table-cell office:value-type="string">
            <text:p>https://s.42l.fr/4fAydvRz</text:p>
          </table:table-cell>
          <table:table-cell/>
          <table:table-cell/>
          <table:table-cell/>
          <table:table-cell office:value-type="string">
            <text:p>2021-09-12-Easy-Hike-Le-Belvedere-de-Vizille.html</text:p>
          </table:table-cell>
          <table:table-cell/>
        </table:table-row>
        <table:table-row>
          <table:table-cell office:value-type="string">
            <text:p>2021-09-18</text:p>
          </table:table-cell>
          <table:table-cell/>
          <table:table-cell office:value-type="float" office:value="10">
            <text:p>10</text:p>
          </table:table-cell>
          <table:table-cell office:value-type="float" office:value="577">
            <text:p>577</text:p>
          </table:table-cell>
          <table:table-cell office:value-type="float" office:value="1923">
            <text:p>1923</text:p>
          </table:table-cell>
          <table:table-cell office:value-type="float" office:value="3">
            <text:p>3</text:p>
          </table:table-cell>
          <table:table-cell office:value-type="string">
            <text:p>🥾 Pic St-Michel 🥾</text:p>
          </table:table-cell>
          <table:table-cell office:value-type="string">
            <text:p>Hike</text:p>
          </table:table-cell>
          <table:table-cell/>
          <table:table-cell office:value-type="float" office:value="280800846">
            <text:p>280800846</text:p>
          </table:table-cell>
          <table:table-cell office:value-type="string">
            <text:p>https://www.meetup.com/grenoble-adventure-club-english-french/events/280800846</text:p>
          </table:table-cell>
          <table:table-cell office:value-type="string">
            <text:p>https://s.42l.fr/CUgSnnEu</text:p>
          </table:table-cell>
          <table:table-cell/>
          <table:table-cell/>
          <table:table-cell/>
          <table:table-cell office:value-type="string">
            <text:p>2021-09-18-🥾-Pic-St-Michel-🥾.html</text:p>
          </table:table-cell>
          <table:table-cell/>
        </table:table-row>
        <table:table-row>
          <table:table-cell office:value-type="string">
            <text:p>2021-09-19</text:p>
          </table:table-cell>
          <table:table-cell/>
          <table:table-cell office:value-type="float" office:value="7">
            <text:p>7</text:p>
          </table:table-cell>
          <table:table-cell office:value-type="float" office:value="587">
            <text:p>587</text:p>
          </table:table-cell>
          <table:table-cell office:value-type="float" office:value="2082">
            <text:p>2082</text:p>
          </table:table-cell>
          <table:table-cell office:value-type="float" office:value="14">
            <text:p>14</text:p>
          </table:table-cell>
          <table:table-cell office:value-type="string">
            <text:p>Moderate Hike: Chamechaude (+Basic Technical Skills)</text:p>
          </table:table-cell>
          <table:table-cell office:value-type="string">
            <text:p>Hike</text:p>
          </table:table-cell>
          <table:table-cell/>
          <table:table-cell office:value-type="float" office:value="280799948">
            <text:p>280799948</text:p>
          </table:table-cell>
          <table:table-cell office:value-type="string">
            <text:p>https://www.meetup.com/grenoble-adventure-club-english-french/events/280799948</text:p>
          </table:table-cell>
          <table:table-cell office:value-type="string">
            <text:p>https://s.42l.fr/z3dgYEs3</text:p>
          </table:table-cell>
          <table:table-cell/>
          <table:table-cell/>
          <table:table-cell/>
          <table:table-cell office:value-type="string">
            <text:p>2021-09-19-Moderate-Hike-Chamechaude-Basic-Technical-Skills.html</text:p>
          </table:table-cell>
          <table:table-cell/>
        </table:table-row>
        <table:table-row>
          <table:table-cell office:value-type="string">
            <text:p>2021-09-24</text:p>
          </table:table-cell>
          <table:table-cell/>
          <table:table-cell office:value-type="float" office:value="2.5">
            <text:p>2.5</text:p>
          </table:table-cell>
          <table:table-cell office:value-type="float" office:value="175">
            <text:p>175</text:p>
          </table:table-cell>
          <table:table-cell office:value-type="float" office:value="1867">
            <text:p>1867</text:p>
          </table:table-cell>
          <table:table-cell office:value-type="float" office:value="9">
            <text:p>9</text:p>
          </table:table-cell>
          <table:table-cell office:value-type="string">
            <text:p>Afterwork hike : Sunset at Charmant Som</text:p>
          </table:table-cell>
          <table:table-cell office:value-type="string">
            <text:p>Hike</text:p>
          </table:table-cell>
          <table:table-cell/>
          <table:table-cell office:value-type="float" office:value="280971141">
            <text:p>280971141</text:p>
          </table:table-cell>
          <table:table-cell office:value-type="string">
            <text:p>https://www.meetup.com/grenoble-adventure-club-english-french/events/280971141</text:p>
          </table:table-cell>
          <table:table-cell office:value-type="string">
            <text:p>https://s.42l.fr/mTXVfMJE</text:p>
          </table:table-cell>
          <table:table-cell/>
          <table:table-cell/>
          <table:table-cell/>
          <table:table-cell office:value-type="string">
            <text:p>2021-09-24-Afterwork-hike-Sunset-at-Charmant-Som.html</text:p>
          </table:table-cell>
          <table:table-cell/>
        </table:table-row>
        <table:table-row>
          <table:table-cell office:value-type="string">
            <text:p>2021-09-25</text:p>
          </table:table-cell>
          <table:table-cell office:value-type="string">
            <text:p>pinea</text:p>
          </table:table-cell>
          <table:table-cell office:value-type="float" office:value="15">
            <text:p>15</text:p>
          </table:table-cell>
          <table:table-cell office:value-type="float" office:value="755">
            <text:p>755</text:p>
          </table:table-cell>
          <table:table-cell office:value-type="float" office:value="1867">
            <text:p>1867</text:p>
          </table:table-cell>
          <table:table-cell office:value-type="float" office:value="11">
            <text:p>11</text:p>
          </table:table-cell>
          <table:table-cell office:value-type="string">
            <text:p>🥾 Hike: La Pinea and Charmant Som from Col de Port</text:p>
          </table:table-cell>
          <table:table-cell office:value-type="string">
            <text:p>Hike</text:p>
          </table:table-cell>
          <table:table-cell/>
          <table:table-cell office:value-type="float" office:value="280948002">
            <text:p>280948002</text:p>
          </table:table-cell>
          <table:table-cell office:value-type="string">
            <text:p>https://www.meetup.com/grenoble-adventure-club-english-french/events/280948002</text:p>
          </table:table-cell>
          <table:table-cell office:value-type="string">
            <text:p>https://s.42l.fr/l0NW-iGM</text:p>
          </table:table-cell>
          <table:table-cell/>
          <table:table-cell/>
          <table:table-cell/>
          <table:table-cell office:value-type="string">
            <text:p>2021-09-25-🥾-Hike-La-Pinea-and-Charmant-Som-from-Col-de-Port.html</text:p>
          </table:table-cell>
          <table:table-cell/>
        </table:table-row>
        <table:table-row>
          <table:table-cell office:value-type="string">
            <text:p>2021-09-25</text:p>
          </table:table-cell>
          <table:table-cell/>
          <table:table-cell office:value-type="float" office:value="22.2">
            <text:p>22.2</text:p>
          </table:table-cell>
          <table:table-cell office:value-type="float" office:value="2359">
            <text:p>2359</text:p>
          </table:table-cell>
          <table:table-cell office:value-type="float" office:value="2927">
            <text:p>2927</text:p>
          </table:table-cell>
          <table:table-cell office:value-type="float" office:value="3">
            <text:p>3</text:p>
          </table:table-cell>
          <table:table-cell office:value-type="string">
            <text:p>Hike : Le Rocher Blanc (top at 2928m)</text:p>
          </table:table-cell>
          <table:table-cell office:value-type="string">
            <text:p>Hike</text:p>
          </table:table-cell>
          <table:table-cell/>
          <table:table-cell office:value-type="float" office:value="280986658">
            <text:p>280986658</text:p>
          </table:table-cell>
          <table:table-cell office:value-type="string">
            <text:p>https://www.meetup.com/grenoble-adventure-club-english-french/events/280986658</text:p>
          </table:table-cell>
          <table:table-cell office:value-type="string">
            <text:p>https://s.42l.fr/bi8ySs9T</text:p>
          </table:table-cell>
          <table:table-cell/>
          <table:table-cell/>
          <table:table-cell/>
          <table:table-cell office:value-type="string">
            <text:p>2021-09-25-Hike-Le-Rocher-Blanc-top-at-2928m.html</text:p>
          </table:table-cell>
          <table:table-cell/>
        </table:table-row>
        <table:table-row>
          <table:table-cell office:value-type="string">
            <text:p>2021-10-01</text:p>
          </table:table-cell>
          <table:table-cell/>
          <table:table-cell/>
          <table:table-cell/>
          <table:table-cell/>
          <table:table-cell/>
          <table:table-cell office:value-type="string">
            <text:p>Afterwork hike : Sunset at Aiguille de Chalais</text:p>
          </table:table-cell>
          <table:table-cell office:value-type="string">
            <text:p>Cancelled</text:p>
          </table:table-cell>
          <table:table-cell/>
          <table:table-cell office:value-type="float" office:value="281127427">
            <text:p>281127427</text:p>
          </table:table-cell>
          <table:table-cell office:value-type="string">
            <text:p>https://www.meetup.com/grenoble-adventure-club-english-french/events/281127427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10-02</text:p>
          </table:table-cell>
          <table:table-cell/>
          <table:table-cell office:value-type="float" office:value="16">
            <text:p>16</text:p>
          </table:table-cell>
          <table:table-cell office:value-type="float" office:value="1630">
            <text:p>1630</text:p>
          </table:table-cell>
          <table:table-cell office:value-type="float" office:value="2692">
            <text:p>2692</text:p>
          </table:table-cell>
          <table:table-cell office:value-type="float" office:value="7">
            <text:p>7</text:p>
          </table:table-cell>
          <table:table-cell office:value-type="string">
            <text:p>Hike : La grande lance de Domène (top at 2790m)</text:p>
          </table:table-cell>
          <table:table-cell office:value-type="string">
            <text:p>Hike</text:p>
          </table:table-cell>
          <table:table-cell/>
          <table:table-cell office:value-type="float" office:value="281127669">
            <text:p>281127669</text:p>
          </table:table-cell>
          <table:table-cell office:value-type="string">
            <text:p>https://www.meetup.com/grenoble-adventure-club-english-french/events/281127669</text:p>
          </table:table-cell>
          <table:table-cell office:value-type="string">
            <text:p>https://s.42l.fr/uyZCbHoe</text:p>
          </table:table-cell>
          <table:table-cell/>
          <table:table-cell/>
          <table:table-cell/>
          <table:table-cell office:value-type="string">
            <text:p>2021-10-02-Hike-La-grande-lance-de-Domene-top-at-2790m.html</text:p>
          </table:table-cell>
          <table:table-cell/>
        </table:table-row>
        <table:table-row>
          <table:table-cell office:value-type="string">
            <text:p>2021-10-02</text:p>
          </table:table-cell>
          <table:table-cell office:value-type="string">
            <text:p>crozet</text:p>
          </table:table-cell>
          <table:table-cell office:value-type="float" office:value="8">
            <text:p>8</text:p>
          </table:table-cell>
          <table:table-cell office:value-type="float" office:value="619">
            <text:p>619</text:p>
          </table:table-cell>
          <table:table-cell office:value-type="float" office:value="1965">
            <text:p>1965</text:p>
          </table:table-cell>
          <table:table-cell office:value-type="float" office:value="29">
            <text:p>29</text:p>
          </table:table-cell>
          <table:table-cell office:value-type="string">
            <text:p>🥾 Hike to Lac du Crozet 🏞</text:p>
          </table:table-cell>
          <table:table-cell office:value-type="string">
            <text:p>Hike</text:p>
          </table:table-cell>
          <table:table-cell/>
          <table:table-cell office:value-type="float" office:value="281088533">
            <text:p>281088533</text:p>
          </table:table-cell>
          <table:table-cell office:value-type="string">
            <text:p>https://www.meetup.com/grenoble-adventure-club-english-french/events/281088533</text:p>
          </table:table-cell>
          <table:table-cell office:value-type="string">
            <text:p>https://s.42l.fr/4BSgVwBW</text:p>
          </table:table-cell>
          <table:table-cell/>
          <table:table-cell/>
          <table:table-cell/>
          <table:table-cell office:value-type="string">
            <text:p>2021-10-02-🥾-Hike-to-Lac-du-Crozet-🏞.html</text:p>
          </table:table-cell>
          <table:table-cell/>
        </table:table-row>
        <table:table-row>
          <table:table-cell office:value-type="string">
            <text:p>2021-10-09</text:p>
          </table:table-cell>
          <table:table-cell/>
          <table:table-cell office:value-type="float" office:value="7.3">
            <text:p>7.3</text:p>
          </table:table-cell>
          <table:table-cell office:value-type="float" office:value="321">
            <text:p>321</text:p>
          </table:table-cell>
          <table:table-cell office:value-type="float" office:value="1711">
            <text:p>1711</text:p>
          </table:table-cell>
          <table:table-cell office:value-type="float" office:value="16">
            <text:p>16</text:p>
          </table:table-cell>
          <table:table-cell office:value-type="string">
            <text:p>🥾 Hike: Beauregard + Peyrouse 😎🐛🐔</text:p>
          </table:table-cell>
          <table:table-cell office:value-type="string">
            <text:p>Hike</text:p>
          </table:table-cell>
          <table:table-cell/>
          <table:table-cell office:value-type="float" office:value="281266956">
            <text:p>281266956</text:p>
          </table:table-cell>
          <table:table-cell office:value-type="string">
            <text:p>https://www.meetup.com/grenoble-adventure-club-english-french/events/281266956</text:p>
          </table:table-cell>
          <table:table-cell office:value-type="string">
            <text:p>https://s.42l.fr/J8cZvHTK</text:p>
          </table:table-cell>
          <table:table-cell/>
          <table:table-cell/>
          <table:table-cell/>
          <table:table-cell office:value-type="string">
            <text:p>2021-10-09-🥾-Hike-Beauregard-Peyrouse-😎🐛🐔.html</text:p>
          </table:table-cell>
          <table:table-cell/>
        </table:table-row>
        <table:table-row>
          <table:table-cell office:value-type="string">
            <text:p>2021-10-10</text:p>
          </table:table-cell>
          <table:table-cell/>
          <table:table-cell office:value-type="float" office:value="14.4">
            <text:p>14.4</text:p>
          </table:table-cell>
          <table:table-cell office:value-type="float" office:value="1310">
            <text:p>1310</text:p>
          </table:table-cell>
          <table:table-cell office:value-type="float" office:value="2857">
            <text:p>2857</text:p>
          </table:table-cell>
          <table:table-cell office:value-type="float" office:value="18">
            <text:p>18</text:p>
          </table:table-cell>
          <table:table-cell office:value-type="string">
            <text:p>🥾 Hike: Le Taillefer 🗻🤯 + Lac du Brouffier 🥵🥶</text:p>
          </table:table-cell>
          <table:table-cell office:value-type="string">
            <text:p>Hike</text:p>
          </table:table-cell>
          <table:table-cell/>
          <table:table-cell office:value-type="float" office:value="281266733">
            <text:p>281266733</text:p>
          </table:table-cell>
          <table:table-cell office:value-type="string">
            <text:p>https://www.meetup.com/grenoble-adventure-club-english-french/events/281266733</text:p>
          </table:table-cell>
          <table:table-cell office:value-type="string">
            <text:p>https://s.42l.fr/6Ge5j1Qz</text:p>
          </table:table-cell>
          <table:table-cell/>
          <table:table-cell/>
          <table:table-cell/>
          <table:table-cell office:value-type="string">
            <text:p>2021-10-10-🥾-Hike-Le-Taillefer-🗻-and-Lac-du-Brouffier-🥵🤯.html</text:p>
          </table:table-cell>
          <table:table-cell/>
        </table:table-row>
        <table:table-row>
          <table:table-cell office:value-type="string">
            <text:p>2021-10-16</text:p>
          </table:table-cell>
          <table:table-cell/>
          <table:table-cell office:value-type="float" office:value="22">
            <text:p>22</text:p>
          </table:table-cell>
          <table:table-cell office:value-type="float" office:value="1500">
            <text:p>1500</text:p>
          </table:table-cell>
          <table:table-cell office:value-type="float" office:value="2480">
            <text:p>2480</text:p>
          </table:table-cell>
          <table:table-cell office:value-type="float" office:value="8">
            <text:p>8</text:p>
          </table:table-cell>
          <table:table-cell office:value-type="string">
            <text:p>2 days hike with an outdoor night high in the mountains, close to Chamonix</text:p>
          </table:table-cell>
          <table:table-cell office:value-type="string">
            <text:p>Hike</text:p>
          </table:table-cell>
          <table:table-cell/>
          <table:table-cell office:value-type="float" office:value="281408280">
            <text:p>281408280</text:p>
          </table:table-cell>
          <table:table-cell office:value-type="string">
            <text:p>https://www.meetup.com/grenoble-adventure-club-english-french/events/281408280</text:p>
          </table:table-cell>
          <table:table-cell office:value-type="string">
            <text:p>https://s.42l.fr/INppDj6A https://s.42l.fr/QfOHjFiN</text:p>
          </table:table-cell>
          <table:table-cell/>
          <table:table-cell/>
          <table:table-cell/>
          <table:table-cell office:value-type="string">
            <text:p>2021-10-16-2-days-hike-with-an-outdoor-night-high-in-the-mountains,-close-to-Chamonix.html</text:p>
          </table:table-cell>
          <table:table-cell/>
        </table:table-row>
        <table:table-row>
          <table:table-cell office:value-type="string">
            <text:p>2021-10-17</text:p>
          </table:table-cell>
          <table:table-cell/>
          <table:table-cell office:value-type="float" office:value="6">
            <text:p>6</text:p>
          </table:table-cell>
          <table:table-cell office:value-type="float" office:value="550">
            <text:p>550</text:p>
          </table:table-cell>
          <table:table-cell office:value-type="float" office:value="1560">
            <text:p>1560</text:p>
          </table:table-cell>
          <table:table-cell office:value-type="float" office:value="14">
            <text:p>14</text:p>
          </table:table-cell>
          <table:table-cell office:value-type="string">
            <text:p>🥾Hiking up, zipline down / bring your *** out of town🥾</text:p>
          </table:table-cell>
          <table:table-cell office:value-type="string">
            <text:p>Hike</text:p>
          </table:table-cell>
          <table:table-cell/>
          <table:table-cell office:value-type="float" office:value="281422283">
            <text:p>281422283</text:p>
          </table:table-cell>
          <table:table-cell office:value-type="string">
            <text:p>https://www.meetup.com/grenoble-adventure-club-english-french/events/281422283</text:p>
          </table:table-cell>
          <table:table-cell office:value-type="string">
            <text:p>https://s.42l.fr/VNU65khi</text:p>
          </table:table-cell>
          <table:table-cell/>
          <table:table-cell/>
          <table:table-cell/>
          <table:table-cell office:value-type="string">
            <text:p>2021-10-17-🥾Hiking-up,-zipline-down-bring-your-out-of-town🥾.html</text:p>
          </table:table-cell>
          <table:table-cell/>
        </table:table-row>
        <table:table-row>
          <table:table-cell office:value-type="string">
            <text:p>2021-10-23</text:p>
          </table:table-cell>
          <table:table-cell/>
          <table:table-cell office:value-type="float" office:value="9">
            <text:p>9</text:p>
          </table:table-cell>
          <table:table-cell office:value-type="float" office:value="600">
            <text:p>600</text:p>
          </table:table-cell>
          <table:table-cell office:value-type="float" office:value="1391">
            <text:p>1391</text:p>
          </table:table-cell>
          <table:table-cell office:value-type="float" office:value="5">
            <text:p>5</text:p>
          </table:table-cell>
          <table:table-cell office:value-type="string">
            <text:p>🥾 Moderate Hike: Tour du monastère de la grande chartreuse ⛪</text:p>
          </table:table-cell>
          <table:table-cell office:value-type="string">
            <text:p>Hike</text:p>
          </table:table-cell>
          <table:table-cell/>
          <table:table-cell office:value-type="float" office:value="281602362">
            <text:p>281602362</text:p>
          </table:table-cell>
          <table:table-cell office:value-type="string">
            <text:p>https://www.meetup.com/grenoble-adventure-club-english-french/events/281602362</text:p>
          </table:table-cell>
          <table:table-cell office:value-type="string">
            <text:p>https://s.42l.fr/H-U97tnl</text:p>
          </table:table-cell>
          <table:table-cell/>
          <table:table-cell/>
          <table:table-cell/>
          <table:table-cell office:value-type="string">
            <text:p>2021-10-23-🥾-Moderate-Hike-Tour-du-monastere-de-la-grande-chartreuse.html</text:p>
          </table:table-cell>
          <table:table-cell/>
        </table:table-row>
        <table:table-row>
          <table:table-cell office:value-type="string">
            <text:p>2021-10-23</text:p>
          </table:table-cell>
          <table:table-cell office:value-type="string">
            <text:p>cancel</text:p>
          </table:table-cell>
          <table:table-cell/>
          <table:table-cell/>
          <table:table-cell/>
          <table:table-cell office:value-type="float" office:value="1">
            <text:p>1</text:p>
          </table:table-cell>
          <table:table-cell office:value-type="string">
            <text:p>Last minute hike : le lac blanc</text:p>
          </table:table-cell>
          <table:table-cell office:value-type="string">
            <text:p>Cancelled</text:p>
          </table:table-cell>
          <table:table-cell/>
          <table:table-cell office:value-type="float" office:value="281610094">
            <text:p>281610094</text:p>
          </table:table-cell>
          <table:table-cell office:value-type="string">
            <text:p>https://www.meetup.com/grenoble-adventure-club-english-french/events/281610094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10-24</text:p>
          </table:table-cell>
          <table:table-cell/>
          <table:table-cell office:value-type="float" office:value="9.1">
            <text:p>9.1</text:p>
          </table:table-cell>
          <table:table-cell office:value-type="float" office:value="770">
            <text:p>770</text:p>
          </table:table-cell>
          <table:table-cell office:value-type="float" office:value="1901">
            <text:p>1901</text:p>
          </table:table-cell>
          <table:table-cell office:value-type="float" office:value="20">
            <text:p>20</text:p>
          </table:table-cell>
          <table:table-cell office:value-type="string">
            <text:p>Moderate Hike: Le Moucherotte</text:p>
          </table:table-cell>
          <table:table-cell office:value-type="string">
            <text:p>Hike</text:p>
          </table:table-cell>
          <table:table-cell/>
          <table:table-cell office:value-type="float" office:value="281576827">
            <text:p>281576827</text:p>
          </table:table-cell>
          <table:table-cell office:value-type="string">
            <text:p>https://www.meetup.com/grenoble-adventure-club-english-french/events/281576827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 office:value-type="string">
            <text:p>2021-10-24-Moderate-Hike-Le-Moucherotte.html</text:p>
          </table:table-cell>
          <table:table-cell/>
        </table:table-row>
        <table:table-row>
          <table:table-cell office:value-type="string">
            <text:p>2021-10-31</text:p>
          </table:table-cell>
          <table:table-cell/>
          <table:table-cell office:value-type="float" office:value="10.4">
            <text:p>10.4</text:p>
          </table:table-cell>
          <table:table-cell office:value-type="float" office:value="519">
            <text:p>519</text:p>
          </table:table-cell>
          <table:table-cell office:value-type="float" office:value="975">
            <text:p>975</text:p>
          </table:table-cell>
          <table:table-cell office:value-type="float" office:value="18">
            <text:p>18</text:p>
          </table:table-cell>
          <table:table-cell office:value-type="string">
            <text:p>🥾 Hike: Belvedere du Puy 😎</text:p>
          </table:table-cell>
          <table:table-cell office:value-type="string">
            <text:p>Hike</text:p>
          </table:table-cell>
          <table:table-cell/>
          <table:table-cell office:value-type="float" office:value="281770338">
            <text:p>281770338</text:p>
          </table:table-cell>
          <table:table-cell office:value-type="string">
            <text:p>https://www.meetup.com/grenoble-adventure-club-english-french/events/281770338</text:p>
          </table:table-cell>
          <table:table-cell office:value-type="string">
            <text:p>https://s.42l.fr/samYLCpB</text:p>
          </table:table-cell>
          <table:table-cell/>
          <table:table-cell/>
          <table:table-cell/>
          <table:table-cell office:value-type="string">
            <text:p>2021-10-31-🥾-Hike-Belvedere-du-Puy-😎.html</text:p>
          </table:table-cell>
          <table:table-cell/>
        </table:table-row>
        <table:table-row>
          <table:table-cell office:value-type="string">
            <text:p>2021-11-06</text:p>
          </table:table-cell>
          <table:table-cell/>
          <table:table-cell office:value-type="float" office:value="12.6">
            <text:p>12.6</text:p>
          </table:table-cell>
          <table:table-cell office:value-type="float" office:value="1093">
            <text:p>1093</text:p>
          </table:table-cell>
          <table:table-cell office:value-type="float" office:value="2341">
            <text:p>2341</text:p>
          </table:table-cell>
          <table:table-cell office:value-type="float" office:value="4">
            <text:p>4</text:p>
          </table:table-cell>
          <table:table-cell office:value-type="string">
            <text:p>Hike in snow : Le grand Veymont (highest top of Vercors)</text:p>
          </table:table-cell>
          <table:table-cell office:value-type="string">
            <text:p>Hike</text:p>
          </table:table-cell>
          <table:table-cell/>
          <table:table-cell office:value-type="float" office:value="281896978">
            <text:p>281896978</text:p>
          </table:table-cell>
          <table:table-cell office:value-type="string">
            <text:p>https://www.meetup.com/grenoble-adventure-club-english-french/events/281896978</text:p>
          </table:table-cell>
          <table:table-cell office:value-type="string">
            <text:p>https://s.42l.fr/00OiZIqn</text:p>
          </table:table-cell>
          <table:table-cell/>
          <table:table-cell/>
          <table:table-cell/>
          <table:table-cell office:value-type="string">
            <text:p>2021-11-06-Hike-in-snow-Le-grand-Veymont-highest-top-of-Vercors.html</text:p>
          </table:table-cell>
          <table:table-cell/>
        </table:table-row>
        <table:table-row>
          <table:table-cell office:value-type="string">
            <text:p>2021-11-07</text:p>
          </table:table-cell>
          <table:table-cell office:value-type="string">
            <text:p>orient</text:p>
          </table:table-cell>
          <table:table-cell office:value-type="float" office:value="9.7">
            <text:p>9.7</text:p>
          </table:table-cell>
          <table:table-cell office:value-type="float" office:value="400">
            <text:p>400</text:p>
          </table:table-cell>
          <table:table-cell office:value-type="float" office:value="1623">
            <text:p>1623</text:p>
          </table:table-cell>
          <table:table-cell office:value-type="float" office:value="2">
            <text:p>2</text:p>
          </table:table-cell>
          <table:table-cell office:value-type="string">
            <text:p>Hike above clouds : Le bec de l’Orient</text:p>
          </table:table-cell>
          <table:table-cell office:value-type="string">
            <text:p>Hike</text:p>
          </table:table-cell>
          <table:table-cell/>
          <table:table-cell office:value-type="float" office:value="281925413">
            <text:p>281925413</text:p>
          </table:table-cell>
          <table:table-cell office:value-type="string">
            <text:p>https://www.meetup.com/grenoble-adventure-club-english-french/events/281925413</text:p>
          </table:table-cell>
          <table:table-cell office:value-type="string">
            <text:p>https://s.42l.fr/UErNPu-C</text:p>
          </table:table-cell>
          <table:table-cell/>
          <table:table-cell/>
          <table:table-cell/>
          <table:table-cell office:value-type="string">
            <text:p>2021-11-07-Hike-above-clouds-Le-bec-de-lOrient.html</text:p>
          </table:table-cell>
          <table:table-cell/>
        </table:table-row>
        <table:table-row>
          <table:table-cell office:value-type="string">
            <text:p>2021-11-07</text:p>
          </table:table-cell>
          <table:table-cell/>
          <table:table-cell office:value-type="float" office:value="6.5">
            <text:p>6.5</text:p>
          </table:table-cell>
          <table:table-cell office:value-type="float" office:value="455">
            <text:p>455</text:p>
          </table:table-cell>
          <table:table-cell office:value-type="float" office:value="1441">
            <text:p>1441</text:p>
          </table:table-cell>
          <table:table-cell office:value-type="float" office:value="9">
            <text:p>9</text:p>
          </table:table-cell>
          <table:table-cell office:value-type="string">
            <text:p>🥾 Hike: Rocher de l'Épérimont 😎🍁🍂</text:p>
          </table:table-cell>
          <table:table-cell office:value-type="string">
            <text:p>Hike</text:p>
          </table:table-cell>
          <table:table-cell/>
          <table:table-cell office:value-type="float" office:value="281924819">
            <text:p>281924819</text:p>
          </table:table-cell>
          <table:table-cell office:value-type="string">
            <text:p>https://www.meetup.com/grenoble-adventure-club-english-french/events/281924819</text:p>
          </table:table-cell>
          <table:table-cell office:value-type="string">
            <text:p>https://s.42l.fr/HaAl</text:p>
          </table:table-cell>
          <table:table-cell/>
          <table:table-cell/>
          <table:table-cell/>
          <table:table-cell office:value-type="string">
            <text:p>2021-11-07-🥾-Hike-Rocher-de-lEperimont-😎🍁🍂.html</text:p>
          </table:table-cell>
          <table:table-cell/>
        </table:table-row>
        <table:table-row>
          <table:table-cell office:value-type="string">
            <text:p>2021-11-14</text:p>
          </table:table-cell>
          <table:table-cell/>
          <table:table-cell office:value-type="float" office:value="7">
            <text:p>7</text:p>
          </table:table-cell>
          <table:table-cell office:value-type="float" office:value="350">
            <text:p>350</text:p>
          </table:table-cell>
          <table:table-cell office:value-type="float" office:value="1115">
            <text:p>1115</text:p>
          </table:table-cell>
          <table:table-cell office:value-type="float" office:value="26">
            <text:p>26</text:p>
          </table:table-cell>
          <table:table-cell office:value-type="string">
            <text:p>🥾 Hike: Gorges du Bruyant + Bec de l'Aigle 🐟️🍁</text:p>
          </table:table-cell>
          <table:table-cell office:value-type="string">
            <text:p>Hike</text:p>
          </table:table-cell>
          <table:table-cell/>
          <table:table-cell office:value-type="float" office:value="282066634">
            <text:p>282066634</text:p>
          </table:table-cell>
          <table:table-cell office:value-type="string">
            <text:p>https://www.meetup.com/grenoble-adventure-club-english-french/events/282066634</text:p>
          </table:table-cell>
          <table:table-cell office:value-type="string">
            <text:p>https://s.42l.fr/4lYJAQTL</text:p>
          </table:table-cell>
          <table:table-cell/>
          <table:table-cell/>
          <table:table-cell/>
          <table:table-cell office:value-type="string">
            <text:p>2021-11-14-🥾-Hike-Gorges-du-Bruyant-Bec-de-lAigle-🐟️🍁.html</text:p>
          </table:table-cell>
          <table:table-cell/>
        </table:table-row>
        <table:table-row>
          <table:table-cell office:value-type="string">
            <text:p>2021-11-18</text:p>
          </table:table-cell>
          <table:table-cell/>
          <table:table-cell/>
          <table:table-cell/>
          <table:table-cell/>
          <table:table-cell office:value-type="float" office:value="17">
            <text:p>17</text:p>
          </table:table-cell>
          <table:table-cell office:value-type="string">
            <text:p>Concert at la belle électrique : French 79 (électro)</text:p>
          </table:table-cell>
          <table:table-cell office:value-type="string">
            <text:p>Concert</text:p>
          </table:table-cell>
          <table:table-cell/>
          <table:table-cell office:value-type="float" office:value="281901125">
            <text:p>281901125</text:p>
          </table:table-cell>
          <table:table-cell office:value-type="string">
            <text:p>https://www.meetup.com/grenoble-adventure-club-english-french/events/281901125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11-21</text:p>
          </table:table-cell>
          <table:table-cell/>
          <table:table-cell office:value-type="float" office:value="6.5">
            <text:p>6.5</text:p>
          </table:table-cell>
          <table:table-cell office:value-type="float" office:value="530">
            <text:p>530</text:p>
          </table:table-cell>
          <table:table-cell office:value-type="float" office:value="800">
            <text:p>800</text:p>
          </table:table-cell>
          <table:table-cell office:value-type="float" office:value="15">
            <text:p>15</text:p>
          </table:table-cell>
          <table:table-cell office:value-type="string">
            <text:p>🥾 Hike: Le belvédère du Scialet 💨🙆</text:p>
          </table:table-cell>
          <table:table-cell office:value-type="string">
            <text:p>Hike</text:p>
          </table:table-cell>
          <table:table-cell/>
          <table:table-cell office:value-type="float" office:value="282222497">
            <text:p>282222497</text:p>
          </table:table-cell>
          <table:table-cell office:value-type="string">
            <text:p>https://www.meetup.com/grenoble-adventure-club-english-french/events/282222497</text:p>
          </table:table-cell>
          <table:table-cell office:value-type="string">
            <text:p>https://s.42l.fr/69OtrJ43</text:p>
          </table:table-cell>
          <table:table-cell/>
          <table:table-cell/>
          <table:table-cell/>
          <table:table-cell office:value-type="string">
            <text:p>2021-11-21-🥾-Hike-Le-belvedere-du-Scialet-🐟️🍁.html</text:p>
          </table:table-cell>
          <table:table-cell/>
        </table:table-row>
        <table:table-row>
          <table:table-cell office:value-type="string">
            <text:p>2021-11-28</text:p>
          </table:table-cell>
          <table:table-cell/>
          <table:table-cell office:value-type="float" office:value="7.6">
            <text:p>7.6</text:p>
          </table:table-cell>
          <table:table-cell office:value-type="float" office:value="328">
            <text:p>328</text:p>
          </table:table-cell>
          <table:table-cell office:value-type="float" office:value="540">
            <text:p>540</text:p>
          </table:table-cell>
          <table:table-cell office:value-type="float" office:value="12">
            <text:p>12</text:p>
          </table:table-cell>
          <table:table-cell office:value-type="string">
            <text:p>🥾 Hike: Le fort de Montavie 😅❄</text:p>
          </table:table-cell>
          <table:table-cell office:value-type="string">
            <text:p>Hike</text:p>
          </table:table-cell>
          <table:table-cell/>
          <table:table-cell office:value-type="float" office:value="282327646">
            <text:p>282327646</text:p>
          </table:table-cell>
          <table:table-cell office:value-type="string">
            <text:p>https://www.meetup.com/grenoble-adventure-club-english-french/events/282327646</text:p>
          </table:table-cell>
          <table:table-cell office:value-type="string">
            <text:p>https://s.42l.fr/Fd4UYTYO</text:p>
          </table:table-cell>
          <table:table-cell/>
          <table:table-cell office:value-type="string">
            <text:p>https://s.42l.fr/Fd4UYTYO</text:p>
          </table:table-cell>
          <table:table-cell/>
          <table:table-cell office:value-type="string">
            <text:p>2021-11-28-🥾-Hike-Le-fort-de-Montavie-😅❄.html</text:p>
          </table:table-cell>
          <table:table-cell/>
        </table:table-row>
        <table:table-row>
          <table:table-cell office:value-type="string">
            <text:p>2021-12-04</text:p>
          </table:table-cell>
          <table:table-cell/>
          <table:table-cell office:value-type="float" office:value="8">
            <text:p>8</text:p>
          </table:table-cell>
          <table:table-cell office:value-type="float" office:value="520">
            <text:p>520</text:p>
          </table:table-cell>
          <table:table-cell office:value-type="float" office:value="625">
            <text:p>625</text:p>
          </table:table-cell>
          <table:table-cell office:value-type="float" office:value="5">
            <text:p>5</text:p>
          </table:table-cell>
          <table:table-cell office:value-type="string">
            <text:p>🥾 Hike: NUMBER 100!!! 🎉🎉 Mont Jalla: classic but 'must-do' 😊</text:p>
          </table:table-cell>
          <table:table-cell office:value-type="string">
            <text:p>Hike</text:p>
          </table:table-cell>
          <table:table-cell/>
          <table:table-cell office:value-type="float" office:value="282472942">
            <text:p>282472942</text:p>
          </table:table-cell>
          <table:table-cell office:value-type="string">
            <text:p>https://www.meetup.com/grenoble-adventure-club-english-french/events/282472942</text:p>
          </table:table-cell>
          <table:table-cell office:value-type="string">
            <text:p>https://s.42l.fr/BBnziuEy</text:p>
          </table:table-cell>
          <table:table-cell/>
          <table:table-cell/>
          <table:table-cell/>
          <table:table-cell office:value-type="string">
            <text:p>2021-12-04-🥾-Hike-NUMBER-100-🎉🎉-Mont-Jalla-classic-but-must-do-😊.html</text:p>
          </table:table-cell>
          <table:table-cell/>
        </table:table-row>
        <table:table-row>
          <table:table-cell office:value-type="string">
            <text:p>2021-12-11</text:p>
          </table:table-cell>
          <table:table-cell/>
          <table:table-cell office:value-type="float" office:value="10">
            <text:p>10</text:p>
          </table:table-cell>
          <table:table-cell office:value-type="float" office:value="585">
            <text:p>585</text:p>
          </table:table-cell>
          <table:table-cell office:value-type="float" office:value="1966">
            <text:p>1966</text:p>
          </table:table-cell>
          <table:table-cell office:value-type="float" office:value="3">
            <text:p>3</text:p>
          </table:table-cell>
          <table:table-cell office:value-type="string">
            <text:p>Snowshoe hike to le Pic St Michel</text:p>
          </table:table-cell>
          <table:table-cell office:value-type="string">
            <text:p>Hike</text:p>
          </table:table-cell>
          <table:table-cell/>
          <table:table-cell office:value-type="float" office:value="282572785">
            <text:p>282572785</text:p>
          </table:table-cell>
          <table:table-cell office:value-type="string">
            <text:p>https://www.meetup.com/grenoble-adventure-club-english-french/events/282572785</text:p>
          </table:table-cell>
          <table:table-cell office:value-type="string">
            <text:p>https://s.42l.fr/JArFw8ah</text:p>
          </table:table-cell>
          <table:table-cell/>
          <table:table-cell/>
          <table:table-cell/>
          <table:table-cell office:value-type="string">
            <text:p>2021-12-11-Snowshoe-hike-to-le-Pic-St-Michel.html</text:p>
          </table:table-cell>
          <table:table-cell/>
        </table:table-row>
        <table:table-row>
          <table:table-cell office:value-type="string">
            <text:p>2021-12-12</text:p>
          </table:table-cell>
          <table:table-cell/>
          <table:table-cell office:value-type="float" office:value="6">
            <text:p>6</text:p>
          </table:table-cell>
          <table:table-cell office:value-type="float" office:value="300">
            <text:p>300</text:p>
          </table:table-cell>
          <table:table-cell office:value-type="float" office:value="1971">
            <text:p>1971</text:p>
          </table:table-cell>
          <table:table-cell office:value-type="float" office:value="5">
            <text:p>5</text:p>
          </table:table-cell>
          <table:table-cell office:value-type="string">
            <text:p>snowfunning (Episode 2)🛷☃️❄️⛰️</text:p>
          </table:table-cell>
          <table:table-cell office:value-type="string">
            <text:p>Hike</text:p>
          </table:table-cell>
          <table:table-cell/>
          <table:table-cell office:value-type="float" office:value="282585004">
            <text:p>282585004</text:p>
          </table:table-cell>
          <table:table-cell office:value-type="string">
            <text:p>https://www.meetup.com/grenoble-adventure-club-english-french/events/282585004</text:p>
          </table:table-cell>
          <table:table-cell office:value-type="string">
            <text:p>https://s.42l.fr/qHX7k8oC</text:p>
          </table:table-cell>
          <table:table-cell/>
          <table:table-cell office:value-type="string">
            <text:p>https://cutt.ly/ZYEA9zH</text:p>
          </table:table-cell>
          <table:table-cell/>
          <table:table-cell office:value-type="string">
            <text:p>2021-12-12-snowfunning-Episode-2🛷☃️❄️⛰️.html</text:p>
          </table:table-cell>
          <table:table-cell/>
        </table:table-row>
        <table:table-row>
          <table:table-cell office:value-type="string">
            <text:p>2021-12-18</text:p>
          </table:table-cell>
          <table:table-cell/>
          <table:table-cell office:value-type="float" office:value="7">
            <text:p>7</text:p>
          </table:table-cell>
          <table:table-cell office:value-type="float" office:value="700">
            <text:p>700</text:p>
          </table:table-cell>
          <table:table-cell office:value-type="float" office:value="1901">
            <text:p>1901</text:p>
          </table:table-cell>
          <table:table-cell office:value-type="float" office:value="8">
            <text:p>8</text:p>
          </table:table-cell>
          <table:table-cell office:value-type="string">
            <text:p>Snowshoe hike to le Moucherotte : sunset and full moon</text:p>
          </table:table-cell>
          <table:table-cell office:value-type="string">
            <text:p>Hike</text:p>
          </table:table-cell>
          <table:table-cell/>
          <table:table-cell office:value-type="float" office:value="282743681">
            <text:p>282743681</text:p>
          </table:table-cell>
          <table:table-cell office:value-type="string">
            <text:p>https://www.meetup.com/grenoble-adventure-club-english-french/events/282743681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 office:value-type="string">
            <text:p>2021-12-18-Snowshoe-hike-to-le-Moucherotte-sunset-and-full-moon.html</text:p>
          </table:table-cell>
          <table:table-cell/>
        </table:table-row>
        <table:table-row>
          <table:table-cell office:value-type="string">
            <text:p>2022-01-01</text:p>
          </table:table-cell>
          <table:table-cell/>
          <table:table-cell office:value-type="float" office:value="32">
            <text:p>32</text:p>
          </table:table-cell>
          <table:table-cell office:value-type="float" office:value="1600">
            <text:p>1600</text:p>
          </table:table-cell>
          <table:table-cell office:value-type="float" office:value="1740">
            <text:p>1740</text:p>
          </table:table-cell>
          <table:table-cell office:value-type="float" office:value="4">
            <text:p>4</text:p>
          </table:table-cell>
          <table:table-cell office:value-type="string">
            <text:p>2 days snowshoes hike to La Grande Sure</text:p>
          </table:table-cell>
          <table:table-cell office:value-type="string">
            <text:p>Hike</text:p>
          </table:table-cell>
          <table:table-cell/>
          <table:table-cell office:value-type="float" office:value="282972158">
            <text:p>282972158</text:p>
          </table:table-cell>
          <table:table-cell office:value-type="string">
            <text:p>https://www.meetup.com/grenoble-adventure-club-english-french/events/282972158</text:p>
          </table:table-cell>
          <table:table-cell office:value-type="string">
            <text:p>https://s.42l.fr/Sure1</text:p>
          </table:table-cell>
          <table:table-cell/>
          <table:table-cell office:value-type="string">
            <text:p>https://s.42l.fr/Sure2</text:p>
          </table:table-cell>
          <table:table-cell/>
          <table:table-cell office:value-type="string">
            <text:p>2022-01-01-2-days-snowshoes-hike-to-La-Grande-Sure.html</text:p>
          </table:table-cell>
          <table:table-cell/>
        </table:table-row>
        <table:table-row>
          <table:table-cell office:value-type="string">
            <text:p>2022-01-02</text:p>
          </table:table-cell>
          <table:table-cell/>
          <table:table-cell office:value-type="float" office:value="9">
            <text:p>9</text:p>
          </table:table-cell>
          <table:table-cell office:value-type="float" office:value="425">
            <text:p>425</text:p>
          </table:table-cell>
          <table:table-cell office:value-type="float" office:value="731">
            <text:p>731</text:p>
          </table:table-cell>
          <table:table-cell office:value-type="float" office:value="17">
            <text:p>17</text:p>
          </table:table-cell>
          <table:table-cell office:value-type="string">
            <text:p>🥾 Hike: Let's have a "Bellevue" to start 2022 😅🥳</text:p>
          </table:table-cell>
          <table:table-cell office:value-type="string">
            <text:p>Hike</text:p>
          </table:table-cell>
          <table:table-cell/>
          <table:table-cell office:value-type="float" office:value="282994993">
            <text:p>282994993</text:p>
          </table:table-cell>
          <table:table-cell office:value-type="string">
            <text:p>https://www.meetup.com/grenoble-adventure-club-english-french/events/282994993</text:p>
          </table:table-cell>
          <table:table-cell office:value-type="string">
            <text:p>https://s.42l.fr/jQz9o7yX</text:p>
          </table:table-cell>
          <table:table-cell/>
          <table:table-cell/>
          <table:table-cell/>
          <table:table-cell office:value-type="string">
            <text:p>2022-01-02-🥾-Hike-Lets-have-a-Bellevue-to-start-2022-😅🥳.html</text:p>
          </table:table-cell>
          <table:table-cell/>
        </table:table-row>
        <table:table-row>
          <table:table-cell office:value-type="string">
            <text:p>2022-01-08</text:p>
          </table:table-cell>
          <table:table-cell/>
          <table:table-cell office:value-type="float" office:value="7">
            <text:p>7</text:p>
          </table:table-cell>
          <table:table-cell office:value-type="float" office:value="450">
            <text:p>450</text:p>
          </table:table-cell>
          <table:table-cell office:value-type="float" office:value="610">
            <text:p>610</text:p>
          </table:table-cell>
          <table:table-cell office:value-type="float" office:value="18">
            <text:p>18</text:p>
          </table:table-cell>
          <table:table-cell office:value-type="string">
            <text:p>🥾 Hike: Venon tree 🌳 from the path of "Pissevieille" 👵</text:p>
          </table:table-cell>
          <table:table-cell office:value-type="string">
            <text:p>Hike</text:p>
          </table:table-cell>
          <table:table-cell office:value-type="string">
            <text:p>Begining of path is very slipery/mudy, avoid doing this hike after a rainy week</text:p>
          </table:table-cell>
          <table:table-cell office:value-type="float" office:value="283127503">
            <text:p>283127503</text:p>
          </table:table-cell>
          <table:table-cell office:value-type="string">
            <text:p>https://www.meetup.com/grenoble-adventure-club-english-french/events/283127503</text:p>
          </table:table-cell>
          <table:table-cell office:value-type="string">
            <text:p>https://s.42l.fr/fb5MXhaq</text:p>
          </table:table-cell>
          <table:table-cell/>
          <table:table-cell/>
          <table:table-cell/>
          <table:table-cell office:value-type="string">
            <text:p>2022-01-08-🥾-Hike-Venon-tree-🌳-from-the-path-of-Pissevieille-👵.html</text:p>
          </table:table-cell>
          <table:table-cell/>
        </table:table-row>
        <table:table-row>
          <table:table-cell office:value-type="string">
            <text:p>2022-01-15</text:p>
          </table:table-cell>
          <table:table-cell/>
          <table:table-cell/>
          <table:table-cell/>
          <table:table-cell/>
          <table:table-cell office:value-type="float" office:value="10">
            <text:p>10</text:p>
          </table:table-cell>
          <table:table-cell office:value-type="string">
            <text:p>🎿 Ski: Ski for NOOB ONLY. Beginner training ⛷</text:p>
          </table:table-cell>
          <table:table-cell office:value-type="string">
            <text:p>Ski</text:p>
          </table:table-cell>
          <table:table-cell/>
          <table:table-cell office:value-type="float" office:value="283261440">
            <text:p>283261440</text:p>
          </table:table-cell>
          <table:table-cell office:value-type="string">
            <text:p>https://www.meetup.com/grenoble-adventure-club-english-french/events/283261440</text:p>
          </table:table-cell>
          <table:table-cell/>
          <table:table-cell/>
          <table:table-cell/>
          <table:table-cell/>
          <table:table-cell office:value-type="string">
            <text:p>2022-01-15-🎿-Ski-Ski-for-NOOB-ONLY-Beginner-training-⛷.html</text:p>
          </table:table-cell>
          <table:table-cell/>
        </table:table-row>
        <table:table-row>
          <table:table-cell office:value-type="string">
            <text:p>2022-01-15</text:p>
          </table:table-cell>
          <table:table-cell office:value-type="string">
            <text:p>cham</text:p>
          </table:table-cell>
          <table:table-cell/>
          <table:table-cell/>
          <table:table-cell/>
          <table:table-cell office:value-type="float" office:value="1">
            <text:p>1</text:p>
          </table:table-cell>
          <table:table-cell office:value-type="string">
            <text:p>Ski by night at Chamrousse – Not for noob</text:p>
          </table:table-cell>
          <table:table-cell office:value-type="string">
            <text:p>Ski</text:p>
          </table:table-cell>
          <table:table-cell/>
          <table:table-cell office:value-type="float" office:value="283271898">
            <text:p>283271898</text:p>
          </table:table-cell>
          <table:table-cell office:value-type="string">
            <text:p>https://www.meetup.com/grenoble-adventure-club-english-french/events/283271898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1-16</text:p>
          </table:table-cell>
          <table:table-cell/>
          <table:table-cell office:value-type="float" office:value="9.4">
            <text:p>9.4</text:p>
          </table:table-cell>
          <table:table-cell office:value-type="float" office:value="803">
            <text:p>803</text:p>
          </table:table-cell>
          <table:table-cell office:value-type="float" office:value="1901">
            <text:p>1901</text:p>
          </table:table-cell>
          <table:table-cell office:value-type="float" office:value="11">
            <text:p>11</text:p>
          </table:table-cell>
          <table:table-cell office:value-type="string">
            <text:p>Snowshoe hike to le Moucherotte : sunset and full moon</text:p>
          </table:table-cell>
          <table:table-cell office:value-type="string">
            <text:p>Hike</text:p>
          </table:table-cell>
          <table:table-cell/>
          <table:table-cell office:value-type="float" office:value="283271550">
            <text:p>283271550</text:p>
          </table:table-cell>
          <table:table-cell office:value-type="string">
            <text:p>https://www.meetup.com/grenoble-adventure-club-english-french/events/283271550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 office:value-type="string">
            <text:p>2022-01-16-Snowshoe-hike-to-le-Moucherotte-sunset-and-full-moon.html</text:p>
          </table:table-cell>
          <table:table-cell/>
        </table:table-row>
        <table:table-row>
          <table:table-cell office:value-type="string">
            <text:p>2022-01-22</text:p>
          </table:table-cell>
          <table:table-cell/>
          <table:table-cell office:value-type="float" office:value="7.5">
            <text:p>7.5</text:p>
          </table:table-cell>
          <table:table-cell office:value-type="float" office:value="200">
            <text:p>200</text:p>
          </table:table-cell>
          <table:table-cell office:value-type="float" office:value="310">
            <text:p>310</text:p>
          </table:table-cell>
          <table:table-cell office:value-type="float" office:value="16">
            <text:p>16</text:p>
          </table:table-cell>
          <table:table-cell office:value-type="string">
            <text:p>🥾 Hike: Around Grenoble drinking water source 🚰💧</text:p>
          </table:table-cell>
          <table:table-cell office:value-type="string">
            <text:p>Hike</text:p>
          </table:table-cell>
          <table:table-cell/>
          <table:table-cell office:value-type="float" office:value="283407908">
            <text:p>283407908</text:p>
          </table:table-cell>
          <table:table-cell office:value-type="string">
            <text:p>https://www.meetup.com/grenoble-adventure-club-english-french/events/283407908</text:p>
          </table:table-cell>
          <table:table-cell office:value-type="string">
            <text:p>https://s.42l.fr/yZkRtXBj</text:p>
          </table:table-cell>
          <table:table-cell/>
          <table:table-cell/>
          <table:table-cell/>
          <table:table-cell office:value-type="string">
            <text:p>2022-01-22-🥾-Hike-Around-Grenoble-drinking-water-source-🚰💧.html</text:p>
          </table:table-cell>
          <table:table-cell/>
        </table:table-row>
        <table:table-row>
          <table:table-cell office:value-type="string">
            <text:p>2022-01-22</text:p>
          </table:table-cell>
          <table:table-cell office:value-type="string">
            <text:p>cham</text:p>
          </table:table-cell>
          <table:table-cell/>
          <table:table-cell/>
          <table:table-cell/>
          <table:table-cell office:value-type="float" office:value="16">
            <text:p>16</text:p>
          </table:table-cell>
          <table:table-cell office:value-type="string">
            <text:p>🎿 Ski: Ski for beginners at Chamrousse ⛷</text:p>
          </table:table-cell>
          <table:table-cell office:value-type="string">
            <text:p>Ski</text:p>
          </table:table-cell>
          <table:table-cell/>
          <table:table-cell office:value-type="float" office:value="283400313">
            <text:p>283400313</text:p>
          </table:table-cell>
          <table:table-cell office:value-type="string">
            <text:p>https://www.meetup.com/grenoble-adventure-club-english-french/events/283400313</text:p>
          </table:table-cell>
          <table:table-cell/>
          <table:table-cell/>
          <table:table-cell/>
          <table:table-cell/>
          <table:table-cell office:value-type="string">
            <text:p>2022-01-22-🎿-Ski-Ski-for-beginners-at-Chamrousse-⛷.html</text:p>
          </table:table-cell>
          <table:table-cell/>
        </table:table-row>
        <table:table-row>
          <table:table-cell office:value-type="string">
            <text:p>2022-01-22</text:p>
          </table:table-cell>
          <table:table-cell office:value-type="string">
            <text:p>chame</text:p>
          </table:table-cell>
          <table:table-cell office:value-type="float" office:value="7.1">
            <text:p>7.1</text:p>
          </table:table-cell>
          <table:table-cell office:value-type="float" office:value="736">
            <text:p>736</text:p>
          </table:table-cell>
          <table:table-cell office:value-type="float" office:value="2082">
            <text:p>2082</text:p>
          </table:table-cell>
          <table:table-cell office:value-type="float" office:value="4">
            <text:p>4</text:p>
          </table:table-cell>
          <table:table-cell office:value-type="string">
            <text:p>Snowshoe hike : Sunset at Chamechaude</text:p>
          </table:table-cell>
          <table:table-cell office:value-type="string">
            <text:p>Hike</text:p>
          </table:table-cell>
          <table:table-cell/>
          <table:table-cell office:value-type="float" office:value="283411967">
            <text:p>283411967</text:p>
          </table:table-cell>
          <table:table-cell office:value-type="string">
            <text:p>https://www.meetup.com/grenoble-adventure-club-english-french/events/283411967</text:p>
          </table:table-cell>
          <table:table-cell office:value-type="string">
            <text:p>https://s.42l.fr/0ljy-4jn</text:p>
          </table:table-cell>
          <table:table-cell/>
          <table:table-cell/>
          <table:table-cell/>
          <table:table-cell office:value-type="string">
            <text:p>2022-01-22-Snowshoe-hike-Sunset-at-Chamechaude.html</text:p>
          </table:table-cell>
          <table:table-cell/>
        </table:table-row>
        <table:table-row>
          <table:table-cell office:value-type="string">
            <text:p>2022-01-23</text:p>
          </table:table-cell>
          <table:table-cell/>
          <table:table-cell office:value-type="float" office:value="7.6">
            <text:p>7.6</text:p>
          </table:table-cell>
          <table:table-cell office:value-type="float" office:value="400">
            <text:p>400</text:p>
          </table:table-cell>
          <table:table-cell office:value-type="float" office:value="650">
            <text:p>650</text:p>
          </table:table-cell>
          <table:table-cell office:value-type="float" office:value="12">
            <text:p>12</text:p>
          </table:table-cell>
          <table:table-cell office:value-type="string">
            <text:p>🥾 Hike: Around la Tour-Sans-Venin ⚔️🛡️🐍</text:p>
          </table:table-cell>
          <table:table-cell office:value-type="string">
            <text:p>Hike</text:p>
          </table:table-cell>
          <table:table-cell/>
          <table:table-cell office:value-type="float" office:value="283428809">
            <text:p>283428809</text:p>
          </table:table-cell>
          <table:table-cell office:value-type="string">
            <text:p>https://www.meetup.com/grenoble-adventure-club-english-french/events/283428809</text:p>
          </table:table-cell>
          <table:table-cell office:value-type="string">
            <text:p>https://s.42l.fr/ZOMxTA6u</text:p>
          </table:table-cell>
          <table:table-cell/>
          <table:table-cell/>
          <table:table-cell/>
          <table:table-cell office:value-type="string">
            <text:p>2022-01-23-🥾-Hike-Around-la-Tour-Sans-Venin-⚔️🛡️🐍.html</text:p>
          </table:table-cell>
          <table:table-cell/>
        </table:table-row>
        <table:table-row>
          <table:table-cell office:value-type="string">
            <text:p>2022-01-23</text:p>
          </table:table-cell>
          <table:table-cell office:value-type="string">
            <text:p>som</text:p>
          </table:table-cell>
          <table:table-cell office:value-type="float" office:value="14">
            <text:p>14</text:p>
          </table:table-cell>
          <table:table-cell office:value-type="float" office:value="1200">
            <text:p>1200</text:p>
          </table:table-cell>
          <table:table-cell office:value-type="float" office:value="2026">
            <text:p>2026</text:p>
          </table:table-cell>
          <table:table-cell office:value-type="float" office:value="4">
            <text:p>4</text:p>
          </table:table-cell>
          <table:table-cell office:value-type="string">
            <text:p>Snowshoe hike : Le grand Som by the Monastery</text:p>
          </table:table-cell>
          <table:table-cell office:value-type="string">
            <text:p>Hike</text:p>
          </table:table-cell>
          <table:table-cell/>
          <table:table-cell office:value-type="float" office:value="283411992">
            <text:p>283411992</text:p>
          </table:table-cell>
          <table:table-cell office:value-type="string">
            <text:p>https://www.meetup.com/grenoble-adventure-club-english-french/events/283411992</text:p>
          </table:table-cell>
          <table:table-cell office:value-type="string">
            <text:p>https://s.42l.fr/pg4ZECdb</text:p>
          </table:table-cell>
          <table:table-cell/>
          <table:table-cell/>
          <table:table-cell/>
          <table:table-cell office:value-type="string">
            <text:p>2022-01-23-Snowshoe-hike-Le-grand-Som-by-the-Monastery.html</text:p>
          </table:table-cell>
          <table:table-cell/>
        </table:table-row>
        <table:table-row>
          <table:table-cell office:value-type="string">
            <text:p>2022-01-29</text:p>
          </table:table-cell>
          <table:table-cell office:value-type="string">
            <text:p>cham</text:p>
          </table:table-cell>
          <table:table-cell/>
          <table:table-cell/>
          <table:table-cell/>
          <table:table-cell office:value-type="float" office:value="6">
            <text:p>6</text:p>
          </table:table-cell>
          <table:table-cell office:value-type="string">
            <text:p>🎿 Ski: Ski at Chamrousse (not for beginners) ⛷</text:p>
          </table:table-cell>
          <table:table-cell office:value-type="string">
            <text:p>Ski</text:p>
          </table:table-cell>
          <table:table-cell/>
          <table:table-cell office:value-type="float" office:value="283550329">
            <text:p>283550329</text:p>
          </table:table-cell>
          <table:table-cell office:value-type="string">
            <text:p>https://www.meetup.com/grenoble-adventure-club-english-french/events/283550329</text:p>
          </table:table-cell>
          <table:table-cell/>
          <table:table-cell/>
          <table:table-cell/>
          <table:table-cell/>
          <table:table-cell office:value-type="string">
            <text:p>2022-01-29-🎿-Ski-Ski-at-Chamrousse-not-for-beginners-⛷.html</text:p>
          </table:table-cell>
          <table:table-cell/>
        </table:table-row>
        <table:table-row>
          <table:table-cell office:value-type="string">
            <text:p>2022-01-29</text:p>
          </table:table-cell>
          <table:table-cell/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🎿 Ski: Ski for NOOB - Session 2 ⛷</text:p>
          </table:table-cell>
          <table:table-cell office:value-type="string">
            <text:p>Ski</text:p>
          </table:table-cell>
          <table:table-cell/>
          <table:table-cell office:value-type="float" office:value="283549287">
            <text:p>283549287</text:p>
          </table:table-cell>
          <table:table-cell office:value-type="string">
            <text:p>https://www.meetup.com/grenoble-adventure-club-english-french/events/283549287</text:p>
          </table:table-cell>
          <table:table-cell/>
          <table:table-cell/>
          <table:table-cell/>
          <table:table-cell/>
          <table:table-cell office:value-type="string">
            <text:p>2022-01-29-🎿-Ski-Ski-for-NOOB-Session-2-⛷.html</text:p>
          </table:table-cell>
          <table:table-cell/>
        </table:table-row>
        <table:table-row>
          <table:table-cell office:value-type="string">
            <text:p>2022-01-30</text:p>
          </table:table-cell>
          <table:table-cell/>
          <table:table-cell office:value-type="float" office:value="13.5">
            <text:p>13.5</text:p>
          </table:table-cell>
          <table:table-cell office:value-type="float" office:value="420">
            <text:p>420</text:p>
          </table:table-cell>
          <table:table-cell office:value-type="float" office:value="1270">
            <text:p>1270</text:p>
          </table:table-cell>
          <table:table-cell office:value-type="float" office:value="15">
            <text:p>15</text:p>
          </table:table-cell>
          <table:table-cell office:value-type="string">
            <text:p>🥾 Hike: La Pierre Percée &amp; Pierre-Châtel lake 🪨🌊</text:p>
          </table:table-cell>
          <table:table-cell office:value-type="string">
            <text:p>Hike</text:p>
          </table:table-cell>
          <table:table-cell/>
          <table:table-cell office:value-type="float" office:value="283576357">
            <text:p>283576357</text:p>
          </table:table-cell>
          <table:table-cell office:value-type="string">
            <text:p>https://www.meetup.com/grenoble-adventure-club-english-french/events/283576357</text:p>
          </table:table-cell>
          <table:table-cell office:value-type="string">
            <text:p>https://s.42l.fr/a5v4U89F</text:p>
          </table:table-cell>
          <table:table-cell/>
          <table:table-cell/>
          <table:table-cell/>
          <table:table-cell office:value-type="string">
            <text:p>2022-01-30-🥾-Hike-La-Pierre-Percee-and-Pierre-Chatel-lake-🪨🌊.html</text:p>
          </table:table-cell>
          <table:table-cell/>
        </table:table-row>
        <table:table-row>
          <table:table-cell office:value-type="string">
            <text:p>2022-02-05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at Chamrousse ⛷</text:p>
          </table:table-cell>
          <table:table-cell office:value-type="string">
            <text:p>Ski</text:p>
          </table:table-cell>
          <table:table-cell/>
          <table:table-cell office:value-type="float" office:value="283713790">
            <text:p>283713790</text:p>
          </table:table-cell>
          <table:table-cell office:value-type="string">
            <text:p>https://www.meetup.com/grenoble-adventure-club-english-french/events/283713790</text:p>
          </table:table-cell>
          <table:table-cell/>
          <table:table-cell/>
          <table:table-cell/>
          <table:table-cell/>
          <table:table-cell office:value-type="string">
            <text:p>2022-02-05-🥾-Hike-La-Dent-de-Moirans-⛰⛄.html</text:p>
          </table:table-cell>
          <table:table-cell/>
        </table:table-row>
        <table:table-row>
          <table:table-cell office:value-type="string">
            <text:p>2022-02-05</text:p>
          </table:table-cell>
          <table:table-cell/>
          <table:table-cell office:value-type="float" office:value="10.5">
            <text:p>10.5</text:p>
          </table:table-cell>
          <table:table-cell office:value-type="float" office:value="450">
            <text:p>450</text:p>
          </table:table-cell>
          <table:table-cell office:value-type="float" office:value="988">
            <text:p>988</text:p>
          </table:table-cell>
          <table:table-cell office:value-type="float" office:value="20">
            <text:p>20</text:p>
          </table:table-cell>
          <table:table-cell office:value-type="string">
            <text:p>🥾 Hike: La Dent de Moirans ⛰⛄</text:p>
          </table:table-cell>
          <table:table-cell office:value-type="string">
            <text:p>Hike</text:p>
          </table:table-cell>
          <table:table-cell/>
          <table:table-cell office:value-type="float" office:value="283719795">
            <text:p>283719795</text:p>
          </table:table-cell>
          <table:table-cell office:value-type="string">
            <text:p>https://www.meetup.com/grenoble-adventure-club-english-french/events/283719795</text:p>
          </table:table-cell>
          <table:table-cell office:value-type="string">
            <text:p>https://s.42l.fr/9DNpYqlj</text:p>
          </table:table-cell>
          <table:table-cell/>
          <table:table-cell/>
          <table:table-cell/>
          <table:table-cell office:value-type="string">
            <text:p>2022-02-05-🎿-Ski-Ski-at-Chamrousse-⛷.html</text:p>
          </table:table-cell>
          <table:table-cell/>
        </table:table-row>
        <table:table-row>
          <table:table-cell office:value-type="string">
            <text:p>2022-02-06</text:p>
          </table:table-cell>
          <table:table-cell/>
          <table:table-cell office:value-type="float" office:value="10">
            <text:p>10</text:p>
          </table:table-cell>
          <table:table-cell office:value-type="float" office:value="470">
            <text:p>470</text:p>
          </table:table-cell>
          <table:table-cell office:value-type="float" office:value="1025">
            <text:p>1025</text:p>
          </table:table-cell>
          <table:table-cell office:value-type="float" office:value="18">
            <text:p>18</text:p>
          </table:table-cell>
          <table:table-cell office:value-type="string">
            <text:p>🥾 Hike: La Tour de Montfallet ⛰</text:p>
          </table:table-cell>
          <table:table-cell office:value-type="string">
            <text:p>Hike</text:p>
          </table:table-cell>
          <table:table-cell/>
          <table:table-cell office:value-type="float" office:value="283740630">
            <text:p>283740630</text:p>
          </table:table-cell>
          <table:table-cell office:value-type="string">
            <text:p>https://www.meetup.com/grenoble-adventure-club-english-french/events/283740630</text:p>
          </table:table-cell>
          <table:table-cell office:value-type="string">
            <text:p>https://s.42l.fr/HIGAW</text:p>
          </table:table-cell>
          <table:table-cell/>
          <table:table-cell/>
          <table:table-cell/>
          <table:table-cell office:value-type="string">
            <text:p>2022-02-06-🥾-Hike-La-Tour-de-Montfallet-⛰.html</text:p>
          </table:table-cell>
          <table:table-cell/>
        </table:table-row>
        <table:table-row>
          <table:table-cell office:value-type="string">
            <text:p>2022-02-12</text:p>
          </table:table-cell>
          <table:table-cell/>
          <table:table-cell/>
          <table:table-cell/>
          <table:table-cell/>
          <table:table-cell office:value-type="float" office:value="12">
            <text:p>12</text:p>
          </table:table-cell>
          <table:table-cell office:value-type="string">
            <text:p>🎿 Ski: Ski for NOOB - Session 3 ⛷</text:p>
          </table:table-cell>
          <table:table-cell office:value-type="string">
            <text:p>Ski</text:p>
          </table:table-cell>
          <table:table-cell/>
          <table:table-cell office:value-type="float" office:value="283911794">
            <text:p>283911794</text:p>
          </table:table-cell>
          <table:table-cell office:value-type="string">
            <text:p>https://www.meetup.com/grenoble-adventure-club-english-french/events/283911794</text:p>
          </table:table-cell>
          <table:table-cell/>
          <table:table-cell/>
          <table:table-cell/>
          <table:table-cell/>
          <table:table-cell office:value-type="string">
            <text:p>2022-02-12-🎿-Ski-Ski-for-NOOB-Session-3-⛷.html</text:p>
          </table:table-cell>
          <table:table-cell/>
        </table:table-row>
        <table:table-row>
          <table:table-cell office:value-type="string">
            <text:p>2022-02-12</text:p>
          </table:table-cell>
          <table:table-cell office:value-type="string">
            <text:p>cham</text:p>
          </table:table-cell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at Chamrousse ⛷</text:p>
          </table:table-cell>
          <table:table-cell office:value-type="string">
            <text:p>Ski</text:p>
          </table:table-cell>
          <table:table-cell/>
          <table:table-cell office:value-type="float" office:value="283912949">
            <text:p>283912949</text:p>
          </table:table-cell>
          <table:table-cell office:value-type="string">
            <text:p>https://www.meetup.com/grenoble-adventure-club-english-french/events/283912949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2-13</text:p>
          </table:table-cell>
          <table:table-cell/>
          <table:table-cell office:value-type="float" office:value="10.3">
            <text:p>10.3</text:p>
          </table:table-cell>
          <table:table-cell office:value-type="float" office:value="684">
            <text:p>684</text:p>
          </table:table-cell>
          <table:table-cell office:value-type="float" office:value="953">
            <text:p>953</text:p>
          </table:table-cell>
          <table:table-cell office:value-type="float" office:value="40">
            <text:p>40</text:p>
          </table:table-cell>
          <table:table-cell office:value-type="string">
            <text:p>🥾🔵 Hike: Le Crêt de Chazay ⛰</text:p>
          </table:table-cell>
          <table:table-cell office:value-type="string">
            <text:p>Hike</text:p>
          </table:table-cell>
          <table:table-cell/>
          <table:table-cell office:value-type="float" office:value="283912944">
            <text:p>283912944</text:p>
          </table:table-cell>
          <table:table-cell office:value-type="string">
            <text:p>https://www.meetup.com/grenoble-adventure-club-english-french/events/283912944</text:p>
          </table:table-cell>
          <table:table-cell office:value-type="string">
            <text:p>https://s.42l.fr/fBnGKJBA</text:p>
          </table:table-cell>
          <table:table-cell/>
          <table:table-cell/>
          <table:table-cell/>
          <table:table-cell office:value-type="string">
            <text:p>2022-02-13-🥾🔵-Hike-Le-Cret-de-Chazay-⛰.html</text:p>
          </table:table-cell>
          <table:table-cell/>
        </table:table-row>
        <table:table-row>
          <table:table-cell office:value-type="string">
            <text:p>2022-02-13</text:p>
          </table:table-cell>
          <table:table-cell/>
          <table:table-cell/>
          <table:table-cell/>
          <table:table-cell/>
          <table:table-cell office:value-type="float" office:value="5">
            <text:p>5</text:p>
          </table:table-cell>
          <table:table-cell office:value-type="string">
            <text:p>🎿 Ski at 7 Laux - Not for noob⛷</text:p>
          </table:table-cell>
          <table:table-cell office:value-type="string">
            <text:p>Ski</text:p>
          </table:table-cell>
          <table:table-cell/>
          <table:table-cell office:value-type="float" office:value="283950209">
            <text:p>283950209</text:p>
          </table:table-cell>
          <table:table-cell office:value-type="string">
            <text:p>https://www.meetup.com/grenoble-adventure-club-english-french/events/283950209</text:p>
          </table:table-cell>
          <table:table-cell/>
          <table:table-cell/>
          <table:table-cell/>
          <table:table-cell/>
          <table:table-cell office:value-type="string">
            <text:p>2022-02-13-🎿-Ski-at-7-Laux-Not-for-noob⛷.html</text:p>
          </table:table-cell>
          <table:table-cell/>
        </table:table-row>
        <table:table-row>
          <table:table-cell office:value-type="string">
            <text:p>2022-02-18</text:p>
          </table:table-cell>
          <table:table-cell/>
          <table:table-cell office:value-type="float" office:value="4">
            <text:p>4</text:p>
          </table:table-cell>
          <table:table-cell office:value-type="float" office:value="324">
            <text:p>324</text:p>
          </table:table-cell>
          <table:table-cell office:value-type="float" office:value="484">
            <text:p>484</text:p>
          </table:table-cell>
          <table:table-cell office:value-type="float" office:value="12">
            <text:p>12</text:p>
          </table:table-cell>
          <table:table-cell office:value-type="string">
            <text:p>🥾🟢 Hike: Bastille by night 🌔</text:p>
          </table:table-cell>
          <table:table-cell office:value-type="string">
            <text:p>Hike</text:p>
          </table:table-cell>
          <table:table-cell/>
          <table:table-cell office:value-type="float" office:value="284075284">
            <text:p>284075284</text:p>
          </table:table-cell>
          <table:table-cell office:value-type="string">
            <text:p>https://www.meetup.com/grenoble-adventure-club-english-french/events/284075284</text:p>
          </table:table-cell>
          <table:table-cell office:value-type="string">
            <text:p>https://s.42l.fr/EJGwvKCc</text:p>
          </table:table-cell>
          <table:table-cell/>
          <table:table-cell/>
          <table:table-cell/>
          <table:table-cell office:value-type="string">
            <text:p>2022-02-18-🥾🟢-Hike-Bastille-by-night-🌔.html</text:p>
          </table:table-cell>
          <table:table-cell/>
        </table:table-row>
        <table:table-row>
          <table:table-cell office:value-type="string">
            <text:p>2022-02-18</text:p>
          </table:table-cell>
          <table:table-cell office:value-type="string">
            <text:p>run</text:p>
          </table:table-cell>
          <table:table-cell office:value-type="float" office:value="4">
            <text:p>4</text:p>
          </table:table-cell>
          <table:table-cell office:value-type="float" office:value="324">
            <text:p>324</text:p>
          </table:table-cell>
          <table:table-cell office:value-type="float" office:value="484">
            <text:p>484</text:p>
          </table:table-cell>
          <table:table-cell office:value-type="float" office:value="3">
            <text:p>3</text:p>
          </table:table-cell>
          <table:table-cell office:value-type="string">
            <text:p>Run/Hike to Batille: sunset and (almost) full moon🏃‍♀️🥾🌕</text:p>
          </table:table-cell>
          <table:table-cell office:value-type="string">
            <text:p>Hike</text:p>
          </table:table-cell>
          <table:table-cell/>
          <table:table-cell office:value-type="float" office:value="284041009">
            <text:p>284041009</text:p>
          </table:table-cell>
          <table:table-cell office:value-type="string">
            <text:p>https://www.meetup.com/grenoble-adventure-club-english-french/events/284041009</text:p>
          </table:table-cell>
          <table:table-cell office:value-type="string">
            <text:p>https://s.42l.fr/EJGwvKCc</text:p>
          </table:table-cell>
          <table:table-cell/>
          <table:table-cell/>
          <table:table-cell/>
          <table:table-cell office:value-type="string">
            <text:p>2022-02-18-Run-Hike-to-Batille-sunset-and-almost-full-moon🏃‍♀️🥾🌕.html</text:p>
          </table:table-cell>
          <table:table-cell/>
        </table:table-row>
        <table:table-row>
          <table:table-cell office:value-type="string">
            <text:p>2022-02-19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 at 7 Laux - Not for noob⛷</text:p>
          </table:table-cell>
          <table:table-cell office:value-type="string">
            <text:p>Ski</text:p>
          </table:table-cell>
          <table:table-cell/>
          <table:table-cell office:value-type="float" office:value="284096109">
            <text:p>284096109</text:p>
          </table:table-cell>
          <table:table-cell office:value-type="string">
            <text:p>https://www.meetup.com/grenoble-adventure-club-english-french/events/284096109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2-19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at les 2 alpes not for noob ⛷</text:p>
          </table:table-cell>
          <table:table-cell office:value-type="string">
            <text:p>Ski</text:p>
          </table:table-cell>
          <table:table-cell/>
          <table:table-cell office:value-type="float" office:value="284097694">
            <text:p>284097694</text:p>
          </table:table-cell>
          <table:table-cell office:value-type="string">
            <text:p>https://www.meetup.com/grenoble-adventure-club-english-french/events/284097694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2-20</text:p>
          </table:table-cell>
          <table:table-cell/>
          <table:table-cell office:value-type="float" office:value="11.1">
            <text:p>11.1</text:p>
          </table:table-cell>
          <table:table-cell office:value-type="float" office:value="730">
            <text:p>730</text:p>
          </table:table-cell>
          <table:table-cell office:value-type="float" office:value="660">
            <text:p>660</text:p>
          </table:table-cell>
          <table:table-cell office:value-type="float" office:value="31">
            <text:p>31</text:p>
          </table:table-cell>
          <table:table-cell office:value-type="string">
            <text:p>🥾🔵 Hike: Belvédère des maquisards 👁️</text:p>
          </table:table-cell>
          <table:table-cell office:value-type="string">
            <text:p>Hike</text:p>
          </table:table-cell>
          <table:table-cell/>
          <table:table-cell office:value-type="float" office:value="284081461">
            <text:p>284081461</text:p>
          </table:table-cell>
          <table:table-cell office:value-type="string">
            <text:p>https://www.meetup.com/grenoble-adventure-club-english-french/events/284081461</text:p>
          </table:table-cell>
          <table:table-cell office:value-type="string">
            <text:p>https://s.42l.fr/X8DFsc8v</text:p>
          </table:table-cell>
          <table:table-cell/>
          <table:table-cell/>
          <table:table-cell/>
          <table:table-cell office:value-type="string">
            <text:p>2022-02-20-🥾🔵-Hike-Belvedere-des-maquisards-👁️.html</text:p>
          </table:table-cell>
          <table:table-cell/>
        </table:table-row>
        <table:table-row>
          <table:table-cell office:value-type="string">
            <text:p>2022-02-26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at les 2 alpes not for noob ⛷</text:p>
          </table:table-cell>
          <table:table-cell office:value-type="string">
            <text:p>Ski</text:p>
          </table:table-cell>
          <table:table-cell/>
          <table:table-cell office:value-type="float" office:value="284225448">
            <text:p>284225448</text:p>
          </table:table-cell>
          <table:table-cell office:value-type="string">
            <text:p>https://www.meetup.com/grenoble-adventure-club-english-french/events/284225448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2-26</text:p>
          </table:table-cell>
          <table:table-cell/>
          <table:table-cell office:value-type="float" office:value="11.1">
            <text:p>11.1</text:p>
          </table:table-cell>
          <table:table-cell office:value-type="float" office:value="821">
            <text:p>821</text:p>
          </table:table-cell>
          <table:table-cell office:value-type="float" office:value="860">
            <text:p>860</text:p>
          </table:table-cell>
          <table:table-cell office:value-type="float" office:value="16">
            <text:p>16</text:p>
          </table:table-cell>
          <table:table-cell office:value-type="string">
            <text:p>🥾🔵 Hike: La Ferme Durand 🚜</text:p>
          </table:table-cell>
          <table:table-cell office:value-type="string">
            <text:p>Hike</text:p>
          </table:table-cell>
          <table:table-cell/>
          <table:table-cell office:value-type="float" office:value="284202086">
            <text:p>284202086</text:p>
          </table:table-cell>
          <table:table-cell office:value-type="string">
            <text:p>https://www.meetup.com/grenoble-adventure-club-english-french/events/284202086</text:p>
          </table:table-cell>
          <table:table-cell office:value-type="string">
            <text:p>https://s.42l.fr/cPJdPNWt</text:p>
          </table:table-cell>
          <table:table-cell/>
          <table:table-cell/>
          <table:table-cell/>
          <table:table-cell office:value-type="string">
            <text:p>2022-02-26-🥾🔵-Hike-La-Ferme-Durand-🚜.html</text:p>
          </table:table-cell>
          <table:table-cell/>
        </table:table-row>
        <table:table-row>
          <table:table-cell office:value-type="string">
            <text:p>2022-02-27</text:p>
          </table:table-cell>
          <table:table-cell/>
          <table:table-cell office:value-type="float" office:value="7.6">
            <text:p>7.6</text:p>
          </table:table-cell>
          <table:table-cell office:value-type="float" office:value="360">
            <text:p>360</text:p>
          </table:table-cell>
          <table:table-cell office:value-type="float" office:value="1970">
            <text:p>1970</text:p>
          </table:table-cell>
          <table:table-cell office:value-type="float" office:value="11">
            <text:p>11</text:p>
          </table:table-cell>
          <table:table-cell office:value-type="string">
            <text:p>❄️🔵 Snowshoe: Lac Achard at Chamrousse ☃️</text:p>
          </table:table-cell>
          <table:table-cell office:value-type="string">
            <text:p>Hike</text:p>
          </table:table-cell>
          <table:table-cell/>
          <table:table-cell office:value-type="float" office:value="284208068">
            <text:p>284208068</text:p>
          </table:table-cell>
          <table:table-cell office:value-type="string">
            <text:p>https://www.meetup.com/grenoble-adventure-club-english-french/events/284208068</text:p>
          </table:table-cell>
          <table:table-cell office:value-type="string">
            <text:p>https://s.42l.fr/mpkis</text:p>
          </table:table-cell>
          <table:table-cell/>
          <table:table-cell/>
          <table:table-cell/>
          <table:table-cell office:value-type="string">
            <text:p>2022-02-27-❄️🔵-Snowshoe-Lac-Achard-at-Chamrousse-☃️.html</text:p>
          </table:table-cell>
          <table:table-cell/>
        </table:table-row>
        <table:table-row>
          <table:table-cell office:value-type="string">
            <text:p>2022-03-04</text:p>
          </table:table-cell>
          <table:table-cell/>
          <table:table-cell/>
          <table:table-cell/>
          <table:table-cell/>
          <table:table-cell office:value-type="float" office:value="10">
            <text:p>10</text:p>
          </table:table-cell>
          <table:table-cell office:value-type="string">
            <text:p>Holocene : music festival at Alpexpo</text:p>
          </table:table-cell>
          <table:table-cell office:value-type="string">
            <text:p>Concert</text:p>
          </table:table-cell>
          <table:table-cell/>
          <table:table-cell office:value-type="float" office:value="284341942">
            <text:p>284341942</text:p>
          </table:table-cell>
          <table:table-cell office:value-type="string">
            <text:p>https://www.meetup.com/grenoble-adventure-club-english-french/events/284341942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3-05</text:p>
          </table:table-cell>
          <table:table-cell/>
          <table:table-cell office:value-type="float" office:value="10">
            <text:p>10</text:p>
          </table:table-cell>
          <table:table-cell office:value-type="float" office:value="700">
            <text:p>700</text:p>
          </table:table-cell>
          <table:table-cell office:value-type="float" office:value="795">
            <text:p>795</text:p>
          </table:table-cell>
          <table:table-cell office:value-type="float" office:value="16">
            <text:p>16</text:p>
          </table:table-cell>
          <table:table-cell office:value-type="string">
            <text:p>🥾🔵 Hike: La Tour d'Arces ⚔️🛡️ &amp; Pierre Grosse 🪨</text:p>
          </table:table-cell>
          <table:table-cell office:value-type="string">
            <text:p>Hike</text:p>
          </table:table-cell>
          <table:table-cell/>
          <table:table-cell office:value-type="float" office:value="284388780">
            <text:p>284388780</text:p>
          </table:table-cell>
          <table:table-cell office:value-type="string">
            <text:p>https://www.meetup.com/grenoble-adventure-club-english-french/events/284388780</text:p>
          </table:table-cell>
          <table:table-cell office:value-type="string">
            <text:p>https://s.42l.fr/J9ML9agA</text:p>
          </table:table-cell>
          <table:table-cell/>
          <table:table-cell/>
          <table:table-cell/>
          <table:table-cell office:value-type="string">
            <text:p>2022-03-05-🥾🔵-Hike-La-Tour-dArces-⚔️🛡️-and-Pierre-Grosse-🪨.html</text:p>
          </table:table-cell>
          <table:table-cell/>
        </table:table-row>
        <table:table-row>
          <table:table-cell office:value-type="string">
            <text:p>2022-03-05</text:p>
          </table:table-cell>
          <table:table-cell/>
          <table:table-cell/>
          <table:table-cell/>
          <table:table-cell/>
          <table:table-cell office:value-type="float" office:value="5">
            <text:p>5</text:p>
          </table:table-cell>
          <table:table-cell office:value-type="string">
            <text:p>🎿 Ski: Ski at les 2 alpes not for noob ⛷</text:p>
          </table:table-cell>
          <table:table-cell office:value-type="string">
            <text:p>Ski</text:p>
          </table:table-cell>
          <table:table-cell/>
          <table:table-cell office:value-type="float" office:value="284402008">
            <text:p>284402008</text:p>
          </table:table-cell>
          <table:table-cell office:value-type="string">
            <text:p>https://www.meetup.com/grenoble-adventure-club-english-french/events/284402008</text:p>
          </table:table-cell>
          <table:table-cell/>
          <table:table-cell/>
          <table:table-cell/>
          <table:table-cell/>
          <table:table-cell office:value-type="string">
            <text:p>2022-03-05-🎿-Ski-Ski-at-les-2-alpes-not-for-noob-⛷.html</text:p>
          </table:table-cell>
          <table:table-cell/>
        </table:table-row>
        <table:table-row>
          <table:table-cell office:value-type="string">
            <text:p>2022-03-06</text:p>
          </table:table-cell>
          <table:table-cell office:value-type="string">
            <text:p>rachais</text:p>
          </table:table-cell>
          <table:table-cell office:value-type="float" office:value="12.5">
            <text:p>12.5</text:p>
          </table:table-cell>
          <table:table-cell office:value-type="float" office:value="973">
            <text:p>973</text:p>
          </table:table-cell>
          <table:table-cell office:value-type="float" office:value="1046">
            <text:p>1046</text:p>
          </table:table-cell>
          <table:table-cell office:value-type="float" office:value="8">
            <text:p>8</text:p>
          </table:table-cell>
          <table:table-cell office:value-type="string">
            <text:p>🥾🔴 Hike: Mont Rachais 🚡</text:p>
          </table:table-cell>
          <table:table-cell office:value-type="string">
            <text:p>Hike</text:p>
          </table:table-cell>
          <table:table-cell/>
          <table:table-cell office:value-type="float" office:value="284284022">
            <text:p>284284022</text:p>
          </table:table-cell>
          <table:table-cell office:value-type="string">
            <text:p>https://www.meetup.com/grenoble-adventure-club-english-french/events/284284022</text:p>
          </table:table-cell>
          <table:table-cell office:value-type="string">
            <text:p>https://s.42l.fr/73Ls_J7K</text:p>
          </table:table-cell>
          <table:table-cell/>
          <table:table-cell/>
          <table:table-cell/>
          <table:table-cell office:value-type="string">
            <text:p>2022-03-06-🥾🔴-Hike-Mont-Rachais-🚡.html</text:p>
          </table:table-cell>
          <table:table-cell/>
        </table:table-row>
        <table:table-row>
          <table:table-cell office:value-type="string">
            <text:p>2022-03-06</text:p>
          </table:table-cell>
          <table:table-cell/>
          <table:table-cell office:value-type="float" office:value="10">
            <text:p>10</text:p>
          </table:table-cell>
          <table:table-cell office:value-type="float" office:value="577">
            <text:p>577</text:p>
          </table:table-cell>
          <table:table-cell office:value-type="float" office:value="1923">
            <text:p>1923</text:p>
          </table:table-cell>
          <table:table-cell office:value-type="float" office:value="5">
            <text:p>5</text:p>
          </table:table-cell>
          <table:table-cell office:value-type="string">
            <text:p>Snowshoe/Crampon hike to le Pic St Michel (not for beginners)</text:p>
          </table:table-cell>
          <table:table-cell office:value-type="string">
            <text:p>Hike</text:p>
          </table:table-cell>
          <table:table-cell/>
          <table:table-cell office:value-type="float" office:value="284375979">
            <text:p>284375979</text:p>
          </table:table-cell>
          <table:table-cell office:value-type="string">
            <text:p>https://www.meetup.com/grenoble-adventure-club-english-french/events/284375979</text:p>
          </table:table-cell>
          <table:table-cell office:value-type="string">
            <text:p>https://s.42l.fr/JArFw8ah</text:p>
          </table:table-cell>
          <table:table-cell/>
          <table:table-cell/>
          <table:table-cell/>
          <table:table-cell office:value-type="string">
            <text:p>2022-03-06-Snowshoe-Crampon-hike-to-le-Pic-St-Michel-not-for-beginners.html</text:p>
          </table:table-cell>
          <table:table-cell/>
        </table:table-row>
        <table:table-row>
          <table:table-cell office:value-type="string">
            <text:p>2022-03-12</text:p>
          </table:table-cell>
          <table:table-cell office:value-type="string">
            <text:p>ski</text:p>
          </table:table-cell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at les 2 alpes not for noob ⛷</text:p>
          </table:table-cell>
          <table:table-cell office:value-type="string">
            <text:p>Ski</text:p>
          </table:table-cell>
          <table:table-cell/>
          <table:table-cell office:value-type="float" office:value="284551288">
            <text:p>284551288</text:p>
          </table:table-cell>
          <table:table-cell office:value-type="string">
            <text:p>https://www.meetup.com/grenoble-adventure-club-english-french/events/284551288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3-12</text:p>
          </table:table-cell>
          <table:table-cell/>
          <table:table-cell office:value-type="float" office:value="8.2">
            <text:p>8.2</text:p>
          </table:table-cell>
          <table:table-cell office:value-type="float" office:value="386">
            <text:p>386</text:p>
          </table:table-cell>
          <table:table-cell office:value-type="float" office:value="411">
            <text:p>411</text:p>
          </table:table-cell>
          <table:table-cell office:value-type="float" office:value="18">
            <text:p>18</text:p>
          </table:table-cell>
          <table:table-cell office:value-type="string">
            <text:p>🥾🟢 Hike: Cuves de Sassenage &amp; Belvédère des Gingeolles 👀</text:p>
          </table:table-cell>
          <table:table-cell office:value-type="string">
            <text:p>Hike</text:p>
          </table:table-cell>
          <table:table-cell/>
          <table:table-cell office:value-type="float" office:value="284076163">
            <text:p>284076163</text:p>
          </table:table-cell>
          <table:table-cell office:value-type="string">
            <text:p>https://www.meetup.com/grenoble-adventure-club-english-french/events/284076163</text:p>
          </table:table-cell>
          <table:table-cell office:value-type="string">
            <text:p>https://s.42l.fr/_6puTTBX</text:p>
          </table:table-cell>
          <table:table-cell/>
          <table:table-cell/>
          <table:table-cell/>
          <table:table-cell office:value-type="string">
            <text:p>2022-03-12-🥾🟢-Hike-Cuves-de-Sassenage-and-Belvedere-des-Gingeolles-👀.html</text:p>
          </table:table-cell>
          <table:table-cell/>
        </table:table-row>
        <table:table-row>
          <table:table-cell office:value-type="string">
            <text:p>2022-03-13</text:p>
          </table:table-cell>
          <table:table-cell/>
          <table:table-cell office:value-type="float" office:value="17.5">
            <text:p>17.5</text:p>
          </table:table-cell>
          <table:table-cell office:value-type="float" office:value="685">
            <text:p>685</text:p>
          </table:table-cell>
          <table:table-cell office:value-type="float" office:value="932">
            <text:p>932</text:p>
          </table:table-cell>
          <table:table-cell office:value-type="float" office:value="8">
            <text:p>8</text:p>
          </table:table-cell>
          <table:table-cell office:value-type="string">
            <text:p>🥾🔵 Hike: Roche Brune &amp; St-Julien-de-Ratz 🐀🧀</text:p>
          </table:table-cell>
          <table:table-cell office:value-type="string">
            <text:p>Hike</text:p>
          </table:table-cell>
          <table:table-cell/>
          <table:table-cell office:value-type="float" office:value="284536959">
            <text:p>284536959</text:p>
          </table:table-cell>
          <table:table-cell office:value-type="string">
            <text:p>https://www.meetup.com/grenoble-adventure-club-english-french/events/284536959</text:p>
          </table:table-cell>
          <table:table-cell office:value-type="string">
            <text:p>https://s.42l.fr/wNwMsZKL</text:p>
          </table:table-cell>
          <table:table-cell/>
          <table:table-cell/>
          <table:table-cell/>
          <table:table-cell office:value-type="string">
            <text:p>2022-03-13-🥾🔵-Hike-Roche-Brune-and-St-Julien-de-Ratz-🐀🧀.html</text:p>
          </table:table-cell>
          <table:table-cell/>
        </table:table-row>
        <table:table-row>
          <table:table-cell office:value-type="string">
            <text:p>2022-03-19</text:p>
          </table:table-cell>
          <table:table-cell office:value-type="string">
            <text:p>ski</text:p>
          </table:table-cell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at les 2 alpes not for noob ⛷</text:p>
          </table:table-cell>
          <table:table-cell office:value-type="string">
            <text:p>Ski</text:p>
          </table:table-cell>
          <table:table-cell/>
          <table:table-cell office:value-type="float" office:value="284698726">
            <text:p>284698726</text:p>
          </table:table-cell>
          <table:table-cell office:value-type="string">
            <text:p>https://www.meetup.com/grenoble-adventure-club-english-french/events/284698726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3-19</text:p>
          </table:table-cell>
          <table:table-cell/>
          <table:table-cell office:value-type="float" office:value="9.8">
            <text:p>9.8</text:p>
          </table:table-cell>
          <table:table-cell office:value-type="float" office:value="545">
            <text:p>545</text:p>
          </table:table-cell>
          <table:table-cell office:value-type="float" office:value="576">
            <text:p>576</text:p>
          </table:table-cell>
          <table:table-cell office:value-type="float" office:value="17">
            <text:p>17</text:p>
          </table:table-cell>
          <table:table-cell office:value-type="string">
            <text:p>🥾🔵 Hike: (f)Romage 🧀</text:p>
          </table:table-cell>
          <table:table-cell office:value-type="string">
            <text:p>Hike</text:p>
          </table:table-cell>
          <table:table-cell/>
          <table:table-cell office:value-type="float" office:value="284680913">
            <text:p>284680913</text:p>
          </table:table-cell>
          <table:table-cell office:value-type="string">
            <text:p>https://www.meetup.com/grenoble-adventure-club-english-french/events/284680913</text:p>
          </table:table-cell>
          <table:table-cell office:value-type="string">
            <text:p>https://s.42l.fr/k-uj43k6</text:p>
          </table:table-cell>
          <table:table-cell/>
          <table:table-cell/>
          <table:table-cell/>
          <table:table-cell office:value-type="string">
            <text:p>2022-03-19-🥾🔵-Hike-fRomage-🧀.html</text:p>
          </table:table-cell>
          <table:table-cell/>
        </table:table-row>
        <table:table-row>
          <table:table-cell office:value-type="string">
            <text:p>2022-03-20</text:p>
          </table:table-cell>
          <table:table-cell/>
          <table:table-cell office:value-type="float" office:value="14.5">
            <text:p>14.5</text:p>
          </table:table-cell>
          <table:table-cell office:value-type="float" office:value="1245">
            <text:p>1245</text:p>
          </table:table-cell>
          <table:table-cell office:value-type="float" office:value="1817">
            <text:p>1817</text:p>
          </table:table-cell>
          <table:table-cell office:value-type="float" office:value="5">
            <text:p>5</text:p>
          </table:table-cell>
          <table:table-cell office:value-type="string">
            <text:p>🥾🔵🔴 Hike: Autour du Cirque de Saint-Même</text:p>
          </table:table-cell>
          <table:table-cell office:value-type="string">
            <text:p>Hike</text:p>
          </table:table-cell>
          <table:table-cell/>
          <table:table-cell office:value-type="float" office:value="284724618">
            <text:p>284724618</text:p>
          </table:table-cell>
          <table:table-cell office:value-type="string">
            <text:p>https://www.meetup.com/grenoble-adventure-club-english-french/events/284724618</text:p>
          </table:table-cell>
          <table:table-cell office:value-type="string">
            <text:p>https://s.42l.fr/ITCW0zWg</text:p>
          </table:table-cell>
          <table:table-cell/>
          <table:table-cell office:value-type="string">
            <text:p>https://drive.google.com/file/d/137WMDQYL4qpYjJrQDRNEBoT5CecpRr4S/view?usp=sharing</text:p>
          </table:table-cell>
          <table:table-cell/>
          <table:table-cell office:value-type="string">
            <text:p>2022-03-20-🥾🔵🔴-Hike-Autour-du-Cirque-de-Saint-Meme.html</text:p>
          </table:table-cell>
          <table:table-cell/>
        </table:table-row>
        <table:table-row>
          <table:table-cell office:value-type="string">
            <text:p>2022-03-26</text:p>
          </table:table-cell>
          <table:table-cell/>
          <table:table-cell office:value-type="float" office:value="16.8">
            <text:p>16.8</text:p>
          </table:table-cell>
          <table:table-cell office:value-type="float" office:value="1109">
            <text:p>1109</text:p>
          </table:table-cell>
          <table:table-cell office:value-type="float" office:value="1162">
            <text:p>1162</text:p>
          </table:table-cell>
          <table:table-cell office:value-type="float" office:value="4">
            <text:p>4</text:p>
          </table:table-cell>
          <table:table-cell office:value-type="string">
            <text:p>🥾🔵🔴 Hike: Les Trois Pucelles 🖖</text:p>
          </table:table-cell>
          <table:table-cell office:value-type="string">
            <text:p>Hike</text:p>
          </table:table-cell>
          <table:table-cell/>
          <table:table-cell office:value-type="float" office:value="284808200">
            <text:p>284808200</text:p>
          </table:table-cell>
          <table:table-cell office:value-type="string">
            <text:p>https://www.meetup.com/grenoble-adventure-club-english-french/events/284808200</text:p>
          </table:table-cell>
          <table:table-cell office:value-type="string">
            <text:p>https://s.42l.fr/7NoYI4Wa</text:p>
          </table:table-cell>
          <table:table-cell/>
          <table:table-cell/>
          <table:table-cell/>
          <table:table-cell office:value-type="string">
            <text:p>2022-03-26-🥾🔵🔴-Hike-Les-Trois-Pucelles-🖖.html</text:p>
          </table:table-cell>
          <table:table-cell/>
        </table:table-row>
        <table:table-row>
          <table:table-cell office:value-type="string">
            <text:p>2022-03-26</text:p>
          </table:table-cell>
          <table:table-cell office:value-type="string">
            <text:p>lances</text:p>
          </table:table-cell>
          <table:table-cell office:value-type="float" office:value="15.8">
            <text:p>15.8</text:p>
          </table:table-cell>
          <table:table-cell office:value-type="float" office:value="1530">
            <text:p>1530</text:p>
          </table:table-cell>
          <table:table-cell office:value-type="float" office:value="1975">
            <text:p>1975</text:p>
          </table:table-cell>
          <table:table-cell office:value-type="float" office:value="8">
            <text:p>8</text:p>
          </table:table-cell>
          <table:table-cell office:value-type="string">
            <text:p>🏔️🔴 Lances de Malissard @ 2045m :)</text:p>
          </table:table-cell>
          <table:table-cell office:value-type="string">
            <text:p>Hike</text:p>
          </table:table-cell>
          <table:table-cell/>
          <table:table-cell office:value-type="float" office:value="284832816">
            <text:p>284832816</text:p>
          </table:table-cell>
          <table:table-cell office:value-type="string">
            <text:p>https://www.meetup.com/grenoble-adventure-club-english-french/events/284832816</text:p>
          </table:table-cell>
          <table:table-cell office:value-type="string">
            <text:p>https://s.42l.fr/lQAvQ4Xj</text:p>
          </table:table-cell>
          <table:table-cell/>
          <table:table-cell/>
          <table:table-cell/>
          <table:table-cell office:value-type="string">
            <text:p>2022-03-26-🏔️🔴-Lances-de-Malissard-2045m.html</text:p>
          </table:table-cell>
          <table:table-cell/>
        </table:table-row>
        <table:table-row>
          <table:table-cell office:value-type="string">
            <text:p>2022-03-27</text:p>
          </table:table-cell>
          <table:table-cell/>
          <table:table-cell office:value-type="float" office:value="24.3">
            <text:p>24.3</text:p>
          </table:table-cell>
          <table:table-cell office:value-type="float" office:value="415">
            <text:p>415</text:p>
          </table:table-cell>
          <table:table-cell office:value-type="float" office:value="1140">
            <text:p>1140</text:p>
          </table:table-cell>
          <table:table-cell office:value-type="float" office:value="14">
            <text:p>14</text:p>
          </table:table-cell>
          <table:table-cell office:value-type="string">
            <text:p>🥾🟢 Hike: GR965 loooong but flaaat 🤤</text:p>
          </table:table-cell>
          <table:table-cell office:value-type="string">
            <text:p>Hike</text:p>
          </table:table-cell>
          <table:table-cell/>
          <table:table-cell office:value-type="float" office:value="284844689">
            <text:p>284844689</text:p>
          </table:table-cell>
          <table:table-cell office:value-type="string">
            <text:p>https://www.meetup.com/grenoble-adventure-club-english-french/events/284844689</text:p>
          </table:table-cell>
          <table:table-cell office:value-type="string">
            <text:p>https://s.42l.fr/wdgpALiL</text:p>
          </table:table-cell>
          <table:table-cell/>
          <table:table-cell/>
          <table:table-cell/>
          <table:table-cell office:value-type="string">
            <text:p>2022-03-27-🥾🟢-Hike-GR965-loooong-but-flaaat-🤤.html</text:p>
          </table:table-cell>
          <table:table-cell/>
        </table:table-row>
        <table:table-row>
          <table:table-cell office:value-type="string">
            <text:p>2022-04-02</text:p>
          </table:table-cell>
          <table:table-cell/>
          <table:table-cell office:value-type="float" office:value="9.5">
            <text:p>9.5</text:p>
          </table:table-cell>
          <table:table-cell office:value-type="float" office:value="540">
            <text:p>540</text:p>
          </table:table-cell>
          <table:table-cell office:value-type="float" office:value="1173">
            <text:p>1173</text:p>
          </table:table-cell>
          <table:table-cell office:value-type="float" office:value="7">
            <text:p>7</text:p>
          </table:table-cell>
          <table:table-cell office:value-type="string">
            <text:p>❄️🔵 Snowshoe: Around le Plateau des petites roches ☃️</text:p>
          </table:table-cell>
          <table:table-cell office:value-type="string">
            <text:p>Hike</text:p>
          </table:table-cell>
          <table:table-cell/>
          <table:table-cell office:value-type="float" office:value="285003106">
            <text:p>285003106</text:p>
          </table:table-cell>
          <table:table-cell office:value-type="string">
            <text:p>https://www.meetup.com/grenoble-adventure-club-english-french/events/285003106</text:p>
          </table:table-cell>
          <table:table-cell office:value-type="string">
            <text:p>https://s.42l.fr/7cIKg2Hu</text:p>
          </table:table-cell>
          <table:table-cell/>
          <table:table-cell/>
          <table:table-cell/>
          <table:table-cell office:value-type="string">
            <text:p>2022-04-02-❄️🔵-Snowshoe-Around-le-Pleteau-des-petites-roches-☃️.html</text:p>
          </table:table-cell>
          <table:table-cell/>
        </table:table-row>
        <table:table-row>
          <table:table-cell office:value-type="string">
            <text:p>2022-04-03</text:p>
          </table:table-cell>
          <table:table-cell/>
          <table:table-cell office:value-type="float" office:value="14">
            <text:p>14</text:p>
          </table:table-cell>
          <table:table-cell office:value-type="float" office:value="1000">
            <text:p>1000</text:p>
          </table:table-cell>
          <table:table-cell office:value-type="float" office:value="1650">
            <text:p>1650</text:p>
          </table:table-cell>
          <table:table-cell office:value-type="float" office:value="7">
            <text:p>7</text:p>
          </table:table-cell>
          <table:table-cell office:value-type="string">
            <text:p>❄️🔴 Snowshoe: Sappey to Emeindras ☃️</text:p>
          </table:table-cell>
          <table:table-cell office:value-type="string">
            <text:p>Hike</text:p>
          </table:table-cell>
          <table:table-cell/>
          <table:table-cell office:value-type="float" office:value="285016573">
            <text:p>285016573</text:p>
          </table:table-cell>
          <table:table-cell office:value-type="string">
            <text:p>https://www.meetup.com/grenoble-adventure-club-english-french/events/285016573</text:p>
          </table:table-cell>
          <table:table-cell office:value-type="string">
            <text:p>https://s.42l.fr/18ETco2a</text:p>
          </table:table-cell>
          <table:table-cell/>
          <table:table-cell/>
          <table:table-cell/>
          <table:table-cell office:value-type="string">
            <text:p>2022-04-03-❄️🔴-Snowshoe-Sappey-to-Emeindras-☃️.html</text:p>
          </table:table-cell>
          <table:table-cell/>
        </table:table-row>
        <table:table-row>
          <table:table-cell office:value-type="string">
            <text:p>2022-04-10</text:p>
          </table:table-cell>
          <table:table-cell/>
          <table:table-cell office:value-type="float" office:value="13">
            <text:p>13</text:p>
          </table:table-cell>
          <table:table-cell office:value-type="float" office:value="600">
            <text:p>600</text:p>
          </table:table-cell>
          <table:table-cell office:value-type="float" office:value="1867">
            <text:p>1867</text:p>
          </table:table-cell>
          <table:table-cell office:value-type="float" office:value="9">
            <text:p>9</text:p>
          </table:table-cell>
          <table:table-cell office:value-type="string">
            <text:p>❄️ Hike: Circuit la Pinéa - Chalet du Charmant Som WINTER EDITION ❄️</text:p>
          </table:table-cell>
          <table:table-cell office:value-type="string">
            <text:p>Hike</text:p>
          </table:table-cell>
          <table:table-cell/>
          <table:table-cell office:value-type="float" office:value="285124928">
            <text:p>285124928</text:p>
          </table:table-cell>
          <table:table-cell office:value-type="string">
            <text:p>https://www.meetup.com/grenoble-adventure-club-english-french/events/285124928</text:p>
          </table:table-cell>
          <table:table-cell office:value-type="string">
            <text:p>https://s.42l.fr/ZAm0ZCtj</text:p>
          </table:table-cell>
          <table:table-cell/>
          <table:table-cell/>
          <table:table-cell/>
          <table:table-cell office:value-type="string">
            <text:p>2022-04-10-❄️-Hike-Circuit-la-Pinea-Chalet-du-Charmant-Som-WINTER-EDITION-❄️.html</text:p>
          </table:table-cell>
          <table:table-cell/>
        </table:table-row>
        <table:table-row>
          <table:table-cell office:value-type="string">
            <text:p>2022-04-17</text:p>
          </table:table-cell>
          <table:table-cell/>
          <table:table-cell office:value-type="float" office:value="19.7">
            <text:p>19.7</text:p>
          </table:table-cell>
          <table:table-cell office:value-type="float" office:value="1537">
            <text:p>1537</text:p>
          </table:table-cell>
          <table:table-cell office:value-type="float" office:value="1337">
            <text:p>1337</text:p>
          </table:table-cell>
          <table:table-cell office:value-type="float" office:value="15">
            <text:p>15</text:p>
          </table:table-cell>
          <table:table-cell office:value-type="string">
            <text:p>🥾Hike: No car, no bus, hike directly to Fort du Saint-Eynard</text:p>
          </table:table-cell>
          <table:table-cell office:value-type="string">
            <text:p>Hike</text:p>
          </table:table-cell>
          <table:table-cell/>
          <table:table-cell office:value-type="float" office:value="285296562">
            <text:p>285296562</text:p>
          </table:table-cell>
          <table:table-cell office:value-type="string">
            <text:p>https://www.meetup.com/grenoble-adventure-club-english-french/events/285296562</text:p>
          </table:table-cell>
          <table:table-cell office:value-type="string">
            <text:p>https://s.42l.fr/VS9tRmOe</text:p>
          </table:table-cell>
          <table:table-cell/>
          <table:table-cell/>
          <table:table-cell/>
          <table:table-cell office:value-type="string">
            <text:p>2022-04-17-🥾Hike-No-car,-no-bus,-hike-directly-to-Fort-du-Saint-Eynard.html</text:p>
          </table:table-cell>
          <table:table-cell/>
        </table:table-row>
        <table:table-row>
          <table:table-cell office:value-type="string">
            <text:p>2022-04-23</text:p>
          </table:table-cell>
          <table:table-cell/>
          <table:table-cell office:value-type="float" office:value="13">
            <text:p>13</text:p>
          </table:table-cell>
          <table:table-cell office:value-type="float" office:value="747">
            <text:p>747</text:p>
          </table:table-cell>
          <table:table-cell office:value-type="float" office:value="877">
            <text:p>877</text:p>
          </table:table-cell>
          <table:table-cell office:value-type="float" office:value="11">
            <text:p>11</text:p>
          </table:table-cell>
          <table:table-cell office:value-type="string">
            <text:p>🥾🔴 Hike: Around le Pieu ⛰</text:p>
          </table:table-cell>
          <table:table-cell office:value-type="string">
            <text:p>Hike</text:p>
          </table:table-cell>
          <table:table-cell/>
          <table:table-cell office:value-type="float" office:value="285437479">
            <text:p>285437479</text:p>
          </table:table-cell>
          <table:table-cell office:value-type="string">
            <text:p>https://www.meetup.com/grenoble-adventure-club-english-french/events/285437479</text:p>
          </table:table-cell>
          <table:table-cell office:value-type="string">
            <text:p>https://s.42l.fr/giqCAgne</text:p>
          </table:table-cell>
          <table:table-cell/>
          <table:table-cell/>
          <table:table-cell/>
          <table:table-cell office:value-type="string">
            <text:p>2022-04-23-🥾🔴-Hike-Around-le-Pieu-⛰.html</text:p>
          </table:table-cell>
          <table:table-cell/>
        </table:table-row>
        <table:table-row>
          <table:table-cell office:value-type="string">
            <text:p>2022-04-30</text:p>
          </table:table-cell>
          <table:table-cell/>
          <table:table-cell office:value-type="float" office:value="18.7">
            <text:p>18.7</text:p>
          </table:table-cell>
          <table:table-cell office:value-type="float" office:value="1223">
            <text:p>1223</text:p>
          </table:table-cell>
          <table:table-cell office:value-type="float" office:value="1208">
            <text:p>1208</text:p>
          </table:table-cell>
          <table:table-cell office:value-type="float" office:value="22">
            <text:p>22</text:p>
          </table:table-cell>
          <table:table-cell office:value-type="string">
            <text:p>🥾🔴 Hike: Lac de la Thuile 🪞🥰</text:p>
          </table:table-cell>
          <table:table-cell office:value-type="string">
            <text:p>Hike</text:p>
          </table:table-cell>
          <table:table-cell/>
          <table:table-cell office:value-type="float" office:value="284833952">
            <text:p>284833952</text:p>
          </table:table-cell>
          <table:table-cell office:value-type="string">
            <text:p>https://www.meetup.com/grenoble-adventure-club-english-french/events/284833952</text:p>
          </table:table-cell>
          <table:table-cell office:value-type="string">
            <text:p>https://s.42l.fr/SEwPWGsq</text:p>
          </table:table-cell>
          <table:table-cell/>
          <table:table-cell/>
          <table:table-cell/>
          <table:table-cell office:value-type="string">
            <text:p>2022-04-30-🥾🔴-Hike-Lac-de-la-Thuile-🪞🥰.html</text:p>
          </table:table-cell>
          <table:table-cell/>
        </table:table-row>
        <table:table-row>
          <table:table-cell office:value-type="string">
            <text:p>2022-05-01</text:p>
          </table:table-cell>
          <table:table-cell office:value-type="string">
            <text:p>bike</text:p>
          </table:table-cell>
          <table:table-cell/>
          <table:table-cell/>
          <table:table-cell/>
          <table:table-cell office:value-type="float" office:value="1">
            <text:p>1</text:p>
          </table:table-cell>
          <table:table-cell office:value-type="string">
            <text:p>🚴 🏊‍♀️ Group Velo Ride: Lake Paladru (Lac de Paladru) 50km</text:p>
          </table:table-cell>
          <table:table-cell office:value-type="string">
            <text:p>Bike</text:p>
          </table:table-cell>
          <table:table-cell/>
          <table:table-cell office:value-type="float" office:value="285587046">
            <text:p>285587046</text:p>
          </table:table-cell>
          <table:table-cell office:value-type="string">
            <text:p>https://www.meetup.com/grenoble-adventure-club-english-french/events/285587046</text:p>
          </table:table-cell>
          <table:table-cell/>
          <table:table-cell/>
          <table:table-cell/>
          <table:table-cell/>
          <table:table-cell office:value-type="string">
            <text:p>2022-05-01-🚴-🏊‍♀️-Group-Velo-Ride-Lake-Paladru-Lac-de-Paladru-50km.html</text:p>
          </table:table-cell>
          <table:table-cell/>
        </table:table-row>
        <table:table-row>
          <table:table-cell office:value-type="string">
            <text:p>2022-05-01</text:p>
          </table:table-cell>
          <table:table-cell/>
          <table:table-cell office:value-type="float" office:value="10.4">
            <text:p>10.4</text:p>
          </table:table-cell>
          <table:table-cell office:value-type="float" office:value="830">
            <text:p>830</text:p>
          </table:table-cell>
          <table:table-cell office:value-type="float" office:value="2029">
            <text:p>2029</text:p>
          </table:table-cell>
          <table:table-cell office:value-type="float" office:value="3">
            <text:p>3</text:p>
          </table:table-cell>
          <table:table-cell office:value-type="string">
            <text:p>🥾🔴 Hike to la tête des chaudières (2029m)</text:p>
          </table:table-cell>
          <table:table-cell office:value-type="string">
            <text:p>Hike</text:p>
          </table:table-cell>
          <table:table-cell/>
          <table:table-cell office:value-type="float" office:value="285615114">
            <text:p>285615114</text:p>
          </table:table-cell>
          <table:table-cell office:value-type="string">
            <text:p>https://www.meetup.com/grenoble-adventure-club-english-french/events/285615114</text:p>
          </table:table-cell>
          <table:table-cell office:value-type="string">
            <text:p>https://s.42l.fr/UeFCXfGJ</text:p>
          </table:table-cell>
          <table:table-cell/>
          <table:table-cell/>
          <table:table-cell/>
          <table:table-cell office:value-type="string">
            <text:p>2022-05-01-🥾🔴-Hike-to-la-tete-des-chaudieres-2029m.html</text:p>
          </table:table-cell>
          <table:table-cell/>
        </table:table-row>
        <table:table-row>
          <table:table-cell office:value-type="string">
            <text:p>2022-05-07</text:p>
          </table:table-cell>
          <table:table-cell/>
          <table:table-cell office:value-type="float" office:value="12.1">
            <text:p>12.1</text:p>
          </table:table-cell>
          <table:table-cell office:value-type="float" office:value="726">
            <text:p>726</text:p>
          </table:table-cell>
          <table:table-cell office:value-type="float" office:value="1489">
            <text:p>1489</text:p>
          </table:table-cell>
          <table:table-cell office:value-type="float" office:value="6">
            <text:p>6</text:p>
          </table:table-cell>
          <table:table-cell office:value-type="string">
            <text:p>Cloudy hike in Chartreuse</text:p>
          </table:table-cell>
          <table:table-cell office:value-type="string">
            <text:p>Hike</text:p>
          </table:table-cell>
          <table:table-cell/>
          <table:table-cell office:value-type="float" office:value="285748339">
            <text:p>285748339</text:p>
          </table:table-cell>
          <table:table-cell office:value-type="string">
            <text:p>https://www.meetup.com/grenoble-adventure-club-english-french/events/285748339</text:p>
          </table:table-cell>
          <table:table-cell office:value-type="string">
            <text:p>https://s.42l.fr/MjNwH-I2</text:p>
          </table:table-cell>
          <table:table-cell/>
          <table:table-cell/>
          <table:table-cell/>
          <table:table-cell office:value-type="string">
            <text:p>2022-05-07-Cloudy-hike-in-Chartreuse.html</text:p>
          </table:table-cell>
          <table:table-cell/>
        </table:table-row>
        <table:table-row>
          <table:table-cell office:value-type="string">
            <text:p>2022-05-08</text:p>
          </table:table-cell>
          <table:table-cell/>
          <table:table-cell office:value-type="float" office:value="14.3">
            <text:p>14.3</text:p>
          </table:table-cell>
          <table:table-cell office:value-type="float" office:value="1008">
            <text:p>1008</text:p>
          </table:table-cell>
          <table:table-cell office:value-type="float" office:value="1752">
            <text:p>1752</text:p>
          </table:table-cell>
          <table:table-cell office:value-type="float" office:value="10">
            <text:p>10</text:p>
          </table:table-cell>
          <table:table-cell office:value-type="string">
            <text:p>Hike to le col d’hurtières</text:p>
          </table:table-cell>
          <table:table-cell office:value-type="string">
            <text:p>Hike</text:p>
          </table:table-cell>
          <table:table-cell/>
          <table:table-cell office:value-type="float" office:value="285750905">
            <text:p>285750905</text:p>
          </table:table-cell>
          <table:table-cell office:value-type="string">
            <text:p>https://www.meetup.com/grenoble-adventure-club-english-french/events/285750905</text:p>
          </table:table-cell>
          <table:table-cell office:value-type="string">
            <text:p>https://s.42l.fr/DFSwL9e4</text:p>
          </table:table-cell>
          <table:table-cell/>
          <table:table-cell/>
          <table:table-cell/>
          <table:table-cell office:value-type="string">
            <text:p>2022-05-08-Hike-to-le-col-dhurtieres.html</text:p>
          </table:table-cell>
          <table:table-cell/>
        </table:table-row>
        <table:table-row>
          <table:table-cell office:value-type="string">
            <text:p>2022-05-10</text:p>
          </table:table-cell>
          <table:table-cell/>
          <table:table-cell office:value-type="float" office:value="7.7">
            <text:p>7.7</text:p>
          </table:table-cell>
          <table:table-cell office:value-type="float" office:value="523">
            <text:p>523</text:p>
          </table:table-cell>
          <table:table-cell office:value-type="float" office:value="1966">
            <text:p>1966</text:p>
          </table:table-cell>
          <table:table-cell office:value-type="float" office:value="8">
            <text:p>8</text:p>
          </table:table-cell>
          <table:table-cell office:value-type="string">
            <text:p>🥾🔴 Afterwork hike : Sunset at le pic st Michel</text:p>
          </table:table-cell>
          <table:table-cell office:value-type="string">
            <text:p>Hike</text:p>
          </table:table-cell>
          <table:table-cell/>
          <table:table-cell office:value-type="float" office:value="285804869">
            <text:p>285804869</text:p>
          </table:table-cell>
          <table:table-cell office:value-type="string">
            <text:p>https://www.meetup.com/grenoble-adventure-club-english-french/events/285804869</text:p>
          </table:table-cell>
          <table:table-cell office:value-type="string">
            <text:p>https://s.42l.fr/5c-fM5tC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5-12</text:p>
          </table:table-cell>
          <table:table-cell/>
          <table:table-cell/>
          <table:table-cell/>
          <table:table-cell/>
          <table:table-cell office:value-type="float" office:value="5">
            <text:p>5</text:p>
          </table:table-cell>
          <table:table-cell office:value-type="string">
            <text:p>Afterwork chill out at Paladru lake</text:p>
          </table:table-cell>
          <table:table-cell office:value-type="string">
            <text:p>Lake</text:p>
          </table:table-cell>
          <table:table-cell/>
          <table:table-cell office:value-type="float" office:value="285846605">
            <text:p>285846605</text:p>
          </table:table-cell>
          <table:table-cell office:value-type="string">
            <text:p>https://www.meetup.com/grenoble-adventure-club-english-french/events/285846605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5-15</text:p>
          </table:table-cell>
          <table:table-cell/>
          <table:table-cell office:value-type="float" office:value="13">
            <text:p>13</text:p>
          </table:table-cell>
          <table:table-cell office:value-type="float" office:value="1280">
            <text:p>1280</text:p>
          </table:table-cell>
          <table:table-cell office:value-type="float" office:value="2082">
            <text:p>2082</text:p>
          </table:table-cell>
          <table:table-cell office:value-type="float" office:value="3">
            <text:p>3</text:p>
          </table:table-cell>
          <table:table-cell office:value-type="string">
            <text:p>🔴🥾Hike: Chamchaude or Les crêtes Nord du Mont Saint-Eynard from sappey</text:p>
          </table:table-cell>
          <table:table-cell office:value-type="string">
            <text:p>Hike</text:p>
          </table:table-cell>
          <table:table-cell/>
          <table:table-cell office:value-type="float" office:value="285908756">
            <text:p>285908756</text:p>
          </table:table-cell>
          <table:table-cell office:value-type="string">
            <text:p>https://www.meetup.com/grenoble-adventure-club-english-french/events/285908756</text:p>
          </table:table-cell>
          <table:table-cell office:value-type="string">
            <text:p>https://s.42l.fr/px7tASYB</text:p>
          </table:table-cell>
          <table:table-cell/>
          <table:table-cell/>
          <table:table-cell/>
          <table:table-cell office:value-type="string">
            <text:p>2022-05-15-🔴🥾Hike-Chamchaude-or-Les-cretes-Nord-du-Mont-Saint-Eynard-from-sappey.html</text:p>
          </table:table-cell>
          <table:table-cell/>
        </table:table-row>
        <table:table-row>
          <table:table-cell office:value-type="string">
            <text:p>2022-05-15</text:p>
          </table:table-cell>
          <table:table-cell office:value-type="string">
            <text:p>bike</text:p>
          </table:table-cell>
          <table:table-cell/>
          <table:table-cell/>
          <table:table-cell/>
          <table:table-cell office:value-type="float" office:value="30">
            <text:p>30</text:p>
          </table:table-cell>
          <table:table-cell office:value-type="string">
            <text:p>Return à Vizille (via Vélo) - Museum of the French Revolution + Picnic / Hike</text:p>
          </table:table-cell>
          <table:table-cell office:value-type="string">
            <text:p>Bike</text:p>
          </table:table-cell>
          <table:table-cell/>
          <table:table-cell office:value-type="float" office:value="284164656">
            <text:p>284164656</text:p>
          </table:table-cell>
          <table:table-cell office:value-type="string">
            <text:p>https://www.meetup.com/grenoble-adventure-club-english-french/events/284164656</text:p>
          </table:table-cell>
          <table:table-cell/>
          <table:table-cell/>
          <table:table-cell/>
          <table:table-cell/>
          <table:table-cell office:value-type="string">
            <text:p>2022-05-15-Return-a-Vizille-via-Velo-Museum-of-the-French-Revolution-Picnic-Hike.html</text:p>
          </table:table-cell>
          <table:table-cell/>
        </table:table-row>
        <table:table-row>
          <table:table-cell office:value-type="string">
            <text:p>2022-05-18</text:p>
          </table:table-cell>
          <table:table-cell/>
          <table:table-cell/>
          <table:table-cell/>
          <table:table-cell/>
          <table:table-cell office:value-type="float" office:value="40">
            <text:p>40</text:p>
          </table:table-cell>
          <table:table-cell office:value-type="string">
            <text:p>🎂 ABP: Albin Birthday Party 🎉🐱</text:p>
          </table:table-cell>
          <table:table-cell office:value-type="string">
            <text:p>Party</text:p>
          </table:table-cell>
          <table:table-cell/>
          <table:table-cell office:value-type="float" office:value="285911723">
            <text:p>285911723</text:p>
          </table:table-cell>
          <table:table-cell office:value-type="string">
            <text:p>https://www.meetup.com/grenoble-adventure-club-english-french/events/285911723</text:p>
          </table:table-cell>
          <table:table-cell/>
          <table:table-cell/>
          <table:table-cell/>
          <table:table-cell/>
          <table:table-cell office:value-type="string">
            <text:p>2022-05-18-🎂-ABP-Albin-Birthday-Party-🎉🐱.html</text:p>
          </table:table-cell>
          <table:table-cell/>
        </table:table-row>
        <table:table-row>
          <table:table-cell office:value-type="string">
            <text:p>2022-05-21</text:p>
          </table:table-cell>
          <table:table-cell/>
          <table:table-cell office:value-type="float" office:value="13.6">
            <text:p>13.6</text:p>
          </table:table-cell>
          <table:table-cell office:value-type="float" office:value="1080">
            <text:p>1080</text:p>
          </table:table-cell>
          <table:table-cell office:value-type="float" office:value="2454">
            <text:p>2454</text:p>
          </table:table-cell>
          <table:table-cell office:value-type="float" office:value="12">
            <text:p>12</text:p>
          </table:table-cell>
          <table:table-cell office:value-type="string">
            <text:p>🥾🔴 Hike: 2 hot 🥵 ; 2 lakes 🥶 (Brouffier-La Morte)</text:p>
          </table:table-cell>
          <table:table-cell office:value-type="string">
            <text:p>Hike</text:p>
          </table:table-cell>
          <table:table-cell/>
          <table:table-cell office:value-type="float" office:value="286029710">
            <text:p>286029710</text:p>
          </table:table-cell>
          <table:table-cell office:value-type="string">
            <text:p>https://www.meetup.com/grenoble-adventure-club-english-french/events/286029710</text:p>
          </table:table-cell>
          <table:table-cell office:value-type="string">
            <text:p>https://s.42l.fr/dVnSUrgh</text:p>
          </table:table-cell>
          <table:table-cell/>
          <table:table-cell/>
          <table:table-cell/>
          <table:table-cell office:value-type="string">
            <text:p>2022-05-21-🥾🔴-Hike-2-hot-🥵-;-2-lakes-🥶-Brouffier-La-Morte.html</text:p>
          </table:table-cell>
          <table:table-cell/>
        </table:table-row>
        <table:table-row>
          <table:table-cell office:value-type="string">
            <text:p>2022-05-22</text:p>
          </table:table-cell>
          <table:table-cell/>
          <table:table-cell office:value-type="float" office:value="11.1">
            <text:p>11.1</text:p>
          </table:table-cell>
          <table:table-cell office:value-type="float" office:value="523">
            <text:p>523</text:p>
          </table:table-cell>
          <table:table-cell office:value-type="float" office:value="2253">
            <text:p>2253</text:p>
          </table:table-cell>
          <table:table-cell office:value-type="float" office:value="16">
            <text:p>16</text:p>
          </table:table-cell>
          <table:table-cell office:value-type="string">
            <text:p>🥾🔴 Hike: still hot 🥵🌞 ; still lakes 🥶🏊‍♀️ (Roberts)</text:p>
          </table:table-cell>
          <table:table-cell office:value-type="string">
            <text:p>Hike</text:p>
          </table:table-cell>
          <table:table-cell/>
          <table:table-cell office:value-type="float" office:value="286029983">
            <text:p>286029983</text:p>
          </table:table-cell>
          <table:table-cell office:value-type="string">
            <text:p>https://www.meetup.com/grenoble-adventure-club-english-french/events/286029983</text:p>
          </table:table-cell>
          <table:table-cell office:value-type="string">
            <text:p>https://s.42l.fr/hbiW-yH9</text:p>
          </table:table-cell>
          <table:table-cell/>
          <table:table-cell/>
          <table:table-cell/>
          <table:table-cell office:value-type="string">
            <text:p>2022-05-22-🥾🔴-Hike-still-hot-🥵🌞-;-still-lakes-🥶🏊‍♀️-Roberts.html</text:p>
          </table:table-cell>
          <table:table-cell/>
        </table:table-row>
        <table:table-row>
          <table:table-cell office:value-type="string">
            <text:p>2022-05-28</text:p>
          </table:table-cell>
          <table:table-cell/>
          <table:table-cell office:value-type="float" office:value="8.2">
            <text:p>8.2</text:p>
          </table:table-cell>
          <table:table-cell office:value-type="float" office:value="381">
            <text:p>381</text:p>
          </table:table-cell>
          <table:table-cell office:value-type="float" office:value="487">
            <text:p>487</text:p>
          </table:table-cell>
          <table:table-cell office:value-type="float" office:value="7">
            <text:p>7</text:p>
          </table:table-cell>
          <table:table-cell office:value-type="string">
            <text:p>🥾🟢 Hike (Easy): Cascades (Waterfalls) at Canyon du Furon (Sassenage)</text:p>
          </table:table-cell>
          <table:table-cell office:value-type="string">
            <text:p>Hike</text:p>
          </table:table-cell>
          <table:table-cell/>
          <table:table-cell office:value-type="float" office:value="286190368">
            <text:p>286190368</text:p>
          </table:table-cell>
          <table:table-cell office:value-type="string">
            <text:p>https://www.meetup.com/grenoble-adventure-club-english-french/events/286190368</text:p>
          </table:table-cell>
          <table:table-cell office:value-type="string">
            <text:p>https://s.42l.fr/r3aMEm6A</text:p>
          </table:table-cell>
          <table:table-cell/>
          <table:table-cell/>
          <table:table-cell/>
          <table:table-cell office:value-type="string">
            <text:p>2022-05-28-🥾🟢-Hike-Easy-Cascades-Waterfalls-at-Le-Furon-Cuves-Caves-de-Sassenage.html</text:p>
          </table:table-cell>
          <table:table-cell/>
        </table:table-row>
        <table:table-row>
          <table:table-cell office:value-type="string">
            <text:p>2022-06-02</text:p>
          </table:table-cell>
          <table:table-cell/>
          <table:table-cell office:value-type="float" office:value="6">
            <text:p>6</text:p>
          </table:table-cell>
          <table:table-cell office:value-type="float" office:value="460">
            <text:p>460</text:p>
          </table:table-cell>
          <table:table-cell office:value-type="float" office:value="1771">
            <text:p>1771</text:p>
          </table:table-cell>
          <table:table-cell office:value-type="float" office:value="7">
            <text:p>7</text:p>
          </table:table-cell>
          <table:table-cell office:value-type="string">
            <text:p>🥾🔴 Afterwork hike : Sunset at la Pinéa</text:p>
          </table:table-cell>
          <table:table-cell office:value-type="string">
            <text:p>Hike</text:p>
          </table:table-cell>
          <table:table-cell/>
          <table:table-cell office:value-type="float" office:value="286270149">
            <text:p>286270149</text:p>
          </table:table-cell>
          <table:table-cell office:value-type="string">
            <text:p>https://www.meetup.com/grenoble-adventure-club-english-french/events/286270149</text:p>
          </table:table-cell>
          <table:table-cell office:value-type="string">
            <text:p>https://s.42l.fr/AsG5C8gc</text:p>
          </table:table-cell>
          <table:table-cell/>
          <table:table-cell office:value-type="string">
            <text:p>https://www.altituderando.com/La-Pinea-1771m-par-le-col-de-Porte-3692</text:p>
          </table:table-cell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6-04</text:p>
          </table:table-cell>
          <table:table-cell/>
          <table:table-cell office:value-type="float" office:value="14.1">
            <text:p>14.1</text:p>
          </table:table-cell>
          <table:table-cell office:value-type="float" office:value="346">
            <text:p>346</text:p>
          </table:table-cell>
          <table:table-cell office:value-type="float" office:value="1245">
            <text:p>1245</text:p>
          </table:table-cell>
          <table:table-cell office:value-type="float" office:value="16">
            <text:p>16</text:p>
          </table:table-cell>
          <table:table-cell office:value-type="string">
            <text:p>🥾🔵 Hike: morning=hike 🌞 afternoon=chill at lake 🥵🏊‍♀️</text:p>
          </table:table-cell>
          <table:table-cell office:value-type="string">
            <text:p>Hike</text:p>
          </table:table-cell>
          <table:table-cell office:value-type="string">
            <text:p>Voiture fourrière</text:p>
          </table:table-cell>
          <table:table-cell office:value-type="float" office:value="286293563">
            <text:p>286293563</text:p>
          </table:table-cell>
          <table:table-cell office:value-type="string">
            <text:p>https://www.meetup.com/grenoble-adventure-club-english-french/events/286293563</text:p>
          </table:table-cell>
          <table:table-cell office:value-type="string">
            <text:p>https://s.42l.fr/T3r143ua</text:p>
          </table:table-cell>
          <table:table-cell/>
          <table:table-cell/>
          <table:table-cell/>
          <table:table-cell office:value-type="string">
            <text:p>2022-06-04-🥾🔵-Hike-morning=hike-🌞-afternoon=chill-at-lake-🥵🏊‍♀️.html</text:p>
          </table:table-cell>
          <table:table-cell/>
        </table:table-row>
        <table:table-row>
          <table:table-cell office:value-type="string">
            <text:p>2022-06-10</text:p>
          </table:table-cell>
          <table:table-cell/>
          <table:table-cell/>
          <table:table-cell/>
          <table:table-cell/>
          <table:table-cell office:value-type="float" office:value="6">
            <text:p>6</text:p>
          </table:table-cell>
          <table:table-cell office:value-type="string">
            <text:p>🎶Concert: Electronic music festival at "Musée Dauphinois"</text:p>
          </table:table-cell>
          <table:table-cell office:value-type="string">
            <text:p>Concert</text:p>
          </table:table-cell>
          <table:table-cell/>
          <table:table-cell office:value-type="float" office:value="286426986">
            <text:p>286426986</text:p>
          </table:table-cell>
          <table:table-cell office:value-type="string">
            <text:p>https://www.meetup.com/grenoble-adventure-club-english-french/events/286426986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6-11</text:p>
          </table:table-cell>
          <table:table-cell office:value-type="string">
            <text:p>comboire</text:p>
          </table:table-cell>
          <table:table-cell office:value-type="float" office:value="8.8">
            <text:p>8.8</text:p>
          </table:table-cell>
          <table:table-cell office:value-type="float" office:value="320">
            <text:p>320</text:p>
          </table:table-cell>
          <table:table-cell office:value-type="float" office:value="514">
            <text:p>514</text:p>
          </table:table-cell>
          <table:table-cell office:value-type="float" office:value="12">
            <text:p>12</text:p>
          </table:table-cell>
          <table:table-cell office:value-type="string">
            <text:p>🟢🟢 🥾 Super Easy Hike - Le fort de Comboire / Belvédère de Comboire</text:p>
          </table:table-cell>
          <table:table-cell office:value-type="string">
            <text:p>Hike</text:p>
          </table:table-cell>
          <table:table-cell/>
          <table:table-cell office:value-type="float" office:value="286475747">
            <text:p>286475747</text:p>
          </table:table-cell>
          <table:table-cell office:value-type="string">
            <text:p>https://www.meetup.com/grenoble-adventure-club-english-french/events/286475747</text:p>
          </table:table-cell>
          <table:table-cell office:value-type="string">
            <text:p>https://s.42l.fr/3wOup_c4</text:p>
          </table:table-cell>
          <table:table-cell/>
          <table:table-cell/>
          <table:table-cell/>
          <table:table-cell office:value-type="string">
            <text:p>2022-06-11-🟢🟢-🥾-Super-Easy-Hike-Le-fort-de-Comboire-Belvedere-de-Comboire.html</text:p>
          </table:table-cell>
          <table:table-cell/>
        </table:table-row>
        <table:table-row>
          <table:table-cell office:value-type="string">
            <text:p>2022-06-11</text:p>
          </table:table-cell>
          <table:table-cell/>
          <table:table-cell office:value-type="float" office:value="3.3">
            <text:p>3.3</text:p>
          </table:table-cell>
          <table:table-cell office:value-type="float" office:value="270">
            <text:p>270</text:p>
          </table:table-cell>
          <table:table-cell office:value-type="float" office:value="1631">
            <text:p>1631</text:p>
          </table:table-cell>
          <table:table-cell office:value-type="float" office:value="7">
            <text:p>7</text:p>
          </table:table-cell>
          <table:table-cell office:value-type="string">
            <text:p>🧗🔵 Via ferrata: 'la Cascade' 🌊 + Swimming in lake 🏊️</text:p>
          </table:table-cell>
          <table:table-cell office:value-type="string">
            <text:p>Via</text:p>
          </table:table-cell>
          <table:table-cell/>
          <table:table-cell office:value-type="float" office:value="286450234">
            <text:p>286450234</text:p>
          </table:table-cell>
          <table:table-cell office:value-type="string">
            <text:p>https://www.meetup.com/grenoble-adventure-club-english-french/events/286450234</text:p>
          </table:table-cell>
          <table:table-cell office:value-type="string">
            <text:p>https://s.42l.fr/5T-cQFmJ</text:p>
          </table:table-cell>
          <table:table-cell/>
          <table:table-cell/>
          <table:table-cell/>
          <table:table-cell office:value-type="string">
            <text:p>2022-06-11-🧗🔵-Via-ferrata-la-Cascade-🌊-Swimming-in-lake-🏊️.html</text:p>
          </table:table-cell>
          <table:table-cell/>
        </table:table-row>
        <table:table-row>
          <table:table-cell office:value-type="string">
            <text:p>2022-06-11</text:p>
          </table:table-cell>
          <table:table-cell office:value-type="string">
            <text:p>d1</text:p>
          </table:table-cell>
          <table:table-cell office:value-type="float" office:value="16">
            <text:p>16</text:p>
          </table:table-cell>
          <table:table-cell office:value-type="float" office:value="1200">
            <text:p>120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⛺Hike: 2 days hike with an outdoor night high in the mountains, in Chartreuse</text:p>
          </table:table-cell>
          <table:table-cell office:value-type="string">
            <text:p>NoInfo</text:p>
          </table:table-cell>
          <table:table-cell office:value-type="string">
            <text:p>day1</text:p>
          </table:table-cell>
          <table:table-cell office:value-type="float" office:value="286427626">
            <text:p>286427626</text:p>
          </table:table-cell>
          <table:table-cell office:value-type="string">
            <text:p>https://www.meetup.com/grenoble-adventure-club-english-french/events/286427626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6-12</text:p>
          </table:table-cell>
          <table:table-cell office:value-type="string">
            <text:p>d2</text:p>
          </table:table-cell>
          <table:table-cell office:value-type="float" office:value="16">
            <text:p>16</text:p>
          </table:table-cell>
          <table:table-cell office:value-type="float" office:value="1300">
            <text:p>130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⛺Hike: 2 days hike with an outdoor night high in the mountains, in Chartreuse</text:p>
          </table:table-cell>
          <table:table-cell office:value-type="string">
            <text:p>NoInfo</text:p>
          </table:table-cell>
          <table:table-cell office:value-type="string">
            <text:p>day2</text:p>
          </table:table-cell>
          <table:table-cell office:value-type="string">
            <text:p>286427626_2</text:p>
          </table:table-cell>
          <table:table-cell office:value-type="string">
            <text:p>https://www.meetup.com/grenoble-adventure-club-english-french/events/286427626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6-12</text:p>
          </table:table-cell>
          <table:table-cell/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00">
            <text:p>700</text:p>
          </table:table-cell>
          <table:table-cell office:value-type="float" office:value="18">
            <text:p>18</text:p>
          </table:table-cell>
          <table:table-cell office:value-type="string">
            <text:p>🧗🔴 Via ferrata: 'Rocher de l'envers' 🌊 + Swimming in river 🏊️🥶</text:p>
          </table:table-cell>
          <table:table-cell office:value-type="string">
            <text:p>Via</text:p>
          </table:table-cell>
          <table:table-cell/>
          <table:table-cell office:value-type="float" office:value="286450560">
            <text:p>286450560</text:p>
          </table:table-cell>
          <table:table-cell office:value-type="string">
            <text:p>https://www.meetup.com/grenoble-adventure-club-english-french/events/286450560</text:p>
          </table:table-cell>
          <table:table-cell office:value-type="string">
            <text:p>https://s.42l.fr/RqHcUpfi</text:p>
          </table:table-cell>
          <table:table-cell/>
          <table:table-cell/>
          <table:table-cell/>
          <table:table-cell office:value-type="string">
            <text:p>2022-06-12-🧗🔴-Via-ferrata-Rocher-de-lenvers-🌊-Swimming-in-river-🏊️🥶.html</text:p>
          </table:table-cell>
          <table:table-cell/>
        </table:table-row>
        <table:table-row>
          <table:table-cell office:value-type="string">
            <text:p>2022-06-18</text:p>
          </table:table-cell>
          <table:table-cell/>
          <table:table-cell office:value-type="float" office:value="1.7">
            <text:p>1.7</text:p>
          </table:table-cell>
          <table:table-cell office:value-type="float" office:value="86">
            <text:p>86</text:p>
          </table:table-cell>
          <table:table-cell office:value-type="float" office:value="795">
            <text:p>795</text:p>
          </table:table-cell>
          <table:table-cell office:value-type="float" office:value="12">
            <text:p>12</text:p>
          </table:table-cell>
          <table:table-cell office:value-type="string">
            <text:p>🧗🔵 Via ferrata: 'Barrage du Sautet' 🌊 + Swimming in lake 🏊️</text:p>
          </table:table-cell>
          <table:table-cell office:value-type="string">
            <text:p>Via</text:p>
          </table:table-cell>
          <table:table-cell/>
          <table:table-cell office:value-type="float" office:value="286618407">
            <text:p>286618407</text:p>
          </table:table-cell>
          <table:table-cell office:value-type="string">
            <text:p>https://www.meetup.com/grenoble-adventure-club-english-french/events/286618407</text:p>
          </table:table-cell>
          <table:table-cell office:value-type="string">
            <text:p>https://s.42l.fr/EAxvAAP0</text:p>
          </table:table-cell>
          <table:table-cell/>
          <table:table-cell/>
          <table:table-cell/>
          <table:table-cell office:value-type="string">
            <text:p>2022-06-18-🧗🔵-Via-ferrata-Barrage-du-Sautet-🌊-Swimming-in-lake-🏊️.html</text:p>
          </table:table-cell>
          <table:table-cell/>
        </table:table-row>
        <table:table-row>
          <table:table-cell office:value-type="string">
            <text:p>2022-06-19</text:p>
          </table:table-cell>
          <table:table-cell/>
          <table:table-cell office:value-type="float" office:value="5.7">
            <text:p>5.7</text:p>
          </table:table-cell>
          <table:table-cell office:value-type="float" office:value="827">
            <text:p>827</text:p>
          </table:table-cell>
          <table:table-cell office:value-type="float" office:value="1420">
            <text:p>1420</text:p>
          </table:table-cell>
          <table:table-cell office:value-type="float" office:value="12">
            <text:p>12</text:p>
          </table:table-cell>
          <table:table-cell office:value-type="string">
            <text:p>🧗🔴 Via ferrata: 'Roche Veyrand' 🌊 + Chill near a river 💧</text:p>
          </table:table-cell>
          <table:table-cell office:value-type="string">
            <text:p>Via</text:p>
          </table:table-cell>
          <table:table-cell/>
          <table:table-cell office:value-type="float" office:value="286618603">
            <text:p>286618603</text:p>
          </table:table-cell>
          <table:table-cell office:value-type="string">
            <text:p>https://www.meetup.com/grenoble-adventure-club-english-french/events/286618603</text:p>
          </table:table-cell>
          <table:table-cell/>
          <table:table-cell/>
          <table:table-cell/>
          <table:table-cell/>
          <table:table-cell office:value-type="string">
            <text:p>2022-06-19-🧗🔴-Via-ferrata-Roche-Veyrand-🌊-Chill-near-a-river-💧.html</text:p>
          </table:table-cell>
          <table:table-cell/>
        </table:table-row>
        <table:table-row>
          <table:table-cell office:value-type="string">
            <text:p>2022-06-25</text:p>
          </table:table-cell>
          <table:table-cell/>
          <table:table-cell office:value-type="float" office:value="10.7">
            <text:p>10.7</text:p>
          </table:table-cell>
          <table:table-cell office:value-type="float" office:value="732">
            <text:p>732</text:p>
          </table:table-cell>
          <table:table-cell office:value-type="float" office:value="1901">
            <text:p>1901</text:p>
          </table:table-cell>
          <table:table-cell office:value-type="float" office:value="15">
            <text:p>15</text:p>
          </table:table-cell>
          <table:table-cell office:value-type="string">
            <text:p>🟠🟢 🥾 Medium-Easy Hike: Le Moucherotte (Saint-Nizier to Lans-en-Vercors)</text:p>
          </table:table-cell>
          <table:table-cell office:value-type="string">
            <text:p>Hike</text:p>
          </table:table-cell>
          <table:table-cell/>
          <table:table-cell office:value-type="float" office:value="286649018">
            <text:p>286649018</text:p>
          </table:table-cell>
          <table:table-cell office:value-type="string">
            <text:p>https://www.meetup.com/grenoble-adventure-club-english-french/events/286649018</text:p>
          </table:table-cell>
          <table:table-cell office:value-type="string">
            <text:p>https://s.42l.fr/wxboqZRO</text:p>
          </table:table-cell>
          <table:table-cell/>
          <table:table-cell/>
          <table:table-cell/>
          <table:table-cell office:value-type="string">
            <text:p>2022-06-25-🟠🟢-🥾-Medium-Easy-Hike-Le-Moucherotte-Saint-Nizier-to-Lans-en-Vercors.html</text:p>
          </table:table-cell>
          <table:table-cell/>
        </table:table-row>
        <table:table-row>
          <table:table-cell office:value-type="string">
            <text:p>2022-07-02</text:p>
          </table:table-cell>
          <table:table-cell/>
          <table:table-cell office:value-type="float" office:value="2">
            <text:p>2</text:p>
          </table:table-cell>
          <table:table-cell office:value-type="float" office:value="251">
            <text:p>251</text:p>
          </table:table-cell>
          <table:table-cell office:value-type="float" office:value="845">
            <text:p>845</text:p>
          </table:table-cell>
          <table:table-cell office:value-type="float" office:value="6">
            <text:p>6</text:p>
          </table:table-cell>
          <table:table-cell office:value-type="string">
            <text:p>🌊 Chill at 'Lac du Bourget' (+🧗🟢 Bonus Via ferrata Rocher de Cornillon)</text:p>
          </table:table-cell>
          <table:table-cell office:value-type="string">
            <text:p>Via</text:p>
          </table:table-cell>
          <table:table-cell/>
          <table:table-cell office:value-type="float" office:value="286920305">
            <text:p>286920305</text:p>
          </table:table-cell>
          <table:table-cell office:value-type="string">
            <text:p>https://www.meetup.com/grenoble-adventure-club-english-french/events/286920305</text:p>
          </table:table-cell>
          <table:table-cell office:value-type="string">
            <text:p>https://s.42l.fr/Q10nJ1ae</text:p>
          </table:table-cell>
          <table:table-cell/>
          <table:table-cell/>
          <table:table-cell/>
          <table:table-cell office:value-type="string">
            <text:p>2022-07-02-🌊-Chill-at-Lac-du-Bourget-🧗🟢-Bonus-Via-ferrata-Rocher-de-Cornillon.html</text:p>
          </table:table-cell>
          <table:table-cell/>
        </table:table-row>
        <table:table-row>
          <table:table-cell office:value-type="string">
            <text:p>2022-07-03</text:p>
          </table:table-cell>
          <table:table-cell/>
          <table:table-cell/>
          <table:table-cell/>
          <table:table-cell/>
          <table:table-cell office:value-type="float" office:value="27">
            <text:p>27</text:p>
          </table:table-cell>
          <table:table-cell office:value-type="string">
            <text:p>🔥 GAC First Barbecue 😋🤤</text:p>
          </table:table-cell>
          <table:table-cell office:value-type="string">
            <text:p>BBQ</text:p>
          </table:table-cell>
          <table:table-cell/>
          <table:table-cell office:value-type="float" office:value="286732026">
            <text:p>286732026</text:p>
          </table:table-cell>
          <table:table-cell office:value-type="string">
            <text:p>https://www.meetup.com/grenoble-adventure-club-english-french/events/286732026</text:p>
          </table:table-cell>
          <table:table-cell/>
          <table:table-cell/>
          <table:table-cell/>
          <table:table-cell/>
          <table:table-cell office:value-type="string">
            <text:p>2022-07-03-🔥-GAC-First-Barbecue-😋🤤.html</text:p>
          </table:table-cell>
          <table:table-cell/>
        </table:table-row>
        <table:table-row>
          <table:table-cell office:value-type="string">
            <text:p>2022-07-09</text:p>
          </table:table-cell>
          <table:table-cell office:value-type="string">
            <text:p>valbonnais</text:p>
          </table:table-cell>
          <table:table-cell office:value-type="float" office:value="14">
            <text:p>14</text:p>
          </table:table-cell>
          <table:table-cell office:value-type="float" office:value="1090">
            <text:p>1090</text:p>
          </table:table-cell>
          <table:table-cell office:value-type="float" office:value="1663">
            <text:p>1663</text:p>
          </table:table-cell>
          <table:table-cell office:value-type="float" office:value="9">
            <text:p>9</text:p>
          </table:table-cell>
          <table:table-cell office:value-type="string">
            <text:p>🥾🟢/🔴 Hike+Lake: plan A 1100m↗ 🥵 ; plan B 250m↗ 😁</text:p>
          </table:table-cell>
          <table:table-cell office:value-type="string">
            <text:p>Hike</text:p>
          </table:table-cell>
          <table:table-cell/>
          <table:table-cell office:value-type="float" office:value="287033341">
            <text:p>287033341</text:p>
          </table:table-cell>
          <table:table-cell office:value-type="string">
            <text:p>https://www.meetup.com/grenoble-adventure-club-english-french/events/287033341</text:p>
          </table:table-cell>
          <table:table-cell office:value-type="string">
            <text:p>https://s.42l.fr/uUdAZeRH</text:p>
          </table:table-cell>
          <table:table-cell/>
          <table:table-cell office:value-type="string">
            <text:p>https://s.42l.fr/9mBVH9K6</text:p>
          </table:table-cell>
          <table:table-cell/>
          <table:table-cell office:value-type="string">
            <text:p>2022-07-09-🥾🟢-🔴-HikeLake-plan-A-1100m↗-🥵-;-plan-B-250m↗-😁.html</text:p>
          </table:table-cell>
          <table:table-cell/>
        </table:table-row>
        <table:table-row>
          <table:table-cell office:value-type="string">
            <text:p>2022-07-09</text:p>
          </table:table-cell>
          <table:table-cell/>
          <table:table-cell office:value-type="float" office:value="14.6">
            <text:p>14.6</text:p>
          </table:table-cell>
          <table:table-cell office:value-type="float" office:value="200">
            <text:p>200</text:p>
          </table:table-cell>
          <table:table-cell office:value-type="float" office:value="2090">
            <text:p>2090</text:p>
          </table:table-cell>
          <table:table-cell office:value-type="float" office:value="9">
            <text:p>9</text:p>
          </table:table-cell>
          <table:table-cell office:value-type="string">
            <text:p>🟢 🥾 Hybrid Event: EDF Museum in Oz + Easy Hike / Picnic In The Clouds 🟢 🥾</text:p>
          </table:table-cell>
          <table:table-cell office:value-type="string">
            <text:p>Hike</text:p>
          </table:table-cell>
          <table:table-cell/>
          <table:table-cell office:value-type="float" office:value="287023743">
            <text:p>287023743</text:p>
          </table:table-cell>
          <table:table-cell office:value-type="string">
            <text:p>https://www.meetup.com/grenoble-adventure-club-english-french/events/287023743</text:p>
          </table:table-cell>
          <table:table-cell office:value-type="string">
            <text:p>https://s.42l.fr/kWGu048I</text:p>
          </table:table-cell>
          <table:table-cell/>
          <table:table-cell/>
          <table:table-cell/>
          <table:table-cell office:value-type="string">
            <text:p>2022-07-09-🟢-🥾-Hybrid-Event-EDF-Museum-in-Oz-Easy-Hike-Picnic-In-The-Clouds-🟢-🥾.html</text:p>
          </table:table-cell>
          <table:table-cell/>
        </table:table-row>
        <table:table-row>
          <table:table-cell office:value-type="string">
            <text:p>2022-07-10</text:p>
          </table:table-cell>
          <table:table-cell/>
          <table:table-cell office:value-type="float" office:value="11.9">
            <text:p>11.9</text:p>
          </table:table-cell>
          <table:table-cell office:value-type="float" office:value="332">
            <text:p>332</text:p>
          </table:table-cell>
          <table:table-cell office:value-type="float" office:value="609">
            <text:p>609</text:p>
          </table:table-cell>
          <table:table-cell office:value-type="float" office:value="15">
            <text:p>15</text:p>
          </table:table-cell>
          <table:table-cell office:value-type="string">
            <text:p>🥾🟢 Hike+Lake: easy 'pretext' hike to enjoy the lake 🏊️</text:p>
          </table:table-cell>
          <table:table-cell office:value-type="string">
            <text:p>Hike</text:p>
          </table:table-cell>
          <table:table-cell/>
          <table:table-cell office:value-type="float" office:value="287047516">
            <text:p>287047516</text:p>
          </table:table-cell>
          <table:table-cell office:value-type="string">
            <text:p>https://www.meetup.com/grenoble-adventure-club-english-french/events/287047516</text:p>
          </table:table-cell>
          <table:table-cell office:value-type="string">
            <text:p>https://s.42l.fr/1RTHIkR1</text:p>
          </table:table-cell>
          <table:table-cell/>
          <table:table-cell/>
          <table:table-cell/>
          <table:table-cell office:value-type="string">
            <text:p>2022-07-10-🥾🟢-HikeLake-easy-pretext-hike-to-enjoy-the-lake-🏊️.html</text:p>
          </table:table-cell>
          <table:table-cell/>
        </table:table-row>
        <table:table-row>
          <table:table-cell office:value-type="string">
            <text:p>2022-07-14</text:p>
          </table:table-cell>
          <table:table-cell/>
          <table:table-cell office:value-type="float" office:value="68">
            <text:p>68</text:p>
          </table:table-cell>
          <table:table-cell office:value-type="float" office:value="4172">
            <text:p>4172</text:p>
          </table:table-cell>
          <table:table-cell office:value-type="float" office:value="1890">
            <text:p>1890</text:p>
          </table:table-cell>
          <table:table-cell office:value-type="float" office:value="2">
            <text:p>2</text:p>
          </table:table-cell>
          <table:table-cell office:value-type="string">
            <text:p>Traversée de la Chartreuse -&gt; Chambéry - Grenoble en 3j</text:p>
          </table:table-cell>
          <table:table-cell office:value-type="string">
            <text:p>Hike</text:p>
          </table:table-cell>
          <table:table-cell/>
          <table:table-cell office:value-type="float" office:value="287083813">
            <text:p>287083813</text:p>
          </table:table-cell>
          <table:table-cell office:value-type="string">
            <text:p>https://www.meetup.com/grenoble-adventure-club-english-french/events/287083813</text:p>
          </table:table-cell>
          <table:table-cell office:value-type="string">
            <text:p>https://s.42l.fr/y1Yi-tw6</text:p>
          </table:table-cell>
          <table:table-cell/>
          <table:table-cell/>
          <table:table-cell/>
          <table:table-cell office:value-type="string">
            <text:p>2022-07-14-Traversee-de-la-Chartreuse-greater-Grenoble-Chambery.html</text:p>
          </table:table-cell>
          <table:table-cell/>
        </table:table-row>
        <table:table-row>
          <table:table-cell office:value-type="string">
            <text:p>2022-07-16</text:p>
          </table:table-cell>
          <table:table-cell/>
          <table:table-cell office:value-type="float" office:value="15.9">
            <text:p>15.9</text:p>
          </table:table-cell>
          <table:table-cell office:value-type="float" office:value="1168">
            <text:p>1168</text:p>
          </table:table-cell>
          <table:table-cell office:value-type="float" office:value="1920">
            <text:p>1920</text:p>
          </table:table-cell>
          <table:table-cell office:value-type="float" office:value="11">
            <text:p>11</text:p>
          </table:table-cell>
          <table:table-cell office:value-type="string">
            <text:p>🥾🔵 Hike: loop around Bethlehem monastery + river💧</text:p>
          </table:table-cell>
          <table:table-cell office:value-type="string">
            <text:p>Hike</text:p>
          </table:table-cell>
          <table:table-cell/>
          <table:table-cell office:value-type="float" office:value="287171281">
            <text:p>287171281</text:p>
          </table:table-cell>
          <table:table-cell office:value-type="string">
            <text:p>https://www.meetup.com/grenoble-adventure-club-english-french/events/287171281</text:p>
          </table:table-cell>
          <table:table-cell office:value-type="string">
            <text:p>https://s.42l.fr/mApBdQUn</text:p>
          </table:table-cell>
          <table:table-cell/>
          <table:table-cell office:value-type="string">
            <text:p>https://s.42l.fr/9bEGEtri</text:p>
          </table:table-cell>
          <table:table-cell/>
          <table:table-cell office:value-type="string">
            <text:p>2022-07-16-🥾🔵-Hike-loop-around-Bethlehem-monastery-river💧.html</text:p>
          </table:table-cell>
          <table:table-cell/>
        </table:table-row>
        <table:table-row>
          <table:table-cell office:value-type="string">
            <text:p>2022-07-17</text:p>
          </table:table-cell>
          <table:table-cell/>
          <table:table-cell office:value-type="float" office:value="11.4">
            <text:p>11.4</text:p>
          </table:table-cell>
          <table:table-cell office:value-type="float" office:value="622">
            <text:p>622</text:p>
          </table:table-cell>
          <table:table-cell office:value-type="float" office:value="1096">
            <text:p>1096</text:p>
          </table:table-cell>
          <table:table-cell office:value-type="float" office:value="5">
            <text:p>5</text:p>
          </table:table-cell>
          <table:table-cell office:value-type="string">
            <text:p>🥾🟢🔵 Hike: loop near Quaix-en-Chartreuse + river 💦</text:p>
          </table:table-cell>
          <table:table-cell office:value-type="string">
            <text:p>Hike</text:p>
          </table:table-cell>
          <table:table-cell/>
          <table:table-cell office:value-type="float" office:value="287182372">
            <text:p>287182372</text:p>
          </table:table-cell>
          <table:table-cell office:value-type="string">
            <text:p>https://www.meetup.com/grenoble-adventure-club-english-french/events/287182372</text:p>
          </table:table-cell>
          <table:table-cell office:value-type="string">
            <text:p>https://s.42l.fr/Kb9HUvcL</text:p>
          </table:table-cell>
          <table:table-cell/>
          <table:table-cell/>
          <table:table-cell/>
          <table:table-cell office:value-type="string">
            <text:p>2022-07-17-🥾🟢🔵-Hike-loop-near-Quaix-en-Chartreuse-river-💦.html</text:p>
          </table:table-cell>
          <table:table-cell/>
        </table:table-row>
        <table:table-row>
          <table:table-cell office:value-type="string">
            <text:p>2022-07-23</text:p>
          </table:table-cell>
          <table:table-cell office:value-type="string">
            <text:p>board</text:p>
          </table:table-cell>
          <table:table-cell/>
          <table:table-cell/>
          <table:table-cell/>
          <table:table-cell office:value-type="float" office:value="10">
            <text:p>10</text:p>
          </table:table-cell>
          <table:table-cell office:value-type="string">
            <text:p>🏄Chill, play games and experience cable kneeboarding/wakeboarding🏄</text:p>
          </table:table-cell>
          <table:table-cell office:value-type="string">
            <text:p>Lake</text:p>
          </table:table-cell>
          <table:table-cell/>
          <table:table-cell office:value-type="float" office:value="287284043">
            <text:p>287284043</text:p>
          </table:table-cell>
          <table:table-cell office:value-type="string">
            <text:p>https://www.meetup.com/grenoble-adventure-club-english-french/events/287284043</text:p>
          </table:table-cell>
          <table:table-cell/>
          <table:table-cell/>
          <table:table-cell/>
          <table:table-cell/>
          <table:table-cell office:value-type="string">
            <text:p>2022-07-23-🏄Chill,-play-games-and-experience-cable-kneeboarding-wakeboarding🏄.html</text:p>
          </table:table-cell>
          <table:table-cell/>
        </table:table-row>
        <table:table-row>
          <table:table-cell office:value-type="string">
            <text:p>2022-07-23</text:p>
          </table:table-cell>
          <table:table-cell/>
          <table:table-cell office:value-type="float" office:value="7.1">
            <text:p>7.1</text:p>
          </table:table-cell>
          <table:table-cell office:value-type="float" office:value="454">
            <text:p>454</text:p>
          </table:table-cell>
          <table:table-cell office:value-type="float" office:value="740">
            <text:p>740</text:p>
          </table:table-cell>
          <table:table-cell office:value-type="float" office:value="4">
            <text:p>4</text:p>
          </table:table-cell>
          <table:table-cell office:value-type="string">
            <text:p>🟢 🥾🩱 Cool Off, Swim &amp; Picnic w/ Easy Hike + Cascade d'Allières 🩱 🥾🟢</text:p>
          </table:table-cell>
          <table:table-cell office:value-type="string">
            <text:p>Hike</text:p>
          </table:table-cell>
          <table:table-cell/>
          <table:table-cell office:value-type="float" office:value="287355427">
            <text:p>287355427</text:p>
          </table:table-cell>
          <table:table-cell office:value-type="string">
            <text:p>https://www.meetup.com/grenoble-adventure-club-english-french/events/287355427</text:p>
          </table:table-cell>
          <table:table-cell office:value-type="string">
            <text:p>https://s.42l.fr/iUi0nba1</text:p>
          </table:table-cell>
          <table:table-cell/>
          <table:table-cell/>
          <table:table-cell/>
          <table:table-cell office:value-type="string">
            <text:p>2022-07-23-🟢-🥾-Cool-Off-and-PIcnic-w-Easy-Hike-Cascade-dAllieres-🟢-🥾.html</text:p>
          </table:table-cell>
          <table:table-cell/>
        </table:table-row>
        <table:table-row>
          <table:table-cell office:value-type="string">
            <text:p>2022-07-24</text:p>
          </table:table-cell>
          <table:table-cell/>
          <table:table-cell office:value-type="float" office:value="11.7">
            <text:p>11.7</text:p>
          </table:table-cell>
          <table:table-cell office:value-type="float" office:value="355">
            <text:p>355</text:p>
          </table:table-cell>
          <table:table-cell office:value-type="float" office:value="890">
            <text:p>890</text:p>
          </table:table-cell>
          <table:table-cell office:value-type="float" office:value="7">
            <text:p>7</text:p>
          </table:table-cell>
          <table:table-cell office:value-type="string">
            <text:p>🦘🥾Wanna burst your adrenaline? let's go/see bungee jumping!🦘🥾</text:p>
          </table:table-cell>
          <table:table-cell office:value-type="string">
            <text:p>Hike</text:p>
          </table:table-cell>
          <table:table-cell/>
          <table:table-cell office:value-type="float" office:value="287263089">
            <text:p>287263089</text:p>
          </table:table-cell>
          <table:table-cell office:value-type="string">
            <text:p>https://www.meetup.com/grenoble-adventure-club-english-french/events/287263089</text:p>
          </table:table-cell>
          <table:table-cell office:value-type="string">
            <text:p>https://s.42l.fr/IjIG6iDS</text:p>
          </table:table-cell>
          <table:table-cell/>
          <table:table-cell/>
          <table:table-cell/>
          <table:table-cell office:value-type="string">
            <text:p>2022-07-24-🦘🥾Wanna-burst-your-adrenaline?-lets-go-see-bungee-jumping🦘🥾.html</text:p>
          </table:table-cell>
          <table:table-cell/>
        </table:table-row>
        <table:table-row>
          <table:table-cell office:value-type="string">
            <text:p>2022-07-30</text:p>
          </table:table-cell>
          <table:table-cell/>
          <table:table-cell office:value-type="float" office:value="18.6">
            <text:p>18.6</text:p>
          </table:table-cell>
          <table:table-cell office:value-type="float" office:value="1182">
            <text:p>1182</text:p>
          </table:table-cell>
          <table:table-cell office:value-type="float" office:value="2117">
            <text:p>2117</text:p>
          </table:table-cell>
          <table:table-cell office:value-type="float" office:value="9">
            <text:p>9</text:p>
          </table:table-cell>
          <table:table-cell office:value-type="string">
            <text:p>🥾🔴 Hike: 2 much lakes but a bit 2 cold 🏊🥶</text:p>
          </table:table-cell>
          <table:table-cell office:value-type="string">
            <text:p>Hike</text:p>
          </table:table-cell>
          <table:table-cell/>
          <table:table-cell office:value-type="float" office:value="287447506">
            <text:p>287447506</text:p>
          </table:table-cell>
          <table:table-cell office:value-type="string">
            <text:p>https://www.meetup.com/grenoble-adventure-club-english-french/events/287447506</text:p>
          </table:table-cell>
          <table:table-cell office:value-type="string">
            <text:p>https://s.42l.fr/LE7G-z-q</text:p>
          </table:table-cell>
          <table:table-cell/>
          <table:table-cell/>
          <table:table-cell/>
          <table:table-cell office:value-type="string">
            <text:p>2022-07-30-🥾🔴-Hike-2-much-lakes-but-a-bit-2-cold-🏊🥶.html</text:p>
          </table:table-cell>
          <table:table-cell/>
        </table:table-row>
        <table:table-row>
          <table:table-cell office:value-type="string">
            <text:p>2022-07-31</text:p>
          </table:table-cell>
          <table:table-cell/>
          <table:table-cell office:value-type="float" office:value="13.4">
            <text:p>13.4</text:p>
          </table:table-cell>
          <table:table-cell office:value-type="float" office:value="911">
            <text:p>911</text:p>
          </table:table-cell>
          <table:table-cell office:value-type="float" office:value="2389">
            <text:p>2389</text:p>
          </table:table-cell>
          <table:table-cell office:value-type="float" office:value="7">
            <text:p>7</text:p>
          </table:table-cell>
          <table:table-cell office:value-type="string">
            <text:p>🥾🔴 Hike: Le Tabor 2389m &amp; Le Piquet de Nantes 🗻+🏊‍♀️</text:p>
          </table:table-cell>
          <table:table-cell office:value-type="string">
            <text:p>Hike</text:p>
          </table:table-cell>
          <table:table-cell/>
          <table:table-cell office:value-type="float" office:value="287448341">
            <text:p>287448341</text:p>
          </table:table-cell>
          <table:table-cell office:value-type="string">
            <text:p>https://www.meetup.com/grenoble-adventure-club-english-french/events/287448341</text:p>
          </table:table-cell>
          <table:table-cell office:value-type="string">
            <text:p>https://s.42l.fr/IOEHCbbH</text:p>
          </table:table-cell>
          <table:table-cell/>
          <table:table-cell/>
          <table:table-cell/>
          <table:table-cell office:value-type="string">
            <text:p>2022-07-31-🥾🔴-Hike-Le-Tabor-2389m-and-Le-Piquet-de-Nantes-🗻🏊‍♀️.html</text:p>
          </table:table-cell>
          <table:table-cell/>
        </table:table-row>
        <table:table-row>
          <table:table-cell office:value-type="string">
            <text:p>2022-08-06</text:p>
          </table:table-cell>
          <table:table-cell/>
          <table:table-cell office:value-type="float" office:value="12.8">
            <text:p>12.8</text:p>
          </table:table-cell>
          <table:table-cell office:value-type="float" office:value="38">
            <text:p>38</text:p>
          </table:table-cell>
          <table:table-cell office:value-type="float" office:value="235">
            <text:p>235</text:p>
          </table:table-cell>
          <table:table-cell office:value-type="float" office:value="30">
            <text:p>30</text:p>
          </table:table-cell>
          <table:table-cell office:value-type="string">
            <text:p>🚣🔵 Hike+Canoe: 12km hike to Bois Français, 20km canoe back to Grenoble 🚣</text:p>
          </table:table-cell>
          <table:table-cell office:value-type="string">
            <text:p>Hike</text:p>
          </table:table-cell>
          <table:table-cell/>
          <table:table-cell office:value-type="float" office:value="287545050">
            <text:p>287545050</text:p>
          </table:table-cell>
          <table:table-cell office:value-type="string">
            <text:p>https://www.meetup.com/grenoble-adventure-club-english-french/events/287545050</text:p>
          </table:table-cell>
          <table:table-cell office:value-type="string">
            <text:p>https://s.42l.fr/QMva2WON</text:p>
          </table:table-cell>
          <table:table-cell/>
          <table:table-cell/>
          <table:table-cell/>
          <table:table-cell office:value-type="string">
            <text:p>2022-08-06-🚣🔵-HikeCanoe-12km-hike-to-Bois-Francais,-20km-canoe-back-to-Grenoble-🚣.html</text:p>
          </table:table-cell>
          <table:table-cell/>
        </table:table-row>
        <table:table-row>
          <table:table-cell office:value-type="string">
            <text:p>2022-08-13</text:p>
          </table:table-cell>
          <table:table-cell/>
          <table:table-cell office:value-type="float" office:value="11.7">
            <text:p>11.7</text:p>
          </table:table-cell>
          <table:table-cell office:value-type="float" office:value="620">
            <text:p>620</text:p>
          </table:table-cell>
          <table:table-cell office:value-type="float" office:value="1086">
            <text:p>1086</text:p>
          </table:table-cell>
          <table:table-cell office:value-type="float" office:value="10">
            <text:p>10</text:p>
          </table:table-cell>
          <table:table-cell office:value-type="string">
            <text:p>💦🥾🔴⚫ Aqua-Hike: exploration of Sarcenas river 💦🥾🏊</text:p>
          </table:table-cell>
          <table:table-cell office:value-type="string">
            <text:p>Hike</text:p>
          </table:table-cell>
          <table:table-cell office:value-type="string">
            <text:p>Aqua-Hike</text:p>
          </table:table-cell>
          <table:table-cell office:value-type="float" office:value="287734586">
            <text:p>287734586</text:p>
          </table:table-cell>
          <table:table-cell office:value-type="string">
            <text:p>https://www.meetup.com/grenoble-adventure-club-english-french/events/287734586</text:p>
          </table:table-cell>
          <table:table-cell office:value-type="string">
            <text:p>https://s.42l.fr/sCnbtrNh</text:p>
          </table:table-cell>
          <table:table-cell/>
          <table:table-cell/>
          <table:table-cell/>
          <table:table-cell office:value-type="string">
            <text:p>2022-08-13-💦🥾🔴⚫-Aqua-Hike-exploration-of-Sarcenas-river-💦🥾🏊.html</text:p>
          </table:table-cell>
          <table:table-cell/>
        </table:table-row>
        <table:table-row>
          <table:table-cell office:value-type="string">
            <text:p>2022-08-20</text:p>
          </table:table-cell>
          <table:table-cell/>
          <table:table-cell office:value-type="float" office:value="19.4">
            <text:p>19.4</text:p>
          </table:table-cell>
          <table:table-cell office:value-type="float" office:value="1491">
            <text:p>1491</text:p>
          </table:table-cell>
          <table:table-cell office:value-type="float" office:value="2164">
            <text:p>2164</text:p>
          </table:table-cell>
          <table:table-cell office:value-type="float" office:value="8">
            <text:p>8</text:p>
          </table:table-cell>
          <table:table-cell office:value-type="string">
            <text:p>🥾⛺ Hike : 2 days/1 night in Belledonne 🌄🏊️</text:p>
          </table:table-cell>
          <table:table-cell office:value-type="string">
            <text:p>Hike</text:p>
          </table:table-cell>
          <table:table-cell/>
          <table:table-cell office:value-type="float" office:value="287867914">
            <text:p>287867914</text:p>
          </table:table-cell>
          <table:table-cell office:value-type="string">
            <text:p>https://www.meetup.com/grenoble-adventure-club-english-french/events/287867914</text:p>
          </table:table-cell>
          <table:table-cell office:value-type="string">
            <text:p>https://s.42l.fr/kVFm6BXi</text:p>
          </table:table-cell>
          <table:table-cell/>
          <table:table-cell office:value-type="string">
            <text:p>https://s.42l.fr/yusM5g7n</text:p>
          </table:table-cell>
          <table:table-cell office:value-type="string">
            <text:p>https://s.42l.fr/13sX4kP7</text:p>
          </table:table-cell>
          <table:table-cell office:value-type="string">
            <text:p>2022-08-20-🥾⛺-Hike-2-days-1-night-in-Belledonne-🌄🏊️.html</text:p>
          </table:table-cell>
          <table:table-cell/>
        </table:table-row>
        <table:table-row>
          <table:table-cell office:value-type="string">
            <text:p>2022-08-21</text:p>
          </table:table-cell>
          <table:table-cell/>
          <table:table-cell office:value-type="float" office:value="14.1">
            <text:p>14.1</text:p>
          </table:table-cell>
          <table:table-cell office:value-type="float" office:value="1353">
            <text:p>1353</text:p>
          </table:table-cell>
          <table:table-cell office:value-type="float" office:value="2857">
            <text:p>2857</text:p>
          </table:table-cell>
          <table:table-cell office:value-type="float" office:value="5">
            <text:p>5</text:p>
          </table:table-cell>
          <table:table-cell office:value-type="string">
            <text:p>🥾🔴 Hike : Not for noobs 🔴 Petit + Grand Taillefer</text:p>
          </table:table-cell>
          <table:table-cell office:value-type="string">
            <text:p>Hike</text:p>
          </table:table-cell>
          <table:table-cell/>
          <table:table-cell office:value-type="float" office:value="287905704">
            <text:p>287905704</text:p>
          </table:table-cell>
          <table:table-cell office:value-type="string">
            <text:p>https://www.meetup.com/grenoble-adventure-club-english-french/events/287905704</text:p>
          </table:table-cell>
          <table:table-cell office:value-type="string">
            <text:p>https://s.42l.fr/Bouclepetitetgrandtaillefer</text:p>
          </table:table-cell>
          <table:table-cell/>
          <table:table-cell/>
          <table:table-cell/>
          <table:table-cell office:value-type="string">
            <text:p>2022-08-21-🥾🔴-Hike-Not-for-noobs-🔴-Petit-Grand-Taillefer.html</text:p>
          </table:table-cell>
          <table:table-cell/>
        </table:table-row>
        <table:table-row>
          <table:table-cell office:value-type="string">
            <text:p>2022-08-28</text:p>
          </table:table-cell>
          <table:table-cell/>
          <table:table-cell office:value-type="float" office:value="12.8">
            <text:p>12.8</text:p>
          </table:table-cell>
          <table:table-cell office:value-type="float" office:value="717">
            <text:p>717</text:p>
          </table:table-cell>
          <table:table-cell office:value-type="float" office:value="692">
            <text:p>692</text:p>
          </table:table-cell>
          <table:table-cell office:value-type="float" office:value="5">
            <text:p>5</text:p>
          </table:table-cell>
          <table:table-cell office:value-type="string">
            <text:p>🥾🔵 Hike: ~500m+ 12.5km randonnée du tour des passerelles himalayennes 🏊</text:p>
          </table:table-cell>
          <table:table-cell office:value-type="string">
            <text:p>Hike</text:p>
          </table:table-cell>
          <table:table-cell/>
          <table:table-cell office:value-type="float" office:value="288098548">
            <text:p>288098548</text:p>
          </table:table-cell>
          <table:table-cell office:value-type="string">
            <text:p>https://www.meetup.com/grenoble-adventure-club-english-french/events/288098548</text:p>
          </table:table-cell>
          <table:table-cell office:value-type="string">
            <text:p>https://s.42l.fr/bU9yLjey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8-28</text:p>
          </table:table-cell>
          <table:table-cell office:value-type="string">
            <text:p>ferrouillet</text:p>
          </table:table-cell>
          <table:table-cell office:value-type="float" office:value="16.6">
            <text:p>16.6</text:p>
          </table:table-cell>
          <table:table-cell office:value-type="float" office:value="1435">
            <text:p>1435</text:p>
          </table:table-cell>
          <table:table-cell office:value-type="float" office:value="2587">
            <text:p>2587</text:p>
          </table:table-cell>
          <table:table-cell office:value-type="float" office:value="10">
            <text:p>10</text:p>
          </table:table-cell>
          <table:table-cell office:value-type="string">
            <text:p>🥾⚫ Hike: 🥵~1500m↗🤯 Ferrouillet &amp; Lac de Crop 🏊</text:p>
          </table:table-cell>
          <table:table-cell office:value-type="string">
            <text:p>Hike</text:p>
          </table:table-cell>
          <table:table-cell/>
          <table:table-cell office:value-type="float" office:value="288081236">
            <text:p>288081236</text:p>
          </table:table-cell>
          <table:table-cell office:value-type="string">
            <text:p>https://www.meetup.com/grenoble-adventure-club-english-french/events/288081236</text:p>
          </table:table-cell>
          <table:table-cell office:value-type="string">
            <text:p>https://s.42l.fr/URkn6x3H</text:p>
          </table:table-cell>
          <table:table-cell/>
          <table:table-cell/>
          <table:table-cell/>
          <table:table-cell office:value-type="string">
            <text:p>2022-08-28-🥾⚫-Hike-🥵1500m↗🤯-Ferrouillet-and-Lac-de-Crop-🏊.html</text:p>
          </table:table-cell>
          <table:table-cell/>
        </table:table-row>
        <table:table-row>
          <table:table-cell office:value-type="string">
            <text:p>2022-09-04</text:p>
          </table:table-cell>
          <table:table-cell/>
          <table:table-cell office:value-type="float" office:value="17.4">
            <text:p>17.4</text:p>
          </table:table-cell>
          <table:table-cell office:value-type="float" office:value="1205">
            <text:p>1205</text:p>
          </table:table-cell>
          <table:table-cell office:value-type="float" office:value="2478">
            <text:p>2478</text:p>
          </table:table-cell>
          <table:table-cell office:value-type="float" office:value="8">
            <text:p>8</text:p>
          </table:table-cell>
          <table:table-cell office:value-type="string">
            <text:p>🥾🔴 Hike: Cime de la Jasse ⛰️ &amp; Lac du Vénétier 🏊</text:p>
          </table:table-cell>
          <table:table-cell office:value-type="string">
            <text:p>Hike</text:p>
          </table:table-cell>
          <table:table-cell/>
          <table:table-cell office:value-type="float" office:value="288250029">
            <text:p>288250029</text:p>
          </table:table-cell>
          <table:table-cell office:value-type="string">
            <text:p>https://www.meetup.com/grenoble-adventure-club-english-french/events/288250029</text:p>
          </table:table-cell>
          <table:table-cell office:value-type="string">
            <text:p>https://s.42l.fr/1hTNi_Ac</text:p>
          </table:table-cell>
          <table:table-cell/>
          <table:table-cell/>
          <table:table-cell/>
          <table:table-cell office:value-type="string">
            <text:p>2022-09-04-🥾🔴-Hike-Cime-de-la-Jasse-⛰️-and-Lac-du-Venetier-🏊.html</text:p>
          </table:table-cell>
          <table:table-cell/>
        </table:table-row>
        <table:table-row>
          <table:table-cell office:value-type="string">
            <text:p>2022-09-10</text:p>
          </table:table-cell>
          <table:table-cell/>
          <table:table-cell/>
          <table:table-cell/>
          <table:table-cell/>
          <table:table-cell/>
          <table:table-cell office:value-type="string">
            <text:p>🥾⚫⚫⚫ Insane 2 days hike - Only for warriors</text:p>
          </table:table-cell>
          <table:table-cell office:value-type="string">
            <text:p>Cancelled</text:p>
          </table:table-cell>
          <table:table-cell/>
          <table:table-cell office:value-type="float" office:value="288336550">
            <text:p>288336550</text:p>
          </table:table-cell>
          <table:table-cell office:value-type="string">
            <text:p>https://www.meetup.com/grenoble-adventure-club-english-french/events/288336550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10-04</text:p>
          </table:table-cell>
          <table:table-cell/>
          <table:table-cell office:value-type="float" office:value="9">
            <text:p>9</text:p>
          </table:table-cell>
          <table:table-cell office:value-type="float" office:value="750">
            <text:p>750</text:p>
          </table:table-cell>
          <table:table-cell office:value-type="float" office:value="1901">
            <text:p>1901</text:p>
          </table:table-cell>
          <table:table-cell office:value-type="float" office:value="3">
            <text:p>3</text:p>
          </table:table-cell>
          <table:table-cell office:value-type="string">
            <text:p>Afterwork hike : Sunset at Moucherotte</text:p>
          </table:table-cell>
          <table:table-cell office:value-type="string">
            <text:p>Hike</text:p>
          </table:table-cell>
          <table:table-cell/>
          <table:table-cell office:value-type="float" office:value="288881249">
            <text:p>288881249</text:p>
          </table:table-cell>
          <table:table-cell office:value-type="string">
            <text:p>https://www.meetup.com/grenoble-adventure-club-english-french/events/288881249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10-08</text:p>
          </table:table-cell>
          <table:table-cell/>
          <table:table-cell office:value-type="float" office:value="5.3">
            <text:p>5.3</text:p>
          </table:table-cell>
          <table:table-cell office:value-type="float" office:value="443">
            <text:p>443</text:p>
          </table:table-cell>
          <table:table-cell office:value-type="float" office:value="635">
            <text:p>635</text:p>
          </table:table-cell>
          <table:table-cell office:value-type="float" office:value="41">
            <text:p>41</text:p>
          </table:table-cell>
          <table:table-cell office:value-type="string">
            <text:p>🥾🌚Harvest Moon ('la pleine lune de moisson') - Night Hike to Bastille🌚🥾</text:p>
          </table:table-cell>
          <table:table-cell office:value-type="string">
            <text:p>Hike</text:p>
          </table:table-cell>
          <table:table-cell/>
          <table:table-cell office:value-type="float" office:value="288525415">
            <text:p>288525415</text:p>
          </table:table-cell>
          <table:table-cell office:value-type="string">
            <text:p>https://www.meetup.com/grenoble-adventure-club-english-french/events/288525415</text:p>
          </table:table-cell>
          <table:table-cell office:value-type="string">
            <text:p>https://s.42l.fr/8nuGBpwe</text:p>
          </table:table-cell>
          <table:table-cell/>
          <table:table-cell/>
          <table:table-cell/>
          <table:table-cell office:value-type="string">
            <text:p>2022-10-08-Harvest-Moon-la-pleine-lune-de-moisson-A-Night-Hike-Rando-to-Bastille.html</text:p>
          </table:table-cell>
          <table:table-cell/>
        </table:table-row>
        <table:table-row>
          <table:table-cell office:value-type="string">
            <text:p>2022-10-09</text:p>
          </table:table-cell>
          <table:table-cell/>
          <table:table-cell/>
          <table:table-cell/>
          <table:table-cell/>
          <table:table-cell/>
          <table:table-cell office:value-type="string">
            <text:p>⚫/🟣 Hike : Tour Percée and L'Arche Miracle</text:p>
          </table:table-cell>
          <table:table-cell office:value-type="string">
            <text:p>Cancelled</text:p>
          </table:table-cell>
          <table:table-cell/>
          <table:table-cell office:value-type="float" office:value="288896283">
            <text:p>288896283</text:p>
          </table:table-cell>
          <table:table-cell office:value-type="string">
            <text:p>https://www.meetup.com/grenoble-adventure-club-english-french/events/288896283</text:p>
          </table:table-cell>
          <table:table-cell/>
          <table:table-cell/>
          <table:table-cell/>
          <table:table-cell/>
          <table:table-cell office:value-type="string">
            <text:p>2022-10-09-⚫-🟣-Hidden-gem-hike-Tour-Percee-and-LArche-Miracle.html</text:p>
          </table:table-cell>
          <table:table-cell/>
        </table:table-row>
        <table:table-row>
          <table:table-cell office:value-type="string">
            <text:p>2022-10-15</text:p>
          </table:table-cell>
          <table:table-cell office:value-type="string">
            <text:p>comboire</text:p>
          </table:table-cell>
          <table:table-cell office:value-type="float" office:value="9.3">
            <text:p>9.3</text:p>
          </table:table-cell>
          <table:table-cell office:value-type="float" office:value="355">
            <text:p>355</text:p>
          </table:table-cell>
          <table:table-cell office:value-type="float" office:value="516">
            <text:p>516</text:p>
          </table:table-cell>
          <table:table-cell office:value-type="float" office:value="29">
            <text:p>29</text:p>
          </table:table-cell>
          <table:table-cell office:value-type="string">
            <text:p>🟢 🥾 Super Easy Hike - Le fort de Comboire / Belvédère de Comboire 🟢 🥾</text:p>
          </table:table-cell>
          <table:table-cell office:value-type="string">
            <text:p>Hike</text:p>
          </table:table-cell>
          <table:table-cell/>
          <table:table-cell office:value-type="float" office:value="288991365">
            <text:p>288991365</text:p>
          </table:table-cell>
          <table:table-cell office:value-type="string">
            <text:p>https://www.meetup.com/grenoble-adventure-club-english-french/events/288991365</text:p>
          </table:table-cell>
          <table:table-cell office:value-type="string">
            <text:p>https://s.42l.fr/nS3gJIWm</text:p>
          </table:table-cell>
          <table:table-cell/>
          <table:table-cell/>
          <table:table-cell/>
          <table:table-cell office:value-type="string">
            <text:p>2022-10-15-🟢-🥾-Super-Easy-Hike-Le-fort-de-Comboire-Belvedere-de-Comboire-🟢-🥾.html</text:p>
          </table:table-cell>
          <table:table-cell/>
        </table:table-row>
        <table:table-row>
          <table:table-cell office:value-type="string">
            <text:p>2022-10-15</text:p>
          </table:table-cell>
          <table:table-cell/>
          <table:table-cell office:value-type="float" office:value="9">
            <text:p>9</text:p>
          </table:table-cell>
          <table:table-cell office:value-type="float" office:value="750">
            <text:p>750</text:p>
          </table:table-cell>
          <table:table-cell office:value-type="float" office:value="1901">
            <text:p>1901</text:p>
          </table:table-cell>
          <table:table-cell office:value-type="float" office:value="10">
            <text:p>10</text:p>
          </table:table-cell>
          <table:table-cell office:value-type="string">
            <text:p>🥾🔵 Hike: Le moucherotte ⛰️</text:p>
          </table:table-cell>
          <table:table-cell office:value-type="string">
            <text:p>Hike</text:p>
          </table:table-cell>
          <table:table-cell/>
          <table:table-cell office:value-type="float" office:value="289084621">
            <text:p>289084621</text:p>
          </table:table-cell>
          <table:table-cell office:value-type="string">
            <text:p>https://www.meetup.com/grenoble-adventure-club-english-french/events/289084621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10-16</text:p>
          </table:table-cell>
          <table:table-cell/>
          <table:table-cell office:value-type="float" office:value="16.5">
            <text:p>16.5</text:p>
          </table:table-cell>
          <table:table-cell office:value-type="float" office:value="339">
            <text:p>339</text:p>
          </table:table-cell>
          <table:table-cell office:value-type="float" office:value="437">
            <text:p>437</text:p>
          </table:table-cell>
          <table:table-cell office:value-type="float" office:value="4">
            <text:p>4</text:p>
          </table:table-cell>
          <table:table-cell office:value-type="string">
            <text:p>🥾🔵 Hike: Castle of 'Bon Repos' 🏰 #Tram 🚊</text:p>
          </table:table-cell>
          <table:table-cell office:value-type="string">
            <text:p>Hike</text:p>
          </table:table-cell>
          <table:table-cell/>
          <table:table-cell office:value-type="float" office:value="289113047">
            <text:p>289113047</text:p>
          </table:table-cell>
          <table:table-cell office:value-type="string">
            <text:p>https://www.meetup.com/grenoble-adventure-club-english-french/events/289113047</text:p>
          </table:table-cell>
          <table:table-cell office:value-type="string">
            <text:p>https://s.42l.fr/CDSsPD-A</text:p>
          </table:table-cell>
          <table:table-cell/>
          <table:table-cell/>
          <table:table-cell/>
          <table:table-cell office:value-type="string">
            <text:p>2022-10-16-🥾🔵-Hike-Castle-of-Bon-Repos-🏰-#Tram-🚊.html</text:p>
          </table:table-cell>
          <table:table-cell/>
        </table:table-row>
        <table:table-row>
          <table:table-cell office:value-type="string">
            <text:p>2022-10-16</text:p>
          </table:table-cell>
          <table:table-cell/>
          <table:table-cell/>
          <table:table-cell/>
          <table:table-cell/>
          <table:table-cell office:value-type="float" office:value="11">
            <text:p>11</text:p>
          </table:table-cell>
          <table:table-cell office:value-type="string">
            <text:p>🛤️Trip : Annecy le vieux 🚅 ( free trip )</text:p>
          </table:table-cell>
          <table:table-cell office:value-type="string">
            <text:p>Trip</text:p>
          </table:table-cell>
          <table:table-cell/>
          <table:table-cell office:value-type="float" office:value="289118140">
            <text:p>289118140</text:p>
          </table:table-cell>
          <table:table-cell office:value-type="string">
            <text:p>https://www.meetup.com/grenoble-adventure-club-english-french/events/289118140</text:p>
          </table:table-cell>
          <table:table-cell/>
          <table:table-cell/>
          <table:table-cell/>
          <table:table-cell/>
          <table:table-cell office:value-type="string">
            <text:p>2022-10-16-🛤️Trip-Annecy-le-vieux-🚅-free-trip.html</text:p>
          </table:table-cell>
          <table:table-cell/>
        </table:table-row>
        <table:table-row>
          <table:table-cell office:value-type="string">
            <text:p>2022-10-29</text:p>
          </table:table-cell>
          <table:table-cell/>
          <table:table-cell office:value-type="float" office:value="16.2">
            <text:p>16.2</text:p>
          </table:table-cell>
          <table:table-cell office:value-type="float" office:value="664">
            <text:p>664</text:p>
          </table:table-cell>
          <table:table-cell office:value-type="float" office:value="724">
            <text:p>724</text:p>
          </table:table-cell>
          <table:table-cell office:value-type="float" office:value="9">
            <text:p>9</text:p>
          </table:table-cell>
          <table:table-cell office:value-type="string">
            <text:p>🥾🔵 Hike: Venon tree 🌳 Nice view over Grenoble 👀 #Tram 🚊</text:p>
          </table:table-cell>
          <table:table-cell office:value-type="string">
            <text:p>Hike</text:p>
          </table:table-cell>
          <table:table-cell/>
          <table:table-cell office:value-type="float" office:value="289393119">
            <text:p>289393119</text:p>
          </table:table-cell>
          <table:table-cell office:value-type="string">
            <text:p>https://www.meetup.com/grenoble-adventure-club-english-french/events/289393119</text:p>
          </table:table-cell>
          <table:table-cell office:value-type="string">
            <text:p>https://s.42l.fr/akB9RMxP</text:p>
          </table:table-cell>
          <table:table-cell/>
          <table:table-cell/>
          <table:table-cell/>
          <table:table-cell office:value-type="string">
            <text:p>2022-10-29-🥾🔵-Hike-Venon-Tree-🌳-Nice-view-over-Grenoble-👀-#Tram-🚊.html</text:p>
          </table:table-cell>
          <table:table-cell/>
        </table:table-row>
        <table:table-row>
          <table:table-cell office:value-type="string">
            <text:p>2022-11-11</text:p>
          </table:table-cell>
          <table:table-cell/>
          <table:table-cell office:value-type="float" office:value="6.4">
            <text:p>6.4</text:p>
          </table:table-cell>
          <table:table-cell office:value-type="float" office:value="740">
            <text:p>740</text:p>
          </table:table-cell>
          <table:table-cell office:value-type="float" office:value="1337">
            <text:p>1337</text:p>
          </table:table-cell>
          <table:table-cell office:value-type="float" office:value="33">
            <text:p>33</text:p>
          </table:table-cell>
          <table:table-cell office:value-type="string">
            <text:p>🟢 🥾 Easy Hike - Fort Saint-Eynard (Rescheduled) 🟢 🥾</text:p>
          </table:table-cell>
          <table:table-cell office:value-type="string">
            <text:p>Hike</text:p>
          </table:table-cell>
          <table:table-cell/>
          <table:table-cell office:value-type="float" office:value="288991735">
            <text:p>288991735</text:p>
          </table:table-cell>
          <table:table-cell office:value-type="string">
            <text:p>https://www.meetup.com/grenoble-adventure-club-english-french/events/288991735</text:p>
          </table:table-cell>
          <table:table-cell office:value-type="string">
            <text:p>https://s.42l.fr/Kj-G7EaL</text:p>
          </table:table-cell>
          <table:table-cell/>
          <table:table-cell/>
          <table:table-cell/>
          <table:table-cell office:value-type="string">
            <text:p>2022-11-11-🟢-🥾-Easy-Hike-Fort-Saint-Eynard-Rescheduled-🟢-🥾.html</text:p>
          </table:table-cell>
          <table:table-cell/>
        </table:table-row>
        <table:table-row>
          <table:table-cell office:value-type="string">
            <text:p>2022-11-12</text:p>
          </table:table-cell>
          <table:table-cell/>
          <table:table-cell office:value-type="float" office:value="13.3">
            <text:p>13.3</text:p>
          </table:table-cell>
          <table:table-cell office:value-type="float" office:value="652">
            <text:p>652</text:p>
          </table:table-cell>
          <table:table-cell office:value-type="float" office:value="744">
            <text:p>744</text:p>
          </table:table-cell>
          <table:table-cell office:value-type="float" office:value="21">
            <text:p>21</text:p>
          </table:table-cell>
          <table:table-cell office:value-type="string">
            <text:p>🥾🔵 Hike: loop around Néron 🗻 #Tram 🚊</text:p>
          </table:table-cell>
          <table:table-cell office:value-type="string">
            <text:p>Hike</text:p>
          </table:table-cell>
          <table:table-cell/>
          <table:table-cell office:value-type="float" office:value="289653185">
            <text:p>289653185</text:p>
          </table:table-cell>
          <table:table-cell office:value-type="string">
            <text:p>https://www.meetup.com/grenoble-adventure-club-english-french/events/289653185</text:p>
          </table:table-cell>
          <table:table-cell office:value-type="string">
            <text:p>https://s.42l.fr/TFigofxD</text:p>
          </table:table-cell>
          <table:table-cell/>
          <table:table-cell/>
          <table:table-cell/>
          <table:table-cell office:value-type="string">
            <text:p>2022-11-12-🥾🔵-Hike-loop-around-Neron-🗻-#Tram-🚊.html</text:p>
          </table:table-cell>
          <table:table-cell/>
        </table:table-row>
        <table:table-row>
          <table:table-cell office:value-type="string">
            <text:p>2022-11-19</text:p>
          </table:table-cell>
          <table:table-cell/>
          <table:table-cell office:value-type="float" office:value="16.3">
            <text:p>16.3</text:p>
          </table:table-cell>
          <table:table-cell office:value-type="float" office:value="1072">
            <text:p>1072</text:p>
          </table:table-cell>
          <table:table-cell office:value-type="float" office:value="1400">
            <text:p>1400</text:p>
          </table:table-cell>
          <table:table-cell office:value-type="float" office:value="4">
            <text:p>4</text:p>
          </table:table-cell>
          <table:table-cell office:value-type="string">
            <text:p>🥾🔴 Hike: Lac Luitel from Séchilienne 🌲🍂🌿🌾</text:p>
          </table:table-cell>
          <table:table-cell office:value-type="string">
            <text:p>Hike</text:p>
          </table:table-cell>
          <table:table-cell/>
          <table:table-cell office:value-type="float" office:value="289833326">
            <text:p>289833326</text:p>
          </table:table-cell>
          <table:table-cell office:value-type="string">
            <text:p>https://www.meetup.com/grenoble-adventure-club-english-french/events/289833326</text:p>
          </table:table-cell>
          <table:table-cell office:value-type="string">
            <text:p>https://s.42l.fr/hCtZnHGc</text:p>
          </table:table-cell>
          <table:table-cell/>
          <table:table-cell/>
          <table:table-cell/>
          <table:table-cell office:value-type="string">
            <text:p>2022-11-19-🥾🔴-Hike-Lac-Luitel-from-Sechilienne-🌲🍂🌿🌾.html</text:p>
          </table:table-cell>
          <table:table-cell/>
        </table:table-row>
        <table:table-row>
          <table:table-cell office:value-type="string">
            <text:p>2022-11-27</text:p>
          </table:table-cell>
          <table:table-cell/>
          <table:table-cell/>
          <table:table-cell/>
          <table:table-cell/>
          <table:table-cell/>
          <table:table-cell office:value-type="string">
            <text:p>🟠🟢 🥾 Medium-Easy Hike: Le Moucherotte (Saint-Nizier to Lans-en-Vercors) 🟠🟢</text:p>
          </table:table-cell>
          <table:table-cell office:value-type="string">
            <text:p>Cancelled</text:p>
          </table:table-cell>
          <table:table-cell/>
          <table:table-cell office:value-type="float" office:value="289842560">
            <text:p>289842560</text:p>
          </table:table-cell>
          <table:table-cell office:value-type="string">
            <text:p>https://www.meetup.com/grenoble-adventure-club-english-french/events/289842560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12-03</text:p>
          </table:table-cell>
          <table:table-cell/>
          <table:table-cell office:value-type="float" office:value="8.3">
            <text:p>8.3</text:p>
          </table:table-cell>
          <table:table-cell office:value-type="float" office:value="270">
            <text:p>270</text:p>
          </table:table-cell>
          <table:table-cell office:value-type="float" office:value="441">
            <text:p>441</text:p>
          </table:table-cell>
          <table:table-cell office:value-type="float" office:value="17">
            <text:p>17</text:p>
          </table:table-cell>
          <table:table-cell office:value-type="string">
            <text:p>🥾🟢 Hike: afternoon hike ⛅ fort exploration 🧱 and viewpoint 👁️</text:p>
          </table:table-cell>
          <table:table-cell office:value-type="string">
            <text:p>Hike</text:p>
          </table:table-cell>
          <table:table-cell/>
          <table:table-cell office:value-type="float" office:value="290090021">
            <text:p>290090021</text:p>
          </table:table-cell>
          <table:table-cell office:value-type="string">
            <text:p>https://www.meetup.com/grenoble-adventure-club-english-french/events/290090021</text:p>
          </table:table-cell>
          <table:table-cell office:value-type="string">
            <text:p>https://s.42l.fr/fKSm8uRp</text:p>
          </table:table-cell>
          <table:table-cell/>
          <table:table-cell/>
          <table:table-cell/>
          <table:table-cell office:value-type="string">
            <text:p>2022-12-03-🥾🟢-Hike-afternoon-hike-⛅-fort-exploration-🧱-and-viewpoint-👁️.html</text:p>
          </table:table-cell>
          <table:table-cell/>
        </table:table-row>
        <table:table-row>
          <table:table-cell office:value-type="string">
            <text:p>2022-12-11</text:p>
          </table:table-cell>
          <table:table-cell/>
          <table:table-cell office:value-type="float" office:value="5.9">
            <text:p>5.9</text:p>
          </table:table-cell>
          <table:table-cell office:value-type="float" office:value="500">
            <text:p>500</text:p>
          </table:table-cell>
          <table:table-cell office:value-type="float" office:value="622">
            <text:p>622</text:p>
          </table:table-cell>
          <table:table-cell office:value-type="float" office:value="9">
            <text:p>9</text:p>
          </table:table-cell>
          <table:table-cell office:value-type="string">
            <text:p>🥾🔵🕜 Hike: Bec de l'Echaillon - Northern point of Vercors 🧭</text:p>
          </table:table-cell>
          <table:table-cell office:value-type="string">
            <text:p>Hike</text:p>
          </table:table-cell>
          <table:table-cell/>
          <table:table-cell office:value-type="float" office:value="290246652">
            <text:p>290246652</text:p>
          </table:table-cell>
          <table:table-cell office:value-type="string">
            <text:p>https://www.meetup.com/grenoble-adventure-club-english-french/events/290246652</text:p>
          </table:table-cell>
          <table:table-cell office:value-type="string">
            <text:p>https://s.42l.fr/dQwSkFgR</text:p>
          </table:table-cell>
          <table:table-cell/>
          <table:table-cell/>
          <table:table-cell/>
          <table:table-cell office:value-type="string">
            <text:p>2022-12-11-🥾🔵🕜-Hike-Bec-de-lEchaillon-Northern-point-of-Vercors-🧭.html</text:p>
          </table:table-cell>
          <table:table-cell/>
        </table:table-row>
        <table:table-row>
          <table:table-cell office:value-type="string">
            <text:p>2023-01-07</text:p>
          </table:table-cell>
          <table:table-cell/>
          <table:table-cell office:value-type="float" office:value="13.4">
            <text:p>13.4</text:p>
          </table:table-cell>
          <table:table-cell office:value-type="float" office:value="470">
            <text:p>470</text:p>
          </table:table-cell>
          <table:table-cell office:value-type="float" office:value="930">
            <text:p>930</text:p>
          </table:table-cell>
          <table:table-cell office:value-type="float" office:value="14">
            <text:p>14</text:p>
          </table:table-cell>
          <table:table-cell office:value-type="string">
            <text:p>🥾🔵 Hike: Loop around village of Saint-Martin-de-la-Cluze 🌲🚜</text:p>
          </table:table-cell>
          <table:table-cell office:value-type="string">
            <text:p>Hike</text:p>
          </table:table-cell>
          <table:table-cell/>
          <table:table-cell office:value-type="float" office:value="290763286">
            <text:p>290763286</text:p>
          </table:table-cell>
          <table:table-cell office:value-type="string">
            <text:p>https://www.meetup.com/grenoble-adventure-club-english-french/events/290763286</text:p>
          </table:table-cell>
          <table:table-cell office:value-type="string">
            <text:p>https://s.42l.fr/o2cMVb94</text:p>
          </table:table-cell>
          <table:table-cell/>
          <table:table-cell/>
          <table:table-cell/>
          <table:table-cell office:value-type="string">
            <text:p>2023-01-07-🥾🔵-Hike-Loop-around-village-of-Saint-Martin-de-la-Cluze-🌲🚜.html</text:p>
          </table:table-cell>
          <table:table-cell/>
        </table:table-row>
        <table:table-row>
          <table:table-cell office:value-type="string">
            <text:p>2023-01-07</text:p>
          </table:table-cell>
          <table:table-cell office:value-type="string">
            <text:p>ecoutoux</text:p>
          </table:table-cell>
          <table:table-cell office:value-type="float" office:value="6.7">
            <text:p>6.7</text:p>
          </table:table-cell>
          <table:table-cell office:value-type="float" office:value="281">
            <text:p>281</text:p>
          </table:table-cell>
          <table:table-cell office:value-type="float" office:value="1406">
            <text:p>1406</text:p>
          </table:table-cell>
          <table:table-cell office:value-type="float" office:value="10">
            <text:p>10</text:p>
          </table:table-cell>
          <table:table-cell office:value-type="string">
            <text:p>🟠🟢 🥾 Medium-Easy Hike - Mont de l'Ecoutoux (Sappey / Chartreuse) 🟠🟢🥾</text:p>
          </table:table-cell>
          <table:table-cell office:value-type="string">
            <text:p>Hike</text:p>
          </table:table-cell>
          <table:table-cell/>
          <table:table-cell office:value-type="float" office:value="290644622">
            <text:p>290644622</text:p>
          </table:table-cell>
          <table:table-cell office:value-type="string">
            <text:p>https://www.meetup.com/grenoble-adventure-club-english-french/events/290644622</text:p>
          </table:table-cell>
          <table:table-cell office:value-type="string">
            <text:p>https://s.42l.fr/YkTNXlON</text:p>
          </table:table-cell>
          <table:table-cell/>
          <table:table-cell/>
          <table:table-cell/>
          <table:table-cell office:value-type="string">
            <text:p>2023-01-07-🟠🟢-🥾-Medium-Easy-Hike-Mont-de-lEcoutoux-Sappey-🟠🟢🥾.html</text:p>
          </table:table-cell>
          <table:table-cell/>
        </table:table-row>
        <table:table-row>
          <table:table-cell office:value-type="string">
            <text:p>2023-01-14</text:p>
          </table:table-cell>
          <table:table-cell/>
          <table:table-cell office:value-type="float" office:value="10.1">
            <text:p>10.1</text:p>
          </table:table-cell>
          <table:table-cell office:value-type="float" office:value="709">
            <text:p>709</text:p>
          </table:table-cell>
          <table:table-cell office:value-type="float" office:value="1568">
            <text:p>1568</text:p>
          </table:table-cell>
          <table:table-cell office:value-type="float" office:value="10">
            <text:p>10</text:p>
          </table:table-cell>
          <table:table-cell office:value-type="string">
            <text:p>🥾🔵 Hike: La Dent du Loup 🐺 et le Plateau de Sornin 🍃</text:p>
          </table:table-cell>
          <table:table-cell office:value-type="string">
            <text:p>Hike</text:p>
          </table:table-cell>
          <table:table-cell/>
          <table:table-cell office:value-type="float" office:value="290915089">
            <text:p>290915089</text:p>
          </table:table-cell>
          <table:table-cell office:value-type="string">
            <text:p>https://www.meetup.com/grenoble-adventure-club-english-french/events/290915089</text:p>
          </table:table-cell>
          <table:table-cell office:value-type="string">
            <text:p>https://s.42l.fr/ypjyigle</text:p>
          </table:table-cell>
          <table:table-cell/>
          <table:table-cell/>
          <table:table-cell/>
          <table:table-cell office:value-type="string">
            <text:p>2023-01-14-🥾🔵-Hike-La-Dent-du-Loup-🐺-et-le-Plateau-de-Sornin-🍃.html</text:p>
          </table:table-cell>
          <table:table-cell/>
        </table:table-row>
        <table:table-row>
          <table:table-cell office:value-type="string">
            <text:p>2023-01-21</text:p>
          </table:table-cell>
          <table:table-cell/>
          <table:table-cell office:value-type="float" office:value="12.1">
            <text:p>12.1</text:p>
          </table:table-cell>
          <table:table-cell office:value-type="float" office:value="600">
            <text:p>600</text:p>
          </table:table-cell>
          <table:table-cell office:value-type="float" office:value="1910">
            <text:p>1910</text:p>
          </table:table-cell>
          <table:table-cell office:value-type="float" office:value="6">
            <text:p>6</text:p>
          </table:table-cell>
          <table:table-cell office:value-type="string">
            <text:p>❄️🔵 Snowshoe: La Morte/Alpe du Grand Serre ☃️</text:p>
          </table:table-cell>
          <table:table-cell office:value-type="string">
            <text:p>Hike</text:p>
          </table:table-cell>
          <table:table-cell/>
          <table:table-cell office:value-type="float" office:value="291046125">
            <text:p>291046125</text:p>
          </table:table-cell>
          <table:table-cell office:value-type="string">
            <text:p>https://www.meetup.com/grenoble-adventure-club-english-french/events/291046125</text:p>
          </table:table-cell>
          <table:table-cell office:value-type="string">
            <text:p>https://s.42l.fr/_A6TM1Vv</text:p>
          </table:table-cell>
          <table:table-cell/>
          <table:table-cell office:value-type="string">
            <text:p>'https://s.42l.fr/yvRSMkFV</text:p>
          </table:table-cell>
          <table:table-cell office:value-type="string">
            <text:p>https://s.42l.fr/77CyH0xv</text:p>
          </table:table-cell>
          <table:table-cell office:value-type="string">
            <text:p>2023-01-21-❄️🔵-Snowshoe-La-Morte-Alpe-du-Grand-Serre-☃️.html</text:p>
          </table:table-cell>
          <table:table-cell/>
        </table:table-row>
        <table:table-row>
          <table:table-cell office:value-type="string">
            <text:p>2023-01-22</text:p>
          </table:table-cell>
          <table:table-cell/>
          <table:table-cell/>
          <table:table-cell/>
          <table:table-cell/>
          <table:table-cell office:value-type="float" office:value="17">
            <text:p>17</text:p>
          </table:table-cell>
          <table:table-cell office:value-type="string">
            <text:p>🎿 Ski: Ski for NOOB 2023 - Session 1 ⛷</text:p>
          </table:table-cell>
          <table:table-cell office:value-type="string">
            <text:p>Ski</text:p>
          </table:table-cell>
          <table:table-cell/>
          <table:table-cell office:value-type="float" office:value="291043335">
            <text:p>291043335</text:p>
          </table:table-cell>
          <table:table-cell office:value-type="string">
            <text:p>https://www.meetup.com/grenoble-adventure-club-english-french/events/291043335</text:p>
          </table:table-cell>
          <table:table-cell/>
          <table:table-cell/>
          <table:table-cell/>
          <table:table-cell/>
          <table:table-cell office:value-type="string">
            <text:p>2023-01-22-🎿-Ski-Ski-for-NOOB-2023-Session-1-⛷.html</text:p>
          </table:table-cell>
          <table:table-cell/>
        </table:table-row>
        <table:table-row>
          <table:table-cell office:value-type="string">
            <text:p>2023-02-04</text:p>
          </table:table-cell>
          <table:table-cell/>
          <table:table-cell/>
          <table:table-cell/>
          <table:table-cell/>
          <table:table-cell office:value-type="float" office:value="16">
            <text:p>16</text:p>
          </table:table-cell>
          <table:table-cell office:value-type="string">
            <text:p>🎿 Ski: Ski for NOOB 2023 - Session 2 ⛷</text:p>
          </table:table-cell>
          <table:table-cell office:value-type="string">
            <text:p>Ski</text:p>
          </table:table-cell>
          <table:table-cell/>
          <table:table-cell office:value-type="float" office:value="291354450">
            <text:p>291354450</text:p>
          </table:table-cell>
          <table:table-cell office:value-type="string">
            <text:p>https://www.meetup.com/grenoble-adventure-club-english-french/events/291354450</text:p>
          </table:table-cell>
          <table:table-cell/>
          <table:table-cell/>
          <table:table-cell/>
          <table:table-cell/>
          <table:table-cell office:value-type="string">
            <text:p>2023-02-04-🎿-Ski-Ski-for-NOOB-2023-Session-2-⛷.html</text:p>
          </table:table-cell>
          <table:table-cell/>
        </table:table-row>
        <table:table-row>
          <table:table-cell office:value-type="string">
            <text:p>2023-02-04</text:p>
          </table:table-cell>
          <table:table-cell office:value-type="string">
            <text:p>cham</text:p>
          </table:table-cell>
          <table:table-cell/>
          <table:table-cell/>
          <table:table-cell/>
          <table:table-cell office:value-type="float" office:value="9">
            <text:p>9</text:p>
          </table:table-cell>
          <table:table-cell office:value-type="string">
            <text:p>🎿 Ski: Ski at Chamrousse - for intermidiate level- session 1 ⛷</text:p>
          </table:table-cell>
          <table:table-cell office:value-type="string">
            <text:p>Ski</text:p>
          </table:table-cell>
          <table:table-cell/>
          <table:table-cell office:value-type="float" office:value="291382196">
            <text:p>291382196</text:p>
          </table:table-cell>
          <table:table-cell office:value-type="string">
            <text:p>https://www.meetup.com/grenoble-adventure-club-english-french/events/291382196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3-02-07</text:p>
          </table:table-cell>
          <table:table-cell/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🎉 Adam's last party 🎉</text:p>
          </table:table-cell>
          <table:table-cell office:value-type="string">
            <text:p>Party</text:p>
          </table:table-cell>
          <table:table-cell/>
          <table:table-cell office:value-type="float" office:value="291392131">
            <text:p>291392131</text:p>
          </table:table-cell>
          <table:table-cell office:value-type="string">
            <text:p>https://www.meetup.com/grenoble-adventure-club-english-french/events/291392131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3-02-11</text:p>
          </table:table-cell>
          <table:table-cell/>
          <table:table-cell/>
          <table:table-cell/>
          <table:table-cell/>
          <table:table-cell office:value-type="float" office:value="10">
            <text:p>10</text:p>
          </table:table-cell>
          <table:table-cell office:value-type="string">
            <text:p>🎿 Ski: Ski for NOOB 2023 - Session 3 ⛷</text:p>
          </table:table-cell>
          <table:table-cell office:value-type="string">
            <text:p>Ski</text:p>
          </table:table-cell>
          <table:table-cell/>
          <table:table-cell office:value-type="float" office:value="291519198">
            <text:p>291519198</text:p>
          </table:table-cell>
          <table:table-cell office:value-type="string">
            <text:p>https://www.meetup.com/grenoble-adventure-club-english-french/events/291519198</text:p>
          </table:table-cell>
          <table:table-cell office:value-type="string">
            <text:p>https://s.42l.fr/kUBuCnzS</text:p>
          </table:table-cell>
          <table:table-cell/>
          <table:table-cell/>
          <table:table-cell/>
          <table:table-cell office:value-type="string">
            <text:p>2023-02-11-🎿-Ski-Ski-for-NOOB-2023-Session-3-⛷.html</text:p>
          </table:table-cell>
          <table:table-cell/>
        </table:table-row>
        <table:table-row>
          <table:table-cell office:value-type="string">
            <text:p>2023-02-18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for NOOB 2023 - Session 4 ⛷</text:p>
          </table:table-cell>
          <table:table-cell office:value-type="string">
            <text:p>Ski</text:p>
          </table:table-cell>
          <table:table-cell/>
          <table:table-cell office:value-type="float" office:value="291680575">
            <text:p>291680575</text:p>
          </table:table-cell>
          <table:table-cell office:value-type="string">
            <text:p>https://www.meetup.com/grenoble-adventure-club-english-french/events/291680575</text:p>
          </table:table-cell>
          <table:table-cell office:value-type="string">
            <text:p>https://s.42l.fr/kUBuCnzS</text:p>
          </table:table-cell>
          <table:table-cell/>
          <table:table-cell/>
          <table:table-cell/>
          <table:table-cell office:value-type="string">
            <text:p>2023-02-18-🎿-Ski-Ski-for-NOOB-2023-Session-4-⛷.html</text:p>
          </table:table-cell>
          <table:table-cell/>
        </table:table-row>
        <table:table-row>
          <table:table-cell office:value-type="string">
            <text:p>2023-02-25</text:p>
          </table:table-cell>
          <table:table-cell/>
          <table:table-cell office:value-type="float" office:value="10.2">
            <text:p>10.2</text:p>
          </table:table-cell>
          <table:table-cell office:value-type="float" office:value="678">
            <text:p>678</text:p>
          </table:table-cell>
          <table:table-cell office:value-type="float" office:value="966">
            <text:p>966</text:p>
          </table:table-cell>
          <table:table-cell office:value-type="float" office:value="13">
            <text:p>13</text:p>
          </table:table-cell>
          <table:table-cell office:value-type="string">
            <text:p>🥾🔵 Hike: Le sentier du facteur ✉️📯</text:p>
          </table:table-cell>
          <table:table-cell office:value-type="string">
            <text:p>Hike</text:p>
          </table:table-cell>
          <table:table-cell/>
          <table:table-cell office:value-type="float" office:value="291840686">
            <text:p>291840686</text:p>
          </table:table-cell>
          <table:table-cell office:value-type="string">
            <text:p>https://www.meetup.com/grenoble-adventure-club-english-french/events/291840686</text:p>
          </table:table-cell>
          <table:table-cell office:value-type="string">
            <text:p>https://s.42l.fr/yXEZN1tw</text:p>
          </table:table-cell>
          <table:table-cell/>
          <table:table-cell/>
          <table:table-cell/>
          <table:table-cell office:value-type="string">
            <text:p>2023-02-25-🥾🔵-Hike-Le-sentier-du-facteur-✉️📯.html</text:p>
          </table:table-cell>
          <table:table-cell/>
        </table:table-row>
        <table:table-row>
          <table:table-cell office:value-type="string">
            <text:p>2023-03-04</text:p>
          </table:table-cell>
          <table:table-cell/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🎿 Ski: Ski for intermediate 2023 - Session 2 ⛷ #Chamrousse</text:p>
          </table:table-cell>
          <table:table-cell office:value-type="string">
            <text:p>Ski</text:p>
          </table:table-cell>
          <table:table-cell/>
          <table:table-cell office:value-type="float" office:value="292004732">
            <text:p>292004732</text:p>
          </table:table-cell>
          <table:table-cell office:value-type="string">
            <text:p>https://www.meetup.com/grenoble-adventure-club-english-french/events/292004732</text:p>
          </table:table-cell>
          <table:table-cell/>
          <table:table-cell/>
          <table:table-cell/>
          <table:table-cell/>
          <table:table-cell office:value-type="string">
            <text:p>2023-03-04-🎿-Ski-Ski-for-intermediate-2023-Session-2-⛷-#Chamrousse.html</text:p>
          </table:table-cell>
          <table:table-cell/>
        </table:table-row>
        <table:table-row>
          <table:table-cell office:value-type="string">
            <text:p>2023-03-11</text:p>
          </table:table-cell>
          <table:table-cell/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🎿 Ski: Ski for intermediate 2023 - Session 3 ⛷ #Chamrousse</text:p>
          </table:table-cell>
          <table:table-cell office:value-type="string">
            <text:p>Ski</text:p>
          </table:table-cell>
          <table:table-cell/>
          <table:table-cell office:value-type="float" office:value="292148438">
            <text:p>292148438</text:p>
          </table:table-cell>
          <table:table-cell office:value-type="string">
            <text:p>https://www.meetup.com/grenoble-adventure-club-english-french/events/292148438</text:p>
          </table:table-cell>
          <table:table-cell/>
          <table:table-cell/>
          <table:table-cell/>
          <table:table-cell/>
          <table:table-cell office:value-type="string">
            <text:p>2023-03-11-🎿-Ski-Ski-for-intermediate-2023-Session-3-⛷-#Chamrousse.html</text:p>
          </table:table-cell>
          <table:table-cell/>
        </table:table-row>
        <table:table-row>
          <table:table-cell office:value-type="string">
            <text:p>2023-03-18</text:p>
          </table:table-cell>
          <table:table-cell/>
          <table:table-cell office:value-type="float" office:value="18.6">
            <text:p>18.6</text:p>
          </table:table-cell>
          <table:table-cell office:value-type="float" office:value="528">
            <text:p>528</text:p>
          </table:table-cell>
          <table:table-cell office:value-type="float" office:value="1270">
            <text:p>1270</text:p>
          </table:table-cell>
          <table:table-cell office:value-type="float" office:value="6">
            <text:p>6</text:p>
          </table:table-cell>
          <table:table-cell office:value-type="string">
            <text:p>🥾🔵 Hike: La Pierre Percée from Laffrey 〰🌲〰</text:p>
          </table:table-cell>
          <table:table-cell office:value-type="string">
            <text:p>Hike</text:p>
          </table:table-cell>
          <table:table-cell/>
          <table:table-cell office:value-type="float" office:value="292298651">
            <text:p>292298651</text:p>
          </table:table-cell>
          <table:table-cell office:value-type="string">
            <text:p>https://www.meetup.com/grenoble-adventure-club-english-french/events/292298651</text:p>
          </table:table-cell>
          <table:table-cell office:value-type="string">
            <text:p>https://s.42l.fr/Apx86Scl</text:p>
          </table:table-cell>
          <table:table-cell/>
          <table:table-cell/>
          <table:table-cell/>
          <table:table-cell office:value-type="string">
            <text:p>2023-03-18-🥾🔵-Hike-La-Pierre-Percee-from-Laffrey-〰🌲〰.html</text:p>
          </table:table-cell>
          <table:table-cell/>
        </table:table-row>
        <table:table-row>
          <table:table-cell office:value-type="string">
            <text:p>2023-03-25</text:p>
          </table:table-cell>
          <table:table-cell/>
          <table:table-cell office:value-type="float" office:value="10">
            <text:p>10</text:p>
          </table:table-cell>
          <table:table-cell office:value-type="float" office:value="760">
            <text:p>760</text:p>
          </table:table-cell>
          <table:table-cell office:value-type="float" office:value="1494">
            <text:p>1494</text:p>
          </table:table-cell>
          <table:table-cell office:value-type="float" office:value="7">
            <text:p>7</text:p>
          </table:table-cell>
          <table:table-cell office:value-type="string">
            <text:p>🥾🔵 Hike: La Fontaine Ardente 🔥</text:p>
          </table:table-cell>
          <table:table-cell office:value-type="string">
            <text:p>Hike</text:p>
          </table:table-cell>
          <table:table-cell/>
          <table:table-cell office:value-type="float" office:value="292358839">
            <text:p>292358839</text:p>
          </table:table-cell>
          <table:table-cell office:value-type="string">
            <text:p>https://www.meetup.com/grenoble-adventure-club-english-french/events/292358839</text:p>
          </table:table-cell>
          <table:table-cell office:value-type="string">
            <text:p>https://s.42l.fr/xqx2MKYO</text:p>
          </table:table-cell>
          <table:table-cell/>
          <table:table-cell/>
          <table:table-cell/>
          <table:table-cell office:value-type="string">
            <text:p>2023-03-25-🥾🔵-Hike-La-Fontaine-Ardente-🔥.html</text:p>
          </table:table-cell>
          <table:table-cell/>
        </table:table-row>
        <table:table-row>
          <table:table-cell office:value-type="string">
            <text:p>2023-03-25</text:p>
          </table:table-cell>
          <table:table-cell office:value-type="string">
            <text:p>bis</text:p>
          </table:table-cell>
          <table:table-cell office:value-type="float" office:value="4.2">
            <text:p>4.2</text:p>
          </table:table-cell>
          <table:table-cell office:value-type="float" office:value="231">
            <text:p>231</text:p>
          </table:table-cell>
          <table:table-cell office:value-type="float" office:value="770">
            <text:p>770</text:p>
          </table:table-cell>
          <table:table-cell office:value-type="float" office:value="4">
            <text:p>4</text:p>
          </table:table-cell>
          <table:table-cell office:value-type="string">
            <text:p>🥾🔵 Hike: La Fontaine Ardente 🔥 - Berges de la Gresse</text:p>
          </table:table-cell>
          <table:table-cell office:value-type="string">
            <text:p>Hike</text:p>
          </table:table-cell>
          <table:table-cell/>
          <table:table-cell office:value-type="float" office:value="292358839">
            <text:p>292358839</text:p>
          </table:table-cell>
          <table:table-cell office:value-type="string">
            <text:p>https://www.meetup.com/grenoble-adventure-club-english-french/events/292358839</text:p>
          </table:table-cell>
          <table:table-cell office:value-type="string">
            <text:p>https://s.42l.fr/Wa6Zf7ON</text:p>
          </table:table-cell>
          <table:table-cell/>
          <table:table-cell/>
          <table:table-cell/>
          <table:table-cell office:value-type="string">
            <text:p>2023-03-25-🥾🔵-Hike-La-Fontaine-Ardente-🔥.html</text:p>
          </table:table-cell>
          <table:table-cell/>
        </table:table-row>
        <table:table-row>
          <table:table-cell office:value-type="string">
            <text:p>2023-04-08</text:p>
          </table:table-cell>
          <table:table-cell/>
          <table:table-cell office:value-type="float" office:value="17">
            <text:p>17</text:p>
          </table:table-cell>
          <table:table-cell office:value-type="float" office:value="877">
            <text:p>877</text:p>
          </table:table-cell>
          <table:table-cell office:value-type="float" office:value="1489">
            <text:p>1489</text:p>
          </table:table-cell>
          <table:table-cell office:value-type="float" office:value="8">
            <text:p>8</text:p>
          </table:table-cell>
          <table:table-cell office:value-type="string">
            <text:p>🥾🔵 Hike: Belvédère d'Arpison 👀🌳</text:p>
          </table:table-cell>
          <table:table-cell office:value-type="string">
            <text:p>Hike</text:p>
          </table:table-cell>
          <table:table-cell/>
          <table:table-cell office:value-type="float" office:value="292745829">
            <text:p>292745829</text:p>
          </table:table-cell>
          <table:table-cell office:value-type="string">
            <text:p>https://www.meetup.com/grenoble-adventure-club-english-french/events/292745829</text:p>
          </table:table-cell>
          <table:table-cell office:value-type="string">
            <text:p>https://s.42l.fr/Xsv5-GZC</text:p>
          </table:table-cell>
          <table:table-cell/>
          <table:table-cell office:value-type="string">
            <text:p>https://s.42l.fr/4Dk_oaMz</text:p>
          </table:table-cell>
          <table:table-cell/>
          <table:table-cell office:value-type="string">
            <text:p>2023-04-08-🥾🔵-Hike-Belvedere-dArpison-👀🌳.html</text:p>
          </table:table-cell>
          <table:table-cell/>
        </table:table-row>
        <table:table-row>
          <table:table-cell office:value-type="string">
            <text:p>2023-04-10</text:p>
          </table:table-cell>
          <table:table-cell/>
          <table:table-cell office:value-type="float" office:value="8.3">
            <text:p>8.3</text:p>
          </table:table-cell>
          <table:table-cell office:value-type="float" office:value="574">
            <text:p>574</text:p>
          </table:table-cell>
          <table:table-cell office:value-type="float" office:value="1100">
            <text:p>1100</text:p>
          </table:table-cell>
          <table:table-cell office:value-type="float" office:value="14">
            <text:p>14</text:p>
          </table:table-cell>
          <table:table-cell office:value-type="string">
            <text:p>🥾🔵 Hike: Aiguille de Quaix 🔺🌷</text:p>
          </table:table-cell>
          <table:table-cell office:value-type="string">
            <text:p>Hike</text:p>
          </table:table-cell>
          <table:table-cell/>
          <table:table-cell office:value-type="float" office:value="292753529">
            <text:p>292753529</text:p>
          </table:table-cell>
          <table:table-cell office:value-type="string">
            <text:p>https://www.meetup.com/grenoble-adventure-club-english-french/events/292753529</text:p>
          </table:table-cell>
          <table:table-cell office:value-type="string">
            <text:p>https://s.42l.fr/Sqyg253D</text:p>
          </table:table-cell>
          <table:table-cell/>
          <table:table-cell/>
          <table:table-cell/>
          <table:table-cell office:value-type="string">
            <text:p>2023-04-10-🥾🔵-Hike-Aiguille-de-Quaix-🔺🌷.html</text:p>
          </table:table-cell>
          <table:table-cell/>
        </table:table-row>
        <table:table-row>
          <table:table-cell office:value-type="string">
            <text:p>2023-04-16</text:p>
          </table:table-cell>
          <table:table-cell/>
          <table:table-cell office:value-type="float" office:value="15.2">
            <text:p>15.2</text:p>
          </table:table-cell>
          <table:table-cell office:value-type="float" office:value="803">
            <text:p>803</text:p>
          </table:table-cell>
          <table:table-cell office:value-type="float" office:value="1492">
            <text:p>1492</text:p>
          </table:table-cell>
          <table:table-cell office:value-type="float" office:value="8">
            <text:p>8</text:p>
          </table:table-cell>
          <table:table-cell office:value-type="string">
            <text:p>🥾🔵 Hike: Le Canal du Beaumont 🚶‍♂️💧🌳</text:p>
          </table:table-cell>
          <table:table-cell office:value-type="string">
            <text:p>Hike</text:p>
          </table:table-cell>
          <table:table-cell/>
          <table:table-cell office:value-type="float" office:value="292894452">
            <text:p>292894452</text:p>
          </table:table-cell>
          <table:table-cell office:value-type="string">
            <text:p>https://www.meetup.com/grenoble-adventure-club-english-french/events/292894452</text:p>
          </table:table-cell>
          <table:table-cell office:value-type="string">
            <text:p>https://s.42l.fr/p56QC8kk</text:p>
          </table:table-cell>
          <table:table-cell/>
          <table:table-cell/>
          <table:table-cell/>
          <table:table-cell office:value-type="string">
            <text:p>2023-04-16-🥾🔵-Hike-Le-Canal-du-Beaumont-🚶‍♂️💧🌳.html</text:p>
          </table:table-cell>
          <table:table-cell/>
        </table:table-row>
        <table:table-row>
          <table:table-cell office:value-type="string">
            <text:p>2023-05-06</text:p>
          </table:table-cell>
          <table:table-cell/>
          <table:table-cell office:value-type="float" office:value="14.7">
            <text:p>14.7</text:p>
          </table:table-cell>
          <table:table-cell office:value-type="float" office:value="531">
            <text:p>531</text:p>
          </table:table-cell>
          <table:table-cell office:value-type="float" office:value="1110">
            <text:p>1110</text:p>
          </table:table-cell>
          <table:table-cell office:value-type="float" office:value="17">
            <text:p>17</text:p>
          </table:table-cell>
          <table:table-cell office:value-type="string">
            <text:p>🥾🔵 Hike: Le Marais des Seiglières 🐸🦆</text:p>
          </table:table-cell>
          <table:table-cell office:value-type="string">
            <text:p>Hike</text:p>
          </table:table-cell>
          <table:table-cell/>
          <table:table-cell office:value-type="float" office:value="292996689">
            <text:p>292996689</text:p>
          </table:table-cell>
          <table:table-cell office:value-type="string">
            <text:p>https://www.meetup.com/grenoble-adventure-club-english-french/events/292996689</text:p>
          </table:table-cell>
          <table:table-cell office:value-type="string">
            <text:p>https://s.42l.fr/Pj7fJfyR</text:p>
          </table:table-cell>
          <table:table-cell/>
          <table:table-cell/>
          <table:table-cell/>
          <table:table-cell office:value-type="string">
            <text:p>2023-05-06-🥾🔵-Hike-Le-Marais-des-Seiglieres-🐸🦆.html</text:p>
          </table:table-cell>
          <table:table-cell/>
        </table:table-row>
        <table:table-row>
          <table:table-cell office:value-type="string">
            <text:p>2023-05-08</text:p>
          </table:table-cell>
          <table:table-cell/>
          <table:table-cell office:value-type="float" office:value="14.3">
            <text:p>14.3</text:p>
          </table:table-cell>
          <table:table-cell office:value-type="float" office:value="805">
            <text:p>805</text:p>
          </table:table-cell>
          <table:table-cell office:value-type="float" office:value="722">
            <text:p>722</text:p>
          </table:table-cell>
          <table:table-cell office:value-type="float" office:value="11">
            <text:p>11</text:p>
          </table:table-cell>
          <table:table-cell office:value-type="string">
            <text:p>🥾🔵 Hike: Les collines du Voironnais 🦌🌳🐿️</text:p>
          </table:table-cell>
          <table:table-cell office:value-type="string">
            <text:p>Hike</text:p>
          </table:table-cell>
          <table:table-cell/>
          <table:table-cell office:value-type="float" office:value="293382339">
            <text:p>293382339</text:p>
          </table:table-cell>
          <table:table-cell office:value-type="string">
            <text:p>https://www.meetup.com/grenoble-adventure-club-english-french/events/293382339</text:p>
          </table:table-cell>
          <table:table-cell office:value-type="string">
            <text:p>https://s.42l.fr/Atx6nR06</text:p>
          </table:table-cell>
          <table:table-cell/>
          <table:table-cell/>
          <table:table-cell/>
          <table:table-cell office:value-type="string">
            <text:p>2023-05-08-🥾🔵-Hike-Les-collines-du-Voironnais-🦌🌳🐿️.html</text:p>
          </table:table-cell>
          <table:table-cell/>
        </table:table-row>
        <table:table-row>
          <table:table-cell office:value-type="string">
            <text:p>2023-05-14</text:p>
          </table:table-cell>
          <table:table-cell/>
          <table:table-cell office:value-type="float" office:value="18.4">
            <text:p>18.4</text:p>
          </table:table-cell>
          <table:table-cell office:value-type="float" office:value="585">
            <text:p>585</text:p>
          </table:table-cell>
          <table:table-cell office:value-type="float" office:value="1080">
            <text:p>1080</text:p>
          </table:table-cell>
          <table:table-cell office:value-type="float" office:value="12">
            <text:p>12</text:p>
          </table:table-cell>
          <table:table-cell office:value-type="string">
            <text:p>🥾🔵 Hike: Cornillon-en-Trièves 🏞🐐</text:p>
          </table:table-cell>
          <table:table-cell office:value-type="string">
            <text:p>Hike</text:p>
          </table:table-cell>
          <table:table-cell/>
          <table:table-cell office:value-type="float" office:value="293508306">
            <text:p>293508306</text:p>
          </table:table-cell>
          <table:table-cell office:value-type="string">
            <text:p>https://www.meetup.com/grenoble-adventure-club-english-french/events/293508306</text:p>
          </table:table-cell>
          <table:table-cell office:value-type="string">
            <text:p>https://s.42l.fr/NLwRHaPY</text:p>
          </table:table-cell>
          <table:table-cell/>
          <table:table-cell/>
          <table:table-cell/>
          <table:table-cell office:value-type="string">
            <text:p>2023-05-14-🥾🔵-Hike-Cornillon-en-Trieves-🏞🐐.html</text:p>
          </table:table-cell>
          <table:table-cell/>
        </table:table-row>
        <table:table-row>
          <table:table-cell office:value-type="string">
            <text:p>2023-05-17</text:p>
          </table:table-cell>
          <table:table-cell/>
          <table:table-cell/>
          <table:table-cell/>
          <table:table-cell/>
          <table:table-cell office:value-type="float" office:value="24">
            <text:p>24</text:p>
          </table:table-cell>
          <table:table-cell office:value-type="string">
            <text:p>🎂 ABP: Albin Birthday Party 35th edition 🎉🐱</text:p>
          </table:table-cell>
          <table:table-cell office:value-type="string">
            <text:p>Party</text:p>
          </table:table-cell>
          <table:table-cell/>
          <table:table-cell office:value-type="float" office:value="293535443">
            <text:p>293535443</text:p>
          </table:table-cell>
          <table:table-cell office:value-type="string">
            <text:p>https://www.meetup.com/grenoble-adventure-club-english-french/events/293535443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3-05-21</text:p>
          </table:table-cell>
          <table:table-cell/>
          <table:table-cell office:value-type="float" office:value="13.2">
            <text:p>13.2</text:p>
          </table:table-cell>
          <table:table-cell office:value-type="float" office:value="851">
            <text:p>851</text:p>
          </table:table-cell>
          <table:table-cell office:value-type="float" office:value="1709">
            <text:p>1709</text:p>
          </table:table-cell>
          <table:table-cell office:value-type="float" office:value="23">
            <text:p>23</text:p>
          </table:table-cell>
          <table:table-cell office:value-type="string">
            <text:p>🥾🔵 Hike: La Molière 🦷 depuis Engins 🚜</text:p>
          </table:table-cell>
          <table:table-cell office:value-type="string">
            <text:p>Hike</text:p>
          </table:table-cell>
          <table:table-cell/>
          <table:table-cell office:value-type="float" office:value="293645622">
            <text:p>293645622</text:p>
          </table:table-cell>
          <table:table-cell office:value-type="string">
            <text:p>https://www.meetup.com/grenoble-adventure-club-english-french/events/293645622</text:p>
          </table:table-cell>
          <table:table-cell office:value-type="string">
            <text:p>https://s.42l.fr/zQuSyliP</text:p>
          </table:table-cell>
          <table:table-cell/>
          <table:table-cell/>
          <table:table-cell/>
          <table:table-cell office:value-type="string">
            <text:p>2023-05-21-🥾🔵-Hike-La-Moliere-🦷-depuis-Engins-🚜.html</text:p>
          </table:table-cell>
          <table:table-cell/>
        </table:table-row>
        <table:table-row>
          <table:table-cell office:value-type="string">
            <text:p>2023-05-27</text:p>
          </table:table-cell>
          <table:table-cell/>
          <table:table-cell office:value-type="float" office:value="15.9">
            <text:p>15.9</text:p>
          </table:table-cell>
          <table:table-cell office:value-type="float" office:value="1286">
            <text:p>1286</text:p>
          </table:table-cell>
          <table:table-cell office:value-type="float" office:value="1301">
            <text:p>1301</text:p>
          </table:table-cell>
          <table:table-cell office:value-type="float" office:value="7">
            <text:p>7</text:p>
          </table:table-cell>
          <table:table-cell office:value-type="string">
            <text:p>🥾🔴 Hike: Montgelas ⛰️ and ladder of Tormery 🪜</text:p>
          </table:table-cell>
          <table:table-cell office:value-type="string">
            <text:p>Hike</text:p>
          </table:table-cell>
          <table:table-cell/>
          <table:table-cell office:value-type="float" office:value="293770730">
            <text:p>293770730</text:p>
          </table:table-cell>
          <table:table-cell office:value-type="string">
            <text:p>https://www.meetup.com/grenoble-adventure-club-english-french/events/293770730</text:p>
          </table:table-cell>
          <table:table-cell office:value-type="string">
            <text:p>https://s.42l.fr/fHC0KxET</text:p>
          </table:table-cell>
          <table:table-cell/>
          <table:table-cell/>
          <table:table-cell/>
          <table:table-cell office:value-type="string">
            <text:p>2023-05-27-🥾🔴-Hike-Montgelas-⛰️-and-ladder-of-Tormery-🪜.html</text:p>
          </table:table-cell>
          <table:table-cell/>
        </table:table-row>
        <table:table-row>
          <table:table-cell office:value-type="string">
            <text:p>2023-05-28</text:p>
          </table:table-cell>
          <table:table-cell/>
          <table:table-cell office:value-type="float" office:value="13.5">
            <text:p>13.5</text:p>
          </table:table-cell>
          <table:table-cell office:value-type="float" office:value="357">
            <text:p>357</text:p>
          </table:table-cell>
          <table:table-cell office:value-type="float" office:value="585">
            <text:p>585</text:p>
          </table:table-cell>
          <table:table-cell office:value-type="float" office:value="11">
            <text:p>11</text:p>
          </table:table-cell>
          <table:table-cell office:value-type="string">
            <text:p>🥾🟢 Hike: La statue du Sacré Cœur ❤️ à Saint-Martin-de-Vaulserre</text:p>
          </table:table-cell>
          <table:table-cell office:value-type="string">
            <text:p>Hike</text:p>
          </table:table-cell>
          <table:table-cell/>
          <table:table-cell office:value-type="float" office:value="293791443">
            <text:p>293791443</text:p>
          </table:table-cell>
          <table:table-cell office:value-type="string">
            <text:p>https://www.meetup.com/grenoble-adventure-club-english-french/events/293791443</text:p>
          </table:table-cell>
          <table:table-cell office:value-type="string">
            <text:p>https://s.42l.fr/PjldsQmC</text:p>
          </table:table-cell>
          <table:table-cell/>
          <table:table-cell/>
          <table:table-cell/>
          <table:table-cell office:value-type="string">
            <text:p>2023-05-28-🥾🟢-Hike-La-statue-du-Sacre-Coeur-❤️-a-Saint-Martin-de-Vaulserre.html</text:p>
          </table:table-cell>
          <table:table-cell/>
        </table:table-row>
        <table:table-row>
          <table:table-cell office:value-type="string">
            <text:p>2023-06-10</text:p>
          </table:table-cell>
          <table:table-cell/>
          <table:table-cell office:value-type="float" office:value="10.4">
            <text:p>10.4</text:p>
          </table:table-cell>
          <table:table-cell office:value-type="float" office:value="1033">
            <text:p>1033</text:p>
          </table:table-cell>
          <table:table-cell office:value-type="float" office:value="2220">
            <text:p>2220</text:p>
          </table:table-cell>
          <table:table-cell office:value-type="float" office:value="9">
            <text:p>9</text:p>
          </table:table-cell>
          <table:table-cell office:value-type="string">
            <text:p>🥾🟢 Via ferrata: Via de la Cascade 🌊 + river and/or lake 🏊️</text:p>
          </table:table-cell>
          <table:table-cell office:value-type="string">
            <text:p>Hike</text:p>
          </table:table-cell>
          <table:table-cell/>
          <table:table-cell office:value-type="float" office:value="294061788">
            <text:p>294061788</text:p>
          </table:table-cell>
          <table:table-cell office:value-type="string">
            <text:p>https://www.meetup.com/grenoble-adventure-club-english-french/events/294061788</text:p>
          </table:table-cell>
          <table:table-cell office:value-type="string">
            <text:p>https://s.42l.fr/R1FDHD4x</text:p>
          </table:table-cell>
          <table:table-cell/>
          <table:table-cell office:value-type="string">
            <text:p>https://s.42l.fr/FDz7dfFG</text:p>
          </table:table-cell>
          <table:table-cell/>
          <table:table-cell office:value-type="string">
            <text:p>2023-06-10-🥾🟢-Via-ferrata-Via-de-la-Cascade-🌊-river-and-or-lake-🏊️.html</text:p>
          </table:table-cell>
          <table:table-cell/>
        </table:table-row>
        <table:table-row>
          <table:table-cell office:value-type="string">
            <text:p>2023-06-18</text:p>
          </table:table-cell>
          <table:table-cell/>
          <table:table-cell office:value-type="float" office:value="13.7">
            <text:p>13.7</text:p>
          </table:table-cell>
          <table:table-cell office:value-type="float" office:value="1202">
            <text:p>1202</text:p>
          </table:table-cell>
          <table:table-cell office:value-type="float" office:value="2141">
            <text:p>2141</text:p>
          </table:table-cell>
          <table:table-cell office:value-type="float" office:value="18">
            <text:p>18</text:p>
          </table:table-cell>
          <table:table-cell office:value-type="string">
            <text:p>🥾🔴 Hike: Vertical Kilometer to Grand Serre 🥵🤯 + Small AquaHike 🐸 + Lake 🌊</text:p>
          </table:table-cell>
          <table:table-cell office:value-type="string">
            <text:p>Hike</text:p>
          </table:table-cell>
          <table:table-cell/>
          <table:table-cell office:value-type="float" office:value="294060658">
            <text:p>294060658</text:p>
          </table:table-cell>
          <table:table-cell office:value-type="string">
            <text:p>https://www.meetup.com/grenoble-adventure-club-english-french/events/294060658</text:p>
          </table:table-cell>
          <table:table-cell office:value-type="string">
            <text:p>https://s.42l.fr/IhpljE67</text:p>
          </table:table-cell>
          <table:table-cell/>
          <table:table-cell/>
          <table:table-cell/>
          <table:table-cell office:value-type="string">
            <text:p>2023-06-18-🥾🔴-Hike-Vertical-Kilometer-to-Grand-Serre-🥵🤯-Small-AquaHike-🐸-Lake-🌊.html</text:p>
          </table:table-cell>
          <table:table-cell/>
        </table:table-row>
        <table:table-row>
          <table:table-cell office:value-type="string">
            <text:p>2023-06-21</text:p>
          </table:table-cell>
          <table:table-cell/>
          <table:table-cell/>
          <table:table-cell/>
          <table:table-cell/>
          <table:table-cell office:value-type="float" office:value="12">
            <text:p>12</text:p>
          </table:table-cell>
          <table:table-cell office:value-type="string">
            <text:p>🎉🎶 Music Festival Tonight in Grenoble! 🎶🎉</text:p>
          </table:table-cell>
          <table:table-cell office:value-type="string">
            <text:p>Party</text:p>
          </table:table-cell>
          <table:table-cell/>
          <table:table-cell office:value-type="float" office:value="294323411">
            <text:p>294323411</text:p>
          </table:table-cell>
          <table:table-cell office:value-type="string">
            <text:p>https://www.meetup.com/grenoble-adventure-club-english-french/events/294323411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3-06-25</text:p>
          </table:table-cell>
          <table:table-cell office:value-type="string">
            <text:p>cancel</text:p>
          </table:table-cell>
          <table:table-cell/>
          <table:table-cell/>
          <table:table-cell/>
          <table:table-cell office:value-type="float" office:value="1">
            <text:p>1</text:p>
          </table:table-cell>
          <table:table-cell office:value-type="string">
            <text:p>🥾🟢 Hike (Easy): Cascades (Waterfalls) at Canyon du Furon (Sassenage) 🥾🟢</text:p>
          </table:table-cell>
          <table:table-cell office:value-type="string">
            <text:p>Cancelled</text:p>
          </table:table-cell>
          <table:table-cell/>
          <table:table-cell office:value-type="float" office:value="294404184">
            <text:p>294404184</text:p>
          </table:table-cell>
          <table:table-cell office:value-type="string">
            <text:p>https://www.meetup.com/grenoble-adventure-club-english-french/events/294404184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3-06-25</text:p>
          </table:table-cell>
          <table:table-cell/>
          <table:table-cell office:value-type="float" office:value="11.2">
            <text:p>11.2</text:p>
          </table:table-cell>
          <table:table-cell office:value-type="float" office:value="653">
            <text:p>653</text:p>
          </table:table-cell>
          <table:table-cell office:value-type="float" office:value="2250">
            <text:p>2250</text:p>
          </table:table-cell>
          <table:table-cell office:value-type="float" office:value="22">
            <text:p>22</text:p>
          </table:table-cell>
          <table:table-cell office:value-type="string">
            <text:p>🥾🔵 Hike: Chamrousse Cross &amp; Roberts Lakes 🥶🌊: Hike 🥾, Splash 💦, Repeat 🔁!</text:p>
          </table:table-cell>
          <table:table-cell office:value-type="string">
            <text:p>Hike</text:p>
          </table:table-cell>
          <table:table-cell/>
          <table:table-cell office:value-type="float" office:value="294369598">
            <text:p>294369598</text:p>
          </table:table-cell>
          <table:table-cell office:value-type="string">
            <text:p>https://www.meetup.com/grenoble-adventure-club-english-french/events/294369598</text:p>
          </table:table-cell>
          <table:table-cell office:value-type="string">
            <text:p>https://s.42l.fr/haeqlkey</text:p>
          </table:table-cell>
          <table:table-cell/>
          <table:table-cell/>
          <table:table-cell/>
          <table:table-cell office:value-type="string">
            <text:p>2023-06-25-🥾🔵-Hike-Chamrousse-Cross-and-Roberts-Lakes-🥶🌊-Hike-🥾,-Splash-💦,-Repeat-🔁.html</text:p>
          </table:table-cell>
          <table:table-cell/>
        </table:table-row>
        <table:table-row>
          <table:table-cell office:value-type="string">
            <text:p>2023-06-28</text:p>
          </table:table-cell>
          <table:table-cell/>
          <table:table-cell office:value-type="float" office:value="3">
            <text:p>3</text:p>
          </table:table-cell>
          <table:table-cell office:value-type="float" office:value="290">
            <text:p>290</text:p>
          </table:table-cell>
          <table:table-cell office:value-type="float" office:value="473">
            <text:p>473</text:p>
          </table:table-cell>
          <table:table-cell office:value-type="float" office:value="5">
            <text:p>5</text:p>
          </table:table-cell>
          <table:table-cell office:value-type="string">
            <text:p>🧗‍♂️🔴⚔️Via ferrata: Attack the 🏰Bastille with bravery 💪 courage and helmet🧢</text:p>
          </table:table-cell>
          <table:table-cell office:value-type="string">
            <text:p>Via</text:p>
          </table:table-cell>
          <table:table-cell/>
          <table:table-cell office:value-type="float" office:value="294450729">
            <text:p>294450729</text:p>
          </table:table-cell>
          <table:table-cell office:value-type="string">
            <text:p>https://www.meetup.com/grenoble-adventure-club-english-french/events/294450729</text:p>
          </table:table-cell>
          <table:table-cell office:value-type="string">
            <text:p>https://s.42l.fr/VVk_wzt4</text:p>
          </table:table-cell>
          <table:table-cell/>
          <table:table-cell/>
          <table:table-cell/>
          <table:table-cell office:value-type="string">
            <text:p>2023-06-28-🧗‍♂️🔴⚔️Via-ferrata-Attack-the-🏰Bastille-with-bravery-💪-courage-and-helmet🧢.html</text:p>
          </table:table-cell>
          <table:table-cell/>
        </table:table-row>
        <table:table-row>
          <table:table-cell office:value-type="string">
            <text:p>2023-07-01</text:p>
          </table:table-cell>
          <table:table-cell/>
          <table:table-cell office:value-type="float" office:value="4.7">
            <text:p>4.7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9">
            <text:p>9</text:p>
          </table:table-cell>
          <table:table-cell office:value-type="string">
            <text:p>🧗🔵 Via ferrata: Rocher de l'envers 🏞️ + Cold stream 🥶🐠 (and lake?)</text:p>
          </table:table-cell>
          <table:table-cell office:value-type="string">
            <text:p>Via</text:p>
          </table:table-cell>
          <table:table-cell/>
          <table:table-cell office:value-type="float" office:value="294484576">
            <text:p>294484576</text:p>
          </table:table-cell>
          <table:table-cell office:value-type="string">
            <text:p>https://www.meetup.com/grenoble-adventure-club-english-french/events/294484576</text:p>
          </table:table-cell>
          <table:table-cell office:value-type="string">
            <text:p>https://s.42l.fr/2ZI7lQns</text:p>
          </table:table-cell>
          <table:table-cell/>
          <table:table-cell/>
          <table:table-cell/>
          <table:table-cell office:value-type="string">
            <text:p>2023-07-01-🧗🔵-Via-ferrata-Rocher-de-lenvers-🏞️-Cold-stream-🥶🐠-and-lake?.html</text:p>
          </table:table-cell>
          <table:table-cell/>
        </table:table-row>
        <table:table-row>
          <table:table-cell office:value-type="string">
            <text:p>2023-07-02</text:p>
          </table:table-cell>
          <table:table-cell/>
          <table:table-cell office:value-type="float" office:value="14.2">
            <text:p>14.2</text:p>
          </table:table-cell>
          <table:table-cell office:value-type="float" office:value="568">
            <text:p>568</text:p>
          </table:table-cell>
          <table:table-cell office:value-type="float" office:value="1024">
            <text:p>1024</text:p>
          </table:table-cell>
          <table:table-cell office:value-type="float" office:value="14">
            <text:p>14</text:p>
          </table:table-cell>
          <table:table-cell office:value-type="string">
            <text:p>🥾🔵 Hike: Gorges de l'Infernet (Dévoluy) + 🌊 in 🥶 river (and lake?)</text:p>
          </table:table-cell>
          <table:table-cell office:value-type="string">
            <text:p>Hike</text:p>
          </table:table-cell>
          <table:table-cell/>
          <table:table-cell office:value-type="float" office:value="294515354">
            <text:p>294515354</text:p>
          </table:table-cell>
          <table:table-cell office:value-type="string">
            <text:p>https://www.meetup.com/grenoble-adventure-club-english-french/events/294515354</text:p>
          </table:table-cell>
          <table:table-cell office:value-type="string">
            <text:p>https://s.42l.fr/SmyCmOsa</text:p>
          </table:table-cell>
          <table:table-cell/>
          <table:table-cell/>
          <table:table-cell/>
          <table:table-cell office:value-type="string">
            <text:p>2023-07-02-🥾🔵-Hike-Gorges-de-lInfernet-Devoluy-🌊-in-🥶-river-and-lake?.html</text:p>
          </table:table-cell>
          <table:table-cell/>
        </table:table-row>
        <table:table-row>
          <table:table-cell office:value-type="string">
            <text:p>2023-07-04</text:p>
          </table:table-cell>
          <table:table-cell/>
          <table:table-cell office:value-type="float" office:value="3">
            <text:p>3</text:p>
          </table:table-cell>
          <table:table-cell office:value-type="float" office:value="290">
            <text:p>290</text:p>
          </table:table-cell>
          <table:table-cell office:value-type="float" office:value="473">
            <text:p>473</text:p>
          </table:table-cell>
          <table:table-cell office:value-type="float" office:value="9">
            <text:p>9</text:p>
          </table:table-cell>
          <table:table-cell office:value-type="string">
            <text:p>🧗‍♂️🔴Via ferrata: La Bastille 🌄 A Challenging Climb with a View of Grenoble!</text:p>
          </table:table-cell>
          <table:table-cell office:value-type="string">
            <text:p>Via</text:p>
          </table:table-cell>
          <table:table-cell/>
          <table:table-cell office:value-type="float" office:value="294575737">
            <text:p>294575737</text:p>
          </table:table-cell>
          <table:table-cell office:value-type="string">
            <text:p>https://www.meetup.com/grenoble-adventure-club-english-french/events/294575737</text:p>
          </table:table-cell>
          <table:table-cell office:value-type="string">
            <text:p>https://s.42l.fr/VVk_wzt4</text:p>
          </table:table-cell>
          <table:table-cell/>
          <table:table-cell/>
          <table:table-cell/>
          <table:table-cell office:value-type="string">
            <text:p>2023-07-04-🧗‍♂️🔴Via-ferrata-La-Bastille-🌄-A-Challenging-Climb-with-a-View-of-Grenoble.html</text:p>
          </table:table-cell>
          <table:table-cell/>
        </table:table-row>
        <table:table-row>
          <table:table-cell office:value-type="string">
            <text:p>2023-07-08</text:p>
          </table:table-cell>
          <table:table-cell/>
          <table:table-cell office:value-type="float" office:value="12.4">
            <text:p>12.4</text:p>
          </table:table-cell>
          <table:table-cell office:value-type="float" office:value="793">
            <text:p>793</text:p>
          </table:table-cell>
          <table:table-cell office:value-type="float" office:value="2004">
            <text:p>2004</text:p>
          </table:table-cell>
          <table:table-cell office:value-type="float" office:value="11">
            <text:p>11</text:p>
          </table:table-cell>
          <table:table-cell office:value-type="string">
            <text:p>🥾🔵 Hike: Sentier des pères 🙏👨‍🦲 + Valbonnais lake 🌅🏊‍♀️🦆</text:p>
          </table:table-cell>
          <table:table-cell office:value-type="string">
            <text:p>Hike</text:p>
          </table:table-cell>
          <table:table-cell/>
          <table:table-cell office:value-type="float" office:value="294612365">
            <text:p>294612365</text:p>
          </table:table-cell>
          <table:table-cell office:value-type="string">
            <text:p>https://www.meetup.com/grenoble-adventure-club-english-french/events/294612365</text:p>
          </table:table-cell>
          <table:table-cell office:value-type="string">
            <text:p>https://s.42l.fr/k2xhHAPn</text:p>
          </table:table-cell>
          <table:table-cell/>
          <table:table-cell/>
          <table:table-cell/>
          <table:table-cell office:value-type="string">
            <text:p>2023-07-08-🥾🔵-Hike-Sentier-des-peres-🙏👨‍🦲-Valbonnais-lake-🌅🏊‍♀️🦆.html</text:p>
          </table:table-cell>
          <table:table-cell/>
        </table:table-row>
        <table:table-row>
          <table:table-cell office:value-type="string">
            <text:p>2023-07-09</text:p>
          </table:table-cell>
          <table:table-cell/>
          <table:table-cell office:value-type="float" office:value="14">
            <text:p>14</text:p>
          </table:table-cell>
          <table:table-cell office:value-type="float" office:value="1066">
            <text:p>1066</text:p>
          </table:table-cell>
          <table:table-cell office:value-type="float" office:value="2000">
            <text:p>2000</text:p>
          </table:table-cell>
          <table:table-cell office:value-type="float" office:value="17">
            <text:p>17</text:p>
          </table:table-cell>
          <table:table-cell office:value-type="string">
            <text:p>🥾🔴 Hike: 🏞️ Rif Bruyant lake (🏊‍♀️❓) and its valley 🌲 +another lake? 🤷‍♂️</text:p>
          </table:table-cell>
          <table:table-cell office:value-type="string">
            <text:p>Hike</text:p>
          </table:table-cell>
          <table:table-cell/>
          <table:table-cell office:value-type="float" office:value="294613164">
            <text:p>294613164</text:p>
          </table:table-cell>
          <table:table-cell office:value-type="string">
            <text:p>https://www.meetup.com/grenoble-adventure-club-english-french/events/294613164</text:p>
          </table:table-cell>
          <table:table-cell office:value-type="string">
            <text:p>https://s.42l.fr/MFwapyxW</text:p>
          </table:table-cell>
          <table:table-cell/>
          <table:table-cell/>
          <table:table-cell/>
          <table:table-cell office:value-type="string">
            <text:p>2023-07-09-🥾🔴-Hike-🏞️-Rif-Bruyant-lake-🏊‍♀️❓-and-its-valley-🌲-another-lake?-🤷‍♂️.html</text:p>
          </table:table-cell>
          <table:table-cell/>
        </table:table-row>
        <table:table-row>
          <table:table-cell office:value-type="string">
            <text:p>2023-07-11</text:p>
          </table:table-cell>
          <table:table-cell/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🧗‍♂️ Climbing for noobs + 🍻 drinks + 🥨 snacks</text:p>
          </table:table-cell>
          <table:table-cell office:value-type="string">
            <text:p>Climbing</text:p>
          </table:table-cell>
          <table:table-cell/>
          <table:table-cell office:value-type="float" office:value="294724528">
            <text:p>294724528</text:p>
          </table:table-cell>
          <table:table-cell office:value-type="string">
            <text:p>https://www.meetup.com/grenoble-adventure-club-english-french/events/294724528</text:p>
          </table:table-cell>
          <table:table-cell/>
          <table:table-cell/>
          <table:table-cell/>
          <table:table-cell/>
          <table:table-cell office:value-type="string">
            <text:p>2023-07-11-🧗‍♂️-Climbing-for-noobs-🍻-drinks-🥨-snacks.html</text:p>
          </table:table-cell>
          <table:table-cell/>
        </table:table-row>
        <table:table-row>
          <table:table-cell office:value-type="string">
            <text:p>2023-07-13</text:p>
          </table:table-cell>
          <table:table-cell/>
          <table:table-cell office:value-type="float" office:value="3.1">
            <text:p>3.1</text:p>
          </table:table-cell>
          <table:table-cell office:value-type="float" office:value="259">
            <text:p>259</text:p>
          </table:table-cell>
          <table:table-cell office:value-type="float" office:value="473">
            <text:p>473</text:p>
          </table:table-cell>
          <table:table-cell office:value-type="float" office:value="7">
            <text:p>7</text:p>
          </table:table-cell>
          <table:table-cell office:value-type="string">
            <text:p>🥾💚hike: La Bastille, the classic!</text:p>
          </table:table-cell>
          <table:table-cell office:value-type="string">
            <text:p>Hike</text:p>
          </table:table-cell>
          <table:table-cell/>
          <table:table-cell office:value-type="float" office:value="294769523">
            <text:p>294769523</text:p>
          </table:table-cell>
          <table:table-cell office:value-type="string">
            <text:p>https://www.meetup.com/grenoble-adventure-club-english-french/events/294769523</text:p>
          </table:table-cell>
          <table:table-cell office:value-type="string">
            <text:p>https://s.42l.fr/w8oZa_mI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3-07-14</text:p>
          </table:table-cell>
          <table:table-cell/>
          <table:table-cell office:value-type="float" office:value="11.5">
            <text:p>11.5</text:p>
          </table:table-cell>
          <table:table-cell office:value-type="float" office:value="800">
            <text:p>800</text:p>
          </table:table-cell>
          <table:table-cell office:value-type="float" office:value="2253">
            <text:p>2253</text:p>
          </table:table-cell>
          <table:table-cell office:value-type="float" office:value="11">
            <text:p>11</text:p>
          </table:table-cell>
          <table:table-cell office:value-type="string">
            <text:p>🧗‍♂️🔴 Via-Ferrata: 🥾 then 🏊‍♀️ in Lacs Robert 🥶 and finally 2x🧗‍♂️</text:p>
          </table:table-cell>
          <table:table-cell office:value-type="string">
            <text:p>Via</text:p>
          </table:table-cell>
          <table:table-cell/>
          <table:table-cell office:value-type="float" office:value="294731418">
            <text:p>294731418</text:p>
          </table:table-cell>
          <table:table-cell office:value-type="string">
            <text:p>https://www.meetup.com/grenoble-adventure-club-english-french/events/294731418</text:p>
          </table:table-cell>
          <table:table-cell office:value-type="string">
            <text:p>https://s.42l.fr/tt7suvyY</text:p>
          </table:table-cell>
          <table:table-cell/>
          <table:table-cell/>
          <table:table-cell/>
          <table:table-cell office:value-type="string">
            <text:p>2023-07-14-🧗‍♂️🔴-Via-Ferrata-🥾-then-🏊‍♀️-in-Lacs-Robert-🥶-and-finally-2x🧗‍♂️.html</text:p>
          </table:table-cell>
          <table:table-cell/>
        </table:table-row>
        <table:table-row>
          <table:table-cell office:value-type="string">
            <text:p>2023-07-15</text:p>
          </table:table-cell>
          <table:table-cell office:value-type="string">
            <text:p>d1</text:p>
          </table:table-cell>
          <table:table-cell office:value-type="float" office:value="9.3">
            <text:p>9.3</text:p>
          </table:table-cell>
          <table:table-cell office:value-type="float" office:value="789">
            <text:p>789</text:p>
          </table:table-cell>
          <table:table-cell office:value-type="float" office:value="2286">
            <text:p>2286</text:p>
          </table:table-cell>
          <table:table-cell office:value-type="float" office:value="10">
            <text:p>10</text:p>
          </table:table-cell>
          <table:table-cell office:value-type="string">
            <text:p>🥾⛺🔴 Hike : 2 days/1 night in Merlet alpine Hut 🛖 (Belledonne) 🌄🏊️</text:p>
          </table:table-cell>
          <table:table-cell office:value-type="string">
            <text:p>Hike</text:p>
          </table:table-cell>
          <table:table-cell office:value-type="string">
            <text:p>Day1</text:p>
          </table:table-cell>
          <table:table-cell office:value-type="float" office:value="294757545">
            <text:p>294757545</text:p>
          </table:table-cell>
          <table:table-cell office:value-type="string">
            <text:p>https://www.meetup.com/grenoble-adventure-club-english-french/events/294757545</text:p>
          </table:table-cell>
          <table:table-cell office:value-type="string">
            <text:p>https://s.42l.fr/BK4mEqGY</text:p>
          </table:table-cell>
          <table:table-cell office:value-type="string">
            <text:p>https://s.42l.fr/kWluNngz https://s.42l.fr/1gWZiLRT https://s.42l.fr/Yju5mjc4</text:p>
          </table:table-cell>
          <table:table-cell office:value-type="string">
            <text:p>https://s.42l.fr/HKZOnG2x</text:p>
          </table:table-cell>
          <table:table-cell/>
          <table:table-cell office:value-type="string">
            <text:p>2023-07-15-🥾⛺🔴-Hike-2-days-1-night-in-Merlet-alpine-Hut-🛖-Belledonne-🌄🏊️.html</text:p>
          </table:table-cell>
          <table:table-cell/>
        </table:table-row>
        <table:table-row>
          <table:table-cell office:value-type="string">
            <text:p>2023-07-16</text:p>
          </table:table-cell>
          <table:table-cell office:value-type="string">
            <text:p>d2</text:p>
          </table:table-cell>
          <table:table-cell office:value-type="float" office:value="7.8">
            <text:p>7.8</text:p>
          </table:table-cell>
          <table:table-cell office:value-type="float" office:value="771">
            <text:p>771</text:p>
          </table:table-cell>
          <table:table-cell office:value-type="float" office:value="2457">
            <text:p>2457</text:p>
          </table:table-cell>
          <table:table-cell office:value-type="float" office:value="10">
            <text:p>10</text:p>
          </table:table-cell>
          <table:table-cell office:value-type="string">
            <text:p>🥾⛺🔴 Hike : 2 days/1 night in Merlet alpine Hut 🛖 (Belledonne) 🌄🏊️</text:p>
          </table:table-cell>
          <table:table-cell office:value-type="string">
            <text:p>Hike</text:p>
          </table:table-cell>
          <table:table-cell office:value-type="string">
            <text:p>Day2</text:p>
          </table:table-cell>
          <table:table-cell office:value-type="string">
            <text:p>294757545_2</text:p>
          </table:table-cell>
          <table:table-cell office:value-type="string">
            <text:p>https://www.meetup.com/grenoble-adventure-club-english-french/events/294757545</text:p>
          </table:table-cell>
          <table:table-cell office:value-type="string">
            <text:p>https://s.42l.fr/X1HmvHYz</text:p>
          </table:table-cell>
          <table:table-cell office:value-type="string">
            <text:p>https://s.42l.fr/bitgTDhl</text:p>
          </table:table-cell>
          <table:table-cell office:value-type="string">
            <text:p>https://s.42l.fr/I95J0QWK</text:p>
          </table:table-cell>
          <table:table-cell/>
          <table:table-cell office:value-type="string">
            <text:p>2023-07-15-🥾⛺🔴-Hike-2-days-1-night-in-Merlet-alpine-Hut-🛖-Belledonne-🌄🏊️.html</text:p>
          </table:table-cell>
          <table:table-cell/>
        </table:table-row>
        <table:table-row>
          <table:table-cell office:value-type="string">
            <text:p>2023-07-29</text:p>
          </table:table-cell>
          <table:table-cell/>
          <table:table-cell office:value-type="float" office:value="16.6">
            <text:p>16.6</text:p>
          </table:table-cell>
          <table:table-cell office:value-type="float" office:value="898">
            <text:p>898</text:p>
          </table:table-cell>
          <table:table-cell office:value-type="float" office:value="1494">
            <text:p>1494</text:p>
          </table:table-cell>
          <table:table-cell office:value-type="float" office:value="11">
            <text:p>11</text:p>
          </table:table-cell>
          <table:table-cell office:value-type="string">
            <text:p>🥾🔵 Hike: Up to Peyrague 🏔 and back to starting lake to swim 🌊🏊‍♀️</text:p>
          </table:table-cell>
          <table:table-cell office:value-type="string">
            <text:p>Hike</text:p>
          </table:table-cell>
          <table:table-cell/>
          <table:table-cell office:value-type="float" office:value="295044668">
            <text:p>295044668</text:p>
          </table:table-cell>
          <table:table-cell office:value-type="string">
            <text:p>https://www.meetup.com/grenoble-adventure-club-english-french/events/295044668</text:p>
          </table:table-cell>
          <table:table-cell office:value-type="string">
            <text:p>https://s.42l.fr/vSA8Qiwq</text:p>
          </table:table-cell>
          <table:table-cell/>
          <table:table-cell/>
          <table:table-cell/>
          <table:table-cell office:value-type="string">
            <text:p>2023-07-29-🥾🔵-Hike-Up-to-Peyrague-🏔-and-back-to-starting-lake-to-swim-🌊🏊‍♀️.html</text:p>
          </table:table-cell>
          <table:table-cell/>
        </table:table-row>
        <table:table-row>
          <table:table-cell office:value-type="string">
            <text:p>2023-07-30</text:p>
          </table:table-cell>
          <table:table-cell/>
          <table:table-cell office:value-type="float" office:value="14">
            <text:p>14</text:p>
          </table:table-cell>
          <table:table-cell office:value-type="float" office:value="1200">
            <text:p>1200</text:p>
          </table:table-cell>
          <table:table-cell office:value-type="float" office:value="2857">
            <text:p>2857</text:p>
          </table:table-cell>
          <table:table-cell office:value-type="float" office:value="19">
            <text:p>19</text:p>
          </table:table-cell>
          <table:table-cell office:value-type="string">
            <text:p>🥾🔴 Hike: Taillefer 🥵 then 🧊🏊‍♀️ in Lac de Brouffier 🥶</text:p>
          </table:table-cell>
          <table:table-cell office:value-type="string">
            <text:p>Hike</text:p>
          </table:table-cell>
          <table:table-cell/>
          <table:table-cell office:value-type="float" office:value="295045096">
            <text:p>295045096</text:p>
          </table:table-cell>
          <table:table-cell office:value-type="string">
            <text:p>https://www.meetup.com/grenoble-adventure-club-english-french/events/295045096</text:p>
          </table:table-cell>
          <table:table-cell office:value-type="string">
            <text:p>https://s.42l.fr/2aSZb-21</text:p>
          </table:table-cell>
          <table:table-cell/>
          <table:table-cell/>
          <table:table-cell/>
          <table:table-cell office:value-type="string">
            <text:p>2023-07-30-🥾🔴-Hike-Taillefer-🥵-then-🧊🏊‍♀️-in-Lac-de-Brouffier-🥶.html</text:p>
          </table:table-cell>
          <table:table-cell/>
        </table:table-row>
        <table:table-row>
          <table:table-cell office:value-type="string">
            <text:p>2023-08-05</text:p>
          </table:table-cell>
          <table:table-cell/>
          <table:table-cell office:value-type="float" office:value="5.2">
            <text:p>5.2</text:p>
          </table:table-cell>
          <table:table-cell office:value-type="float" office:value="834">
            <text:p>834</text:p>
          </table:table-cell>
          <table:table-cell office:value-type="float" office:value="1397">
            <text:p>1397</text:p>
          </table:table-cell>
          <table:table-cell office:value-type="float" office:value="8">
            <text:p>8</text:p>
          </table:table-cell>
          <table:table-cell office:value-type="string">
            <text:p>🧗🔴 Via ferrata: 'Roche Veyrand' 😲 + 🏊‍♀️ in refreshing 🧊 river 💧</text:p>
          </table:table-cell>
          <table:table-cell office:value-type="string">
            <text:p>Via</text:p>
          </table:table-cell>
          <table:table-cell/>
          <table:table-cell office:value-type="float" office:value="295213425">
            <text:p>295213425</text:p>
          </table:table-cell>
          <table:table-cell office:value-type="string">
            <text:p>https://www.meetup.com/grenoble-adventure-club-english-french/events/295213425</text:p>
          </table:table-cell>
          <table:table-cell office:value-type="string">
            <text:p>https://s.42l.fr/t9FcHuw4</text:p>
          </table:table-cell>
          <table:table-cell/>
          <table:table-cell/>
          <table:table-cell/>
          <table:table-cell office:value-type="string">
            <text:p>2023-08-05-🧗🔴-Via-ferrata-Roche-Veyrand-😲-🏊‍♀️-in-refreshing-🧊-river-💧.html</text:p>
          </table:table-cell>
          <table:table-cell/>
        </table:table-row>
        <table:table-row>
          <table:table-cell office:value-type="string">
            <text:p>2023-08-06</text:p>
          </table:table-cell>
          <table:table-cell/>
          <table:table-cell office:value-type="float" office:value="15.4">
            <text:p>15.4</text:p>
          </table:table-cell>
          <table:table-cell office:value-type="float" office:value="1421">
            <text:p>1421</text:p>
          </table:table-cell>
          <table:table-cell office:value-type="float" office:value="2507">
            <text:p>2507</text:p>
          </table:table-cell>
          <table:table-cell office:value-type="float" office:value="9">
            <text:p>9</text:p>
          </table:table-cell>
          <table:table-cell office:value-type="string">
            <text:p>🥾🔴 Hike: Long 🥵 rewarding hike to 🏊‍♀️ in Lac du Vallon 🧊</text:p>
          </table:table-cell>
          <table:table-cell office:value-type="string">
            <text:p>Hike</text:p>
          </table:table-cell>
          <table:table-cell/>
          <table:table-cell office:value-type="float" office:value="295213821">
            <text:p>295213821</text:p>
          </table:table-cell>
          <table:table-cell office:value-type="string">
            <text:p>https://www.meetup.com/grenoble-adventure-club-english-french/events/295213821</text:p>
          </table:table-cell>
          <table:table-cell office:value-type="string">
            <text:p>https://s.42l.fr/O9MNbDw3</text:p>
          </table:table-cell>
          <table:table-cell office:value-type="string">
            <text:p>https://s.42l.fr/FGrvBkw8</text:p>
          </table:table-cell>
          <table:table-cell/>
          <table:table-cell/>
          <table:table-cell office:value-type="string">
            <text:p>2023-08-06-🥾🔴-Hike-Long-🥵-rewarding-hike-to-🏊‍♀️-in-Lac-du-Vallon-🧊.html</text:p>
          </table:table-cell>
          <table:table-cell/>
        </table:table-row>
        <table:table-row>
          <table:table-cell office:value-type="string">
            <text:p>2023-08-12</text:p>
          </table:table-cell>
          <table:table-cell office:value-type="string">
            <text:p>d1</text:p>
          </table:table-cell>
          <table:table-cell office:value-type="float" office:value="10">
            <text:p>10</text:p>
          </table:table-cell>
          <table:table-cell office:value-type="float" office:value="577">
            <text:p>577</text:p>
          </table:table-cell>
          <table:table-cell office:value-type="float" office:value="1800">
            <text:p>1800</text:p>
          </table:table-cell>
          <table:table-cell office:value-type="float" office:value="10">
            <text:p>10</text:p>
          </table:table-cell>
          <table:table-cell office:value-type="string">
            <text:p>🥾⛺🔴 Hike Camp: 2 single-day hikes + 🌠 night in refuge/tent #Ecrins</text:p>
          </table:table-cell>
          <table:table-cell office:value-type="string">
            <text:p>Hike</text:p>
          </table:table-cell>
          <table:table-cell office:value-type="string">
            <text:p>Day1</text:p>
          </table:table-cell>
          <table:table-cell office:value-type="float" office:value="295359916">
            <text:p>295359916</text:p>
          </table:table-cell>
          <table:table-cell office:value-type="string">
            <text:p>https://www.meetup.com/grenoble-adventure-club-english-french/events/295359916</text:p>
          </table:table-cell>
          <table:table-cell office:value-type="string">
            <text:p>https://s.42l.fr/Z4--x0ok</text:p>
          </table:table-cell>
          <table:table-cell office:value-type="string">
            <text:p>https://s.42l.fr/MK9M1mqx</text:p>
          </table:table-cell>
          <table:table-cell/>
          <table:table-cell/>
          <table:table-cell office:value-type="string">
            <text:p>2023-08-12-🥾⛺🔴-Hike-Camp-2-single-day-hikes-🌠-night-in-refuge-tent-#Ecrins.html</text:p>
          </table:table-cell>
          <table:table-cell/>
        </table:table-row>
        <table:table-row>
          <table:table-cell office:value-type="string">
            <text:p>2023-08-13</text:p>
          </table:table-cell>
          <table:table-cell office:value-type="string">
            <text:p>d2</text:p>
          </table:table-cell>
          <table:table-cell office:value-type="float" office:value="13.4">
            <text:p>13.4</text:p>
          </table:table-cell>
          <table:table-cell office:value-type="float" office:value="812">
            <text:p>812</text:p>
          </table:table-cell>
          <table:table-cell office:value-type="float" office:value="2580">
            <text:p>2580</text:p>
          </table:table-cell>
          <table:table-cell office:value-type="float" office:value="10">
            <text:p>10</text:p>
          </table:table-cell>
          <table:table-cell office:value-type="string">
            <text:p>🥾⛺🔴 Hike Camp: 2 single-day hikes + 🌠 night in refuge/tent #Ecrins</text:p>
          </table:table-cell>
          <table:table-cell office:value-type="string">
            <text:p>Hike</text:p>
          </table:table-cell>
          <table:table-cell office:value-type="string">
            <text:p>Day2</text:p>
          </table:table-cell>
          <table:table-cell office:value-type="string">
            <text:p>295359916_2</text:p>
          </table:table-cell>
          <table:table-cell office:value-type="string">
            <text:p>https://www.meetup.com/grenoble-adventure-club-english-french/events/295359916</text:p>
          </table:table-cell>
          <table:table-cell office:value-type="string">
            <text:p>https://s.42l.fr/CBCjaeK8</text:p>
          </table:table-cell>
          <table:table-cell office:value-type="string">
            <text:p>https://s.42l.fr/JVt-ic3w</text:p>
          </table:table-cell>
          <table:table-cell/>
          <table:table-cell/>
          <table:table-cell office:value-type="string">
            <text:p>2023-08-12-🥾⛺🔴-Hike-Camp-2-single-day-hikes-🌠-night-in-refuge-tent-#Ecrins.html</text:p>
          </table:table-cell>
          <table:table-cell/>
        </table:table-row>
        <table:table-row>
          <table:table-cell office:value-type="string">
            <text:p>2023-08-12</text:p>
          </table:table-cell>
          <table:table-cell/>
          <table:table-cell office:value-type="float" office:value="6.6">
            <text:p>6.6</text:p>
          </table:table-cell>
          <table:table-cell office:value-type="float" office:value="208">
            <text:p>208</text:p>
          </table:table-cell>
          <table:table-cell office:value-type="float" office:value="415">
            <text:p>415</text:p>
          </table:table-cell>
          <table:table-cell office:value-type="float" office:value="30">
            <text:p>30</text:p>
          </table:table-cell>
          <table:table-cell office:value-type="string">
            <text:p>🥾🟢Tour: Grotte les Cuves de Sassenage et Hike (Easy) Cascades (Waterfall) 🥾🟢</text:p>
          </table:table-cell>
          <table:table-cell office:value-type="string">
            <text:p>Hike</text:p>
          </table:table-cell>
          <table:table-cell/>
          <table:table-cell office:value-type="float" office:value="295315263">
            <text:p>295315263</text:p>
          </table:table-cell>
          <table:table-cell office:value-type="string">
            <text:p>https://www.meetup.com/grenoble-adventure-club-english-french/events/295315263</text:p>
          </table:table-cell>
          <table:table-cell office:value-type="string">
            <text:p>https://s.42l.fr/jrgnxwNC</text:p>
          </table:table-cell>
          <table:table-cell/>
          <table:table-cell/>
          <table:table-cell/>
          <table:table-cell office:value-type="string">
            <text:p>2023-08-12-🥾🟢Tour-Grotte-les-Cuves-de-Sassenage-et-Hike-Easy-Cascades-Waterfall-🥾🟢.html</text:p>
          </table:table-cell>
          <table:table-cell/>
        </table:table-row>
        <table:table-row>
          <table:table-cell office:value-type="string">
            <text:p>2023-08-14</text:p>
          </table:table-cell>
          <table:table-cell/>
          <table:table-cell office:value-type="float" office:value="14">
            <text:p>14</text:p>
          </table:table-cell>
          <table:table-cell office:value-type="float" office:value="1329">
            <text:p>1329</text:p>
          </table:table-cell>
          <table:table-cell office:value-type="float" office:value="2644">
            <text:p>2644</text:p>
          </table:table-cell>
          <table:table-cell office:value-type="float" office:value="12">
            <text:p>12</text:p>
          </table:table-cell>
          <table:table-cell office:value-type="string">
            <text:p>🥾⛺🔴 Hike Camp: after-work car ride + 🌠 night in tent + lake hike #Valsenestre</text:p>
          </table:table-cell>
          <table:table-cell office:value-type="string">
            <text:p>Hike</text:p>
          </table:table-cell>
          <table:table-cell/>
          <table:table-cell office:value-type="float" office:value="295381068">
            <text:p>295381068</text:p>
          </table:table-cell>
          <table:table-cell office:value-type="string">
            <text:p>https://www.meetup.com/grenoble-adventure-club-english-french/events/295381068</text:p>
          </table:table-cell>
          <table:table-cell office:value-type="string">
            <text:p>https://s.42l.fr/kbLPOI0m</text:p>
          </table:table-cell>
          <table:table-cell office:value-type="string">
            <text:p>https://s.42l.fr/9IBV9CmM7</text:p>
          </table:table-cell>
          <table:table-cell office:value-type="string">
            <text:p>https://s.42l.fr/J0wLL_Xs</text:p>
          </table:table-cell>
          <table:table-cell/>
          <table:table-cell office:value-type="string">
            <text:p>2023-08-14-🥾⛺🔴-Hike-Camp-after-work-car-ride-🌠-night-in-tent-lake-hike-#Valsenestre.html</text:p>
          </table:table-cell>
          <table:table-cell/>
        </table:table-row>
        <table:table-row>
          <table:table-cell office:value-type="string">
            <text:p>2023-08-19</text:p>
          </table:table-cell>
          <table:table-cell office:value-type="string">
            <text:p>d1</text:p>
          </table:table-cell>
          <table:table-cell office:value-type="float" office:value="7.2">
            <text:p>7.2</text:p>
          </table:table-cell>
          <table:table-cell office:value-type="float" office:value="580">
            <text:p>580</text:p>
          </table:table-cell>
          <table:table-cell office:value-type="float" office:value="2480">
            <text:p>2480</text:p>
          </table:table-cell>
          <table:table-cell office:value-type="float" office:value="14">
            <text:p>14</text:p>
          </table:table-cell>
          <table:table-cell office:value-type="string">
            <text:p>🥾⛺🔴 Hike : 2 days/1 night Mont Thabor 3178m 🌄 &amp; the lakes 🏊️</text:p>
          </table:table-cell>
          <table:table-cell office:value-type="string">
            <text:p>Hike</text:p>
          </table:table-cell>
          <table:table-cell/>
          <table:table-cell office:value-type="float" office:value="295503471">
            <text:p>295503471</text:p>
          </table:table-cell>
          <table:table-cell office:value-type="string">
            <text:p>https://www.meetup.com/grenoble-adventure-club-english-french/events/295503471</text:p>
          </table:table-cell>
          <table:table-cell office:value-type="string">
            <text:p>https://s.42l.fr/fcXFmZQd</text:p>
          </table:table-cell>
          <table:table-cell/>
          <table:table-cell/>
          <table:table-cell/>
          <table:table-cell office:value-type="string">
            <text:p>2023-08-19-🥾⛺🔴-Hike-2-days-1-night-Mont-Thabor-3178m-🌄-and-the-lakes-🏊️.html</text:p>
          </table:table-cell>
          <table:table-cell/>
        </table:table-row>
        <table:table-row>
          <table:table-cell office:value-type="string">
            <text:p>2023-08-20</text:p>
          </table:table-cell>
          <table:table-cell office:value-type="string">
            <text:p>d2</text:p>
          </table:table-cell>
          <table:table-cell office:value-type="float" office:value="7.2">
            <text:p>7.2</text:p>
          </table:table-cell>
          <table:table-cell office:value-type="float" office:value="580">
            <text:p>580</text:p>
          </table:table-cell>
          <table:table-cell office:value-type="float" office:value="3178">
            <text:p>3178</text:p>
          </table:table-cell>
          <table:table-cell office:value-type="float" office:value="14">
            <text:p>14</text:p>
          </table:table-cell>
          <table:table-cell office:value-type="string">
            <text:p>🥾⛺🔴 Hike : 2 days/1 night Mont Thabor 3178m 🌄 &amp; the lakes 🏊️</text:p>
          </table:table-cell>
          <table:table-cell office:value-type="string">
            <text:p>Hike</text:p>
          </table:table-cell>
          <table:table-cell/>
          <table:table-cell office:value-type="string">
            <text:p>295503471_2</text:p>
          </table:table-cell>
          <table:table-cell office:value-type="string">
            <text:p>https://www.meetup.com/grenoble-adventure-club-english-french/events/295503471</text:p>
          </table:table-cell>
          <table:table-cell office:value-type="string">
            <text:p>https://s.42l.fr/63cv0dtr</text:p>
          </table:table-cell>
          <table:table-cell/>
          <table:table-cell/>
          <table:table-cell/>
          <table:table-cell office:value-type="string">
            <text:p>2023-08-19-🥾⛺🔴-Hike-2-days-1-night-Mont-Thabor-3178m-🌄-and-the-lakes-🏊️.html</text:p>
          </table:table-cell>
          <table:table-cell/>
        </table:table-row>
        <table:table-row>
          <table:table-cell office:value-type="string">
            <text:p>2023-09-29</text:p>
          </table:table-cell>
          <table:table-cell/>
          <table:table-cell office:value-type="float" office:value="7.6">
            <text:p>7.6</text:p>
          </table:table-cell>
          <table:table-cell office:value-type="float" office:value="442">
            <text:p>442</text:p>
          </table:table-cell>
          <table:table-cell office:value-type="float" office:value="635">
            <text:p>635</text:p>
          </table:table-cell>
          <table:table-cell office:value-type="float" office:value="74">
            <text:p>74</text:p>
          </table:table-cell>
          <table:table-cell office:value-type="string">
            <text:p>🥾🌚Harvest Moon ('lune de moisson') - Night Hike to Mt. Jala (Bastille)🌚🥾</text:p>
          </table:table-cell>
          <table:table-cell office:value-type="string">
            <text:p>Hike</text:p>
          </table:table-cell>
          <table:table-cell/>
          <table:table-cell office:value-type="float" office:value="289327751">
            <text:p>289327751</text:p>
          </table:table-cell>
          <table:table-cell office:value-type="string">
            <text:p>https://www.meetup.com/grenoble-adventure-club-english-french/events/289327751</text:p>
          </table:table-cell>
          <table:table-cell office:value-type="string">
            <text:p>https://s.42l.fr/iF8IWgUy</text:p>
          </table:table-cell>
          <table:table-cell/>
          <table:table-cell/>
          <table:table-cell/>
          <table:table-cell office:value-type="string">
            <text:p>2023-09-29-🥾🌚Harvest-Moon-lune-de-moisson-Night-Hike-to-Mt-Jala-Bastille🌚🥾.html</text:p>
          </table:table-cell>
          <table:table-cell/>
        </table:table-row>
        <table:table-row>
          <table:table-cell office:value-type="string">
            <text:p>2023-09-30</text:p>
          </table:table-cell>
          <table:table-cell office:value-type="string">
            <text:p>d1</text:p>
          </table:table-cell>
          <table:table-cell office:value-type="float" office:value="14.9">
            <text:p>14.9</text:p>
          </table:table-cell>
          <table:table-cell office:value-type="float" office:value="1072">
            <text:p>1072</text:p>
          </table:table-cell>
          <table:table-cell office:value-type="float" office:value="2368">
            <text:p>2368</text:p>
          </table:table-cell>
          <table:table-cell office:value-type="float" office:value="3">
            <text:p>3</text:p>
          </table:table-cell>
          <table:table-cell office:value-type="string">
            <text:p>🥾⛺🔴 Hike : daily hikes &amp; night camp 'Le Plateau de Bure' 📡📡📡👽</text:p>
          </table:table-cell>
          <table:table-cell office:value-type="string">
            <text:p>Hike</text:p>
          </table:table-cell>
          <table:table-cell office:value-type="string">
            <text:p>Day1</text:p>
          </table:table-cell>
          <table:table-cell office:value-type="float" office:value="296425340">
            <text:p>296425340</text:p>
          </table:table-cell>
          <table:table-cell office:value-type="string">
            <text:p>https://www.meetup.com/grenoble-adventure-club-english-french/events/296425340</text:p>
          </table:table-cell>
          <table:table-cell office:value-type="string">
            <text:p>https://s.42l.fr/UM2biyHO</text:p>
          </table:table-cell>
          <table:table-cell/>
          <table:table-cell/>
          <table:table-cell/>
          <table:table-cell office:value-type="string">
            <text:p>2023-09-30-🥾⛺🔴-Hike-daily-hikes-and-night-camp-Le-Plateau-de-Bure-📡📡📡👽.html</text:p>
          </table:table-cell>
          <table:table-cell/>
        </table:table-row>
        <table:table-row>
          <table:table-cell office:value-type="string">
            <text:p>2023-10-01</text:p>
          </table:table-cell>
          <table:table-cell office:value-type="string">
            <text:p>d2</text:p>
          </table:table-cell>
          <table:table-cell office:value-type="float" office:value="14.9">
            <text:p>14.9</text:p>
          </table:table-cell>
          <table:table-cell office:value-type="float" office:value="1537">
            <text:p>1537</text:p>
          </table:table-cell>
          <table:table-cell office:value-type="float" office:value="2709">
            <text:p>2709</text:p>
          </table:table-cell>
          <table:table-cell office:value-type="float" office:value="3">
            <text:p>3</text:p>
          </table:table-cell>
          <table:table-cell office:value-type="string">
            <text:p>🥾⛺🔴 Hike : daily hikes &amp; night camp 'Le Plateau de Bure' 📡📡📡👽</text:p>
          </table:table-cell>
          <table:table-cell office:value-type="string">
            <text:p>Hike</text:p>
          </table:table-cell>
          <table:table-cell office:value-type="string">
            <text:p>Day2</text:p>
          </table:table-cell>
          <table:table-cell office:value-type="string">
            <text:p>296425340_2</text:p>
          </table:table-cell>
          <table:table-cell office:value-type="string">
            <text:p>https://www.meetup.com/grenoble-adventure-club-english-french/events/296425340</text:p>
          </table:table-cell>
          <table:table-cell office:value-type="string">
            <text:p>https://s.42l.fr/dShnNiNp</text:p>
          </table:table-cell>
          <table:table-cell/>
          <table:table-cell/>
          <table:table-cell/>
          <table:table-cell office:value-type="string">
            <text:p>2023-09-30-🥾⛺🔴-Hike-daily-hikes-and-night-camp-Le-Plateau-de-Bure-📡📡📡👽.html</text:p>
          </table:table-cell>
          <table:table-cell/>
        </table:table-row>
        <table:table-row>
          <table:table-cell office:value-type="string">
            <text:p>2023-10-07</text:p>
          </table:table-cell>
          <table:table-cell/>
          <table:table-cell office:value-type="float" office:value="9.8">
            <text:p>9.8</text:p>
          </table:table-cell>
          <table:table-cell office:value-type="float" office:value="480">
            <text:p>480</text:p>
          </table:table-cell>
          <table:table-cell office:value-type="float" office:value="570">
            <text:p>570</text:p>
          </table:table-cell>
          <table:table-cell office:value-type="float" office:value="13">
            <text:p>13</text:p>
          </table:table-cell>
          <table:table-cell office:value-type="string">
            <text:p>🥾🔵 Hike: (f)Romage 🧀</text:p>
          </table:table-cell>
          <table:table-cell office:value-type="string">
            <text:p>Hike</text:p>
          </table:table-cell>
          <table:table-cell/>
          <table:table-cell office:value-type="float" office:value="296560263">
            <text:p>296560263</text:p>
          </table:table-cell>
          <table:table-cell office:value-type="string">
            <text:p>https://www.meetup.com/grenoble-adventure-club-english-french/events/296560263</text:p>
          </table:table-cell>
          <table:table-cell office:value-type="string">
            <text:p>https://s.42l.fr/mJ1KB5-U</text:p>
          </table:table-cell>
          <table:table-cell/>
          <table:table-cell/>
          <table:table-cell/>
          <table:table-cell office:value-type="string">
            <text:p>2023-10-07-🥾🔵-Hike-fRomage-🧀.html</text:p>
          </table:table-cell>
          <table:table-cell/>
        </table:table-row>
        <table:table-row>
          <table:table-cell office:value-type="string">
            <text:p>2023-10-15</text:p>
          </table:table-cell>
          <table:table-cell/>
          <table:table-cell office:value-type="float" office:value="10.8">
            <text:p>10.8</text:p>
          </table:table-cell>
          <table:table-cell office:value-type="float" office:value="691">
            <text:p>691</text:p>
          </table:table-cell>
          <table:table-cell office:value-type="float" office:value="865">
            <text:p>865</text:p>
          </table:table-cell>
          <table:table-cell office:value-type="float" office:value="7">
            <text:p>7</text:p>
          </table:table-cell>
          <table:table-cell office:value-type="string">
            <text:p>🥾🔵 Hike: La Ferme Durand 🚜</text:p>
          </table:table-cell>
          <table:table-cell office:value-type="string">
            <text:p>Hike</text:p>
          </table:table-cell>
          <table:table-cell/>
          <table:table-cell office:value-type="float" office:value="296703101">
            <text:p>296703101</text:p>
          </table:table-cell>
          <table:table-cell office:value-type="string">
            <text:p>https://www.meetup.com/grenoble-adventure-club-english-french/events/296703101</text:p>
          </table:table-cell>
          <table:table-cell office:value-type="string">
            <text:p>https://s.42l.fr/j_PX-bWb</text:p>
          </table:table-cell>
          <table:table-cell/>
          <table:table-cell/>
          <table:table-cell/>
          <table:table-cell office:value-type="string">
            <text:p>2023-10-15-🥾🔵-Hike-La-Ferme-Durand-🚜.html</text:p>
          </table:table-cell>
          <table:table-cell/>
        </table:table-row>
        <table:table-row>
          <table:table-cell office:value-type="string">
            <text:p>2023-10-21</text:p>
          </table:table-cell>
          <table:table-cell/>
          <table:table-cell office:value-type="float" office:value="6.6">
            <text:p>6.6</text:p>
          </table:table-cell>
          <table:table-cell office:value-type="float" office:value="739">
            <text:p>739</text:p>
          </table:table-cell>
          <table:table-cell office:value-type="float" office:value="1335">
            <text:p>1335</text:p>
          </table:table-cell>
          <table:table-cell office:value-type="float" office:value="20">
            <text:p>20</text:p>
          </table:table-cell>
          <table:table-cell office:value-type="string">
            <text:p>🟢 🥾 Easy Hike - Fort Saint-Eynard (2023) 🟢 🥾</text:p>
          </table:table-cell>
          <table:table-cell office:value-type="string">
            <text:p>Hike</text:p>
          </table:table-cell>
          <table:table-cell/>
          <table:table-cell office:value-type="float" office:value="289698037">
            <text:p>289698037</text:p>
          </table:table-cell>
          <table:table-cell office:value-type="string">
            <text:p>https://www.meetup.com/grenoble-adventure-club-english-french/events/289698037</text:p>
          </table:table-cell>
          <table:table-cell office:value-type="string">
            <text:p>https://s.42l.fr/X1PV7Bd5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3-10-22</text:p>
          </table:table-cell>
          <table:table-cell/>
          <table:table-cell office:value-type="float" office:value="14.9">
            <text:p>14.9</text:p>
          </table:table-cell>
          <table:table-cell office:value-type="float" office:value="313">
            <text:p>313</text:p>
          </table:table-cell>
          <table:table-cell office:value-type="float" office:value="437">
            <text:p>437</text:p>
          </table:table-cell>
          <table:table-cell office:value-type="float" office:value="8">
            <text:p>8</text:p>
          </table:table-cell>
          <table:table-cell office:value-type="string">
            <text:p>🥾🔵 Hike: Castle of Bon Repos 🏰 #Chestnut 🌰 #Tram 🚊</text:p>
          </table:table-cell>
          <table:table-cell office:value-type="string">
            <text:p>Hike</text:p>
          </table:table-cell>
          <table:table-cell/>
          <table:table-cell office:value-type="float" office:value="296875526">
            <text:p>296875526</text:p>
          </table:table-cell>
          <table:table-cell office:value-type="string">
            <text:p>https://www.meetup.com/grenoble-adventure-club-english-french/events/296875526</text:p>
          </table:table-cell>
          <table:table-cell office:value-type="string">
            <text:p>https://s.42l.fr/KHE4Mq7C</text:p>
          </table:table-cell>
          <table:table-cell/>
          <table:table-cell/>
          <table:table-cell/>
          <table:table-cell office:value-type="string">
            <text:p>2023-10-22-🥾🔵-Hike-Castle-of-Bon-Repos-🏰-#Chestnut-🌰-#Tram-🚊.html</text:p>
          </table:table-cell>
          <table:table-cell/>
        </table:table-row>
        <table:table-row>
          <table:table-cell office:value-type="string">
            <text:p>2023-10-29</text:p>
          </table:table-cell>
          <table:table-cell/>
          <table:table-cell office:value-type="float" office:value="19">
            <text:p>19</text:p>
          </table:table-cell>
          <table:table-cell office:value-type="float" office:value="814">
            <text:p>814</text:p>
          </table:table-cell>
          <table:table-cell office:value-type="float" office:value="1020">
            <text:p>1020</text:p>
          </table:table-cell>
          <table:table-cell office:value-type="float" office:value="12">
            <text:p>12</text:p>
          </table:table-cell>
          <table:table-cell office:value-type="string">
            <text:p>🥾🔵 Hike: Vercors via the Old Tramway Railroad 🚊🚊🚊 #Tram 🚊</text:p>
          </table:table-cell>
          <table:table-cell office:value-type="string">
            <text:p>Hike</text:p>
          </table:table-cell>
          <table:table-cell/>
          <table:table-cell office:value-type="float" office:value="297008770">
            <text:p>297008770</text:p>
          </table:table-cell>
          <table:table-cell office:value-type="string">
            <text:p>https://www.meetup.com/grenoble-adventure-club-english-french/events/297008770</text:p>
          </table:table-cell>
          <table:table-cell office:value-type="string">
            <text:p>https://s.42l.fr/c8khw3VX</text:p>
          </table:table-cell>
          <table:table-cell/>
          <table:table-cell/>
          <table:table-cell/>
          <table:table-cell office:value-type="string">
            <text:p>2023-10-29-🥾🔵-Hike-Vercors-via-the-Old-Tramway-Railroad-🚊🚊🚊-#Tram-🚊.html</text:p>
          </table:table-cell>
          <table:table-cell/>
        </table:table-row>
        <table:table-row>
          <table:table-cell office:value-type="string">
            <text:p>2023-11-01</text:p>
          </table:table-cell>
          <table:table-cell/>
          <table:table-cell office:value-type="float" office:value="11.7">
            <text:p>11.7</text:p>
          </table:table-cell>
          <table:table-cell office:value-type="float" office:value="694">
            <text:p>694</text:p>
          </table:table-cell>
          <table:table-cell office:value-type="float" office:value="2253">
            <text:p>2253</text:p>
          </table:table-cell>
          <table:table-cell office:value-type="float" office:value="6">
            <text:p>6</text:p>
          </table:table-cell>
          <table:table-cell office:value-type="string">
            <text:p>🥾🔴 Hike: ⛄❄ snow walk (and bath?😱🥶) in Chamrousse!? 🧊</text:p>
          </table:table-cell>
          <table:table-cell office:value-type="string">
            <text:p>Hike</text:p>
          </table:table-cell>
          <table:table-cell/>
          <table:table-cell office:value-type="float" office:value="297066459">
            <text:p>297066459</text:p>
          </table:table-cell>
          <table:table-cell office:value-type="string">
            <text:p>https://www.meetup.com/grenoble-adventure-club-english-french/events/297066459</text:p>
          </table:table-cell>
          <table:table-cell office:value-type="string">
            <text:p>https://s.42l.fr/CuN6Eyfo</text:p>
          </table:table-cell>
          <table:table-cell/>
          <table:table-cell/>
          <table:table-cell/>
          <table:table-cell office:value-type="string">
            <text:p>2023-11-01-🥾🔴-Hike-⛄❄-snow-walk-and-bath?😱🥶-in-Chamrousse?-🧊.html</text:p>
          </table:table-cell>
          <table:table-cell/>
        </table:table-row>
        <table:table-row>
          <table:table-cell office:value-type="string">
            <text:p>2023-11-05</text:p>
          </table:table-cell>
          <table:table-cell/>
          <table:table-cell office:value-type="float" office:value="11.5">
            <text:p>11.5</text:p>
          </table:table-cell>
          <table:table-cell office:value-type="float" office:value="642">
            <text:p>642</text:p>
          </table:table-cell>
          <table:table-cell office:value-type="float" office:value="1966">
            <text:p>1966</text:p>
          </table:table-cell>
          <table:table-cell office:value-type="float" office:value="11">
            <text:p>11</text:p>
          </table:table-cell>
          <table:table-cell office:value-type="string">
            <text:p>🥾🔵 Hike: ⛄ snow walk 'La Montagne de Lans' ⛷️</text:p>
          </table:table-cell>
          <table:table-cell office:value-type="string">
            <text:p>Hike</text:p>
          </table:table-cell>
          <table:table-cell/>
          <table:table-cell office:value-type="float" office:value="297155316">
            <text:p>297155316</text:p>
          </table:table-cell>
          <table:table-cell office:value-type="string">
            <text:p>https://www.meetup.com/grenoble-adventure-club-english-french/events/297155316</text:p>
          </table:table-cell>
          <table:table-cell office:value-type="string">
            <text:p>https://s.42l.fr/W_bJYIPy</text:p>
          </table:table-cell>
          <table:table-cell/>
          <table:table-cell/>
          <table:table-cell/>
          <table:table-cell office:value-type="string">
            <text:p>2023-11-05-🥾🔵-Hike-⛄-snow-walk-La-Montagne-de-Lans-⛷️.html</text:p>
          </table:table-cell>
          <table:table-cell/>
        </table:table-row>
        <table:table-row>
          <table:table-cell office:value-type="string">
            <text:p>2023-11-11</text:p>
          </table:table-cell>
          <table:table-cell/>
          <table:table-cell office:value-type="float" office:value="13.5">
            <text:p>13.5</text:p>
          </table:table-cell>
          <table:table-cell office:value-type="float" office:value="890">
            <text:p>890</text:p>
          </table:table-cell>
          <table:table-cell office:value-type="float" office:value="2124">
            <text:p>2124</text:p>
          </table:table-cell>
          <table:table-cell office:value-type="float" office:value="13">
            <text:p>13</text:p>
          </table:table-cell>
          <table:table-cell office:value-type="string">
            <text:p>🥾🔴 Hike: ⛄ snow walk 'Les 7 Laux' ⛷️</text:p>
          </table:table-cell>
          <table:table-cell office:value-type="string">
            <text:p>Hike</text:p>
          </table:table-cell>
          <table:table-cell/>
          <table:table-cell office:value-type="float" office:value="297276396">
            <text:p>297276396</text:p>
          </table:table-cell>
          <table:table-cell office:value-type="string">
            <text:p>https://www.meetup.com/grenoble-adventure-club-english-french/events/297276396</text:p>
          </table:table-cell>
          <table:table-cell office:value-type="string">
            <text:p>https://s.42l.fr/U_BL8Njq</text:p>
          </table:table-cell>
          <table:table-cell/>
          <table:table-cell/>
          <table:table-cell/>
          <table:table-cell office:value-type="string">
            <text:p>2023-11-11-🥾🔴-Hike-⛄-snow-walk-Les-7-Laux-⛷️.html</text:p>
          </table:table-cell>
          <table:table-cell/>
        </table:table-row>
        <table:table-row>
          <table:table-cell office:value-type="string">
            <text:p>2023-11-18</text:p>
          </table:table-cell>
          <table:table-cell/>
          <table:table-cell office:value-type="float" office:value="14">
            <text:p>14</text:p>
          </table:table-cell>
          <table:table-cell office:value-type="float" office:value="940">
            <text:p>940</text:p>
          </table:table-cell>
          <table:table-cell office:value-type="float" office:value="1270">
            <text:p>1270</text:p>
          </table:table-cell>
          <table:table-cell office:value-type="float" office:value="18">
            <text:p>18</text:p>
          </table:table-cell>
          <table:table-cell office:value-type="string">
            <text:p>🥾🔵 Hike: From Vif to Le Pieu ⛰ 1270m 🍃🍁🍂</text:p>
          </table:table-cell>
          <table:table-cell office:value-type="string">
            <text:p>Hike</text:p>
          </table:table-cell>
          <table:table-cell/>
          <table:table-cell office:value-type="float" office:value="297401005">
            <text:p>297401005</text:p>
          </table:table-cell>
          <table:table-cell office:value-type="string">
            <text:p>https://www.meetup.com/grenoble-adventure-club-english-french/events/297401005</text:p>
          </table:table-cell>
          <table:table-cell office:value-type="string">
            <text:p>https://s.42l.fr/9t1x93J3</text:p>
          </table:table-cell>
          <table:table-cell office:value-type="string">
            <text:p>https://brouter.de/brouter-web/#map=14/45.0483/5.6428/1069&amp;lonlats=5.6671,45.056759;5.640664,45.052272;5.641093,45.03012;5.667089,45.056493&amp;profile=hiking-mountain</text:p>
          </table:table-cell>
          <table:table-cell/>
          <table:table-cell/>
          <table:table-cell office:value-type="string">
            <text:p>2023-11-18-🥾🔵-Hike-From-Vif-to-Le-Pieu-⛰-1270m-🍃🍁🍂.html</text:p>
          </table:table-cell>
          <table:table-cell/>
        </table:table-row>
        <table:table-row>
          <table:table-cell office:value-type="string">
            <text:p>2023-11-26</text:p>
          </table:table-cell>
          <table:table-cell/>
          <table:table-cell office:value-type="float" office:value="13.1">
            <text:p>13.1</text:p>
          </table:table-cell>
          <table:table-cell office:value-type="float" office:value="602">
            <text:p>602</text:p>
          </table:table-cell>
          <table:table-cell office:value-type="float" office:value="1193">
            <text:p>1193</text:p>
          </table:table-cell>
          <table:table-cell office:value-type="float" office:value="13">
            <text:p>13</text:p>
          </table:table-cell>
          <table:table-cell office:value-type="string">
            <text:p>🥾🟢 Hike: Easy loop around Theys 🍂🏡🍁</text:p>
          </table:table-cell>
          <table:table-cell office:value-type="string">
            <text:p>Hike</text:p>
          </table:table-cell>
          <table:table-cell/>
          <table:table-cell office:value-type="float" office:value="297556849">
            <text:p>297556849</text:p>
          </table:table-cell>
          <table:table-cell office:value-type="string">
            <text:p>https://www.meetup.com/grenoble-adventure-club-english-french/events/297556849</text:p>
          </table:table-cell>
          <table:table-cell office:value-type="string">
            <text:p>https://s.42l.fr/kKgo0xaH</text:p>
          </table:table-cell>
          <table:table-cell office:value-type="string">
            <text:p>https://brouter.de/brouter-web/#map=14/45.3173/6.0028/1069&amp;lonlats=5.994716,45.301435;5.996296,45.301939;6.000423,45.310021;6.01583,45.321916;6.01797,45.321119;6.0229,45.326086;6.026988,45.331156;6.033297,45.325329;6.025078,45.320666;6.010165,45.307674;5.999866,45.300867;5.994791,45.301394&amp;profile=hiking-mountain</text:p>
          </table:table-cell>
          <table:table-cell/>
          <table:table-cell/>
          <table:table-cell office:value-type="string">
            <text:p>2023-11-26-🥾🟢-Hike-Easy-loop-around-Theys-🍂🏡🍁.html</text:p>
          </table:table-cell>
          <table:table-cell/>
        </table:table-row>
        <table:table-row>
          <table:table-cell office:value-type="string">
            <text:p>2023-12-03</text:p>
          </table:table-cell>
          <table:table-cell/>
          <table:table-cell office:value-type="float" office:value="15">
            <text:p>15</text:p>
          </table:table-cell>
          <table:table-cell office:value-type="float" office:value="763">
            <text:p>763</text:p>
          </table:table-cell>
          <table:table-cell office:value-type="float" office:value="1711">
            <text:p>1711</text:p>
          </table:table-cell>
          <table:table-cell office:value-type="float" office:value="16">
            <text:p>16</text:p>
          </table:table-cell>
          <table:table-cell office:value-type="string">
            <text:p>🥾🔵 Hike: Snow Walk Peyrouse from St-Jean-de-Vaulx ⛄❄</text:p>
          </table:table-cell>
          <table:table-cell office:value-type="string">
            <text:p>Hike</text:p>
          </table:table-cell>
          <table:table-cell/>
          <table:table-cell office:value-type="float" office:value="297699455">
            <text:p>297699455</text:p>
          </table:table-cell>
          <table:table-cell office:value-type="string">
            <text:p>https://www.meetup.com/grenoble-adventure-club-english-french/events/297699455</text:p>
          </table:table-cell>
          <table:table-cell office:value-type="string">
            <text:p>https://s.42l.fr/j1OmXr_W</text:p>
          </table:table-cell>
          <table:table-cell office:value-type="string">
            <text:p>https://brouter.de/brouter-web/#map=14/45.0138/5.7404/1069&amp;lonlats=5.757877,45.01237;5.75469,45.028906;5.751858,45.036049;5.745034,45.028861;5.726967,44.997424;5.724564,44.991914;5.752716,45.00509;5.757732,45.01234&amp;profile=hiking-mountain</text:p>
          </table:table-cell>
          <table:table-cell/>
          <table:table-cell/>
          <table:table-cell office:value-type="string">
            <text:p>2023-12-03-🥾🔵-Hike-Snow-Walk-Peyrouse-from-St-Jean-de-Vaulx-⛄❄.html</text:p>
          </table:table-cell>
          <table:table-cell/>
        </table:table-row>
        <table:table-row>
          <table:table-cell office:value-type="string">
            <text:p>2023-12-10</text:p>
          </table:table-cell>
          <table:table-cell/>
          <table:table-cell office:value-type="float" office:value="14.8">
            <text:p>14.8</text:p>
          </table:table-cell>
          <table:table-cell office:value-type="float" office:value="419">
            <text:p>419</text:p>
          </table:table-cell>
          <table:table-cell office:value-type="float" office:value="1245">
            <text:p>1245</text:p>
          </table:table-cell>
          <table:table-cell office:value-type="float" office:value="12">
            <text:p>12</text:p>
          </table:table-cell>
          <table:table-cell office:value-type="string">
            <text:p>🥾🟢 Hike: Easy loop near Laffrey and its lakes 🌅🌲🌄🐌</text:p>
          </table:table-cell>
          <table:table-cell office:value-type="string">
            <text:p>Hike</text:p>
          </table:table-cell>
          <table:table-cell/>
          <table:table-cell office:value-type="float" office:value="297831868">
            <text:p>297831868</text:p>
          </table:table-cell>
          <table:table-cell office:value-type="string">
            <text:p>https://www.meetup.com/grenoble-adventure-club-english-french/events/297831868</text:p>
          </table:table-cell>
          <table:table-cell office:value-type="string">
            <text:p>https://s.42l.fr/7pOUT96k</text:p>
          </table:table-cell>
          <table:table-cell office:value-type="string">
            <text:p>https://brouter.de/brouter-web/#map=14/45.0216/5.7854/OpenTopoMap&amp;lonlats=5.776545,45.022253;5.781984,45.036051;5.789022,45.037415;5.790932,45.035306;5.794902,45.035147;5.810893,45.036747;5.812191,45.036826;5.812454,45.026374;5.793056,45.012743;5.793394,45.001836;5.786641,45.013811;5.786533,45.017199;5.781716,45.023857;5.776845,45.022139&amp;profile=hiking-mountain</text:p>
          </table:table-cell>
          <table:table-cell/>
          <table:table-cell/>
          <table:table-cell office:value-type="string">
            <text:p>2023-12-10-🥾🟢-Hike-Easy-loop-near-Laffrey-and-its-lakes-🌅🌲🌄🐌.html</text:p>
          </table:table-cell>
          <table:table-cell/>
        </table:table-row>
        <table:table-row>
          <table:table-cell office:value-type="string">
            <text:p>2023-12-29</text:p>
          </table:table-cell>
          <table:table-cell/>
          <table:table-cell/>
          <table:table-cell/>
          <table:table-cell/>
          <table:table-cell office:value-type="float" office:value="2">
            <text:p>2</text:p>
          </table:table-cell>
          <table:table-cell office:value-type="string">
            <text:p>GAC indoor activities: axe throwing</text:p>
          </table:table-cell>
          <table:table-cell office:value-type="string">
            <text:p>pub</text:p>
          </table:table-cell>
          <table:table-cell/>
          <table:table-cell office:value-type="float" office:value="298190705">
            <text:p>298190705</text:p>
          </table:table-cell>
          <table:table-cell office:value-type="string">
            <text:p>https://www.meetup.com/grenoble-adventure-club-english-french/events/298190705</text:p>
          </table:table-cell>
          <table:table-cell/>
          <table:table-cell/>
          <table:table-cell/>
          <table:table-cell/>
          <table:table-cell office:value-type="string">
            <text:p>2023-12-29-GAC-indoor-activities-axe-throwing.html</text:p>
          </table:table-cell>
          <table:table-cell/>
        </table:table-row>
        <table:table-row>
          <table:table-cell office:value-type="string">
            <text:p>2024-01-06</text:p>
          </table:table-cell>
          <table:table-cell/>
          <table:table-cell office:value-type="float" office:value="14.1">
            <text:p>14.1</text:p>
          </table:table-cell>
          <table:table-cell office:value-type="float" office:value="727">
            <text:p>727</text:p>
          </table:table-cell>
          <table:table-cell office:value-type="float" office:value="758">
            <text:p>758</text:p>
          </table:table-cell>
          <table:table-cell office:value-type="float" office:value="12">
            <text:p>12</text:p>
          </table:table-cell>
          <table:table-cell office:value-type="string">
            <text:p>🥾🔵 Hike: From Tullins 🏙️ to Chartreuse Notre-Dame de Parmenie ⛪️</text:p>
          </table:table-cell>
          <table:table-cell office:value-type="string">
            <text:p>Hike</text:p>
          </table:table-cell>
          <table:table-cell/>
          <table:table-cell office:value-type="float" office:value="298335698">
            <text:p>298335698</text:p>
          </table:table-cell>
          <table:table-cell office:value-type="string">
            <text:p>https://www.meetup.com/grenoble-adventure-club-english-french/events/298335698</text:p>
          </table:table-cell>
          <table:table-cell office:value-type="string">
            <text:p>https://s.42l.fr/pgdVqpJV</text:p>
          </table:table-cell>
          <table:table-cell office:value-type="string">
            <text:p>https://brouter.de/brouter-web/#map=14/45.3086/5.4802/1069&amp;lonlats=5.485466,45.302803;5.485611,45.303204;5.484924,45.303501;5.48427,45.303312;5.481928,45.303765;5.48353,45.304081;5.485225,45.305833;5.481319,45.308993;5.479324,45.3111;5.473595,45.315536;5.470934,45.318358;5.474668,45.321812;5.467731,45.323778;5.465215,45.323565;5.468574,45.318311;5.456536,45.305433;5.464668,45.303383;5.453703,45.299777;5.467329,45.297059;5.48074,45.298097;5.481416,45.297873;5.484152,45.300521;5.484812,45.302277;5.485337,45.302699</text:p>
          </table:table-cell>
          <table:table-cell/>
          <table:table-cell/>
          <table:table-cell office:value-type="string">
            <text:p>2024-01-06-🥾🔵-Hike-From-Tullins-🏙️-to-Chartreuse-Notre-Dame-de-Parmenie-⛪️.html</text:p>
          </table:table-cell>
          <table:table-cell/>
        </table:table-row>
        <table:table-row>
          <table:table-cell office:value-type="string">
            <text:p>2024-01-13</text:p>
          </table:table-cell>
          <table:table-cell/>
          <table:table-cell/>
          <table:table-cell/>
          <table:table-cell/>
          <table:table-cell office:value-type="float" office:value="15">
            <text:p>15</text:p>
          </table:table-cell>
          <table:table-cell office:value-type="string">
            <text:p>🎿 Ski: Ski for NOOB 2024 - Session 1 ⛷</text:p>
          </table:table-cell>
          <table:table-cell office:value-type="string">
            <text:p>Ski</text:p>
          </table:table-cell>
          <table:table-cell/>
          <table:table-cell office:value-type="float" office:value="298503169">
            <text:p>298503169</text:p>
          </table:table-cell>
          <table:table-cell office:value-type="string">
            <text:p>https://www.meetup.com/grenoble-adventure-club-english-french/events/298503169</text:p>
          </table:table-cell>
          <table:table-cell office:value-type="string">
            <text:p>https://s.42l.fr/kUBuCnzS</text:p>
          </table:table-cell>
          <table:table-cell office:value-type="string">
            <text:p>https://www.achardsports.com/location-de-ski-niveau-bleu/</text:p>
          </table:table-cell>
          <table:table-cell/>
          <table:table-cell/>
          <table:table-cell office:value-type="string">
            <text:p>2024-01-13-🎿-Ski-Ski-for-NOOB-2024---Session-1-⛷.html</text:p>
          </table:table-cell>
          <table:table-cell/>
        </table:table-row>
        <table:table-row>
          <table:table-cell office:value-type="string">
            <text:p>2024-01-21</text:p>
          </table:table-cell>
          <table:table-cell/>
          <table:table-cell office:value-type="float" office:value="13.5">
            <text:p>13.5</text:p>
          </table:table-cell>
          <table:table-cell office:value-type="float" office:value="710">
            <text:p>710</text:p>
          </table:table-cell>
          <table:table-cell office:value-type="float" office:value="982">
            <text:p>982</text:p>
          </table:table-cell>
          <table:table-cell office:value-type="float" office:value="7">
            <text:p>7</text:p>
          </table:table-cell>
          <table:table-cell office:value-type="string">
            <text:p>🥾🔵 Hike: Loop around St-Georges-de-Commiers and walk along old train path 🚂</text:p>
          </table:table-cell>
          <table:table-cell office:value-type="string">
            <text:p>Hike</text:p>
          </table:table-cell>
          <table:table-cell/>
          <table:table-cell office:value-type="float" office:value="298638373">
            <text:p>298638373</text:p>
          </table:table-cell>
          <table:table-cell office:value-type="string">
            <text:p>https://www.meetup.com/grenoble-adventure-club-english-french/events/298638373</text:p>
          </table:table-cell>
          <table:table-cell office:value-type="string">
            <text:p>https://s.42l.fr/7s104CRd</text:p>
          </table:table-cell>
          <table:table-cell office:value-type="string">
            <text:p>https://brouter.de/brouter-web/#map=14/45.0238/5.7071/OpenTopoMap&amp;lonlats=5.704104,45.038111;5.708921,45.032501;5.706201,45.027595;5.711904,45.028557;5.717772,45.031531;5.716227,45.028474;5.715627,45.02519;5.717514,45.023703;5.718244,45.020972;5.719221,45.013421;5.720175,45.012533;5.710436,45.006432;5.7137,45.014284;5.701087,45.010869;5.69838,45.010648;5.699029,45.014578;5.699142,45.01967;5.701153,45.024599;5.699383,45.027163;5.698498,45.031614;5.699565,45.035079;5.703905,45.038119&amp;profile=hiking-mountain</text:p>
          </table:table-cell>
          <table:table-cell/>
          <table:table-cell/>
          <table:table-cell office:value-type="string">
            <text:p>2024-01-21-🥾🔵-Hike-Loop-around-St-Georges-de-Commiers-and-walk-along-old-train-path-🚂.html</text:p>
          </table:table-cell>
          <table:table-cell/>
        </table:table-row>
        <table:table-row>
          <table:table-cell office:value-type="string">
            <text:p>2024-01-27</text:p>
          </table:table-cell>
          <table:table-cell/>
          <table:table-cell office:value-type="float" office:value="12.5">
            <text:p>12.5</text:p>
          </table:table-cell>
          <table:table-cell office:value-type="float" office:value="563">
            <text:p>563</text:p>
          </table:table-cell>
          <table:table-cell office:value-type="float" office:value="1545">
            <text:p>1545</text:p>
          </table:table-cell>
          <table:table-cell office:value-type="float" office:value="7">
            <text:p>7</text:p>
          </table:table-cell>
          <table:table-cell office:value-type="string">
            <text:p>🥾🔵 Hike: enjoying the panoramic views and full-moon night sky deep in Vercors</text:p>
          </table:table-cell>
          <table:table-cell office:value-type="string">
            <text:p>Hike</text:p>
          </table:table-cell>
          <table:table-cell/>
          <table:table-cell office:value-type="float" office:value="298796068">
            <text:p>298796068</text:p>
          </table:table-cell>
          <table:table-cell office:value-type="string">
            <text:p>https://www.meetup.com/grenoble-adventure-club-english-french/events/298796068</text:p>
          </table:table-cell>
          <table:table-cell office:value-type="string">
            <text:p>https://shorturl.at/bgUW6</text:p>
          </table:table-cell>
          <table:table-cell office:value-type="string">
            <text:p>https://graphhopper.com/maps/?point=45.060074%2C5.52292&amp;point=45.059966%2C5.522958&amp;point=45.05603%2C5.520469&amp;point=45.053581%2C5.516083&amp;point=45.053241%2C5.505045&amp;point=45.050159%2C5.501552&amp;point=45.046058%2C5.49969&amp;point=45.039146%2C5.496024&amp;point=45.043111%2C5.493196&amp;point=45.0488%2C5.486832&amp;point=45.045443%2C5.483636&amp;point=45.047818%2C5.481813&amp;point=45.059799%2C5.489993&amp;point=45.066156%2C5.4988&amp;point=45.059132%2C5.51291&amp;point=45.060114%2C5.522804&amp;profile=hike&amp;layer=TF+Outdoors</text:p>
          </table:table-cell>
          <table:table-cell/>
          <table:table-cell/>
          <table:table-cell office:value-type="string">
            <text:p>2024-01-27-🥾🔵-Hike-enjoying-the-panoramic-views-and-full-moon-night-sky-deep-in-Vercors.html</text:p>
          </table:table-cell>
          <table:table-cell/>
        </table:table-row>
        <table:table-row>
          <table:table-cell office:value-type="string">
            <text:p>2024-01-28</text:p>
          </table:table-cell>
          <table:table-cell/>
          <table:table-cell office:value-type="float" office:value="10.5">
            <text:p>10.5</text:p>
          </table:table-cell>
          <table:table-cell office:value-type="float" office:value="510">
            <text:p>510</text:p>
          </table:table-cell>
          <table:table-cell office:value-type="float" office:value="1136">
            <text:p>1136</text:p>
          </table:table-cell>
          <table:table-cell office:value-type="float" office:value="4">
            <text:p>4</text:p>
          </table:table-cell>
          <table:table-cell office:value-type="string">
            <text:p>🥾🟢 Hike: Sainte-Agnès, a village between forest 🌲 and mountains ⛰️</text:p>
          </table:table-cell>
          <table:table-cell office:value-type="string">
            <text:p>Hike</text:p>
          </table:table-cell>
          <table:table-cell/>
          <table:table-cell office:value-type="float" office:value="298820053">
            <text:p>298820053</text:p>
          </table:table-cell>
          <table:table-cell office:value-type="string">
            <text:p>https://www.meetup.com/grenoble-adventure-club-english-french/events/298820053</text:p>
          </table:table-cell>
          <table:table-cell office:value-type="string">
            <text:p>https://s.42l.fr/vxvZ2C-J</text:p>
          </table:table-cell>
          <table:table-cell office:value-type="string">
            <text:p>https://brouter.de/brouter-web/#map=15/45.2397/5.9378/1069&amp;lonlats=5.921196,45.238118;5.914186,45.246295;5.925954,45.240652;5.958259,45.241218;5.962403,45.234311;5.950215,45.234542;5.937531,45.235028;5.933175,45.235673;5.921247,45.238093&amp;profile=hiking-mountain</text:p>
          </table:table-cell>
          <table:table-cell/>
          <table:table-cell/>
          <table:table-cell office:value-type="string">
            <text:p>2024-01-28-🥾🟢-Hike-Sainte-Agnes,-a-village-between-forest-🌲-and-mountains-⛰️.html</text:p>
          </table:table-cell>
          <table:table-cell/>
        </table:table-row>
        <table:table-row>
          <table:table-cell office:value-type="string">
            <text:p>2024-02-04</text:p>
          </table:table-cell>
          <table:table-cell/>
          <table:table-cell office:value-type="float" office:value="9.7">
            <text:p>9.7</text:p>
          </table:table-cell>
          <table:table-cell office:value-type="float" office:value="948">
            <text:p>948</text:p>
          </table:table-cell>
          <table:table-cell office:value-type="float" office:value="1791">
            <text:p>1791</text:p>
          </table:table-cell>
          <table:table-cell office:value-type="float" office:value="21">
            <text:p>21</text:p>
          </table:table-cell>
          <table:table-cell office:value-type="string">
            <text:p>🥾🔴 Hike: La Scia from St-Pierre-de-Chartreuse ⛄❄🛷</text:p>
          </table:table-cell>
          <table:table-cell office:value-type="string">
            <text:p>Hike</text:p>
          </table:table-cell>
          <table:table-cell/>
          <table:table-cell office:value-type="float" office:value="298950788">
            <text:p>298950788</text:p>
          </table:table-cell>
          <table:table-cell office:value-type="string">
            <text:p>https://www.meetup.com/grenoble-adventure-club-english-french/events/298950788</text:p>
          </table:table-cell>
          <table:table-cell office:value-type="string">
            <text:p>https://s.42l.fr/B-WDpxYh</text:p>
          </table:table-cell>
          <table:table-cell office:value-type="string">
            <text:p>https://brouter.de/brouter-web/#map=15/45.3446/5.8344/OpenTopoMap&amp;lonlats=5.814729,45.343138;5.820415,45.340261;5.838547,45.340956;5.850493,45.342247;5.850863,45.349318;5.846486,45.344892;5.823398,45.344922;5.814857,45.343334&amp;profile=hiking-mountain</text:p>
          </table:table-cell>
          <table:table-cell/>
          <table:table-cell/>
          <table:table-cell office:value-type="string">
            <text:p>2024-02-04-🥾🔴-Hike-La-Scia-from-St-Pierre-de-Chartreuse-⛄❄🛷.html</text:p>
          </table:table-cell>
          <table:table-cell/>
        </table:table-row>
        <table:table-row>
          <table:table-cell office:value-type="string">
            <text:p>2024-02-1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96">
            <text:p>596</text:p>
          </table:table-cell>
          <table:table-cell office:value-type="float" office:value="1709">
            <text:p>1709</text:p>
          </table:table-cell>
          <table:table-cell office:value-type="float" office:value="25">
            <text:p>25</text:p>
          </table:table-cell>
          <table:table-cell office:value-type="string">
            <text:p>🥾🔵 Hike: Snow walk in Vercors ⛄🛷, loop around Charande 🗻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299232900">
            <text:p>299232900</text:p>
          </table:table-cell>
          <table:table-cell office:value-type="string">
            <text:p>https://www.meetup.com/grenoble-adventure-club-english-french/events/299232900</text:p>
          </table:table-cell>
          <table:table-cell office:value-type="string">
            <text:p>https://s.42l.fr/VcgCcNmM</text:p>
          </table:table-cell>
          <table:table-cell office:value-type="string">
            <text:p>https://brouter.de/brouter-web/#map=13/45.1754/5.5895/standard&amp;lonlats=5.597395,45.163769;5.592342,45.160313;5.5798,45.15148;5.578642,45.156439;5.583919,45.169848;5.588695,45.183942;5.591913,45.192078;5.592014,45.197934;5.594766,45.188616;5.594004,45.184481;5.586678,45.16824;5.597132,45.163911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2-18-🥾🔵-Hike-Snow-walk-in-Vercors-⛄🛷,-loop-around-Charande-🗻.html</text:p>
          </table:table-cell>
          <table:table-cell/>
        </table:table-row>
        <table:table-row>
          <table:table-cell office:value-type="string">
            <text:p>2024-02-25</text:p>
          </table:table-cell>
          <table:table-cell office:value-type="float" office:value="0">
            <text:p>0</text:p>
          </table:table-cell>
          <table:table-cell office:value-type="float" office:value="14.1">
            <text:p>14.1</text:p>
          </table:table-cell>
          <table:table-cell office:value-type="float" office:value="442">
            <text:p>442</text:p>
          </table:table-cell>
          <table:table-cell office:value-type="float" office:value="432">
            <text:p>432</text:p>
          </table:table-cell>
          <table:table-cell office:value-type="float" office:value="11">
            <text:p>11</text:p>
          </table:table-cell>
          <table:table-cell office:value-type="string">
            <text:p>🥾🟢 Hike: Easy loop between Poliénas and l'Albenc 🏡🌲🌳🍃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299388606">
            <text:p>299388606</text:p>
          </table:table-cell>
          <table:table-cell office:value-type="string">
            <text:p>https://www.meetup.com/grenoble-adventure-club-english-french/events/299388606</text:p>
          </table:table-cell>
          <table:table-cell office:value-type="string">
            <text:p>https://s.42l.fr/QC34XrdR</text:p>
          </table:table-cell>
          <table:table-cell office:value-type="string">
            <text:p>https://brouter.de/brouter-web/#map=14/45.2353/5.4575/OpenTopoMap&amp;lonlats=5.471511,45.249437;5.466476,45.250959;5.468745,45.230763;5.459049,45.233942;5.448489,45.230204;5.446432,45.227233;5.441582,45.225782;5.441159,45.224785;5.441022,45.224767;5.440008,45.223627;5.439855,45.223221;5.442964,45.225776;5.449307,45.224663;5.463385,45.227082;5.469737,45.224632;5.470827,45.23318;5.470119,45.241717;5.466278,45.251012;5.471503,45.249294&amp;straight=7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2-25-🥾🟢-Hike-Easy-loop-between-Polienas-and-lAlbenc-🏡🌲🌳🍃.html</text:p>
          </table:table-cell>
          <table:table-cell/>
        </table:table-row>
        <table:table-row>
          <table:table-cell office:value-type="string">
            <text:p>2024-03-02</text:p>
          </table:table-cell>
          <table:table-cell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float" office:value="374">
            <text:p>374</text:p>
          </table:table-cell>
          <table:table-cell office:value-type="float" office:value="1136">
            <text:p>1136</text:p>
          </table:table-cell>
          <table:table-cell office:value-type="float" office:value="14">
            <text:p>14</text:p>
          </table:table-cell>
          <table:table-cell office:value-type="string">
            <text:p>🥾🟢 Hike: Easy loop around 'La Table' 🪑🏡🌞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299514997">
            <text:p>299514997</text:p>
          </table:table-cell>
          <table:table-cell office:value-type="string">
            <text:p>https://www.meetup.com/grenoble-adventure-club-english-french/events/299514997</text:p>
          </table:table-cell>
          <table:table-cell office:value-type="string">
            <text:p>https://s.42l.fr/tYOE_fwF</text:p>
          </table:table-cell>
          <table:table-cell office:value-type="string">
            <text:p>https://brouter.de/brouter-web/#map=14/45.4936/6.1871/OpenTopoMap&amp;lonlats=6.171457,45.479599;6.171591,45.482447;6.182792,45.492751;6.200709,45.503009;6.198611,45.499848;6.218986,45.504214;6.207191,45.493684;6.19895,45.493895;6.17318,45.477134;6.171565,45.479593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3-02-🥾🟢-Hike-Easy-loop-around-La-Table-🪑🏡🌞.html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2024-03-09</text:p>
          </table:table-cell>
          <table:table-cell office:value-type="float" office:value="0">
            <text:p>0</text:p>
          </table:table-cell>
          <table:table-cell office:value-type="float" office:value="14.2">
            <text:p>14.2</text:p>
          </table:table-cell>
          <table:table-cell office:value-type="float" office:value="657">
            <text:p>657</text:p>
          </table:table-cell>
          <table:table-cell office:value-type="float" office:value="964">
            <text:p>964</text:p>
          </table:table-cell>
          <table:table-cell office:value-type="float" office:value="6">
            <text:p>6</text:p>
          </table:table-cell>
          <table:table-cell office:value-type="string">
            <text:p>🥾🔵 Hike: Revel 🏡 Round Tower and Mongiron Peak 🏰🗻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299670915">
            <text:p>299670915</text:p>
          </table:table-cell>
          <table:table-cell office:value-type="string">
            <text:p>https://www.meetup.com/grenoble-adventure-club-english-french/events/299670915</text:p>
          </table:table-cell>
          <table:table-cell office:value-type="string">
            <text:p>https://s.42l.fr/gSKPnOOY</text:p>
          </table:table-cell>
          <table:table-cell office:value-type="string">
            <text:p>https://brouter.de/brouter-web/#map=14/45.1953/5.8693/OpenTopoMap&amp;lonlats=5.867131,45.184986;5.868099,45.185478;5.870363,45.18533;5.87142,45.18727;5.85817,45.190067;5.844963,45.200334;5.866356,45.207566;5.876892,45.204636;5.87923,45.202723;5.867064,45.20007;5.878909,45.197084;5.885485,45.196831;5.889026,45.190366;5.886075,45.189628;5.882288,45.184842;5.876462,45.183001;5.871313,45.18364;5.86785,45.184642;5.867254,45.184839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3-09-🥾🔵-Hike-Revel-🏡-Round-Tower-and-Mongiron-Peak-🏰🗻.html</text:p>
          </table:table-cell>
          <table:table-cell/>
        </table:table-row>
        <table:table-row>
          <table:table-cell office:value-type="string">
            <text:p>2024-03-16</text:p>
          </table:table-cell>
          <table:table-cell office:value-type="float" office:value="0">
            <text:p>0</text:p>
          </table:table-cell>
          <table:table-cell office:value-type="float" office:value="10.9">
            <text:p>10.9</text:p>
          </table:table-cell>
          <table:table-cell office:value-type="float" office:value="1000">
            <text:p>1000</text:p>
          </table:table-cell>
          <table:table-cell office:value-type="float" office:value="2214">
            <text:p>2214</text:p>
          </table:table-cell>
          <table:table-cell office:value-type="float" office:value="9">
            <text:p>9</text:p>
          </table:table-cell>
          <table:table-cell office:value-type="string">
            <text:p>🥾🔴 Hike: Le Piquet de Nantes 2214m with snow on top? ⛄❄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299814361">
            <text:p>299814361</text:p>
          </table:table-cell>
          <table:table-cell office:value-type="string">
            <text:p>https://www.meetup.com/grenoble-adventure-club-english-french/events/299814361</text:p>
          </table:table-cell>
          <table:table-cell office:value-type="string">
            <text:p>https://s.42l.fr/5syFvTUI</text:p>
          </table:table-cell>
          <table:table-cell office:value-type="string">
            <text:p>https://brouter.de/brouter-web/#map=14/44.9470/5.8442/OpenTopoMap&amp;lonlats=5.847693,44.929576;5.846572,44.929929;5.845145,44.948543;5.847253,44.952514;5.844984,44.957238;5.844061,44.961731;5.840306,44.953395;5.840435,44.941655;5.847731,44.929604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3-16-🥾🔴-Hike-Le-Piquet-de-Nantes-2214m-with-snow-on-top?-⛄❄.html</text:p>
          </table:table-cell>
          <table:table-cell/>
        </table:table-row>
        <table:table-row>
          <table:table-cell office:value-type="string">
            <text:p>2024-03-23</text:p>
          </table:table-cell>
          <table:table-cell office:value-type="float" office:value="0">
            <text:p>0</text:p>
          </table:table-cell>
          <table:table-cell office:value-type="float" office:value="6.5">
            <text:p>6.5</text:p>
          </table:table-cell>
          <table:table-cell office:value-type="float" office:value="680">
            <text:p>680</text:p>
          </table:table-cell>
          <table:table-cell office:value-type="float" office:value="710">
            <text:p>710</text:p>
          </table:table-cell>
          <table:table-cell office:value-type="float" office:value="5">
            <text:p>5</text:p>
          </table:table-cell>
          <table:table-cell office:value-type="string">
            <text:p>Hike: back to the basics (Bastille, Mont Jalla, Mont Rachais) + games + fun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299950014">
            <text:p>299950014</text:p>
          </table:table-cell>
          <table:table-cell office:value-type="string">
            <text:p>https://www.meetup.com/grenoble-adventure-club-english-french/events/299950014</text:p>
          </table:table-cell>
          <table:table-cell office:value-type="string">
            <text:p>https://shorturl.at/mopsw</text:p>
          </table:table-cell>
          <table:table-cell office:value-type="string">
            <text:p>https://graphhopper.com/maps/?point=45.193552,5.720191&amp;point=45.198726,5.724526&amp;point=45.200741,5.724916&amp;point=45.201272,5.724536&amp;point=45.203855,5.724226&amp;point=45.208292,5.727072&amp;point=45.20571,5.7281&amp;point=45.199957,5.725168&amp;point=45.197917,5.727329&amp;point=45.197923,5.728089&amp;point=45.197421,5.728368&amp;point=45.196905,5.728486&amp;point=45.197497,5.730549&amp;point=45.197875,5.731272&amp;profile=hike&amp;layer=Omnisca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3-23-Hike-back-to-the-basics-Bastille,-Mont-Jalla,-Mont-Rachais-games-fun.html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2024-03-24</text:p>
          </table:table-cell>
          <table:table-cell office:value-type="float" office:value="0">
            <text:p>0</text:p>
          </table:table-cell>
          <table:table-cell office:value-type="float" office:value="10.6">
            <text:p>10.6</text:p>
          </table:table-cell>
          <table:table-cell office:value-type="float" office:value="812">
            <text:p>812</text:p>
          </table:table-cell>
          <table:table-cell office:value-type="float" office:value="1966">
            <text:p>1966</text:p>
          </table:table-cell>
          <table:table-cell office:value-type="float" office:value="11">
            <text:p>11</text:p>
          </table:table-cell>
          <table:table-cell office:value-type="string">
            <text:p>🥾🔵 Hike: Pic St-Michel 🌄 from Pré du Four 🌳🚙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299951751">
            <text:p>299951751</text:p>
          </table:table-cell>
          <table:table-cell office:value-type="string">
            <text:p>https://www.meetup.com/grenoble-adventure-club-english-french/events/299951751</text:p>
          </table:table-cell>
          <table:table-cell office:value-type="string">
            <text:p>https://s.42l.fr/jxQybEbw</text:p>
          </table:table-cell>
          <table:table-cell office:value-type="string">
            <text:p>https://brouter.de/brouter-web/#map=15/45.0856/5.6270/OpenTopoMap&amp;lonlats=5.642381,45.088703;5.630879,45.087918;5.614657,45.078974;5.619419,45.090492;5.63015,45.082609;5.645943,45.087793;5.643153,45.088664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3-24-🥾🔵-Hike-Pic-St-Michel-🌄-from-Pre-du-Four-🌳🚙.html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2024-03-30</text:p>
          </table:table-cell>
          <table:table-cell office:value-type="float" office:value="0">
            <text:p>0</text:p>
          </table:table-cell>
          <table:table-cell office:value-type="float" office:value="15.2">
            <text:p>15.2</text:p>
          </table:table-cell>
          <table:table-cell office:value-type="float" office:value="550">
            <text:p>550</text:p>
          </table:table-cell>
          <table:table-cell office:value-type="float" office:value="811">
            <text:p>811</text:p>
          </table:table-cell>
          <table:table-cell office:value-type="float" office:value="6">
            <text:p>6</text:p>
          </table:table-cell>
          <table:table-cell office:value-type="string">
            <text:p>🥾🟢 Hike: Montmayeur towers rainy rendez-vous 🏰🌧️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300079128">
            <text:p>300079128</text:p>
          </table:table-cell>
          <table:table-cell office:value-type="string">
            <text:p>https://www.meetup.com/grenoble-adventure-club-english-french/events/300079128</text:p>
          </table:table-cell>
          <table:table-cell office:value-type="string">
            <text:p>https://s.42l.fr/qJorejLn</text:p>
          </table:table-cell>
          <table:table-cell office:value-type="string">
            <text:p>https://brouter.de/brouter-web/#map=13/45.4730/6.1007/OpenTopoMap&amp;lonlats=6.075447,45.458052;6.096567,45.478918;6.096707,45.479445;6.131723,45.498763;6.123106,45.489357;6.073203,45.4524;6.075245,45.457965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3-30-🥾🟢-Hike-Montmayeur-towers-rainy-rendez-vous-🏰🌧️.html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2024-03-31</text:p>
          </table:table-cell>
          <table:table-cell office:value-type="float" office:value="0">
            <text:p>0</text:p>
          </table:table-cell>
          <table:table-cell office:value-type="float" office:value="15.1">
            <text:p>15.1</text:p>
          </table:table-cell>
          <table:table-cell office:value-type="float" office:value="1215">
            <text:p>1215</text:p>
          </table:table-cell>
          <table:table-cell office:value-type="float" office:value="1845">
            <text:p>1845</text:p>
          </table:table-cell>
          <table:table-cell office:value-type="float" office:value="13">
            <text:p>13</text:p>
          </table:table-cell>
          <table:table-cell office:value-type="string">
            <text:p>🥾🔴 Hike: Rochers 'de Lorzier 1838m' ⛰️ and 'de Chalves' 1845m 🌄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300101111">
            <text:p>300101111</text:p>
          </table:table-cell>
          <table:table-cell office:value-type="string">
            <text:p>https://www.meetup.com/grenoble-adventure-club-english-french/events/300101111</text:p>
          </table:table-cell>
          <table:table-cell office:value-type="string">
            <text:p>https://s.42l.fr/F1inOPMf</text:p>
          </table:table-cell>
          <table:table-cell office:value-type="string">
            <text:p>https://brouter.de/brouter-web/#map=13/45.2962/5.6947/OpenTopoMap&amp;lonlats=5.679134,45.273395;5.685176,45.283858;5.681365,45.286135;5.694524,45.299639;5.701737,45.315225;5.696146,45.313348;5.698068,45.298217;5.684704,45.282886;5.67905,45.27339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3-31-🥾🔴-Hike-Rochers-de-Lorzier-1838m-⛰️-and-de-Chalves-1845m-🌄.html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2024-04-07</text:p>
          </table:table-cell>
          <table:table-cell office:value-type="float" office:value="0">
            <text:p>0</text:p>
          </table:table-cell>
          <table:table-cell office:value-type="float" office:value="14.2">
            <text:p>14.2</text:p>
          </table:table-cell>
          <table:table-cell office:value-type="float" office:value="1028">
            <text:p>1028</text:p>
          </table:table-cell>
          <table:table-cell office:value-type="float" office:value="1158">
            <text:p>1158</text:p>
          </table:table-cell>
          <table:table-cell office:value-type="float" office:value="25">
            <text:p>25</text:p>
          </table:table-cell>
          <table:table-cell office:value-type="string">
            <text:p>🥾🔴 Hike: ⚔️ Conquering Vercors through the 'Gorges du Nan' passage 🏞️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300210117">
            <text:p>300210117</text:p>
          </table:table-cell>
          <table:table-cell office:value-type="string">
            <text:p>https://www.meetup.com/grenoble-adventure-club-english-french/events/300210117</text:p>
          </table:table-cell>
          <table:table-cell office:value-type="string">
            <text:p>https://s.42l.fr/koZkE5Lh</text:p>
          </table:table-cell>
          <table:table-cell office:value-type="string">
            <text:p>https://brouter.de/brouter-web/#map=14/45.1559/5.4279/OpenTopoMap&amp;lonlats=5.41244,45.170564;5.411998,45.170068;5.430207,45.162432;5.436111,45.146293;5.438941,45.147975;5.438495,45.140261;5.417853,45.14422;5.408878,45.158208;5.41369,45.168763;5.412762,45.17073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4-07-🥾🔴-Hike-⚔️-Conquering-Vercors-through-the-Gorges-du-Nan-passage-🏞️.html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2024-04-13</text:p>
          </table:table-cell>
          <table:table-cell office:value-type="float" office:value="0">
            <text:p>0</text:p>
          </table:table-cell>
          <table:table-cell office:value-type="float" office:value="8.8">
            <text:p>8.8</text:p>
          </table:table-cell>
          <table:table-cell office:value-type="float" office:value="1047">
            <text:p>1047</text:p>
          </table:table-cell>
          <table:table-cell office:value-type="float" office:value="1545">
            <text:p>1545</text:p>
          </table:table-cell>
          <table:table-cell office:value-type="float" office:value="11">
            <text:p>11</text:p>
          </table:table-cell>
          <table:table-cell office:value-type="string">
            <text:p>🧗🔴 Via ferrata: 'Jules Carret' 🥵 + 🚿 in refreshing waterfall? 🧊</text:p>
          </table:table-cell>
          <table:table-cell office:value-type="string">
            <text:p>Via</text:p>
          </table:table-cell>
          <table:table-cell office:value-type="float" office:value="0">
            <text:p>0</text:p>
          </table:table-cell>
          <table:table-cell office:value-type="float" office:value="300358885">
            <text:p>300358885</text:p>
          </table:table-cell>
          <table:table-cell office:value-type="string">
            <text:p>https://www.meetup.com/grenoble-adventure-club-english-french/events/300358885</text:p>
          </table:table-cell>
          <table:table-cell office:value-type="string">
            <text:p>https://s.42l.fr/y9tYtabo</text:p>
          </table:table-cell>
          <table:table-cell office:value-type="string">
            <text:p>https://brouter.de/brouter-web/#map=15/45.6056/5.9681/OpenTopoMap&amp;lonlats=5.975071,45.59906;5.975618,45.602674;5.978751,45.608694;5.978472,45.610495;5.978944,45.611171;5.966456,45.613628;5.965984,45.613253;5.962824,45.610215;5.976261,45.608184;5.973249,45.605981;5.968967,45.597615;5.97491,45.598985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4-13-🧗🔴-Via-ferrata-Jules-Carret-🥵-🚿-in-refreshing-waterfall?-🧊.html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2024-04-2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766">
            <text:p>766</text:p>
          </table:table-cell>
          <table:table-cell office:value-type="float" office:value="1740">
            <text:p>1740</text:p>
          </table:table-cell>
          <table:table-cell office:value-type="float" office:value="12">
            <text:p>12</text:p>
          </table:table-cell>
          <table:table-cell office:value-type="string">
            <text:p>🥾🔵 Hike: Still some ⛄️ snow at 🛖 Cabane de Combe Oursière? 🤔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300501073">
            <text:p>300501073</text:p>
          </table:table-cell>
          <table:table-cell office:value-type="string">
            <text:p>https://www.meetup.com/grenoble-adventure-club-english-french/events/300501073</text:p>
          </table:table-cell>
          <table:table-cell office:value-type="string">
            <text:p>https://s.42l.fr/41lWD3aY</text:p>
          </table:table-cell>
          <table:table-cell office:value-type="string">
            <text:p>https://brouter.de/brouter-web/#map=15/45.0070/5.8994/OpenTopoMap&amp;lonlats=5.880416,45.010476;5.888221,45.007277;5.888337,45.00705;5.888369,45.00729;5.897256,45.00403;5.916309,45.000133;5.907576,45.010069;5.880609,45.01048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4-20-🥾🔵-Hike-Still-some-⛄️-snow-at-🛖-Cabane-de-Combe-Oursiere?-🤔.html</text:p>
          </table:table-cell>
          <table:table-cell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/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3.4</meta:generator>
  </office:meta>
</office:document-meta>
</file>